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1000000000000020000000204B249CA79A42C6D7.png" manifest:media-type="image/png"/>
  <manifest:file-entry manifest:full-path="Pictures/100000000000005E0000005E6B6F24679D659E15.png" manifest:media-type="image/png"/>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bitmap" draw:fill-image-name="Marble" draw:textarea-horizontal-align="justify" draw:textarea-vertical-align="middle" draw:auto-grow-height="false" fo:min-height="2.449cm" fo:min-width="7.599cm"/>
    </style:style>
    <style:style style:name="gr2" style:family="graphic" style:parent-style-name="standard">
      <style:graphic-properties svg:stroke-color="#000000" draw:fill-color="#996600" draw:textarea-horizontal-align="justify" draw:textarea-vertical-align="middle" draw:auto-grow-height="false" fo:min-height="0.149cm" fo:min-width="0cm"/>
    </style:style>
    <style:style style:name="gr3" style:family="graphic" style:parent-style-name="standard">
      <style:graphic-properties draw:stroke="none" draw:fill-color="#000000" draw:textarea-horizontal-align="justify" draw:textarea-vertical-align="middle" draw:auto-grow-height="false" fo:min-height="0cm" fo:min-width="0cm"/>
    </style:style>
    <style:style style:name="gr4" style:family="graphic" style:parent-style-name="standard">
      <style:graphic-properties draw:stroke="none" svg:stroke-color="#000000" draw:fill-color="#996600" draw:textarea-horizontal-align="justify" draw:textarea-vertical-align="middle" draw:auto-grow-height="false" fo:min-height="0cm" fo:min-width="0cm"/>
    </style:style>
    <style:style style:name="gr5" style:family="graphic" style:parent-style-name="standard">
      <style:graphic-properties svg:stroke-color="#000000" draw:fill-color="#b2b2b2" draw:textarea-horizontal-align="justify" draw:textarea-vertical-align="middle" draw:auto-grow-height="false" fo:min-height="0.588cm" fo:min-width="0.506cm"/>
    </style:style>
    <style:style style:name="gr6" style:family="graphic" style:parent-style-name="standard">
      <style:graphic-properties svg:stroke-color="#000000" draw:fill-color="#b2b2b2" draw:textarea-horizontal-align="justify" draw:textarea-vertical-align="middle" draw:auto-grow-height="false" fo:min-height="0.588cm" fo:min-width="0.674cm"/>
    </style:style>
    <style:style style:name="gr7" style:family="graphic" style:parent-style-name="objectwithoutfill">
      <style:graphic-properties draw:fill="none" draw:textarea-vertical-align="middle"/>
    </style:style>
    <style:style style:name="gr8" style:family="graphic" style:parent-style-name="standard">
      <style:graphic-properties draw:stroke="solid" svg:stroke-color="#000000" draw:fill-color="#eeeeee" draw:textarea-horizontal-align="justify" draw:textarea-vertical-align="middle" draw:auto-grow-height="false" fo:min-height="0cm" fo:min-width="0.5cm"/>
    </style:style>
    <style:style style:name="gr9" style:family="graphic" style:parent-style-name="standard">
      <style:graphic-properties draw:stroke="solid" svg:stroke-color="#000000" draw:fill-color="#ffff99" draw:textarea-horizontal-align="justify" draw:textarea-vertical-align="middle" draw:auto-grow-height="false" fo:min-height="0.05cm" fo:min-width="0.45cm"/>
    </style:style>
    <style:style style:name="gr10" style:family="graphic" style:parent-style-name="standard">
      <style:graphic-properties draw:stroke="solid" svg:stroke-color="#000000" draw:fill-color="#eeeeee" draw:textarea-horizontal-align="justify" draw:textarea-vertical-align="middle" draw:auto-grow-height="false" fo:min-height="0cm" fo:min-width="0.7cm"/>
    </style:style>
    <style:style style:name="gr11" style:family="graphic" style:parent-style-name="standard">
      <style:graphic-properties draw:stroke="solid" svg:stroke-color="#000000" draw:fill-color="#ffff99" draw:textarea-horizontal-align="justify" draw:textarea-vertical-align="middle" draw:auto-grow-height="false" fo:min-height="0.05cm" fo:min-width="0.65cm"/>
    </style:style>
    <style:style style:name="gr12" style:family="graphic" style:parent-style-name="standard">
      <style:graphic-properties svg:stroke-color="#000000" draw:fill-color="#dddddd" draw:textarea-horizontal-align="justify" draw:textarea-vertical-align="middle" draw:auto-grow-height="false" fo:min-height="0cm" fo:min-width="0cm"/>
    </style:style>
    <style:style style:name="gr13" style:family="graphic" style:parent-style-name="standard">
      <style:graphic-properties svg:stroke-color="#000000" draw:fill-color="#000000" draw:textarea-horizontal-align="justify" draw:textarea-vertical-align="middle" draw:auto-grow-height="false" fo:min-height="0cm" fo:min-width="0cm"/>
    </style:style>
    <style:style style:name="gr14" style:family="graphic" style:parent-style-name="standard">
      <style:graphic-properties draw:stroke="none" svg:stroke-color="#000000" draw:fill="none" draw:fill-color="#ffffff" fo:min-height="0.865cm"/>
    </style:style>
    <style:style style:name="gr15" style:family="graphic" style:parent-style-name="standard">
      <style:graphic-properties draw:stroke="none" svg:stroke-color="#000000" draw:fill="bitmap" draw:fill-color="#ffffff" draw:fill-image-name="Marble" draw:textarea-horizontal-align="justify" draw:textarea-vertical-align="middle" draw:auto-grow-height="false" fo:min-height="0.16cm" fo:min-width="0cm"/>
    </style:style>
    <style:style style:name="gr16" style:family="graphic" style:parent-style-name="standard">
      <style:graphic-properties svg:stroke-color="#000000" draw:fill-color="#ffcc00" draw:textarea-horizontal-align="justify" draw:textarea-vertical-align="middle" draw:auto-grow-height="false" fo:min-height="0.15cm" fo:min-width="0cm"/>
    </style:style>
    <style:style style:name="gr17" style:family="graphic" style:parent-style-name="standard">
      <style:graphic-properties draw:textarea-horizontal-align="justify" draw:textarea-vertical-align="middle" draw:auto-grow-height="false" fo:min-height="0cm" fo:min-width="4.4cm"/>
    </style:style>
    <style:style style:name="gr18" style:family="graphic" style:parent-style-name="standard">
      <style:graphic-properties draw:fill-color="#ffffff" draw:textarea-horizontal-align="justify" draw:textarea-vertical-align="middle" draw:auto-grow-height="false" fo:min-height="0cm" fo:min-width="4.4cm"/>
    </style:style>
    <style:style style:name="gr19" style:family="graphic" style:parent-style-name="standard">
      <style:graphic-properties svg:stroke-color="#000000" draw:fill-color="#cccccc" draw:textarea-horizontal-align="justify" draw:textarea-vertical-align="middle" draw:auto-grow-height="false" fo:min-height="0cm" fo:min-width="0cm"/>
    </style:style>
    <style:style style:name="gr20" style:family="graphic" style:parent-style-name="standard">
      <style:graphic-properties svg:stroke-color="#000000" draw:fill-color="#dddddd" draw:textarea-horizontal-align="justify" draw:textarea-vertical-align="middle" draw:auto-grow-height="false" fo:min-height="0.243cm" fo:min-width="0cm"/>
    </style:style>
    <style:style style:name="gr21" style:family="graphic" style:parent-style-name="standard">
      <style:graphic-properties svg:stroke-color="#000000" draw:fill-color="#b2b2b2" draw:textarea-horizontal-align="justify" draw:textarea-vertical-align="middle" draw:auto-grow-height="false" fo:min-height="0.75cm" fo:min-width="0.7cm"/>
    </style:style>
    <style:style style:name="gr22" style:family="graphic" style:parent-style-name="standard">
      <style:graphic-properties svg:stroke-color="#000000" draw:fill-color="#b2b2b2" draw:textarea-horizontal-align="justify" draw:textarea-vertical-align="middle" draw:auto-grow-height="false" fo:min-height="0.75cm" fo:min-width="0.9cm"/>
    </style:style>
    <style:style style:name="gr23" style:family="graphic" style:parent-style-name="standard">
      <style:graphic-properties draw:stroke="none" svg:stroke-color="#000000" draw:fill="none" draw:fill-color="#ffffff" fo:min-height="1.183cm"/>
    </style:style>
    <style:style style:name="gr24" style:family="graphic" style:parent-style-name="standard">
      <style:graphic-properties svg:stroke-color="#000000" draw:fill-color="#ffcc00" draw:textarea-horizontal-align="justify" draw:textarea-vertical-align="middle" draw:auto-grow-height="false" fo:min-height="0.153cm" fo:min-width="0cm"/>
    </style:style>
    <style:style style:name="gr25" style:family="graphic" style:parent-style-name="standard">
      <style:graphic-properties svg:stroke-color="#000000" draw:fill-color="#ffcc00" draw:textarea-horizontal-align="justify" draw:textarea-vertical-align="middle" draw:auto-grow-height="false" fo:min-height="0.151cm" fo:min-width="0cm"/>
    </style:style>
    <style:style style:name="gr26" style:family="graphic" style:parent-style-name="standard">
      <style:graphic-properties draw:textarea-horizontal-align="justify" draw:textarea-vertical-align="middle" draw:auto-grow-height="false" fo:min-height="0.002cm" fo:min-width="4.4cm"/>
    </style:style>
    <style:style style:name="gr27" style:family="graphic" style:parent-style-name="standard">
      <style:graphic-properties draw:stroke="none" svg:stroke-color="#000000" draw:fill="none" draw:fill-color="#ffffff" fo:min-height="0.319cm"/>
    </style:style>
    <style:style style:name="gr28" style:family="graphic" style:parent-style-name="standard">
      <style:graphic-properties draw:stroke="none" svg:stroke-color="#000000" draw:fill="none" draw:fill-color="#ffffff" fo:min-height="0.513cm"/>
    </style:style>
    <style:style style:name="gr29" style:family="graphic" style:parent-style-name="standard">
      <style:graphic-properties svg:stroke-color="#000000" draw:fill="none" draw:textarea-horizontal-align="justify" draw:textarea-vertical-align="middle" draw:auto-grow-height="false" fo:min-height="5.888cm" fo:min-width="17.25cm"/>
    </style:style>
    <style:style style:name="gr30" style:family="graphic" style:parent-style-name="standard">
      <style:graphic-properties svg:stroke-color="#000000" draw:fill-color="#b2b2b2" draw:textarea-horizontal-align="justify" draw:textarea-vertical-align="middle" draw:auto-grow-height="false" fo:min-height="0.795cm" fo:min-width="0.542cm"/>
    </style:style>
    <style:style style:name="gr31" style:family="graphic" style:parent-style-name="standard">
      <style:graphic-properties svg:stroke-color="#000000" draw:fill-color="#b2b2b2" draw:textarea-horizontal-align="justify" draw:textarea-vertical-align="middle" draw:auto-grow-height="false" fo:min-height="0.795cm" fo:min-width="0.715cm"/>
    </style:style>
    <style:style style:name="gr32" style:family="graphic" style:parent-style-name="standard">
      <style:graphic-properties svg:stroke-color="#000000" draw:fill-color="#996600" draw:textarea-horizontal-align="justify" draw:textarea-vertical-align="middle" draw:auto-grow-height="false" fo:min-height="0.163cm" fo:min-width="0cm"/>
    </style:style>
    <style:style style:name="gr33" style:family="graphic" style:parent-style-name="standard">
      <style:graphic-properties svg:stroke-color="#000000" draw:fill-color="#ff0000" draw:textarea-horizontal-align="justify" draw:textarea-vertical-align="middle" draw:auto-grow-height="false" fo:min-height="0.161cm" fo:min-width="0cm"/>
    </style:style>
    <style:style style:name="gr34" style:family="graphic" style:parent-style-name="standard">
      <style:graphic-properties draw:stroke="none" svg:stroke-color="#000000" draw:fill-color="#ffffff" draw:textarea-horizontal-align="justify" draw:textarea-vertical-align="middle" draw:auto-grow-height="false" fo:min-height="0.175cm" fo:min-width="0cm"/>
    </style:style>
    <style:style style:name="gr35" style:family="graphic" style:parent-style-name="standard">
      <style:graphic-properties svg:stroke-color="#000000" draw:fill-color="#ffcc00" draw:textarea-horizontal-align="justify" draw:textarea-vertical-align="middle" draw:auto-grow-height="false" fo:min-height="0.164cm" fo:min-width="0cm"/>
    </style:style>
    <style:style style:name="gr36" style:family="graphic" style:parent-style-name="standard">
      <style:graphic-properties draw:stroke="none" svg:stroke-color="#000000" draw:fill-color="#ffffff" draw:textarea-horizontal-align="justify" draw:textarea-vertical-align="middle" draw:auto-grow-height="false" fo:min-height="0.174cm" fo:min-width="0cm"/>
    </style:style>
    <style:style style:name="gr37" style:family="graphic" style:parent-style-name="standard">
      <style:graphic-properties svg:stroke-color="#000000" draw:fill-color="#b2b2b2" draw:textarea-horizontal-align="justify" draw:textarea-vertical-align="middle" draw:auto-grow-height="false" fo:min-height="0.965cm" fo:min-width="0.542cm"/>
    </style:style>
    <style:style style:name="gr38" style:family="graphic" style:parent-style-name="standard">
      <style:graphic-properties svg:stroke-color="#000000" draw:fill-color="#b2b2b2" draw:textarea-horizontal-align="justify" draw:textarea-vertical-align="middle" draw:auto-grow-height="false" fo:min-height="0.965cm" fo:min-width="0.715cm"/>
    </style:style>
    <style:style style:name="gr39" style:family="graphic" style:parent-style-name="standard">
      <style:graphic-properties svg:stroke-color="#000000" draw:fill-color="#996600" draw:textarea-horizontal-align="justify" draw:textarea-vertical-align="middle" draw:auto-grow-height="false" fo:min-height="0.164cm" fo:min-width="0cm"/>
    </style:style>
    <style:style style:name="gr40" style:family="graphic" style:parent-style-name="standard">
      <style:graphic-properties svg:stroke-color="#000000" draw:fill-color="#99ff66" draw:textarea-horizontal-align="justify" draw:textarea-vertical-align="middle" draw:auto-grow-height="false" fo:min-height="0cm" fo:min-width="0cm"/>
    </style:style>
    <style:style style:name="gr41" style:family="graphic" style:parent-style-name="standard">
      <style:graphic-properties draw:textarea-horizontal-align="justify" draw:textarea-vertical-align="middle" draw:auto-grow-height="false" fo:min-height="0.008cm" fo:min-width="4.053cm"/>
    </style:style>
    <style:style style:name="gr42" style:family="graphic" style:parent-style-name="standard">
      <style:graphic-properties draw:fill-color="#ffffff" draw:textarea-horizontal-align="justify" draw:textarea-vertical-align="middle" draw:auto-grow-height="false" fo:min-height="0cm" fo:min-width="4.053cm"/>
    </style:style>
    <style:style style:name="gr43" style:family="graphic" style:parent-style-name="standard">
      <style:graphic-properties svg:stroke-color="#000000" draw:fill-color="#b2b2b2" draw:textarea-horizontal-align="justify" draw:textarea-vertical-align="middle" draw:auto-grow-height="false" fo:min-height="0.619cm" fo:min-width="0.542cm"/>
    </style:style>
    <style:style style:name="gr44" style:family="graphic" style:parent-style-name="standard">
      <style:graphic-properties svg:stroke-color="#000000" draw:fill-color="#b2b2b2" draw:textarea-horizontal-align="justify" draw:textarea-vertical-align="middle" draw:auto-grow-height="false" fo:min-height="0.619cm" fo:min-width="0.715cm"/>
    </style:style>
    <style:style style:name="gr45" style:family="graphic" style:parent-style-name="standard">
      <style:graphic-properties draw:stroke="solid" svg:stroke-color="#000000" draw:fill-color="#eeeeee" draw:textarea-horizontal-align="justify" draw:textarea-vertical-align="middle" draw:auto-grow-height="false" fo:min-height="0cm" fo:min-width="0.535cm"/>
    </style:style>
    <style:style style:name="gr46" style:family="graphic" style:parent-style-name="standard">
      <style:graphic-properties draw:stroke="solid" svg:stroke-color="#000000" draw:fill-color="#ffff99" draw:textarea-horizontal-align="justify" draw:textarea-vertical-align="middle" draw:auto-grow-height="false" fo:min-height="0.06cm" fo:min-width="0.483cm"/>
    </style:style>
    <style:style style:name="gr47" style:family="graphic" style:parent-style-name="standard">
      <style:graphic-properties draw:stroke="solid" svg:stroke-color="#000000" draw:fill-color="#eeeeee" draw:textarea-horizontal-align="justify" draw:textarea-vertical-align="middle" draw:auto-grow-height="false" fo:min-height="0cm" fo:min-width="0.742cm"/>
    </style:style>
    <style:style style:name="gr48" style:family="graphic" style:parent-style-name="standard">
      <style:graphic-properties draw:stroke="solid" svg:stroke-color="#000000" draw:fill-color="#ffff99" draw:textarea-horizontal-align="justify" draw:textarea-vertical-align="middle" draw:auto-grow-height="false" fo:min-height="0.06cm" fo:min-width="0.69cm"/>
    </style:style>
    <style:style style:name="gr49" style:family="graphic" style:parent-style-name="standard">
      <style:graphic-properties draw:textarea-horizontal-align="justify" draw:textarea-vertical-align="middle" draw:auto-grow-height="false" fo:min-height="0.009cm" fo:min-width="4.571cm"/>
    </style:style>
    <style:style style:name="gr50" style:family="graphic" style:parent-style-name="standard">
      <style:graphic-properties draw:fill-color="#ffffff" draw:textarea-horizontal-align="justify" draw:textarea-vertical-align="middle" draw:auto-grow-height="false" fo:min-height="0cm" fo:min-width="4.571cm"/>
    </style:style>
    <style:style style:name="gr51" style:family="graphic" style:parent-style-name="standard">
      <style:graphic-properties svg:stroke-color="#000000" draw:fill-color="#b2b2b2" draw:textarea-horizontal-align="justify" draw:textarea-vertical-align="middle" draw:auto-grow-height="false" fo:min-height="0.706cm" fo:min-width="0.542cm"/>
    </style:style>
    <style:style style:name="gr52" style:family="graphic" style:parent-style-name="standard">
      <style:graphic-properties svg:stroke-color="#000000" draw:fill-color="#b2b2b2" draw:textarea-horizontal-align="justify" draw:textarea-vertical-align="middle" draw:auto-grow-height="false" fo:min-height="0.706cm" fo:min-width="0.715cm"/>
    </style:style>
    <style:style style:name="gr53" style:family="graphic" style:parent-style-name="standard">
      <style:graphic-properties draw:stroke="solid" svg:stroke-color="#000000" draw:fill-color="#ffff99" draw:textarea-horizontal-align="justify" draw:textarea-vertical-align="middle" draw:auto-grow-height="false" fo:min-height="0.46cm" fo:min-width="0.483cm"/>
    </style:style>
    <style:style style:name="gr54" style:family="graphic" style:parent-style-name="standard">
      <style:graphic-properties svg:stroke-color="#000000" draw:fill-color="#dddddd" draw:textarea-horizontal-align="justify" draw:textarea-vertical-align="middle" draw:auto-grow-height="false" fo:min-height="0cm" fo:min-width="0.104cm"/>
    </style:style>
    <style:style style:name="gr55" style:family="graphic" style:parent-style-name="standard">
      <style:graphic-properties svg:stroke-color="#000000" draw:fill-color="#00cc00" draw:textarea-horizontal-align="justify" draw:textarea-vertical-align="middle" draw:auto-grow-height="false" fo:min-height="0cm" fo:min-width="0cm"/>
    </style:style>
    <style:style style:name="gr56" style:family="graphic" style:parent-style-name="standard">
      <style:graphic-properties draw:stroke="none" svg:stroke-color="#000000" draw:fill-color="#ffffff" draw:textarea-horizontal-align="justify" draw:textarea-vertical-align="middle" draw:auto-grow-height="false" fo:min-height="0cm" fo:min-width="0cm"/>
    </style:style>
    <style:style style:name="gr57" style:family="graphic" style:parent-style-name="standard">
      <style:graphic-properties svg:stroke-color="#000000" draw:fill-color="#000099" draw:textarea-horizontal-align="justify" draw:textarea-vertical-align="middle" draw:auto-grow-height="false" fo:min-height="0.157cm" fo:min-width="0cm"/>
    </style:style>
    <style:style style:name="gr58" style:family="graphic" style:parent-style-name="standard">
      <style:graphic-properties draw:stroke="none" svg:stroke-color="#000000" draw:fill-color="#ffffff" draw:textarea-horizontal-align="justify" draw:textarea-vertical-align="middle" draw:auto-grow-height="false" fo:min-height="0.009cm" fo:min-width="0cm"/>
    </style:style>
    <style:style style:name="gr59" style:family="graphic" style:parent-style-name="standard">
      <style:graphic-properties svg:stroke-color="#000000" draw:fill-color="#ffff00" draw:textarea-horizontal-align="justify" draw:textarea-vertical-align="middle" draw:auto-grow-height="false" fo:min-height="0cm" fo:min-width="0cm"/>
    </style:style>
    <style:style style:name="gr60" style:family="graphic" style:parent-style-name="standard">
      <style:graphic-properties draw:textarea-horizontal-align="justify" draw:textarea-vertical-align="middle" draw:auto-grow-height="false" fo:min-height="0.008cm" fo:min-width="3.64cm"/>
    </style:style>
    <style:style style:name="gr61" style:family="graphic" style:parent-style-name="standard">
      <style:graphic-properties draw:fill-color="#ffffff" draw:textarea-horizontal-align="justify" draw:textarea-vertical-align="middle" draw:auto-grow-height="false" fo:min-height="0cm" fo:min-width="3.64cm"/>
    </style:style>
    <style:style style:name="gr62" style:family="graphic" style:parent-style-name="standard">
      <style:graphic-properties svg:stroke-color="#000000" draw:fill-color="#b2b2b2" draw:textarea-horizontal-align="justify" draw:textarea-vertical-align="middle" draw:auto-grow-height="false" fo:min-height="0.707cm" fo:min-width="0.542cm"/>
    </style:style>
    <style:style style:name="gr63" style:family="graphic" style:parent-style-name="standard">
      <style:graphic-properties svg:stroke-color="#000000" draw:fill-color="#b2b2b2" draw:textarea-horizontal-align="justify" draw:textarea-vertical-align="middle" draw:auto-grow-height="false" fo:min-height="0.707cm" fo:min-width="0.715cm"/>
    </style:style>
    <style:style style:name="gr64" style:family="graphic" style:parent-style-name="standard">
      <style:graphic-properties draw:stroke="none" svg:stroke-color="#000000" draw:fill="none" draw:fill-color="#ffffff" fo:min-height="1.155cm"/>
    </style:style>
    <style:style style:name="gr65" style:family="graphic" style:parent-style-name="standard">
      <style:graphic-properties draw:stroke="none" svg:stroke-color="#000000" draw:fill="none" draw:fill-color="#ffffff" fo:min-height="1.351cm"/>
    </style:style>
    <style:style style:name="gr66" style:family="graphic" style:parent-style-name="standard">
      <style:graphic-properties draw:stroke="none" svg:stroke-color="#000000" draw:fill="none" draw:fill-color="#ffffff" fo:min-height="0.681cm"/>
    </style:style>
    <style:style style:name="gr67" style:family="graphic" style:parent-style-name="standard">
      <style:graphic-properties draw:stroke="none" svg:stroke-color="#000000" draw:fill="none" draw:fill-color="#ffffff" fo:min-height="0.825cm"/>
    </style:style>
    <style:style style:name="gr68" style:family="graphic" style:parent-style-name="standard">
      <style:graphic-properties draw:stroke="none" svg:stroke-color="#000000" draw:fill="none" draw:fill-color="#ffffff" fo:min-height="0.395cm"/>
    </style:style>
    <style:style style:name="gr69" style:family="graphic" style:parent-style-name="standard">
      <style:graphic-properties draw:stroke="solid" svg:stroke-color="#000000" draw:fill-color="#ffff99" draw:textarea-horizontal-align="justify" draw:textarea-vertical-align="middle" draw:auto-grow-height="false" fo:min-height="0.166cm" fo:min-width="0.483cm"/>
    </style:style>
    <style:style style:name="gr70" style:family="graphic" style:parent-style-name="standard">
      <style:graphic-properties draw:stroke="solid" svg:stroke-color="#000000" draw:fill-color="#ffff99" draw:textarea-horizontal-align="justify" draw:textarea-vertical-align="middle" draw:auto-grow-height="false" fo:min-height="0.166cm" fo:min-width="0.69cm"/>
    </style:style>
    <style:style style:name="gr71" style:family="graphic" style:parent-style-name="standard">
      <style:graphic-properties svg:stroke-color="#000000" draw:fill-color="#ff0000" draw:textarea-horizontal-align="justify" draw:textarea-vertical-align="middle" draw:auto-grow-height="false" fo:min-height="0.06cm" fo:min-width="0cm"/>
    </style:style>
    <style:style style:name="gr72" style:family="graphic" style:parent-style-name="standard">
      <style:graphic-properties draw:stroke="none" svg:stroke-color="#000000" draw:fill="none" draw:fill-color="#ffffff" fo:min-height="1.233cm"/>
    </style:style>
    <style:style style:name="gr73" style:family="graphic" style:parent-style-name="standard">
      <style:graphic-properties draw:stroke="none" svg:stroke-color="#000000" draw:fill="none" draw:fill-color="#ffffff" fo:min-height="1.043cm"/>
    </style:style>
    <style:style style:name="gr74" style:family="graphic" style:parent-style-name="standard">
      <style:graphic-properties draw:stroke="none" svg:stroke-color="#000000" draw:fill="none" draw:fill-color="#ffffff" fo:min-height="0.42cm"/>
    </style:style>
    <style:style style:name="gr75" style:family="graphic" style:parent-style-name="objectwithoutfill">
      <style:graphic-properties draw:marker-start="Circle" draw:marker-start-width="0.05cm" draw:fill="none" draw:textarea-vertical-align="middle"/>
    </style:style>
    <style:style style:name="gr76" style:family="graphic" style:parent-style-name="objectwithoutfill">
      <style:graphic-properties draw:marker-start="Circle" draw:marker-start-width="0.05cm" draw:marker-start-center="true" draw:fill="none" draw:textarea-vertical-align="middle"/>
    </style:style>
    <style:style style:name="gr77" style:family="graphic" style:parent-style-name="standard">
      <style:graphic-properties draw:stroke="none" svg:stroke-color="#000000" draw:fill="none" draw:fill-color="#ffffff" fo:min-height="0.417cm"/>
    </style:style>
    <style:style style:name="gr78" style:family="graphic" style:parent-style-name="objectwithoutfill">
      <style:graphic-properties draw:marker-end="Circle" draw:marker-end-width="0.05cm" draw:fill="none" draw:textarea-vertical-align="middle"/>
    </style:style>
    <style:style style:name="gr79" style:family="graphic" style:parent-style-name="standard">
      <style:graphic-properties draw:stroke="none" svg:stroke-color="#000000" draw:fill="none" draw:fill-color="#ffffff" draw:auto-grow-width="true" fo:min-height="0.339cm" fo:min-width="5.71cm"/>
    </style:style>
    <style:style style:name="gr80" style:family="graphic" style:parent-style-name="objectwithoutfill">
      <style:graphic-properties draw:marker-start="Circle" draw:marker-start-width="0.05cm" draw:marker-start-center="true" draw:marker-end="" draw:marker-end-width="0.05cm" draw:marker-end-center="true" draw:fill="none" draw:textarea-vertical-align="middle"/>
    </style:style>
    <style:style style:name="gr81" style:family="graphic" style:parent-style-name="standard">
      <style:graphic-properties svg:stroke-color="#000000" draw:fill-color="#dddddd" draw:textarea-horizontal-align="justify" draw:textarea-vertical-align="middle" draw:auto-grow-height="false" fo:min-height="0.26cm" fo:min-width="0cm"/>
    </style:style>
    <style:style style:name="gr82" style:family="graphic" style:parent-style-name="objectwithoutfill">
      <style:graphic-properties draw:stroke="dash" draw:stroke-dash="Axe" draw:fill="none" draw:textarea-vertical-align="middle"/>
    </style:style>
    <style:style style:name="gr83" style:family="graphic" style:parent-style-name="standard">
      <style:graphic-properties svg:stroke-color="#000000" draw:fill-color="#b2b2b2" draw:textarea-horizontal-align="justify" draw:textarea-vertical-align="middle" draw:auto-grow-height="false" fo:min-height="0.337cm" fo:min-width="0cm"/>
    </style:style>
    <style:style style:name="gr84" style:family="graphic" style:parent-style-name="standard">
      <style:graphic-properties draw:stroke="solid" svg:stroke-color="#000000" draw:fill-color="#b2b2b2" draw:textarea-horizontal-align="justify" draw:textarea-vertical-align="middle" draw:auto-grow-height="false" fo:min-height="0cm" fo:min-width="0.763cm"/>
    </style:style>
    <style:style style:name="gr85" style:family="graphic" style:parent-style-name="standard">
      <style:graphic-properties draw:stroke="solid" svg:stroke-color="#000000" draw:fill-color="#b2b2b2" draw:textarea-horizontal-align="justify" draw:textarea-vertical-align="middle" draw:auto-grow-height="false" fo:min-height="0cm" fo:min-width="0cm"/>
    </style:style>
    <style:style style:name="gr86" style:family="graphic" style:parent-style-name="standard">
      <style:graphic-properties draw:stroke="none" svg:stroke-color="#000000" draw:fill-color="#b2b2b2" draw:textarea-horizontal-align="justify" draw:textarea-vertical-align="middle" draw:auto-grow-height="false" fo:min-height="0cm" fo:min-width="0.759cm"/>
    </style:style>
    <style:style style:name="gr87" style:family="graphic" style:parent-style-name="standard">
      <style:graphic-properties draw:stroke="none" svg:stroke-color="#000000" draw:fill-color="#b2b2b2" draw:textarea-horizontal-align="justify" draw:textarea-vertical-align="middle" draw:auto-grow-height="false" fo:min-height="0cm" fo:min-width="0cm"/>
    </style:style>
    <style:style style:name="gr88" style:family="graphic" style:parent-style-name="standard">
      <style:graphic-properties draw:stroke="none" svg:stroke-color="#000000" draw:fill-color="#ffffff" draw:textarea-horizontal-align="justify" draw:textarea-vertical-align="middle" draw:auto-grow-height="false" fo:min-height="0.164cm" fo:min-width="0cm"/>
    </style:style>
    <style:style style:name="gr89" style:family="graphic" style:parent-style-name="standard">
      <style:graphic-properties svg:stroke-color="#000000" draw:fill-color="#ff0000" draw:textarea-horizontal-align="justify" draw:textarea-vertical-align="middle" draw:auto-grow-height="false" fo:min-height="0cm" fo:min-width="0cm"/>
    </style:style>
    <style:style style:name="gr90" style:family="graphic" style:parent-style-name="standard">
      <style:graphic-properties svg:stroke-color="#000000" draw:fill-color="#ff6666" draw:textarea-horizontal-align="justify" draw:textarea-vertical-align="middle" draw:auto-grow-height="false" fo:min-height="0cm" fo:min-width="5.916cm"/>
    </style:style>
    <style:style style:name="gr91" style:family="graphic" style:parent-style-name="standard">
      <style:graphic-properties draw:stroke="solid" svg:stroke-color="#000000" draw:fill-color="#ffff99" draw:textarea-horizontal-align="justify" draw:textarea-vertical-align="middle" draw:auto-grow-height="false" fo:min-height="0.268cm" fo:min-width="0.484cm"/>
    </style:style>
    <style:style style:name="gr92" style:family="graphic" style:parent-style-name="standard">
      <style:graphic-properties svg:stroke-color="#000000" draw:fill-color="#b2b2b2" draw:textarea-horizontal-align="justify" draw:textarea-vertical-align="middle" draw:auto-grow-height="false" fo:min-height="0.941cm" fo:min-width="0.742cm"/>
    </style:style>
    <style:style style:name="gr93" style:family="graphic" style:parent-style-name="standard">
      <style:graphic-properties draw:stroke="solid" svg:stroke-color="#000000" draw:fill-color="#996600" draw:textarea-horizontal-align="justify" draw:textarea-vertical-align="middle" draw:auto-grow-height="false" fo:min-height="0.096cm" fo:min-width="0cm"/>
    </style:style>
    <style:style style:name="gr94" style:family="graphic" style:parent-style-name="standard">
      <style:graphic-properties draw:stroke="none" svg:stroke-color="#000000" draw:fill-color="#996600" draw:textarea-horizontal-align="justify" draw:textarea-vertical-align="middle" draw:auto-grow-height="false" fo:min-height="0cm" fo:min-width="0.244cm"/>
    </style:style>
    <style:style style:name="gr95" style:family="graphic" style:parent-style-name="standard">
      <style:graphic-properties draw:stroke="solid" svg:stroke-color="#000000" draw:fill-color="#ffcc00" draw:textarea-horizontal-align="justify" draw:textarea-vertical-align="middle" draw:auto-grow-height="false" fo:min-height="0cm" fo:min-width="0cm"/>
    </style:style>
    <style:style style:name="gr96" style:family="graphic" style:parent-style-name="standard">
      <style:graphic-properties draw:stroke="none" svg:stroke-color="#000000" draw:fill-color="#ffcc00" draw:textarea-horizontal-align="justify" draw:textarea-vertical-align="middle" draw:auto-grow-height="false" fo:min-height="0cm" fo:min-width="0cm"/>
    </style:style>
    <style:style style:name="gr97" style:family="graphic" style:parent-style-name="standard">
      <style:graphic-properties draw:stroke="solid" svg:stroke-color="#000000" draw:fill-color="#ffff99" draw:textarea-horizontal-align="justify" draw:textarea-vertical-align="middle" draw:auto-grow-height="false" fo:min-height="0.266cm" fo:min-width="0.483cm"/>
    </style:style>
    <style:style style:name="gr98" style:family="graphic" style:parent-style-name="standard">
      <style:graphic-properties svg:stroke-color="#000000" draw:fill-color="#b2b2b2" draw:textarea-horizontal-align="justify" draw:textarea-vertical-align="middle" draw:auto-grow-height="false" fo:min-height="0.201cm" fo:min-width="0.542cm"/>
    </style:style>
    <style:style style:name="gr99" style:family="graphic" style:parent-style-name="standard">
      <style:graphic-properties draw:textarea-horizontal-align="justify" draw:textarea-vertical-align="middle" draw:auto-grow-height="false" fo:min-height="0.009cm" fo:min-width="5.284cm"/>
    </style:style>
    <style:style style:name="gr100" style:family="graphic" style:parent-style-name="standard">
      <style:graphic-properties draw:fill-color="#ffffff" draw:textarea-horizontal-align="justify" draw:textarea-vertical-align="middle" draw:auto-grow-height="false" fo:min-height="0cm" fo:min-width="5.284cm"/>
    </style:style>
    <style:style style:name="gr101" style:family="graphic" style:parent-style-name="standard">
      <style:graphic-properties draw:stroke="none" svg:stroke-color="#000000" draw:fill="none" draw:fill-color="#ffffff" fo:min-height="0.418cm"/>
    </style:style>
    <style:style style:name="gr102" style:family="graphic" style:parent-style-name="objectwithoutfill">
      <style:graphic-properties draw:marker-end="Circle" draw:marker-end-width="0.04cm" draw:fill="none" draw:textarea-vertical-align="middle"/>
    </style:style>
    <style:style style:name="gr103" style:family="graphic" style:parent-style-name="standard">
      <style:graphic-properties draw:stroke="none" svg:stroke-color="#000000" draw:fill="none" draw:fill-color="#ffffff" fo:min-height="2.169cm"/>
    </style:style>
    <style:style style:name="gr104" style:family="graphic" style:parent-style-name="standard">
      <style:graphic-properties draw:stroke="none" svg:stroke-color="#000000" draw:fill="solid" draw:fill-color="#ffffff" fo:min-height="2.048cm"/>
    </style:style>
    <style:style style:name="gr105" style:family="graphic" style:parent-style-name="standard">
      <style:graphic-properties draw:stroke="none" svg:stroke-color="#000000" draw:fill="none" draw:fill-color="#ffffff" draw:auto-grow-width="true" fo:min-height="0.418cm" fo:min-width="1.422cm"/>
    </style:style>
    <style:style style:name="gr106" style:family="graphic" style:parent-style-name="standard">
      <style:graphic-properties draw:stroke="none" svg:stroke-color="#000000" draw:fill="none" draw:fill-color="#ffffff" draw:auto-grow-width="true" fo:min-height="0.418cm" fo:min-width="1.312cm"/>
    </style:style>
    <style:style style:name="gr107" style:family="graphic" style:parent-style-name="standard">
      <style:graphic-properties draw:stroke="none" svg:stroke-color="#000000" draw:fill="none" draw:fill-color="#ffffff" fo:min-height="1.972cm"/>
    </style:style>
    <style:style style:name="gr108" style:family="graphic" style:parent-style-name="standard">
      <style:graphic-properties svg:stroke-color="#000000" draw:fill="none" draw:textarea-horizontal-align="justify" draw:textarea-vertical-align="middle" draw:auto-grow-height="false" fo:min-height="16.249cm" fo:min-width="15.7cm"/>
    </style:style>
    <style:style style:name="gr109" style:family="graphic" style:parent-style-name="standard">
      <style:graphic-properties draw:stroke="solid" svg:stroke-color="#000000" draw:fill-color="#eeeeee" draw:textarea-horizontal-align="justify" draw:textarea-vertical-align="middle" draw:auto-grow-height="false" fo:min-height="0cm" fo:min-width="0.743cm"/>
    </style:style>
    <style:style style:name="gr110" style:family="graphic" style:parent-style-name="standard">
      <style:graphic-properties draw:stroke="solid" svg:stroke-color="#000000" draw:fill-color="#ffff99" draw:textarea-horizontal-align="justify" draw:textarea-vertical-align="middle" draw:auto-grow-height="false" fo:min-height="0.46cm" fo:min-width="0.691cm"/>
    </style:style>
    <style:style style:name="gr111" style:family="graphic" style:parent-style-name="standard">
      <style:graphic-properties svg:stroke-color="#000000" draw:fill-color="#996600" draw:textarea-horizontal-align="justify" draw:textarea-vertical-align="middle" draw:auto-grow-height="false" fo:min-height="0.311cm" fo:min-width="0.062cm"/>
    </style:style>
    <style:style style:name="gr112" style:family="graphic" style:parent-style-name="standard">
      <style:graphic-properties svg:stroke-color="#000000" draw:fill-color="#ff0000" draw:textarea-horizontal-align="justify" draw:textarea-vertical-align="middle" draw:auto-grow-height="false" fo:min-height="0.171cm" fo:min-width="0cm"/>
    </style:style>
    <style:style style:name="gr113" style:family="graphic" style:parent-style-name="standard">
      <style:graphic-properties draw:stroke="none" svg:stroke-color="#000000" draw:fill-color="#ffffff" draw:textarea-horizontal-align="justify" draw:textarea-vertical-align="middle" draw:auto-grow-height="false" fo:min-height="0.326cm" fo:min-width="0.076cm"/>
    </style:style>
    <style:style style:name="gr114" style:family="graphic" style:parent-style-name="standard">
      <style:graphic-properties svg:stroke-color="#000000" draw:fill-color="#ffcc00" draw:textarea-horizontal-align="justify" draw:textarea-vertical-align="middle" draw:auto-grow-height="false" fo:min-height="0.313cm" fo:min-width="0.062cm"/>
    </style:style>
    <style:style style:name="gr115" style:family="graphic" style:parent-style-name="standard">
      <style:graphic-properties svg:stroke-color="#000000" draw:fill-color="#b2b2b2" draw:textarea-horizontal-align="justify" draw:textarea-vertical-align="middle" draw:auto-grow-height="false" fo:min-height="1.048cm" fo:min-width="0.915cm"/>
    </style:style>
    <style:style style:name="gr116" style:family="graphic" style:parent-style-name="standard">
      <style:graphic-properties svg:stroke-color="#000000" draw:fill-color="#dddddd" draw:textarea-horizontal-align="justify" draw:textarea-vertical-align="middle" draw:auto-grow-height="false" fo:min-height="0cm" fo:min-width="0.193cm"/>
    </style:style>
    <style:style style:name="gr117" style:family="graphic" style:parent-style-name="standard">
      <style:graphic-properties draw:textarea-horizontal-align="justify" draw:textarea-vertical-align="middle" draw:auto-grow-height="false" fo:min-height="0.102cm" fo:min-width="1.116cm"/>
    </style:style>
    <style:style style:name="gr118" style:family="graphic" style:parent-style-name="standard">
      <style:graphic-properties draw:fill-color="#ffffff" draw:textarea-horizontal-align="justify" draw:textarea-vertical-align="middle" draw:auto-grow-height="false" fo:min-height="0cm" fo:min-width="1.116cm"/>
    </style:style>
    <style:style style:name="gr119" style:family="graphic" style:parent-style-name="standard">
      <style:graphic-properties draw:stroke="none" draw:fill-color="#ffffff" draw:textarea-horizontal-align="justify" draw:textarea-vertical-align="middle" draw:auto-grow-height="false" fo:min-height="0.268cm" fo:min-width="0.951cm"/>
    </style:style>
    <style:style style:name="gr120" style:family="graphic" style:parent-style-name="standard">
      <style:graphic-properties draw:stroke="none" svg:stroke-color="#000000" draw:fill="none" draw:fill-color="#ffffff" fo:min-height="0.521cm"/>
    </style:style>
    <style:style style:name="gr121" style:family="graphic" style:parent-style-name="standard">
      <style:graphic-properties draw:stroke="none" svg:stroke-color="#000000" draw:fill-color="#ffffff" draw:textarea-horizontal-align="justify" draw:textarea-vertical-align="middle" draw:auto-grow-height="false" fo:min-height="0.326cm" fo:min-width="0.077cm"/>
    </style:style>
    <style:style style:name="gr122" style:family="graphic" style:parent-style-name="standard">
      <style:graphic-properties svg:stroke-color="#000000" draw:fill-color="#ffcc00" draw:textarea-horizontal-align="justify" draw:textarea-vertical-align="middle" draw:auto-grow-height="false" fo:min-height="0.313cm" fo:min-width="0.063cm"/>
    </style:style>
    <style:style style:name="gr123" style:family="graphic" style:parent-style-name="standard">
      <style:graphic-properties draw:stroke="none" svg:stroke-color="#000000" draw:fill-color="#ff0000" draw:textarea-horizontal-align="justify" draw:textarea-vertical-align="middle" draw:auto-grow-height="false" fo:min-height="0.172cm" fo:min-width="0cm"/>
    </style:style>
    <style:style style:name="gr124" style:family="graphic" style:parent-style-name="standard">
      <style:graphic-properties svg:stroke-color="#000000" draw:fill-color="#b2b2b2" draw:textarea-horizontal-align="justify" draw:textarea-vertical-align="middle" draw:auto-grow-height="false" fo:min-height="1.048cm" fo:min-width="0.917cm"/>
    </style:style>
    <style:style style:name="gr125" style:family="graphic" style:parent-style-name="standard">
      <style:graphic-properties draw:textarea-horizontal-align="justify" draw:textarea-vertical-align="middle" draw:auto-grow-height="false" fo:min-height="0.102cm" fo:min-width="1.118cm"/>
    </style:style>
    <style:style style:name="gr126" style:family="graphic" style:parent-style-name="standard">
      <style:graphic-properties draw:fill-color="#ffffff" draw:textarea-horizontal-align="justify" draw:textarea-vertical-align="middle" draw:auto-grow-height="false" fo:min-height="0cm" fo:min-width="1.118cm"/>
    </style:style>
    <style:style style:name="gr127" style:family="graphic" style:parent-style-name="standard">
      <style:graphic-properties draw:stroke="none" draw:fill-color="#ffffff" draw:textarea-horizontal-align="justify" draw:textarea-vertical-align="middle" draw:auto-grow-height="false" fo:min-height="0.183cm" fo:min-width="0.71cm"/>
    </style:style>
    <style:style style:name="gr128" style:family="graphic" style:parent-style-name="standard">
      <style:graphic-properties svg:stroke-color="#000000" draw:fill-color="#b2b2b2" draw:textarea-horizontal-align="justify" draw:textarea-vertical-align="middle" draw:auto-grow-height="false" fo:min-height="0.311cm" fo:min-width="0.062cm"/>
    </style:style>
    <style:style style:name="gr129" style:family="graphic" style:parent-style-name="standard">
      <style:graphic-properties svg:stroke-color="#000000" draw:fill-color="#ff0000" draw:textarea-horizontal-align="justify" draw:textarea-vertical-align="middle" draw:auto-grow-height="false" fo:min-height="0.172cm" fo:min-width="0cm"/>
    </style:style>
    <style:style style:name="gr130" style:family="graphic" style:parent-style-name="standard">
      <style:graphic-properties draw:stroke="none" svg:stroke-color="#000000" draw:fill-color="#ffffff" draw:textarea-horizontal-align="justify" draw:textarea-vertical-align="middle" draw:auto-grow-height="false" fo:min-height="0.326cm" fo:min-width="0.075cm"/>
    </style:style>
    <style:style style:name="gr131" style:family="graphic" style:parent-style-name="standard">
      <style:graphic-properties svg:stroke-color="#000000" draw:fill-color="#ffcc00" draw:textarea-horizontal-align="justify" draw:textarea-vertical-align="middle" draw:auto-grow-height="false" fo:min-height="0.312cm" fo:min-width="0.061cm"/>
    </style:style>
    <style:style style:name="gr132" style:family="graphic" style:parent-style-name="standard">
      <style:graphic-properties draw:fill-color="#ffffff" draw:textarea-horizontal-align="justify" draw:textarea-vertical-align="middle" draw:auto-grow-height="false" fo:min-height="0cm" fo:min-width="0cm"/>
    </style:style>
    <style:style style:name="gr133" style:family="graphic" style:parent-style-name="standard">
      <style:graphic-properties draw:stroke="none" draw:fill-color="#ffffff" draw:textarea-horizontal-align="justify" draw:textarea-vertical-align="middle" draw:auto-grow-height="false" fo:min-height="0cm" fo:min-width="0cm"/>
    </style:style>
    <style:style style:name="gr134" style:family="graphic" style:parent-style-name="standard">
      <style:graphic-properties draw:stroke="none" svg:stroke-color="#000000" draw:fill-color="#ff0000" draw:textarea-horizontal-align="justify" draw:textarea-vertical-align="middle" draw:auto-grow-height="false" fo:min-height="0cm" fo:min-width="0cm"/>
    </style:style>
    <style:style style:name="gr135" style:family="graphic" style:parent-style-name="standard">
      <style:graphic-properties svg:stroke-color="#000000" draw:fill-color="#b2b2b2" draw:textarea-horizontal-align="justify" draw:textarea-vertical-align="middle" draw:auto-grow-height="false" fo:min-height="1.049cm" fo:min-width="0.914cm"/>
    </style:style>
    <style:style style:name="gr136" style:family="graphic" style:parent-style-name="standard">
      <style:graphic-properties draw:textarea-horizontal-align="justify" draw:textarea-vertical-align="middle" draw:auto-grow-height="false" fo:min-height="0.102cm" fo:min-width="1.115cm"/>
    </style:style>
    <style:style style:name="gr137" style:family="graphic" style:parent-style-name="standard">
      <style:graphic-properties draw:fill-color="#ffffff" draw:textarea-horizontal-align="justify" draw:textarea-vertical-align="middle" draw:auto-grow-height="false" fo:min-height="0cm" fo:min-width="1.115cm"/>
    </style:style>
    <style:style style:name="gr138" style:family="graphic" style:parent-style-name="standard">
      <style:graphic-properties draw:stroke="none" draw:fill-color="#ffffff" draw:textarea-horizontal-align="justify" draw:textarea-vertical-align="middle" draw:auto-grow-height="false" fo:min-height="0.268cm" fo:min-width="0.95cm"/>
    </style:style>
    <style:style style:name="gr139" style:family="graphic" style:parent-style-name="standard">
      <style:graphic-properties draw:stroke="none" svg:stroke-color="#000000" draw:fill="none" draw:fill-color="#ffffff" fo:min-height="0.52cm"/>
    </style:style>
    <style:style style:name="gr140" style:family="graphic" style:parent-style-name="standard">
      <style:graphic-properties draw:stroke="none" svg:stroke-color="#000000" draw:fill="none" draw:fill-color="#ffffff" fo:min-height="0.934cm"/>
    </style:style>
    <style:style style:name="gr141" style:family="graphic" style:parent-style-name="standard">
      <style:graphic-properties draw:stroke="none" svg:stroke-color="#000000" draw:fill="none" draw:fill-color="#ffffff" fo:min-height="1.891cm"/>
    </style:style>
    <style:style style:name="gr142" style:family="graphic" style:parent-style-name="standard">
      <style:graphic-properties draw:stroke="none" svg:stroke-color="#000000" draw:fill="none" draw:fill-color="#ffffff" draw:auto-grow-width="true" fo:min-height="0.319cm" fo:min-width="5.501cm"/>
    </style:style>
    <style:style style:name="gr143" style:family="graphic" style:parent-style-name="standard">
      <style:graphic-properties svg:stroke-color="#000000" draw:fill-color="#ffcc00" draw:textarea-horizontal-align="justify" draw:textarea-vertical-align="middle" draw:auto-grow-height="false" fo:min-height="0.312cm" fo:min-width="0.063cm"/>
    </style:style>
    <style:style style:name="gr144" style:family="graphic" style:parent-style-name="standard">
      <style:graphic-properties draw:textarea-horizontal-align="justify" draw:textarea-vertical-align="middle" draw:auto-grow-height="false" fo:min-height="0.101cm" fo:min-width="1.117cm"/>
    </style:style>
    <style:style style:name="gr145" style:family="graphic" style:parent-style-name="standard">
      <style:graphic-properties draw:fill-color="#ffffff" draw:textarea-horizontal-align="justify" draw:textarea-vertical-align="middle" draw:auto-grow-height="false" fo:min-height="0cm" fo:min-width="1.117cm"/>
    </style:style>
    <style:style style:name="gr146" style:family="graphic" style:parent-style-name="standard">
      <style:graphic-properties draw:stroke="none" draw:fill-color="#ffffff" draw:textarea-horizontal-align="justify" draw:textarea-vertical-align="middle" draw:auto-grow-height="false" fo:min-height="0.268cm" fo:min-width="0.525cm"/>
    </style:style>
    <style:style style:name="gr147" style:family="graphic" style:parent-style-name="standard">
      <style:graphic-properties svg:stroke-color="#000000" draw:fill-color="#999999" draw:textarea-horizontal-align="justify" draw:textarea-vertical-align="middle" draw:auto-grow-height="false" fo:min-height="0.311cm" fo:min-width="0.063cm"/>
    </style:style>
    <style:style style:name="gr148" style:family="graphic" style:parent-style-name="standard">
      <style:graphic-properties draw:stroke="none" svg:stroke-color="#000000" draw:fill-color="#999999" draw:textarea-horizontal-align="justify" draw:textarea-vertical-align="middle" draw:auto-grow-height="false" fo:min-height="0cm" fo:min-width="0cm"/>
    </style:style>
    <style:style style:name="gr149" style:family="graphic" style:parent-style-name="standard">
      <style:graphic-properties svg:stroke-color="#000000" draw:fill-color="#ff0000" draw:textarea-horizontal-align="justify" draw:textarea-vertical-align="middle" draw:auto-grow-height="false" fo:min-height="0.198cm" fo:min-width="0cm"/>
    </style:style>
    <style:style style:name="gr150" style:family="graphic" style:parent-style-name="standard">
      <style:graphic-properties draw:stroke="none" draw:fill-color="#ffffff" draw:textarea-horizontal-align="justify" draw:textarea-vertical-align="middle" draw:auto-grow-height="false" fo:min-height="0.115cm" fo:min-width="0cm"/>
    </style:style>
    <style:style style:name="gr151" style:family="graphic" style:parent-style-name="standard">
      <style:graphic-properties svg:stroke-color="#000000" draw:fill-color="#dddddd" draw:textarea-horizontal-align="justify" draw:textarea-vertical-align="middle" draw:auto-grow-height="false" fo:min-height="0cm" fo:min-width="0.192cm"/>
    </style:style>
    <style:style style:name="gr152" style:family="graphic" style:parent-style-name="standard">
      <style:graphic-properties draw:textarea-horizontal-align="justify" draw:textarea-vertical-align="middle" draw:auto-grow-height="false" fo:min-height="0.102cm" fo:min-width="1.117cm"/>
    </style:style>
    <style:style style:name="gr153" style:family="graphic" style:parent-style-name="standard">
      <style:graphic-properties draw:stroke="none" draw:fill-color="#ffffff" draw:textarea-horizontal-align="justify" draw:textarea-vertical-align="middle" draw:auto-grow-height="false" fo:min-height="0.268cm" fo:min-width="0.954cm"/>
    </style:style>
    <style:style style:name="gr154" style:family="graphic" style:parent-style-name="standard">
      <style:graphic-properties svg:stroke-color="#000000" draw:fill-color="#b2b2b2" draw:textarea-horizontal-align="justify" draw:textarea-vertical-align="middle" draw:auto-grow-height="false" fo:min-height="1.048cm" fo:min-width="0.916cm"/>
    </style:style>
    <style:style style:name="gr155" style:family="graphic" style:parent-style-name="standard">
      <style:graphic-properties svg:stroke-color="#000000" draw:fill-color="#b2b2b2" draw:textarea-horizontal-align="justify" draw:textarea-vertical-align="middle" draw:auto-grow-height="false" fo:min-height="0.311cm" fo:min-width="0.063cm"/>
    </style:style>
    <style:style style:name="gr156" style:family="graphic" style:parent-style-name="standard">
      <style:graphic-properties svg:stroke-color="#000000" draw:fill-color="#dddddd" draw:textarea-horizontal-align="justify" draw:textarea-vertical-align="middle" draw:auto-grow-height="false" fo:min-height="0cm" fo:min-width="0.062cm"/>
    </style:style>
    <style:style style:name="gr157" style:family="graphic" style:parent-style-name="standard">
      <style:graphic-properties svg:stroke-color="#000000" draw:fill-color="#ff0000" draw:textarea-horizontal-align="justify" draw:textarea-vertical-align="middle" draw:auto-grow-height="false" fo:min-height="0.284cm" fo:min-width="0cm"/>
    </style:style>
    <style:style style:name="gr158" style:family="graphic" style:parent-style-name="standard">
      <style:graphic-properties draw:stroke="none" svg:stroke-color="#000000" draw:fill="none" draw:fill-color="#ffffff" fo:min-height="1.297cm"/>
    </style:style>
    <style:style style:name="gr159" style:family="graphic" style:parent-style-name="standard">
      <style:graphic-properties draw:stroke="none" svg:stroke-color="#000000" draw:fill="none" draw:fill-color="#ffffff" fo:min-height="2.228cm"/>
    </style:style>
    <style:style style:name="gr160" style:family="graphic" style:parent-style-name="objectwithoutfill">
      <style:graphic-properties draw:marker-end="Circle" draw:marker-end-width="0.05cm" draw:marker-end-center="true" draw:fill="none" draw:textarea-vertical-align="middle"/>
    </style:style>
    <style:style style:name="gr161" style:family="graphic" style:parent-style-name="standard">
      <style:graphic-properties draw:stroke="none" svg:stroke-color="#000000" draw:fill="none" draw:fill-color="#ffffff" fo:min-height="0.599cm"/>
    </style:style>
    <style:style style:name="gr162" style:family="graphic" style:parent-style-name="standard">
      <style:graphic-properties svg:stroke-color="#000000" draw:fill="none" draw:textarea-horizontal-align="justify" draw:textarea-vertical-align="middle" draw:auto-grow-height="false" fo:min-height="12.633cm" fo:min-width="10.4cm"/>
    </style:style>
    <style:style style:name="gr163" style:family="graphic" style:parent-style-name="standard">
      <style:graphic-properties svg:stroke-color="#000000" draw:fill-color="#b2b2b2" draw:textarea-horizontal-align="justify" draw:textarea-vertical-align="middle" draw:auto-grow-height="false" fo:min-height="0.859cm" fo:min-width="0.566cm"/>
    </style:style>
    <style:style style:name="gr164" style:family="graphic" style:parent-style-name="standard">
      <style:graphic-properties svg:stroke-color="#000000" draw:fill-color="#b2b2b2" draw:textarea-horizontal-align="justify" draw:textarea-vertical-align="middle" draw:auto-grow-height="false" fo:min-height="0.859cm" fo:min-width="0.741cm"/>
    </style:style>
    <style:style style:name="gr165" style:family="graphic" style:parent-style-name="standard">
      <style:graphic-properties svg:stroke-color="#000000" draw:fill-color="#996600" draw:textarea-horizontal-align="justify" draw:textarea-vertical-align="middle" draw:auto-grow-height="false" fo:min-height="0.173cm" fo:min-width="0cm"/>
    </style:style>
    <style:style style:name="gr166" style:family="graphic" style:parent-style-name="standard">
      <style:graphic-properties draw:stroke="none" svg:stroke-color="#000000" draw:fill-color="#ffffff" draw:textarea-horizontal-align="justify" draw:textarea-vertical-align="middle" draw:auto-grow-height="false" fo:min-height="0.185cm" fo:min-width="0cm"/>
    </style:style>
    <style:style style:name="gr167" style:family="graphic" style:parent-style-name="standard">
      <style:graphic-properties svg:stroke-color="#000000" draw:fill-color="#ffcc00" draw:textarea-horizontal-align="justify" draw:textarea-vertical-align="middle" draw:auto-grow-height="false" fo:min-height="0.174cm" fo:min-width="0cm"/>
    </style:style>
    <style:style style:name="gr168" style:family="graphic" style:parent-style-name="standard">
      <style:graphic-properties draw:textarea-horizontal-align="justify" draw:textarea-vertical-align="middle" draw:auto-grow-height="false" fo:min-height="0.014cm" fo:min-width="2.984cm"/>
    </style:style>
    <style:style style:name="gr169" style:family="graphic" style:parent-style-name="standard">
      <style:graphic-properties draw:fill-color="#ffffff" draw:textarea-horizontal-align="justify" draw:textarea-vertical-align="middle" draw:auto-grow-height="false" fo:min-height="0cm" fo:min-width="2.984cm"/>
    </style:style>
    <style:style style:name="gr170" style:family="graphic" style:parent-style-name="standard">
      <style:graphic-properties draw:stroke="none" svg:stroke-color="#000000" draw:fill="none" draw:fill-color="#ffffff" draw:auto-grow-width="true" fo:min-height="0.335cm" fo:min-width="5.66cm"/>
    </style:style>
    <style:style style:name="gr171" style:family="graphic" style:parent-style-name="standard">
      <style:graphic-properties draw:stroke="none" svg:stroke-color="#000000" draw:fill="none" draw:fill-color="#ffffff" fo:min-height="0.559cm"/>
    </style:style>
    <style:style style:name="gr172" style:family="graphic" style:parent-style-name="standard">
      <style:graphic-properties svg:stroke-width="0.01cm" svg:stroke-color="#000000" draw:marker-start-width="0.235cm" draw:marker-end-width="0.235cm" draw:fill-color="#b2b2b2" draw:auto-grow-height="false" fo:min-height="0cm" fo:min-width="0cm" fo:padding-top="0.13cm" fo:padding-bottom="0.13cm" fo:padding-left="0.255cm" fo:padding-right="0.255cm" fo:wrap-option="no-wrap"/>
    </style:style>
    <style:style style:name="gr173" style:family="graphic" style:parent-style-name="objectwithoutfill">
      <style:graphic-properties svg:stroke-width="0.01cm" draw:marker-start-width="0.235cm" draw:marker-end-width="0.235cm" draw:fill="none" draw:textarea-vertical-align="middle" fo:padding-top="0.13cm" fo:padding-bottom="0.13cm" fo:padding-left="0.255cm" fo:padding-right="0.255cm"/>
    </style:style>
    <style:style style:name="gr174" style:family="graphic" style:parent-style-name="standard">
      <style:graphic-properties draw:textarea-horizontal-align="justify" draw:textarea-vertical-align="middle" draw:auto-grow-height="false" fo:min-height="0.014cm" fo:min-width="2.985cm"/>
    </style:style>
    <style:style style:name="gr175" style:family="graphic" style:parent-style-name="standard">
      <style:graphic-properties draw:fill-color="#ffffff" draw:textarea-horizontal-align="justify" draw:textarea-vertical-align="middle" draw:auto-grow-height="false" fo:min-height="0cm" fo:min-width="2.985cm"/>
    </style:style>
    <style:style style:name="gr176" style:family="graphic" style:parent-style-name="standard">
      <style:graphic-properties svg:stroke-color="#000000" draw:fill-color="#996600" draw:textarea-horizontal-align="justify" draw:textarea-vertical-align="middle" draw:auto-grow-height="false" fo:min-height="0.596cm" fo:min-width="0.339cm"/>
    </style:style>
    <style:style style:name="gr177" style:family="graphic" style:parent-style-name="standard">
      <style:graphic-properties draw:stroke="none" svg:stroke-color="#000000" draw:fill-color="#ffffff" draw:textarea-horizontal-align="justify" draw:textarea-vertical-align="middle" draw:auto-grow-height="false" fo:min-height="0.617cm" fo:min-width="0.361cm"/>
    </style:style>
    <style:style style:name="gr178" style:family="graphic" style:parent-style-name="standard">
      <style:graphic-properties svg:stroke-color="#000000" draw:fill-color="#ffcc00" draw:textarea-horizontal-align="justify" draw:textarea-vertical-align="middle" draw:auto-grow-height="false" fo:min-height="0.595cm" fo:min-width="0.34cm"/>
    </style:style>
    <style:style style:name="gr179" style:family="graphic" style:parent-style-name="standard">
      <style:graphic-properties draw:textarea-horizontal-align="justify" draw:textarea-vertical-align="middle" draw:auto-grow-height="false" fo:min-height="0.279cm" fo:min-width="1.304cm"/>
    </style:style>
    <style:style style:name="gr180" style:family="graphic" style:parent-style-name="standard">
      <style:graphic-properties draw:fill-color="#ffffff" draw:textarea-horizontal-align="justify" draw:textarea-vertical-align="middle" draw:auto-grow-height="false" fo:min-height="0.067cm" fo:min-width="1.304cm"/>
    </style:style>
    <style:style style:name="gr181" style:family="graphic" style:parent-style-name="standard">
      <style:graphic-properties svg:stroke-color="#000000" draw:fill-color="#996600" draw:textarea-horizontal-align="justify" draw:textarea-vertical-align="middle" draw:auto-grow-height="false" fo:min-height="0.596cm" fo:min-width="0.336cm"/>
    </style:style>
    <style:style style:name="gr182" style:family="graphic" style:parent-style-name="standard">
      <style:graphic-properties draw:stroke="none" svg:stroke-color="#000000" draw:fill-color="#ffffff" draw:textarea-horizontal-align="justify" draw:textarea-vertical-align="middle" draw:auto-grow-height="false" fo:min-height="0.617cm" fo:min-width="0.37cm"/>
    </style:style>
    <style:style style:name="gr183" style:family="graphic" style:parent-style-name="standard">
      <style:graphic-properties svg:stroke-color="#000000" draw:fill-color="#ffcc00" draw:textarea-horizontal-align="justify" draw:textarea-vertical-align="middle" draw:auto-grow-height="false" fo:min-height="0.595cm" fo:min-width="0.349cm"/>
    </style:style>
    <style:style style:name="gr184" style:family="graphic" style:parent-style-name="standard">
      <style:graphic-properties draw:textarea-horizontal-align="justify" draw:textarea-vertical-align="middle" draw:auto-grow-height="false" fo:min-height="0.279cm" fo:min-width="1.303cm"/>
    </style:style>
    <style:style style:name="gr185" style:family="graphic" style:parent-style-name="standard">
      <style:graphic-properties draw:fill-color="#ffffff" draw:textarea-horizontal-align="justify" draw:textarea-vertical-align="middle" draw:auto-grow-height="false" fo:min-height="0.067cm" fo:min-width="1.303cm"/>
    </style:style>
    <style:style style:name="gr186" style:family="graphic" style:parent-style-name="standard">
      <style:graphic-properties draw:stroke="none" draw:fill-color="#ffffff" draw:textarea-horizontal-align="justify" draw:textarea-vertical-align="middle" draw:auto-grow-height="false" fo:min-height="0.596cm" fo:min-width="0.346cm"/>
    </style:style>
    <style:style style:name="gr187" style:family="graphic" style:parent-style-name="standard">
      <style:graphic-properties draw:stroke="none" draw:fill-color="#ffffff" draw:textarea-horizontal-align="justify" draw:textarea-vertical-align="middle" draw:auto-grow-height="false" fo:min-height="0.092cm" fo:min-width="0cm"/>
    </style:style>
    <style:style style:name="gr188" style:family="graphic" style:parent-style-name="objectwithoutfill">
      <style:graphic-properties svg:stroke-width="0.02cm" svg:stroke-color="#ffffff" draw:marker-start-width="0.245cm" draw:marker-end-width="0.245cm" draw:fill="none" draw:textarea-vertical-align="middle" fo:padding-top="0.135cm" fo:padding-bottom="0.135cm" fo:padding-left="0.26cm" fo:padding-right="0.26cm"/>
    </style:style>
    <style:style style:name="gr189" style:family="graphic" style:parent-style-name="standard">
      <style:graphic-properties draw:stroke="none" svg:stroke-color="#000000" draw:fill="none" draw:fill-color="#ffffff" draw:auto-grow-width="true" fo:min-height="0.929cm" fo:min-width="6.343cm"/>
    </style:style>
    <style:style style:name="gr190" style:family="graphic" style:parent-style-name="standard">
      <style:graphic-properties draw:stroke="none" svg:stroke-color="#000000" draw:fill-color="#ffffff" draw:textarea-horizontal-align="justify" draw:textarea-vertical-align="middle" draw:auto-grow-height="false" fo:min-height="0.617cm" fo:min-width="0.36cm"/>
    </style:style>
    <style:style style:name="gr191" style:family="graphic" style:parent-style-name="standard">
      <style:graphic-properties draw:textarea-horizontal-align="justify" draw:textarea-vertical-align="middle" draw:auto-grow-height="false" fo:min-height="0.279cm" fo:min-width="1.305cm"/>
    </style:style>
    <style:style style:name="gr192" style:family="graphic" style:parent-style-name="standard">
      <style:graphic-properties draw:fill-color="#ffffff" draw:textarea-horizontal-align="justify" draw:textarea-vertical-align="middle" draw:auto-grow-height="false" fo:min-height="0.067cm" fo:min-width="1.305cm"/>
    </style:style>
    <style:style style:name="gr193" style:family="graphic" style:parent-style-name="standard">
      <style:graphic-properties svg:stroke-color="#000000" draw:fill-color="#996600" draw:textarea-horizontal-align="justify" draw:textarea-vertical-align="middle" draw:auto-grow-height="false" fo:min-height="0.596cm" fo:min-width="0.335cm"/>
    </style:style>
    <style:style style:name="gr194" style:family="graphic" style:parent-style-name="standard">
      <style:graphic-properties svg:stroke-color="#000000" draw:fill-color="#ffcc00" draw:textarea-horizontal-align="justify" draw:textarea-vertical-align="middle" draw:auto-grow-height="false" fo:min-height="0.595cm" fo:min-width="0.35cm"/>
    </style:style>
    <style:style style:name="gr195" style:family="graphic" style:parent-style-name="standard">
      <style:graphic-properties draw:stroke="none" draw:fill-color="#ffffff" draw:textarea-horizontal-align="justify" draw:textarea-vertical-align="middle" draw:auto-grow-height="false" fo:min-height="0.597cm" fo:min-width="0.082cm"/>
    </style:style>
    <style:style style:name="gr196" style:family="graphic" style:parent-style-name="standard">
      <style:graphic-properties draw:stroke="none" draw:fill-color="#ffffff" draw:textarea-horizontal-align="justify" draw:textarea-vertical-align="middle" draw:auto-grow-height="false" fo:min-height="0.224cm" fo:min-width="0cm"/>
    </style:style>
    <style:style style:name="gr197" style:family="graphic" style:parent-style-name="standard">
      <style:graphic-properties svg:stroke-width="0.01cm" svg:stroke-color="#000000" draw:marker-start-width="0.25cm" draw:marker-end-width="0.25cm" draw:fill-color="#663300" draw:textarea-horizontal-align="justify" draw:textarea-vertical-align="middle" draw:auto-grow-height="false" fo:min-height="0cm" fo:min-width="0cm" fo:padding-top="0.13cm" fo:padding-bottom="0.13cm" fo:padding-left="0.255cm" fo:padding-right="0.255cm"/>
    </style:style>
    <style:style style:name="gr198" style:family="graphic" style:parent-style-name="standard">
      <style:graphic-properties svg:stroke-width="0.01cm" svg:stroke-color="#000000" draw:marker-start-width="0.235cm" draw:marker-end-width="0.235cm" draw:fill-color="#663300" draw:auto-grow-height="false" fo:min-height="0.586cm" fo:min-width="0cm" fo:padding-top="0.13cm" fo:padding-bottom="0.13cm" fo:padding-left="0.255cm" fo:padding-right="0.255cm" fo:wrap-option="no-wrap"/>
    </style:style>
    <style:style style:name="gr199" style:family="graphic" style:parent-style-name="standard">
      <style:graphic-properties draw:stroke="none" svg:stroke-color="#000000" draw:fill="none" draw:fill-color="#ffffff" draw:auto-grow-width="true" fo:min-height="1.386cm" fo:min-width="5.979cm"/>
    </style:style>
    <style:style style:name="gr200" style:family="graphic" style:parent-style-name="standard">
      <style:graphic-properties svg:stroke-color="#000000" draw:fill-color="#996600" draw:textarea-horizontal-align="justify" draw:textarea-vertical-align="middle" draw:auto-grow-height="false" fo:min-height="0.596cm" fo:min-width="0.338cm"/>
    </style:style>
    <style:style style:name="gr201" style:family="graphic" style:parent-style-name="standard">
      <style:graphic-properties svg:stroke-color="#000000" draw:fill-color="#ffcc00" draw:textarea-horizontal-align="justify" draw:textarea-vertical-align="middle" draw:auto-grow-height="false" fo:min-height="0.597cm" fo:min-width="0.34cm"/>
    </style:style>
    <style:style style:name="gr202" style:family="graphic" style:parent-style-name="standard">
      <style:graphic-properties draw:textarea-horizontal-align="justify" draw:textarea-vertical-align="middle" draw:auto-grow-height="false" fo:min-height="0.28cm" fo:min-width="1.304cm"/>
    </style:style>
    <style:style style:name="gr203" style:family="graphic" style:parent-style-name="standard">
      <style:graphic-properties draw:fill-color="#ffffff" draw:textarea-horizontal-align="justify" draw:textarea-vertical-align="middle" draw:auto-grow-height="false" fo:min-height="0.068cm" fo:min-width="1.304cm"/>
    </style:style>
    <style:style style:name="gr204" style:family="graphic" style:parent-style-name="standard">
      <style:graphic-properties draw:stroke="none" svg:stroke-color="#000000" draw:fill-color="#ffffff" draw:textarea-horizontal-align="justify" draw:textarea-vertical-align="middle" draw:auto-grow-height="false" fo:min-height="0.617cm" fo:min-width="0.371cm"/>
    </style:style>
    <style:style style:name="gr205" style:family="graphic" style:parent-style-name="standard">
      <style:graphic-properties svg:stroke-color="#000000" draw:fill-color="#ffcc00" draw:textarea-horizontal-align="justify" draw:textarea-vertical-align="middle" draw:auto-grow-height="false" fo:min-height="0.597cm" fo:min-width="0.35cm"/>
    </style:style>
    <style:style style:name="gr206" style:family="graphic" style:parent-style-name="standard">
      <style:graphic-properties draw:stroke="none" draw:fill-color="#ffffff" draw:textarea-horizontal-align="justify" draw:textarea-vertical-align="middle" draw:auto-grow-height="false" fo:min-height="0.597cm" fo:min-width="0.348cm"/>
    </style:style>
    <style:style style:name="gr207" style:family="graphic" style:parent-style-name="standard">
      <style:graphic-properties draw:stroke="none" draw:fill-color="#ffffff" draw:textarea-horizontal-align="justify" draw:textarea-vertical-align="middle" draw:auto-grow-height="false" fo:min-height="0.225cm" fo:min-width="0cm"/>
    </style:style>
    <style:style style:name="gr208" style:family="graphic" style:parent-style-name="standard">
      <style:graphic-properties svg:stroke-width="0.01cm" svg:stroke-color="#000000" draw:marker-start-width="0.235cm" draw:marker-end-width="0.235cm" draw:fill-color="#b2b2b2" draw:auto-grow-height="false" fo:min-height="0.46cm" fo:min-width="0cm" fo:padding-top="0.13cm" fo:padding-bottom="0.13cm" fo:padding-left="0.255cm" fo:padding-right="0.255cm" fo:wrap-option="no-wrap"/>
    </style:style>
    <style:style style:name="gr209" style:family="graphic" style:parent-style-name="standard">
      <style:graphic-properties draw:stroke="none" svg:stroke-color="#000000" draw:fill="none" draw:fill-color="#ffffff" fo:min-height="0.929cm"/>
    </style:style>
    <style:style style:name="gr210" style:family="graphic" style:parent-style-name="standard">
      <style:graphic-properties svg:stroke-width="0.01cm" svg:stroke-color="#000000" draw:marker-start-width="0.235cm" draw:marker-end-width="0.235cm" draw:fill-color="#663300" draw:auto-grow-height="false" fo:min-height="0.587cm" fo:min-width="0cm" fo:padding-top="0.13cm" fo:padding-bottom="0.13cm" fo:padding-left="0.255cm" fo:padding-right="0.255cm" fo:wrap-option="no-wrap"/>
    </style:style>
    <style:style style:name="gr211" style:family="graphic" style:parent-style-name="standard">
      <style:graphic-properties svg:stroke-color="#000000" draw:fill-color="#996600" draw:textarea-horizontal-align="justify" draw:textarea-vertical-align="middle" draw:auto-grow-height="false" fo:min-height="0.597cm" fo:min-width="0.338cm"/>
    </style:style>
    <style:style style:name="gr212" style:family="graphic" style:parent-style-name="standard">
      <style:graphic-properties draw:stroke="none" svg:stroke-color="#000000" draw:fill-color="#ffffff" draw:textarea-horizontal-align="justify" draw:textarea-vertical-align="middle" draw:auto-grow-height="false" fo:min-height="0.619cm" fo:min-width="0.36cm"/>
    </style:style>
    <style:style style:name="gr213" style:family="graphic" style:parent-style-name="standard">
      <style:graphic-properties svg:stroke-color="#000000" draw:fill-color="#ffcc00" draw:textarea-horizontal-align="justify" draw:textarea-vertical-align="middle" draw:auto-grow-height="false" fo:min-height="0.598cm" fo:min-width="0.339cm"/>
    </style:style>
    <style:style style:name="gr214" style:family="graphic" style:parent-style-name="standard">
      <style:graphic-properties draw:textarea-horizontal-align="justify" draw:textarea-vertical-align="middle" draw:auto-grow-height="false" fo:min-height="0.281cm" fo:min-width="1.304cm"/>
    </style:style>
    <style:style style:name="gr215" style:family="graphic" style:parent-style-name="standard">
      <style:graphic-properties draw:fill-color="#ffffff" draw:textarea-horizontal-align="justify" draw:textarea-vertical-align="middle" draw:auto-grow-height="false" fo:min-height="0.069cm" fo:min-width="1.304cm"/>
    </style:style>
    <style:style style:name="gr216" style:family="graphic" style:parent-style-name="standard">
      <style:graphic-properties svg:stroke-color="#000000" draw:fill-color="#ffcc00" draw:textarea-horizontal-align="justify" draw:textarea-vertical-align="middle" draw:auto-grow-height="false" fo:min-height="0.597cm" fo:min-width="0.351cm"/>
    </style:style>
    <style:style style:name="gr217" style:family="graphic" style:parent-style-name="standard">
      <style:graphic-properties draw:fill-color="#ffffff" draw:textarea-horizontal-align="justify" draw:textarea-vertical-align="middle" draw:auto-grow-height="false" fo:min-height="0.069cm" fo:min-width="1.306cm"/>
    </style:style>
    <style:style style:name="gr218" style:family="graphic" style:parent-style-name="standard">
      <style:graphic-properties draw:stroke="none" draw:fill-color="#ffffff" draw:textarea-horizontal-align="justify" draw:textarea-vertical-align="middle" draw:auto-grow-height="false" fo:min-height="0.597cm" fo:min-width="0.346cm"/>
    </style:style>
    <style:style style:name="gr219" style:family="graphic" style:parent-style-name="standard">
      <style:graphic-properties draw:stroke="none" draw:fill-color="#ffffff" draw:textarea-horizontal-align="justify" draw:textarea-vertical-align="middle" draw:auto-grow-height="false" fo:min-height="0.598cm" fo:min-width="0.346cm"/>
    </style:style>
    <style:style style:name="gr220" style:family="graphic" style:parent-style-name="standard">
      <style:graphic-properties draw:stroke="none" svg:stroke-color="#000000" draw:fill="none" draw:fill-color="#ffffff" fo:min-height="0.93cm"/>
    </style:style>
    <style:style style:name="gr221" style:family="graphic" style:parent-style-name="standard">
      <style:graphic-properties svg:stroke-width="0.01cm" svg:stroke-color="#000000" draw:marker-start-width="0.235cm" draw:marker-end-width="0.235cm" draw:fill-color="#663300" draw:textarea-horizontal-align="justify" draw:textarea-vertical-align="middle" draw:auto-grow-height="false" fo:min-height="0.523cm" fo:min-width="0.181cm" fo:padding-top="0.13cm" fo:padding-bottom="0.13cm" fo:padding-left="0.255cm" fo:padding-right="0.255cm"/>
    </style:style>
    <style:style style:name="gr222" style:family="graphic" style:parent-style-name="standard">
      <style:graphic-properties svg:stroke-width="0.01cm" svg:stroke-color="#000000" draw:marker-start-width="0.235cm" draw:marker-end-width="0.235cm" draw:fill-color="#ffffff" draw:textarea-horizontal-align="justify" draw:textarea-vertical-align="middle" draw:auto-grow-height="false" fo:min-height="0.366cm" fo:min-width="0.035cm" fo:padding-top="0.13cm" fo:padding-bottom="0.13cm" fo:padding-left="0.255cm" fo:padding-right="0.255cm"/>
    </style:style>
    <style:style style:name="gr223" style:family="graphic" style:parent-style-name="standard">
      <style:graphic-properties draw:stroke="none" svg:stroke-color="#000000" draw:fill="none" draw:fill-color="#ffffff" fo:min-height="0.473cm"/>
    </style:style>
    <style:style style:name="gr224" style:family="graphic" style:parent-style-name="standard">
      <style:graphic-properties svg:stroke-color="#000000" draw:fill-color="#996600" draw:textarea-horizontal-align="justify" draw:textarea-vertical-align="middle" draw:auto-grow-height="false" fo:min-height="0.597cm" fo:min-width="0.34cm"/>
    </style:style>
    <style:style style:name="gr225" style:family="graphic" style:parent-style-name="standard">
      <style:graphic-properties draw:stroke="none" svg:stroke-color="#000000" draw:fill-color="#ffffff" draw:textarea-horizontal-align="justify" draw:textarea-vertical-align="middle" draw:auto-grow-height="false" fo:min-height="0.618cm" fo:min-width="0.36cm"/>
    </style:style>
    <style:style style:name="gr226" style:family="graphic" style:parent-style-name="standard">
      <style:graphic-properties draw:textarea-horizontal-align="justify" draw:textarea-vertical-align="middle" draw:auto-grow-height="false" fo:min-height="0.28cm" fo:min-width="1.193cm"/>
    </style:style>
    <style:style style:name="gr227" style:family="graphic" style:parent-style-name="standard">
      <style:graphic-properties draw:fill-color="#ffffff" draw:textarea-horizontal-align="justify" draw:textarea-vertical-align="middle" draw:auto-grow-height="false" fo:min-height="0.069cm" fo:min-width="1.238cm"/>
    </style:style>
    <style:style style:name="gr228" style:family="graphic" style:parent-style-name="standard">
      <style:graphic-properties svg:stroke-width="0.01cm" svg:stroke-color="#000000" draw:marker-start-width="0.25cm" draw:marker-end-width="0.25cm" draw:fill-color="#663300" draw:auto-grow-height="false" fo:min-height="0.586cm" fo:min-width="0cm" fo:padding-top="0.13cm" fo:padding-bottom="0.13cm" fo:padding-left="0.255cm" fo:padding-right="0.255cm" fo:wrap-option="no-wrap"/>
    </style:style>
    <style:style style:name="gr229" style:family="graphic" style:parent-style-name="standard">
      <style:graphic-properties svg:stroke-width="0.01cm" svg:stroke-color="#000000" draw:marker-start-width="0.235cm" draw:marker-end-width="0.235cm" draw:fill-color="#663300" draw:textarea-horizontal-align="justify" draw:textarea-vertical-align="middle" draw:auto-grow-height="false" fo:min-height="0.588cm" fo:min-width="0.339cm" fo:padding-top="0.13cm" fo:padding-bottom="0.13cm" fo:padding-left="0.255cm" fo:padding-right="0.255cm"/>
    </style:style>
    <style:style style:name="gr230" style:family="graphic" style:parent-style-name="standard">
      <style:graphic-properties svg:stroke-width="0.01cm" svg:stroke-color="#000000" draw:marker-start-width="0.235cm" draw:marker-end-width="0.235cm" draw:fill-color="#ffffff" draw:textarea-horizontal-align="justify" draw:textarea-vertical-align="middle" draw:auto-grow-height="false" fo:min-height="0.481cm" fo:min-width="0.232cm" fo:padding-top="0.13cm" fo:padding-bottom="0.13cm" fo:padding-left="0.255cm" fo:padding-right="0.255cm"/>
    </style:style>
    <style:style style:name="gr231" style:family="graphic" style:parent-style-name="standard">
      <style:graphic-properties svg:stroke-color="#000000" draw:fill-color="#996600" draw:textarea-horizontal-align="justify" draw:textarea-vertical-align="middle" draw:auto-grow-height="false" fo:min-height="0.598cm" fo:min-width="0.339cm"/>
    </style:style>
    <style:style style:name="gr232" style:family="graphic" style:parent-style-name="standard">
      <style:graphic-properties draw:stroke="none" svg:stroke-color="#000000" draw:fill-color="#ffffff" draw:textarea-horizontal-align="justify" draw:textarea-vertical-align="middle" draw:auto-grow-height="false" fo:min-height="0.619cm" fo:min-width="0.359cm"/>
    </style:style>
    <style:style style:name="gr233" style:family="graphic" style:parent-style-name="standard">
      <style:graphic-properties svg:stroke-color="#000000" draw:fill-color="#ffcc00" draw:textarea-horizontal-align="justify" draw:textarea-vertical-align="middle" draw:auto-grow-height="false" fo:min-height="0.598cm" fo:min-width="0.341cm"/>
    </style:style>
    <style:style style:name="gr234" style:family="graphic" style:parent-style-name="standard">
      <style:graphic-properties svg:stroke-width="0.01cm" svg:stroke-color="#000000" draw:marker-start-width="0.25cm" draw:marker-end-width="0.25cm" draw:fill-color="#663300" draw:auto-grow-height="false" fo:min-height="0.478cm" fo:min-width="0cm" fo:padding-top="0.13cm" fo:padding-bottom="0.13cm" fo:padding-left="0.255cm" fo:padding-right="0.255cm" fo:wrap-option="no-wrap"/>
    </style:style>
    <style:style style:name="gr235" style:family="graphic" style:parent-style-name="standard">
      <style:graphic-properties svg:stroke-width="0.01cm" svg:stroke-color="#000000" draw:marker-start-width="0.235cm" draw:marker-end-width="0.235cm" draw:fill-color="#663300" draw:textarea-horizontal-align="justify" draw:textarea-vertical-align="middle" draw:auto-grow-height="false" fo:min-height="0.34cm" fo:min-width="0.088cm" fo:padding-top="0.13cm" fo:padding-bottom="0.13cm" fo:padding-left="0.255cm" fo:padding-right="0.255cm"/>
    </style:style>
    <style:style style:name="gr236" style:family="graphic" style:parent-style-name="standard">
      <style:graphic-properties svg:stroke-width="0.01cm" svg:stroke-color="#000000" draw:marker-start-width="0.235cm" draw:marker-end-width="0.235cm" draw:fill-color="#ffffff" draw:textarea-horizontal-align="justify" draw:textarea-vertical-align="middle" draw:auto-grow-height="false" fo:min-height="0.266cm" fo:min-width="0.017cm" fo:padding-top="0.13cm" fo:padding-bottom="0.13cm" fo:padding-left="0.255cm" fo:padding-right="0.255cm"/>
    </style:style>
    <style:style style:name="gr237" style:family="graphic" style:parent-style-name="standard">
      <style:graphic-properties draw:stroke="none" draw:fill-color="#ffffff" draw:textarea-horizontal-align="justify" draw:textarea-vertical-align="middle" draw:auto-grow-height="false" fo:min-height="0.226cm" fo:min-width="0cm"/>
    </style:style>
    <style:style style:name="gr238" style:family="graphic" style:parent-style-name="standard">
      <style:graphic-properties svg:stroke-color="#000000" draw:fill="none" draw:textarea-horizontal-align="justify" draw:textarea-vertical-align="middle" draw:auto-grow-height="false" fo:min-height="11.386cm" fo:min-width="12.142cm"/>
    </style:style>
    <style:style style:name="gr239" style:family="graphic" style:parent-style-name="standard">
      <style:graphic-properties svg:stroke-color="#000000" draw:fill-color="#996600" draw:textarea-horizontal-align="justify" draw:textarea-vertical-align="middle" draw:auto-grow-height="false" fo:min-height="0.239cm" fo:min-width="0cm"/>
    </style:style>
    <style:style style:name="gr240" style:family="graphic" style:parent-style-name="standard">
      <style:graphic-properties draw:stroke="none" svg:stroke-color="#000000" draw:fill-color="#ffffff" draw:textarea-horizontal-align="justify" draw:textarea-vertical-align="middle" draw:auto-grow-height="false" fo:min-height="0.252cm" fo:min-width="0cm"/>
    </style:style>
    <style:style style:name="gr241" style:family="graphic" style:parent-style-name="standard">
      <style:graphic-properties svg:stroke-color="#000000" draw:fill-color="#ffcc00" draw:textarea-horizontal-align="justify" draw:textarea-vertical-align="middle" draw:auto-grow-height="false" fo:min-height="0.237cm" fo:min-width="0cm"/>
    </style:style>
    <style:style style:name="gr242" style:family="graphic" style:parent-style-name="standard">
      <style:graphic-properties svg:stroke-color="#000000" draw:fill-color="#b2b2b2" draw:textarea-horizontal-align="justify" draw:textarea-vertical-align="middle" draw:auto-grow-height="false" fo:min-height="0.957cm" fo:min-width="0.832cm"/>
    </style:style>
    <style:style style:name="gr243" style:family="graphic" style:parent-style-name="standard">
      <style:graphic-properties svg:stroke-color="#000000" draw:fill-color="#b2b2b2" draw:textarea-horizontal-align="justify" draw:textarea-vertical-align="middle" draw:auto-grow-height="false" fo:min-height="0.956cm" fo:min-width="0.931cm"/>
    </style:style>
    <style:style style:name="gr244" style:family="graphic" style:parent-style-name="standard">
      <style:graphic-properties draw:stroke="solid" svg:stroke-color="#000000" draw:fill-color="#eeeeee" draw:textarea-horizontal-align="justify" draw:textarea-vertical-align="middle" draw:auto-grow-height="false" fo:min-height="0cm" fo:min-width="0.842cm"/>
    </style:style>
    <style:style style:name="gr245" style:family="graphic" style:parent-style-name="standard">
      <style:graphic-properties draw:stroke="solid" svg:stroke-color="#000000" draw:fill-color="#ffff99" draw:textarea-horizontal-align="justify" draw:textarea-vertical-align="middle" draw:auto-grow-height="false" fo:min-height="0.118cm" fo:min-width="0.782cm"/>
    </style:style>
    <style:style style:name="gr246" style:family="graphic" style:parent-style-name="standard">
      <style:graphic-properties svg:stroke-color="#000000" draw:fill-color="#996600" draw:textarea-horizontal-align="justify" draw:textarea-vertical-align="middle" draw:auto-grow-height="false" fo:min-height="0.238cm" fo:min-width="0cm"/>
    </style:style>
    <style:style style:name="gr247" style:family="graphic" style:parent-style-name="standard">
      <style:graphic-properties draw:stroke="none" svg:stroke-color="#000000" draw:fill-color="#ffffff" draw:textarea-horizontal-align="justify" draw:textarea-vertical-align="middle" draw:auto-grow-height="false" fo:min-height="0.252cm" fo:min-width="0.001cm"/>
    </style:style>
    <style:style style:name="gr248" style:family="graphic" style:parent-style-name="standard">
      <style:graphic-properties draw:stroke="solid" svg:stroke-color="#000000" draw:fill-color="#eeeeee" draw:textarea-horizontal-align="justify" draw:textarea-vertical-align="middle" draw:auto-grow-height="false" fo:min-height="0cm" fo:min-width="0.964cm"/>
    </style:style>
    <style:style style:name="gr249" style:family="graphic" style:parent-style-name="standard">
      <style:graphic-properties draw:stroke="solid" svg:stroke-color="#000000" draw:fill-color="#ffff99" draw:textarea-horizontal-align="justify" draw:textarea-vertical-align="middle" draw:auto-grow-height="false" fo:min-height="0.118cm" fo:min-width="0.902cm"/>
    </style:style>
    <style:style style:name="gr250" style:family="graphic" style:parent-style-name="standard">
      <style:graphic-properties draw:stroke="none" svg:stroke-color="#000000" draw:fill="none" draw:fill-color="#ffffff" fo:min-height="1.43cm"/>
    </style:style>
    <style:style style:name="gr251" style:family="graphic" style:parent-style-name="standard">
      <style:graphic-properties draw:stroke="none" svg:stroke-color="#000000" draw:fill="none" draw:fill-color="#ffffff" draw:auto-grow-width="true" fo:min-height="0.367cm" fo:min-width="5.501cm"/>
    </style:style>
    <style:style style:name="gr252" style:family="graphic" style:parent-style-name="standard">
      <style:graphic-properties draw:stroke="none" svg:stroke-color="#000000" draw:fill-color="#ffffff" draw:textarea-horizontal-align="justify" draw:textarea-vertical-align="middle" draw:auto-grow-height="false" fo:min-height="0.251cm" fo:min-width="0cm"/>
    </style:style>
    <style:style style:name="gr253" style:family="graphic" style:parent-style-name="standard">
      <style:graphic-properties draw:textarea-horizontal-align="justify" draw:textarea-vertical-align="middle" draw:auto-grow-height="false" fo:min-height="0.056cm" fo:min-width="3.65cm"/>
    </style:style>
    <style:style style:name="gr254" style:family="graphic" style:parent-style-name="standard">
      <style:graphic-properties draw:fill-color="#ffffff" draw:textarea-horizontal-align="justify" draw:textarea-vertical-align="middle" draw:auto-grow-height="false" fo:min-height="0cm" fo:min-width="3.65cm"/>
    </style:style>
    <style:style style:name="gr255" style:family="graphic" style:parent-style-name="standard">
      <style:graphic-properties draw:textarea-horizontal-align="justify" draw:textarea-vertical-align="middle" draw:auto-grow-height="false" fo:min-height="0.056cm" fo:min-width="3.649cm"/>
    </style:style>
    <style:style style:name="gr256" style:family="graphic" style:parent-style-name="standard">
      <style:graphic-properties draw:fill-color="#ffffff" draw:textarea-horizontal-align="justify" draw:textarea-vertical-align="middle" draw:auto-grow-height="false" fo:min-height="0cm" fo:min-width="3.649cm"/>
    </style:style>
    <style:style style:name="gr257" style:family="graphic" style:parent-style-name="standard">
      <style:graphic-properties svg:stroke-color="#000000" draw:fill-color="#dddddd" draw:textarea-horizontal-align="justify" draw:textarea-vertical-align="middle" draw:auto-grow-height="false" fo:min-height="0.352cm" fo:min-width="0cm"/>
    </style:style>
    <style:style style:name="gr258" style:family="graphic" style:parent-style-name="measure" style:list-style-name="L1">
      <style:graphic-properties draw:marker-start-width="0.1cm" draw:marker-end-width="0.1cm" draw:textarea-vertical-align="middle" draw:line-distance="0.442cm"/>
    </style:style>
    <style:style style:name="gr259" style:family="graphic" style:parent-style-name="standard">
      <style:graphic-properties svg:stroke-color="#000000" draw:fill-color="#996600" draw:textarea-horizontal-align="justify" draw:textarea-vertical-align="middle" draw:auto-grow-height="false" fo:min-height="0.237cm" fo:min-width="0cm"/>
    </style:style>
    <style:style style:name="gr260" style:family="graphic" style:parent-style-name="standard">
      <style:graphic-properties draw:stroke="none" svg:stroke-color="#000000" draw:fill-color="#ffffff" draw:textarea-horizontal-align="justify" draw:textarea-vertical-align="middle" draw:auto-grow-height="false" fo:min-height="0.252cm" fo:min-width="0.002cm"/>
    </style:style>
    <style:style style:name="gr261" style:family="graphic" style:parent-style-name="standard">
      <style:graphic-properties svg:stroke-color="#000000" draw:fill-color="#ffcc00" draw:textarea-horizontal-align="justify" draw:textarea-vertical-align="middle" draw:auto-grow-height="false" fo:min-height="0.24cm" fo:min-width="0cm"/>
    </style:style>
    <style:style style:name="gr262" style:family="graphic" style:parent-style-name="standard">
      <style:graphic-properties svg:stroke-color="#000000" draw:fill-color="#b2b2b2" draw:textarea-horizontal-align="justify" draw:textarea-vertical-align="middle" draw:auto-grow-height="false" fo:min-height="0.877cm" fo:min-width="0.833cm"/>
    </style:style>
    <style:style style:name="gr263" style:family="graphic" style:parent-style-name="standard">
      <style:graphic-properties svg:stroke-color="#000000" draw:fill-color="#b2b2b2" draw:textarea-horizontal-align="justify" draw:textarea-vertical-align="middle" draw:auto-grow-height="false" fo:min-height="0.877cm" fo:min-width="0.931cm"/>
    </style:style>
    <style:style style:name="gr264" style:family="graphic" style:parent-style-name="standard">
      <style:graphic-properties draw:stroke="solid" svg:stroke-color="#000000" draw:fill-color="#eeeeee" draw:textarea-horizontal-align="justify" draw:textarea-vertical-align="middle" draw:auto-grow-height="false" fo:min-height="0cm" fo:min-width="0.843cm"/>
    </style:style>
    <style:style style:name="gr265" style:family="graphic" style:parent-style-name="standard">
      <style:graphic-properties draw:stroke="solid" svg:stroke-color="#000000" draw:fill-color="#ffff99" draw:textarea-horizontal-align="justify" draw:textarea-vertical-align="middle" draw:auto-grow-height="false" fo:min-height="0.115cm" fo:min-width="0.783cm"/>
    </style:style>
    <style:style style:name="gr266" style:family="graphic" style:parent-style-name="standard">
      <style:graphic-properties draw:stroke="solid" svg:stroke-color="#000000" draw:fill-color="#eeeeee" draw:textarea-horizontal-align="justify" draw:textarea-vertical-align="middle" draw:auto-grow-height="false" fo:min-height="0cm" fo:min-width="0.965cm"/>
    </style:style>
    <style:style style:name="gr267" style:family="graphic" style:parent-style-name="standard">
      <style:graphic-properties draw:stroke="solid" svg:stroke-color="#000000" draw:fill-color="#ffff99" draw:textarea-horizontal-align="justify" draw:textarea-vertical-align="middle" draw:auto-grow-height="false" fo:min-height="0.115cm" fo:min-width="0.903cm"/>
    </style:style>
    <style:style style:name="gr268" style:family="graphic" style:parent-style-name="standard">
      <style:graphic-properties draw:stroke="none" svg:stroke-color="#000000" draw:fill="none" draw:fill-color="#ffffff" fo:min-height="1.602cm"/>
    </style:style>
    <style:style style:name="gr269" style:family="graphic" style:parent-style-name="standard">
      <style:graphic-properties draw:textarea-horizontal-align="justify" draw:textarea-vertical-align="middle" draw:auto-grow-height="false" fo:min-height="0.054cm" fo:min-width="3.589cm"/>
    </style:style>
    <style:style style:name="gr270" style:family="graphic" style:parent-style-name="standard">
      <style:graphic-properties draw:fill-color="#ffffff" draw:textarea-horizontal-align="justify" draw:textarea-vertical-align="middle" draw:auto-grow-height="false" fo:min-height="0cm" fo:min-width="3.589cm"/>
    </style:style>
    <style:style style:name="gr271" style:family="graphic" style:parent-style-name="measure" style:list-style-name="L1">
      <style:graphic-properties draw:marker-start-width="0.1cm" draw:marker-end-width="0.1cm" draw:textarea-vertical-align="middle" draw:line-distance="0.44cm"/>
    </style:style>
    <style:style style:name="gr272" style:family="graphic" style:parent-style-name="standard">
      <style:graphic-properties svg:stroke-color="#000000" draw:fill-color="#dddddd" draw:textarea-horizontal-align="justify" draw:textarea-vertical-align="middle" draw:auto-grow-height="false" fo:min-height="0.353cm" fo:min-width="0cm"/>
    </style:style>
    <style:style style:name="gr273" style:family="graphic" style:parent-style-name="standard">
      <style:graphic-properties draw:stroke="none" svg:stroke-color="#000000" draw:fill="none" draw:fill-color="#ffffff" fo:min-height="1.729cm"/>
    </style:style>
    <style:style style:name="gr274" style:family="graphic" style:parent-style-name="standard">
      <style:graphic-properties draw:stroke="none" svg:stroke-color="#000000" draw:fill="none" draw:fill-color="#ffffff" fo:min-height="1.999cm"/>
    </style:style>
    <style:style style:name="gr275" style:family="graphic" style:parent-style-name="standard">
      <style:graphic-properties svg:stroke-color="#000000" draw:fill-color="#996600" draw:textarea-horizontal-align="justify" draw:textarea-vertical-align="middle" draw:auto-grow-height="false" fo:min-height="0.236cm" fo:min-width="0cm"/>
    </style:style>
    <style:style style:name="gr276" style:family="graphic" style:parent-style-name="standard">
      <style:graphic-properties svg:stroke-color="#000000" draw:fill-color="#ffcc00" draw:textarea-horizontal-align="justify" draw:textarea-vertical-align="middle" draw:auto-grow-height="false" fo:min-height="0.239cm" fo:min-width="0cm"/>
    </style:style>
    <style:style style:name="gr277" style:family="graphic" style:parent-style-name="standard">
      <style:graphic-properties draw:textarea-horizontal-align="justify" draw:textarea-vertical-align="middle" draw:auto-grow-height="false" fo:min-height="0.054cm" fo:min-width="3.588cm"/>
    </style:style>
    <style:style style:name="gr278" style:family="graphic" style:parent-style-name="standard">
      <style:graphic-properties draw:fill-color="#ffffff" draw:textarea-horizontal-align="justify" draw:textarea-vertical-align="middle" draw:auto-grow-height="false" fo:min-height="0cm" fo:min-width="3.588cm"/>
    </style:style>
    <style:style style:name="gr279" style:family="graphic" style:parent-style-name="standard">
      <style:graphic-properties draw:stroke="none" svg:stroke-color="#000000" draw:fill="none" draw:fill-color="#ffffff" fo:min-height="0.449cm"/>
    </style:style>
    <style:style style:name="gr280" style:family="graphic" style:parent-style-name="standard">
      <style:graphic-properties draw:stroke="none" svg:stroke-color="#000000" draw:fill="none" draw:fill-color="#ffffff" fo:min-height="0.491cm"/>
    </style:style>
    <style:style style:name="gr281" style:family="graphic" style:parent-style-name="standard">
      <style:graphic-properties svg:stroke-color="#000000" draw:fill="none" draw:textarea-horizontal-align="justify" draw:textarea-vertical-align="middle" draw:auto-grow-height="false" fo:min-height="7.849cm" fo:min-width="12.803cm"/>
    </style:style>
    <style:style style:name="gr282" style:family="graphic" style:parent-style-name="standard">
      <style:graphic-properties svg:stroke-color="#000000" draw:fill-color="#b2b2b2" draw:textarea-horizontal-align="justify" draw:textarea-vertical-align="middle" draw:auto-grow-height="false" fo:min-height="1.02cm" fo:min-width="0.668cm"/>
    </style:style>
    <style:style style:name="gr283" style:family="graphic" style:parent-style-name="standard">
      <style:graphic-properties svg:stroke-color="#000000" draw:fill-color="#996600" draw:textarea-horizontal-align="justify" draw:textarea-vertical-align="middle" draw:auto-grow-height="false" fo:min-height="0.215cm" fo:min-width="0cm"/>
    </style:style>
    <style:style style:name="gr284" style:family="graphic" style:parent-style-name="standard">
      <style:graphic-properties draw:stroke="none" svg:stroke-color="#000000" draw:fill-color="#ffffff" draw:textarea-horizontal-align="justify" draw:textarea-vertical-align="middle" draw:auto-grow-height="false" fo:min-height="0.227cm" fo:min-width="0cm"/>
    </style:style>
    <style:style style:name="gr285" style:family="graphic" style:parent-style-name="standard">
      <style:graphic-properties svg:stroke-color="#000000" draw:fill-color="#ffcc00" draw:textarea-horizontal-align="justify" draw:textarea-vertical-align="middle" draw:auto-grow-height="false" fo:min-height="0.215cm" fo:min-width="0cm"/>
    </style:style>
    <style:style style:name="gr286" style:family="graphic" style:parent-style-name="standard">
      <style:graphic-properties svg:stroke-color="#000000" draw:fill-color="#0000cc" draw:textarea-horizontal-align="justify" draw:textarea-vertical-align="middle" draw:auto-grow-height="false" fo:min-height="0cm" fo:min-width="0.195cm"/>
    </style:style>
    <style:style style:name="gr287" style:family="graphic" style:parent-style-name="standard">
      <style:graphic-properties draw:textarea-horizontal-align="justify" draw:textarea-vertical-align="middle" draw:auto-grow-height="false" fo:min-height="0.04cm" fo:min-width="5.195cm"/>
    </style:style>
    <style:style style:name="gr288" style:family="graphic" style:parent-style-name="standard">
      <style:graphic-properties draw:fill-color="#ffffff" draw:textarea-horizontal-align="justify" draw:textarea-vertical-align="middle" draw:auto-grow-height="false" fo:min-height="0cm" fo:min-width="5.195cm"/>
    </style:style>
    <style:style style:name="gr289" style:family="graphic" style:parent-style-name="standard">
      <style:graphic-properties draw:stroke="none" draw:fill-color="#ffffff" draw:textarea-horizontal-align="justify" draw:textarea-vertical-align="middle" draw:auto-grow-height="false" fo:min-height="2.191cm" fo:min-width="5.601cm"/>
    </style:style>
    <style:style style:name="gr290" style:family="graphic" style:parent-style-name="standard">
      <style:graphic-properties draw:stroke="none" svg:stroke-color="#000000" draw:fill="none" draw:fill-color="#ffffff" fo:min-height="0.907cm"/>
    </style:style>
    <style:style style:name="gr291" style:family="graphic" style:parent-style-name="standard">
      <style:graphic-properties svg:stroke-color="#000000" draw:fill-color="#009900" draw:textarea-horizontal-align="justify" draw:textarea-vertical-align="middle" draw:auto-grow-height="false" fo:min-height="0.62cm" fo:min-width="0cm"/>
    </style:style>
    <style:style style:name="gr292" style:family="graphic" style:parent-style-name="standard">
      <style:graphic-properties svg:stroke-color="#000000" draw:fill-color="#009900" draw:textarea-horizontal-align="justify" draw:textarea-vertical-align="middle" draw:auto-grow-height="false" fo:min-height="0.504cm" fo:min-width="0cm"/>
    </style:style>
    <style:style style:name="gr293" style:family="graphic" style:parent-style-name="standard">
      <style:graphic-properties svg:stroke-color="#000000" draw:fill-color="#009900" draw:textarea-horizontal-align="justify" draw:textarea-vertical-align="middle" draw:auto-grow-height="false" fo:min-height="0.562cm" fo:min-width="0cm"/>
    </style:style>
    <style:style style:name="gr294" style:family="graphic" style:parent-style-name="objectwithoutfill">
      <style:graphic-properties svg:stroke-width="0.02cm" svg:stroke-color="#336633" draw:marker-start-width="0.26cm" draw:marker-end-width="0.26cm" draw:fill="none" draw:textarea-vertical-align="middle" fo:padding-top="0.135cm" fo:padding-bottom="0.135cm" fo:padding-left="0.26cm" fo:padding-right="0.26cm"/>
    </style:style>
    <style:style style:name="gr295" style:family="graphic" style:parent-style-name="standard">
      <style:graphic-properties draw:stroke="none" svg:stroke-color="#000000" draw:fill="none" draw:fill-color="#ffffff" fo:min-height="0.543cm"/>
    </style:style>
    <style:style style:name="gr296" style:family="graphic" style:parent-style-name="standard">
      <style:graphic-properties svg:stroke-color="#000000" draw:fill-color="#996600" draw:textarea-horizontal-align="justify" draw:textarea-vertical-align="middle" draw:auto-grow-height="false" fo:min-height="0.213cm" fo:min-width="0cm"/>
    </style:style>
    <style:style style:name="gr297" style:family="graphic" style:parent-style-name="standard">
      <style:graphic-properties svg:stroke-color="#000000" draw:fill-color="#ffcc00" draw:textarea-horizontal-align="justify" draw:textarea-vertical-align="middle" draw:auto-grow-height="false" fo:min-height="0.214cm" fo:min-width="0cm"/>
    </style:style>
    <style:style style:name="gr298" style:family="graphic" style:parent-style-name="standard">
      <style:graphic-properties svg:stroke-color="#000000" draw:fill-color="#b2b2b2" draw:textarea-horizontal-align="justify" draw:textarea-vertical-align="middle" draw:auto-grow-height="false" fo:min-height="0.724cm" fo:min-width="0.669cm"/>
    </style:style>
    <style:style style:name="gr299" style:family="graphic" style:parent-style-name="standard">
      <style:graphic-properties draw:stroke="solid" svg:stroke-color="#000000" draw:fill-color="#eeeeee" draw:textarea-horizontal-align="justify" draw:textarea-vertical-align="middle" draw:auto-grow-height="false" fo:min-height="0cm" fo:min-width="0.662cm"/>
    </style:style>
    <style:style style:name="gr300" style:family="graphic" style:parent-style-name="standard">
      <style:graphic-properties draw:stroke="solid" svg:stroke-color="#000000" draw:fill-color="#ffff99" draw:textarea-horizontal-align="justify" draw:textarea-vertical-align="middle" draw:auto-grow-height="false" fo:min-height="0.099cm" fo:min-width="0.604cm"/>
    </style:style>
    <style:style style:name="gr301" style:family="graphic" style:parent-style-name="standard">
      <style:graphic-properties draw:textarea-horizontal-align="justify" draw:textarea-vertical-align="middle" draw:auto-grow-height="false" fo:min-height="0.041cm" fo:min-width="5.195cm"/>
    </style:style>
    <style:style style:name="gr302" style:family="graphic" style:parent-style-name="standard">
      <style:graphic-properties draw:stroke="none" draw:fill-color="#ffffff" draw:textarea-horizontal-align="justify" draw:textarea-vertical-align="middle" draw:auto-grow-height="false" fo:min-height="2.191cm" fo:min-width="5.95cm"/>
    </style:style>
    <style:style style:name="gr303" style:family="graphic" style:parent-style-name="standard">
      <style:graphic-properties draw:stroke="none" svg:stroke-color="#000000" draw:fill="none" draw:fill-color="#ffffff" fo:min-height="1.548cm"/>
    </style:style>
    <style:style style:name="gr304" style:family="graphic" style:parent-style-name="standard">
      <style:graphic-properties svg:stroke-color="#000000" draw:fill-color="#009900" draw:textarea-horizontal-align="justify" draw:textarea-vertical-align="middle" draw:auto-grow-height="false" fo:min-height="0.674cm" fo:min-width="0cm"/>
    </style:style>
    <style:style style:name="gr305" style:family="graphic" style:parent-style-name="standard">
      <style:graphic-properties svg:stroke-color="#000000" draw:fill-color="#009900" draw:textarea-horizontal-align="justify" draw:textarea-vertical-align="middle" draw:auto-grow-height="false" fo:min-height="0.621cm" fo:min-width="0cm"/>
    </style:style>
    <style:style style:name="gr306" style:family="graphic" style:parent-style-name="standard">
      <style:graphic-properties svg:stroke-color="#000000" draw:fill-color="#009900" draw:textarea-horizontal-align="justify" draw:textarea-vertical-align="middle" draw:auto-grow-height="false" fo:min-height="0.505cm" fo:min-width="0cm"/>
    </style:style>
    <style:style style:name="gr307" style:family="graphic" style:parent-style-name="standard">
      <style:graphic-properties svg:stroke-color="#000000" draw:fill-color="#009900" draw:textarea-horizontal-align="justify" draw:textarea-vertical-align="middle" draw:auto-grow-height="false" fo:min-height="0.563cm" fo:min-width="0cm"/>
    </style:style>
    <style:style style:name="gr308" style:family="graphic" style:parent-style-name="standard">
      <style:graphic-properties draw:stroke="none" svg:stroke-color="#000000" draw:fill="none" draw:fill-color="#ffffff" fo:min-height="0.891cm"/>
    </style:style>
    <style:style style:name="gr309" style:family="graphic" style:parent-style-name="standard">
      <style:graphic-properties draw:stroke="none" svg:stroke-color="#000000" draw:fill="none" draw:fill-color="#ffffff" fo:min-height="2.161cm"/>
    </style:style>
    <style:style style:name="gr310" style:family="graphic" style:parent-style-name="standard">
      <style:graphic-properties draw:stroke="none" svg:stroke-color="#000000" draw:fill="none" draw:fill-color="#ffffff" fo:min-height="1.333cm"/>
    </style:style>
    <style:style style:name="gr311" style:family="graphic" style:parent-style-name="standard">
      <style:graphic-properties draw:stroke="none" svg:stroke-color="#000000" draw:fill="none" draw:fill-color="#ffffff" draw:auto-grow-width="true" fo:min-height="0.332cm" fo:min-width="5.64cm"/>
    </style:style>
    <style:style style:name="gr312" style:family="graphic" style:parent-style-name="standard">
      <style:graphic-properties svg:stroke-color="#000000" draw:fill-color="#b2b2b2" draw:textarea-horizontal-align="justify" draw:textarea-vertical-align="middle" draw:auto-grow-height="false" fo:min-height="0.424cm" fo:min-width="0cm"/>
    </style:style>
    <style:style style:name="gr313" style:family="graphic" style:parent-style-name="standard">
      <style:graphic-properties draw:stroke="solid" svg:stroke-color="#000000" draw:fill-color="#b2b2b2" draw:textarea-horizontal-align="justify" draw:textarea-vertical-align="middle" draw:auto-grow-height="false" fo:min-height="0cm" fo:min-width="0.952cm"/>
    </style:style>
    <style:style style:name="gr314" style:family="graphic" style:parent-style-name="standard">
      <style:graphic-properties draw:stroke="none" svg:stroke-color="#000000" draw:fill-color="#b2b2b2" draw:textarea-horizontal-align="justify" draw:textarea-vertical-align="middle" draw:auto-grow-height="false" fo:min-height="0cm" fo:min-width="0.947cm"/>
    </style:style>
    <style:style style:name="gr315" style:family="graphic" style:parent-style-name="standard">
      <style:graphic-properties svg:stroke-color="#000000" draw:fill-color="#996600" draw:textarea-horizontal-align="justify" draw:textarea-vertical-align="middle" draw:auto-grow-height="false" fo:min-height="0.223cm" fo:min-width="0cm"/>
    </style:style>
    <style:style style:name="gr316" style:family="graphic" style:parent-style-name="standard">
      <style:graphic-properties svg:stroke-color="#000000" draw:fill-color="#ffcc00" draw:textarea-horizontal-align="justify" draw:textarea-vertical-align="middle" draw:auto-grow-height="false" fo:min-height="0.225cm" fo:min-width="0cm"/>
    </style:style>
    <style:style style:name="gr317" style:family="graphic" style:parent-style-name="standard">
      <style:graphic-properties draw:stroke="solid" svg:stroke-color="#000000" draw:fill-color="#996600" draw:textarea-horizontal-align="justify" draw:textarea-vertical-align="middle" draw:auto-grow-height="false" fo:min-height="0.147cm" fo:min-width="0cm"/>
    </style:style>
    <style:style style:name="gr318" style:family="graphic" style:parent-style-name="standard">
      <style:graphic-properties draw:stroke="none" svg:stroke-color="#000000" draw:fill-color="#996600" draw:textarea-horizontal-align="justify" draw:textarea-vertical-align="middle" draw:auto-grow-height="false" fo:min-height="0cm" fo:min-width="0.357cm"/>
    </style:style>
    <style:style style:name="gr319" style:family="graphic" style:parent-style-name="standard">
      <style:graphic-properties draw:stroke="solid" svg:stroke-color="#000000" draw:fill-color="#eeeeee" draw:textarea-horizontal-align="justify" draw:textarea-vertical-align="middle" draw:auto-grow-height="false" fo:min-height="0cm" fo:min-width="0.691cm"/>
    </style:style>
    <style:style style:name="gr320" style:family="graphic" style:parent-style-name="standard">
      <style:graphic-properties draw:stroke="solid" svg:stroke-color="#000000" draw:fill-color="#ffff99" draw:textarea-horizontal-align="justify" draw:textarea-vertical-align="middle" draw:auto-grow-height="false" fo:min-height="0.106cm" fo:min-width="0.631cm"/>
    </style:style>
    <style:style style:name="gr321" style:family="graphic" style:parent-style-name="standard">
      <style:graphic-properties svg:stroke-color="#000000" draw:fill-color="#009900" draw:textarea-horizontal-align="justify" draw:textarea-vertical-align="middle" draw:auto-grow-height="false" fo:min-height="0cm" fo:min-width="4.223cm"/>
    </style:style>
    <style:style style:name="gr322" style:family="graphic" style:parent-style-name="standard">
      <style:graphic-properties svg:stroke-color="#000000" draw:fill-color="#009900" draw:textarea-horizontal-align="justify" draw:textarea-vertical-align="middle" draw:auto-grow-height="false" fo:min-height="0cm" fo:min-width="0cm"/>
    </style:style>
    <style:style style:name="gr323" style:family="graphic" style:parent-style-name="standard">
      <style:graphic-properties svg:stroke-color="#000000" draw:fill-color="#009900" draw:textarea-horizontal-align="justify" draw:textarea-vertical-align="middle" draw:auto-grow-height="false" fo:min-height="0.032cm" fo:min-width="0cm"/>
    </style:style>
    <style:style style:name="gr324" style:family="graphic" style:parent-style-name="standard">
      <style:graphic-properties svg:stroke-color="#000000" draw:fill-color="#009900" draw:textarea-horizontal-align="justify" draw:textarea-vertical-align="middle" draw:auto-grow-height="false" fo:min-height="0.03cm" fo:min-width="0cm"/>
    </style:style>
    <style:style style:name="gr325" style:family="graphic" style:parent-style-name="standard">
      <style:graphic-properties svg:stroke-color="#000000" draw:fill-color="#009900" draw:textarea-horizontal-align="justify" draw:textarea-vertical-align="middle" draw:auto-grow-height="false" fo:min-height="0.031cm" fo:min-width="0cm"/>
    </style:style>
    <style:style style:name="gr326" style:family="graphic" style:parent-style-name="standard">
      <style:graphic-properties draw:textarea-horizontal-align="justify" draw:textarea-vertical-align="middle" draw:auto-grow-height="false" fo:min-height="0.048cm" fo:min-width="3.887cm"/>
    </style:style>
    <style:style style:name="gr327" style:family="graphic" style:parent-style-name="standard">
      <style:graphic-properties draw:fill-color="#ffffff" draw:textarea-horizontal-align="justify" draw:textarea-vertical-align="middle" draw:auto-grow-height="false" fo:min-height="0cm" fo:min-width="3.887cm"/>
    </style:style>
    <style:style style:name="gr328" style:family="graphic" style:parent-style-name="standard">
      <style:graphic-properties draw:stroke="none" draw:fill-color="#ffffff" draw:textarea-horizontal-align="justify" draw:textarea-vertical-align="middle" draw:auto-grow-height="false" fo:min-height="0.181cm" fo:min-width="0cm"/>
    </style:style>
    <style:style style:name="gr329" style:family="graphic" style:parent-style-name="standard">
      <style:graphic-properties svg:stroke-color="#000000" draw:fill-color="#b2b2b2" draw:textarea-horizontal-align="justify" draw:textarea-vertical-align="middle" draw:auto-grow-height="false" fo:min-height="0.268cm" fo:min-width="0.698cm"/>
    </style:style>
    <style:style style:name="gr330" style:family="graphic" style:parent-style-name="standard">
      <style:graphic-properties svg:stroke-color="#000000" draw:fill="none" draw:textarea-horizontal-align="justify" draw:textarea-vertical-align="middle" draw:auto-grow-height="false" fo:min-height="8.037cm" fo:min-width="12.749cm"/>
    </style:style>
    <style:style style:name="gr331" style:family="graphic" style:parent-style-name="standard">
      <style:graphic-properties draw:stroke="none" svg:stroke-color="#000000" draw:fill="none" draw:fill-color="#ffffff" draw:auto-grow-width="true" fo:min-height="0.372cm" fo:min-width="6.059cm"/>
    </style:style>
    <style:style style:name="gr332" style:family="graphic" style:parent-style-name="standard">
      <style:graphic-properties svg:stroke-color="#000000" draw:fill-color="#996600" draw:textarea-horizontal-align="justify" draw:textarea-vertical-align="middle" draw:auto-grow-height="false" fo:min-height="0.186cm" fo:min-width="0cm"/>
    </style:style>
    <style:style style:name="gr333" style:family="graphic" style:parent-style-name="standard">
      <style:graphic-properties draw:stroke="none" svg:stroke-color="#000000" draw:fill-color="#ffffff" draw:textarea-horizontal-align="justify" draw:textarea-vertical-align="middle" draw:auto-grow-height="false" fo:min-height="0.188cm" fo:min-width="0cm"/>
    </style:style>
    <style:style style:name="gr334" style:family="graphic" style:parent-style-name="standard">
      <style:graphic-properties svg:stroke-color="#000000" draw:fill-color="#ff6666" draw:textarea-horizontal-align="justify" draw:textarea-vertical-align="middle" draw:auto-grow-height="false" fo:min-height="0cm" fo:min-width="6.276cm"/>
    </style:style>
    <style:style style:name="gr335" style:family="graphic" style:parent-style-name="standard">
      <style:graphic-properties svg:stroke-color="#000000" draw:fill-color="#ffcc00" draw:textarea-horizontal-align="justify" draw:textarea-vertical-align="middle" draw:auto-grow-height="false" fo:min-height="0.187cm" fo:min-width="0cm"/>
    </style:style>
    <style:style style:name="gr336" style:family="graphic" style:parent-style-name="standard">
      <style:graphic-properties draw:stroke="solid" svg:stroke-color="#000000" draw:fill-color="#eeeeee" draw:textarea-horizontal-align="justify" draw:textarea-vertical-align="middle" draw:auto-grow-height="false" fo:min-height="0cm" fo:min-width="0.975cm"/>
    </style:style>
    <style:style style:name="gr337" style:family="graphic" style:parent-style-name="standard">
      <style:graphic-properties draw:stroke="solid" svg:stroke-color="#000000" draw:fill-color="#ffff99" draw:textarea-horizontal-align="justify" draw:textarea-vertical-align="middle" draw:auto-grow-height="false" fo:min-height="0.296cm" fo:min-width="0.92cm"/>
    </style:style>
    <style:style style:name="gr338" style:family="graphic" style:parent-style-name="standard">
      <style:graphic-properties svg:stroke-color="#000000" draw:fill-color="#b2b2b2" draw:textarea-horizontal-align="justify" draw:textarea-vertical-align="middle" draw:auto-grow-height="false" fo:min-height="1.389cm" fo:min-width="0.798cm"/>
    </style:style>
    <style:style style:name="gr339" style:family="graphic" style:parent-style-name="standard">
      <style:graphic-properties draw:stroke="none" svg:stroke-color="#000000" draw:fill-color="#ffffff" draw:textarea-horizontal-align="justify" draw:textarea-vertical-align="middle" draw:auto-grow-height="false" fo:min-height="0.734cm" fo:min-width="0.579cm"/>
    </style:style>
    <style:style style:name="gr340" style:family="graphic" style:parent-style-name="standard">
      <style:graphic-properties svg:stroke-width="0.01cm" draw:marker-start-width="0.235cm" draw:marker-end-width="0.235cm" draw:fill-color="#ffffcc" draw:textarea-horizontal-align="justify" draw:textarea-vertical-align="middle" draw:auto-grow-height="false" fo:min-height="0.358cm" fo:min-width="0.118cm" fo:padding-top="0.13cm" fo:padding-bottom="0.13cm" fo:padding-left="0.255cm" fo:padding-right="0.255cm"/>
    </style:style>
    <style:style style:name="gr341" style:family="graphic" style:parent-style-name="standard">
      <style:graphic-properties svg:stroke-width="0.01cm" draw:marker-start-width="0.235cm" draw:marker-end-width="0.235cm" draw:fill-color="#ffffcc" draw:textarea-horizontal-align="justify" draw:textarea-vertical-align="middle" draw:auto-grow-height="false" fo:min-height="0cm" fo:min-width="0cm" fo:padding-top="0.13cm" fo:padding-bottom="0.13cm" fo:padding-left="0.255cm" fo:padding-right="0.255cm"/>
    </style:style>
    <style:style style:name="gr342" style:family="graphic" style:parent-style-name="standard">
      <style:graphic-properties svg:stroke-width="0.01cm" draw:marker-start-width="0.25cm" draw:marker-end-width="0.25cm" draw:fill-color="#ffffcc" draw:textarea-horizontal-align="justify" draw:textarea-vertical-align="middle" draw:auto-grow-height="false" fo:min-height="0cm" fo:min-width="0cm" fo:padding-top="0.13cm" fo:padding-bottom="0.13cm" fo:padding-left="0.255cm" fo:padding-right="0.255cm"/>
    </style:style>
    <style:style style:name="gr343" style:family="graphic" style:parent-style-name="standard">
      <style:graphic-properties draw:stroke="none" svg:stroke-color="#000000" draw:fill-color="#ffffff" draw:textarea-horizontal-align="justify" draw:textarea-vertical-align="middle" draw:auto-grow-height="false" fo:min-height="0.296cm" fo:min-width="0cm"/>
    </style:style>
    <style:style style:name="gr344" style:family="graphic" style:parent-style-name="standard">
      <style:graphic-properties svg:stroke-width="0.02cm" svg:stroke-color="#999999" draw:marker-start-width="0.275cm" draw:marker-end-width="0.275cm" draw:fill-color="#ffffff" draw:textarea-horizontal-align="justify" draw:textarea-vertical-align="middle" draw:auto-grow-height="false" fo:min-height="0cm" fo:min-width="0cm" fo:padding-top="0.135cm" fo:padding-bottom="0.135cm" fo:padding-left="0.26cm" fo:padding-right="0.26cm"/>
    </style:style>
    <style:style style:name="gr345" style:family="graphic" style:parent-style-name="standard">
      <style:graphic-properties draw:stroke="solid" svg:stroke-color="#000000" draw:fill-color="#996600" draw:textarea-horizontal-align="justify" draw:textarea-vertical-align="middle" draw:auto-grow-height="false" fo:min-height="0.116cm" fo:min-width="0cm"/>
    </style:style>
    <style:style style:name="gr346" style:family="graphic" style:parent-style-name="standard">
      <style:graphic-properties draw:stroke="none" svg:stroke-color="#000000" draw:fill-color="#996600" draw:textarea-horizontal-align="justify" draw:textarea-vertical-align="middle" draw:auto-grow-height="false" fo:min-height="0cm" fo:min-width="0.286cm"/>
    </style:style>
    <style:style style:name="gr347" style:family="graphic" style:parent-style-name="standard">
      <style:graphic-properties draw:stroke="none" svg:stroke-color="#000000" draw:fill-color="#ffffff" draw:textarea-horizontal-align="justify" draw:textarea-vertical-align="middle" draw:auto-grow-height="false" fo:min-height="0.187cm" fo:min-width="0cm"/>
    </style:style>
    <style:style style:name="gr348" style:family="graphic" style:parent-style-name="standard">
      <style:graphic-properties svg:stroke-color="#000000" draw:fill-color="#ffcc00" draw:textarea-horizontal-align="justify" draw:textarea-vertical-align="middle" draw:auto-grow-height="false" fo:min-height="0.188cm" fo:min-width="0cm"/>
    </style:style>
    <style:style style:name="gr349" style:family="graphic" style:parent-style-name="standard">
      <style:graphic-properties draw:stroke="solid" svg:stroke-color="#000000" draw:fill-color="#eeeeee" draw:textarea-horizontal-align="justify" draw:textarea-vertical-align="middle" draw:auto-grow-height="false" fo:min-height="0cm" fo:min-width="0.866cm"/>
    </style:style>
    <style:style style:name="gr350" style:family="graphic" style:parent-style-name="standard">
      <style:graphic-properties draw:stroke="solid" svg:stroke-color="#000000" draw:fill-color="#ffff99" draw:textarea-horizontal-align="justify" draw:textarea-vertical-align="middle" draw:auto-grow-height="false" fo:min-height="0.294cm" fo:min-width="0.593cm"/>
    </style:style>
    <style:style style:name="gr351" style:family="graphic" style:parent-style-name="standard">
      <style:graphic-properties svg:stroke-color="#000000" draw:fill-color="#ffcc00" draw:textarea-horizontal-align="justify" draw:textarea-vertical-align="middle" draw:auto-grow-height="false" fo:min-height="0.35cm" fo:min-width="0cm"/>
    </style:style>
    <style:style style:name="gr352" style:family="graphic" style:parent-style-name="standard">
      <style:graphic-properties draw:textarea-horizontal-align="justify" draw:textarea-vertical-align="middle" draw:auto-grow-height="false" fo:min-height="0.023cm" fo:min-width="5.608cm"/>
    </style:style>
    <style:style style:name="gr353" style:family="graphic" style:parent-style-name="standard">
      <style:graphic-properties draw:fill-color="#ffffff" draw:textarea-horizontal-align="justify" draw:textarea-vertical-align="middle" draw:auto-grow-height="false" fo:min-height="0cm" fo:min-width="5.608cm"/>
    </style:style>
    <style:style style:name="gr354" style:family="graphic" style:parent-style-name="objectwithoutfill">
      <style:graphic-properties svg:stroke-width="0.02cm" draw:marker-start-width="0.275cm" draw:marker-end-width="0.275cm" draw:fill="none" draw:textarea-vertical-align="middle" fo:padding-top="0.135cm" fo:padding-bottom="0.135cm" fo:padding-left="0.26cm" fo:padding-right="0.26cm"/>
    </style:style>
    <style:style style:name="gr355" style:family="graphic" style:parent-style-name="standard">
      <style:graphic-properties draw:stroke="none" svg:stroke-color="#000000" draw:fill="none" draw:fill-color="#ffffff" fo:min-height="0.481cm"/>
    </style:style>
    <style:style style:name="gr356" style:family="graphic" style:parent-style-name="standard">
      <style:graphic-properties draw:stroke="none" svg:stroke-color="#000000" draw:fill="none" draw:fill-color="#ffffff" fo:min-height="3.889cm"/>
    </style:style>
    <style:style style:name="gr357" style:family="graphic" style:parent-style-name="standard">
      <style:graphic-properties draw:stroke="solid" svg:stroke-color="#000000" draw:fill-color="#ffff99" draw:textarea-horizontal-align="justify" draw:textarea-vertical-align="middle" draw:auto-grow-height="false" fo:min-height="0.079cm" fo:min-width="0.92cm"/>
    </style:style>
    <style:style style:name="gr358" style:family="graphic" style:parent-style-name="standard">
      <style:graphic-properties svg:stroke-color="#000000" draw:fill-color="#b2b2b2" draw:textarea-horizontal-align="justify" draw:textarea-vertical-align="middle" draw:auto-grow-height="false" fo:min-height="1.389cm" fo:min-width="0.649cm"/>
    </style:style>
    <style:style style:name="gr359" style:family="graphic" style:parent-style-name="standard">
      <style:graphic-properties draw:stroke="none" svg:stroke-color="#000000" draw:fill-color="#ffffff" draw:textarea-horizontal-align="justify" draw:textarea-vertical-align="middle" draw:auto-grow-height="false" fo:min-height="0.734cm" fo:min-width="0.43cm"/>
    </style:style>
    <style:style style:name="gr360" style:family="graphic" style:parent-style-name="standard">
      <style:graphic-properties svg:stroke-width="0.01cm" draw:marker-start-width="0.235cm" draw:marker-end-width="0.235cm" draw:fill-color="#ffffcc" draw:textarea-horizontal-align="justify" draw:textarea-vertical-align="middle" draw:auto-grow-height="false" fo:min-height="0.358cm" fo:min-width="0.108cm" fo:padding-top="0.13cm" fo:padding-bottom="0.13cm" fo:padding-left="0.255cm" fo:padding-right="0.255cm"/>
    </style:style>
    <style:style style:name="gr361" style:family="graphic" style:parent-style-name="standard">
      <style:graphic-properties draw:stroke="solid" svg:stroke-color="#000000" draw:fill-color="#996600" draw:textarea-horizontal-align="justify" draw:textarea-vertical-align="middle" draw:auto-grow-height="false" fo:min-height="0.115cm" fo:min-width="0cm"/>
    </style:style>
    <style:style style:name="gr362" style:family="graphic" style:parent-style-name="standard">
      <style:graphic-properties draw:stroke="none" svg:stroke-color="#000000" draw:fill-color="#996600" draw:textarea-horizontal-align="justify" draw:textarea-vertical-align="middle" draw:auto-grow-height="false" fo:min-height="0cm" fo:min-width="0.287cm"/>
    </style:style>
    <style:style style:name="gr363" style:family="graphic" style:parent-style-name="standard">
      <style:graphic-properties draw:stroke="solid" svg:stroke-color="#000000" draw:fill-color="#eeeeee" draw:textarea-horizontal-align="justify" draw:textarea-vertical-align="middle" draw:auto-grow-height="false" fo:min-height="0cm" fo:min-width="0.593cm"/>
    </style:style>
    <style:style style:name="gr364" style:family="graphic" style:parent-style-name="standard">
      <style:graphic-properties draw:stroke="solid" svg:stroke-color="#000000" draw:fill-color="#ffff99" draw:textarea-horizontal-align="justify" draw:textarea-vertical-align="middle" draw:auto-grow-height="false" fo:min-height="0.295cm" fo:min-width="0.538cm"/>
    </style:style>
    <style:style style:name="gr365" style:family="graphic" style:parent-style-name="standard">
      <style:graphic-properties svg:stroke-color="#000000" draw:fill-color="#b2b2b2" draw:textarea-horizontal-align="justify" draw:textarea-vertical-align="middle" draw:auto-grow-height="false" fo:min-height="0.355cm" fo:min-width="0.479cm"/>
    </style:style>
    <style:style style:name="gr366" style:family="graphic" style:parent-style-name="standard">
      <style:graphic-properties svg:stroke-color="#000000" draw:fill-color="#b2b2b2" draw:textarea-horizontal-align="justify" draw:textarea-vertical-align="middle" draw:auto-grow-height="false" fo:min-height="0.218cm" fo:min-width="0cm"/>
    </style:style>
    <style:style style:name="gr367" style:family="graphic" style:parent-style-name="standard">
      <style:graphic-properties draw:stroke="solid" svg:stroke-color="#000000" draw:fill-color="#b2b2b2" draw:textarea-horizontal-align="justify" draw:textarea-vertical-align="middle" draw:auto-grow-height="false" fo:min-height="0cm" fo:min-width="0.66cm"/>
    </style:style>
    <style:style style:name="gr368" style:family="graphic" style:parent-style-name="standard">
      <style:graphic-properties draw:stroke="none" svg:stroke-color="#000000" draw:fill-color="#b2b2b2" draw:textarea-horizontal-align="justify" draw:textarea-vertical-align="middle" draw:auto-grow-height="false" fo:min-height="0cm" fo:min-width="0.657cm"/>
    </style:style>
    <style:style style:name="gr369" style:family="graphic" style:parent-style-name="standard">
      <style:graphic-properties draw:stroke="none" svg:stroke-color="#000000" draw:fill="none" draw:fill-color="#ffffff" fo:min-height="3.457cm"/>
    </style:style>
    <style:style style:name="gr370" style:family="graphic" style:parent-style-name="standard">
      <style:graphic-properties svg:stroke-color="#000000" draw:fill="none" draw:textarea-horizontal-align="justify" draw:textarea-vertical-align="middle" draw:auto-grow-height="false" fo:min-height="10.078cm" fo:min-width="11.8cm"/>
    </style:style>
    <style:style style:name="gr371"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5.435cm" fo:min-width="8.355cm" fo:padding-top="0.3cm" fo:padding-bottom="0.3cm" fo:padding-left="0.425cm" fo:padding-right="0.425cm"/>
    </style:style>
    <style:style style:name="gr372"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3.748cm" fo:min-width="1.733cm" fo:padding-top="0.3cm" fo:padding-bottom="0.3cm" fo:padding-left="0.425cm" fo:padding-right="0.425cm"/>
    </style:style>
    <style:style style:name="gr373"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0.693cm" fo:min-width="3.977cm" fo:padding-top="0.285cm" fo:padding-bottom="0.285cm" fo:padding-left="0.41cm" fo:padding-right="0.41cm" draw:shadow-opacity="50%"/>
    </style:style>
    <style:style style:name="gr374" style:family="graphic" style:parent-style-name="objectwithoutfill">
      <style:graphic-properties svg:stroke-width="0.2cm" svg:stroke-color="#b2b2b2" draw:marker-start-width="0.8cm" draw:marker-end-width="0.8cm" svg:stroke-linecap="round" draw:fill="none" draw:textarea-vertical-align="middle" fo:padding-top="0.225cm" fo:padding-bottom="0.225cm" fo:padding-left="0.35cm" fo:padding-right="0.35cm"/>
    </style:style>
    <style:style style:name="gr375" style:family="graphic" style:parent-style-name="objectwithoutfill">
      <style:graphic-properties svg:stroke-width="0.12cm" svg:stroke-color="#b2b2b2" draw:marker-start-width="0.575cm" draw:marker-end-width="0.575cm" svg:stroke-linecap="round" draw:fill="none" draw:textarea-vertical-align="middle" fo:padding-top="0.185cm" fo:padding-bottom="0.185cm" fo:padding-left="0.31cm" fo:padding-right="0.31cm"/>
    </style:style>
    <style:style style:name="gr376" style:family="graphic" style:parent-style-name="standard">
      <style:graphic-properties svg:stroke-width="0.3cm" svg:stroke-color="#996600" draw:marker-start-width="1.1cm" draw:marker-end-width="1.1cm" draw:stroke-linejoin="miter" draw:fill="solid" draw:fill-color="#eeffff" draw:opacity="50%" draw:textarea-horizontal-align="justify" draw:textarea-vertical-align="middle" draw:auto-grow-height="false" fo:min-height="2.5cm" fo:min-width="7.831cm" fo:padding-top="0.275cm" fo:padding-bottom="0.275cm" fo:padding-left="0.4cm" fo:padding-right="0.4cm" draw:shadow-opacity="50%"/>
    </style:style>
    <style:style style:name="gr377"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2.331cm" fo:min-width="3.383cm" fo:padding-top="0.3cm" fo:padding-bottom="0.3cm" fo:padding-left="0.425cm" fo:padding-right="0.425cm"/>
    </style:style>
    <style:style style:name="gr378"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1.515cm" fo:min-width="2.969cm" fo:padding-top="0.285cm" fo:padding-bottom="0.285cm" fo:padding-left="0.41cm" fo:padding-right="0.41cm" draw:shadow-opacity="50%"/>
    </style:style>
    <style:style style:name="gr379" style:family="graphic" style:parent-style-name="standard">
      <style:graphic-properties draw:stroke="none" svg:stroke-color="#000000" draw:fill="none" draw:fill-color="#ffffff" fo:min-height="3.351cm"/>
    </style:style>
    <style:style style:name="gr380" style:family="graphic" style:parent-style-name="standard">
      <style:graphic-properties draw:stroke="none" svg:stroke-color="#000000" draw:fill="none" draw:fill-color="#ffffff" fo:min-height="0.636cm"/>
    </style:style>
    <style:style style:name="gr381" style:family="graphic" style:parent-style-name="standard">
      <style:graphic-properties draw:stroke="none" svg:stroke-color="#000000" draw:fill="none" draw:fill-color="#ffffff" draw:auto-grow-width="true" fo:min-height="0.616cm" fo:min-width="1.75cm"/>
    </style:style>
    <style:style style:name="gr382" style:family="graphic" style:parent-style-name="standard">
      <style:graphic-properties draw:stroke="none" svg:stroke-color="#000000" draw:fill="none" draw:fill-color="#ffffff" fo:min-height="0.616cm"/>
    </style:style>
    <style:style style:name="gr383" style:family="graphic" style:parent-style-name="standard">
      <style:graphic-properties svg:stroke-width="0.2cm" svg:stroke-color="#996600" draw:marker-start-width="0.8cm" draw:marker-end-width="0.8cm" draw:stroke-linejoin="miter" draw:fill="none" draw:textarea-horizontal-align="justify" draw:textarea-vertical-align="middle" draw:auto-grow-height="false" fo:min-height="5.636cm" fo:min-width="8.555cm" fo:padding-top="0.225cm" fo:padding-bottom="0.225cm" fo:padding-left="0.35cm" fo:padding-right="0.35cm"/>
    </style:style>
    <style:style style:name="gr384"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2.415cm" fo:min-width="7.674cm" fo:padding-top="0.285cm" fo:padding-bottom="0.285cm" fo:padding-left="0.41cm" fo:padding-right="0.41cm" draw:shadow-opacity="50%"/>
    </style:style>
    <style:style style:name="gr385" style:family="graphic" style:parent-style-name="standard">
      <style:graphic-properties draw:stroke="none" svg:stroke-width="0.4cm" svg:stroke-color="#996600" draw:marker-start-width="1.4cm" draw:marker-end-width="1.4cm" draw:stroke-linejoin="miter" draw:fill="solid" draw:fill-color="#dddddd" draw:opacity="100%" draw:textarea-horizontal-align="justify" draw:textarea-vertical-align="middle" draw:auto-grow-height="false" fo:min-height="3.036cm" fo:min-width="9.268cm" fo:padding-top="0.325cm" fo:padding-bottom="0.325cm" fo:padding-left="0.45cm" fo:padding-right="0.45cm" draw:shadow-opacity="100%"/>
    </style:style>
    <style:style style:name="gr386" style:family="graphic" style:parent-style-name="standard">
      <style:graphic-properties draw:stroke="none" svg:stroke-width="0.4cm" svg:stroke-color="#996600" draw:marker-start-width="1.4cm" draw:marker-end-width="1.4cm" draw:stroke-linejoin="miter" draw:fill="solid" draw:fill-color="#dddddd" draw:opacity="100%" draw:textarea-horizontal-align="justify" draw:textarea-vertical-align="middle" draw:auto-grow-height="false" fo:min-height="0.295cm" fo:min-width="8.893cm" fo:padding-top="0.325cm" fo:padding-bottom="0.325cm" fo:padding-left="0.45cm" fo:padding-right="0.45cm" draw:shadow-opacity="100%"/>
    </style:style>
    <style:style style:name="gr387" style:family="graphic" style:parent-style-name="standard">
      <style:graphic-properties draw:stroke="none" svg:stroke-width="0.4cm" svg:stroke-color="#996600" draw:marker-start-width="1.4cm" draw:marker-end-width="1.4cm" draw:stroke-linejoin="miter" draw:fill="solid" draw:fill-color="#dddddd" draw:opacity="100%" draw:textarea-horizontal-align="justify" draw:textarea-vertical-align="middle" draw:auto-grow-height="false" fo:min-height="3.04cm" fo:min-width="0.694cm" fo:padding-top="0.325cm" fo:padding-bottom="0.325cm" fo:padding-left="0.45cm" fo:padding-right="0.45cm" draw:shadow-opacity="100%"/>
    </style:style>
    <style:style style:name="gr388" style:family="graphic" style:parent-style-name="standard">
      <style:graphic-properties draw:stroke="none" svg:stroke-color="#000000" draw:fill="none" draw:fill-color="#ffffff" draw:auto-grow-width="true" fo:min-height="0.616cm" fo:min-width="2.148cm"/>
    </style:style>
    <style:style style:name="gr389" style:family="graphic" style:parent-style-name="standard">
      <style:graphic-properties draw:stroke="none" svg:stroke-color="#000000" draw:fill="none" draw:fill-color="#ffffff" draw:auto-grow-width="true" fo:min-height="0.589cm" fo:min-width="6.97cm"/>
    </style:style>
    <style:style style:name="gr390"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3.843cm" fo:min-width="4.749cm" fo:padding-top="0.285cm" fo:padding-bottom="0.285cm" fo:padding-left="0.41cm" fo:padding-right="0.41cm" draw:shadow-opacity="50%"/>
    </style:style>
    <style:style style:name="gr391"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3.76cm" fo:min-width="5.436cm" fo:padding-top="0.3cm" fo:padding-bottom="0.3cm" fo:padding-left="0.425cm" fo:padding-right="0.425cm"/>
    </style:style>
    <style:style style:name="gr392" style:family="graphic" style:parent-style-name="standard">
      <style:graphic-properties draw:stroke="none" draw:fill-color="#ffffff" draw:textarea-horizontal-align="justify" draw:textarea-vertical-align="middle" draw:auto-grow-height="false" fo:min-height="6.5cm" fo:min-width="0.22cm"/>
    </style:style>
    <style:style style:name="gr393" style:family="graphic" style:parent-style-name="standard">
      <style:graphic-properties draw:stroke="none" svg:stroke-color="#000000" draw:fill="none" draw:fill-color="#ffffff" draw:auto-grow-width="true" fo:min-height="0.616cm" fo:min-width="6.839cm"/>
    </style:style>
    <style:style style:name="gr394"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3.775cm" fo:min-width="5.457cm" fo:padding-top="0.3cm" fo:padding-bottom="0.3cm" fo:padding-left="0.425cm" fo:padding-right="0.425cm"/>
    </style:style>
    <style:style style:name="gr395"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1.166cm" fo:min-width="4.713cm" fo:padding-top="0.285cm" fo:padding-bottom="0.285cm" fo:padding-left="0.41cm" fo:padding-right="0.41cm" draw:shadow-opacity="50%"/>
    </style:style>
    <style:style style:name="gr396"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0.814cm" fo:min-width="5.153cm" fo:padding-top="0.285cm" fo:padding-bottom="0.285cm" fo:padding-left="0.41cm" fo:padding-right="0.41cm" draw:shadow-opacity="50%"/>
    </style:style>
    <style:style style:name="gr397" style:family="graphic" style:parent-style-name="standard">
      <style:graphic-properties draw:stroke="none" svg:stroke-color="#000000" draw:fill="none" draw:fill-color="#ffffff" fo:min-height="0.831cm"/>
    </style:style>
    <style:style style:name="gr398"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3.762cm" fo:min-width="5.437cm" fo:padding-top="0.3cm" fo:padding-bottom="0.3cm" fo:padding-left="0.425cm" fo:padding-right="0.425cm"/>
    </style:style>
    <style:style style:name="gr399"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1.162cm" fo:min-width="4.696cm" fo:padding-top="0.285cm" fo:padding-bottom="0.285cm" fo:padding-left="0.41cm" fo:padding-right="0.41cm" draw:shadow-opacity="50%"/>
    </style:style>
    <style:style style:name="gr400"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4.43cm" fo:min-width="2.502cm" fo:padding-top="0.285cm" fo:padding-bottom="0.285cm" fo:padding-left="0.41cm" fo:padding-right="0.41cm" draw:shadow-opacity="50%"/>
    </style:style>
    <style:style style:name="gr401"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2.415cm" fo:min-width="7.326cm" fo:padding-top="0.285cm" fo:padding-bottom="0.285cm" fo:padding-left="0.41cm" fo:padding-right="0.41cm" draw:shadow-opacity="50%"/>
    </style:style>
    <style:style style:name="gr402" style:family="graphic" style:parent-style-name="standard">
      <style:graphic-properties svg:stroke-color="#000000" draw:fill="none" draw:textarea-horizontal-align="justify" draw:textarea-vertical-align="middle" draw:auto-grow-height="false" fo:min-height="22.397cm" fo:min-width="15.711cm"/>
    </style:style>
    <style:style style:name="gr403" style:family="graphic" style:parent-style-name="standard">
      <style:graphic-properties svg:stroke-width="0.35cm" svg:stroke-color="#996600" draw:marker-start-width="1.255cm" draw:marker-end-width="1.255cm" draw:stroke-linejoin="miter" draw:fill="solid" draw:fill-color="#eeffff" draw:opacity="50%" draw:textarea-horizontal-align="justify" draw:textarea-vertical-align="middle" draw:auto-grow-height="false" fo:min-height="3.748cm" fo:min-width="1.733cm" fo:padding-top="0.3cm" fo:padding-bottom="0.3cm" fo:padding-left="0.425cm" fo:padding-right="0.425cm" draw:shadow-opacity="50%"/>
    </style:style>
    <style:style style:name="gr404" style:family="graphic" style:parent-style-name="standard">
      <style:graphic-properties draw:stroke="none" svg:stroke-color="#000000" draw:fill="none" draw:fill-color="#ffffff" draw:auto-grow-width="true" fo:min-height="0.475cm" fo:min-width="2.288cm"/>
    </style:style>
    <style:style style:name="gr405" style:family="graphic" style:parent-style-name="standard">
      <style:graphic-properties svg:stroke-width="0.35cm" svg:stroke-color="#996600" draw:marker-start-width="1.255cm" draw:marker-end-width="1.255cm" draw:stroke-linejoin="miter" draw:fill="solid" draw:fill-color="#eeffff" draw:opacity="50%" draw:textarea-horizontal-align="justify" draw:textarea-vertical-align="middle" draw:auto-grow-height="false" fo:min-height="3.775cm" fo:min-width="2.76cm" fo:padding-top="0.3cm" fo:padding-bottom="0.3cm" fo:padding-left="0.425cm" fo:padding-right="0.425cm" draw:shadow-opacity="50%"/>
    </style:style>
    <style:style style:name="gr406" style:family="graphic" style:parent-style-name="standard">
      <style:graphic-properties svg:stroke-width="0.3cm" svg:stroke-color="#ffcc00" draw:marker-start-width="1.115cm" draw:marker-end-width="1.115cm" draw:stroke-linejoin="miter" draw:fill="solid" draw:fill-color="#eeffff" draw:opacity="50%" draw:textarea-horizontal-align="justify" draw:textarea-vertical-align="middle" draw:auto-grow-height="false" fo:min-height="3.412cm" fo:min-width="2.069cm" fo:padding-top="0.275cm" fo:padding-bottom="0.275cm" fo:padding-left="0.4cm" fo:padding-right="0.4cm" draw:shadow-opacity="50%"/>
    </style:style>
    <style:style style:name="gr407"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3.775cm" fo:min-width="5.456cm" fo:padding-top="0.3cm" fo:padding-bottom="0.3cm" fo:padding-left="0.425cm" fo:padding-right="0.425cm"/>
    </style:style>
    <style:style style:name="gr408" style:family="graphic" style:parent-style-name="standard">
      <style:graphic-properties draw:stroke="none" svg:stroke-color="#000000" draw:fill="none" draw:fill-color="#ffffff" draw:auto-grow-width="true" fo:min-height="0.475cm" fo:min-width="2.051cm"/>
    </style:style>
    <style:style style:name="gr409"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1.196cm" fo:min-width="4.741cm" fo:padding-top="0.285cm" fo:padding-bottom="0.285cm" fo:padding-left="0.41cm" fo:padding-right="0.41cm" draw:shadow-opacity="50%"/>
    </style:style>
    <style:style style:name="gr410"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0.844cm" fo:min-width="5.182cm" fo:padding-top="0.285cm" fo:padding-bottom="0.285cm" fo:padding-left="0.41cm" fo:padding-right="0.41cm" draw:shadow-opacity="50%"/>
    </style:style>
    <style:style style:name="gr411"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3.826cm" fo:min-width="5.506cm" fo:padding-top="0.3cm" fo:padding-bottom="0.3cm" fo:padding-left="0.425cm" fo:padding-right="0.425cm"/>
    </style:style>
    <style:style style:name="gr412" style:family="graphic" style:parent-style-name="standard">
      <style:graphic-properties draw:stroke="none" draw:fill-color="#ffffff" draw:textarea-horizontal-align="justify" draw:textarea-vertical-align="middle" draw:auto-grow-height="false" fo:min-height="0.054cm" fo:min-width="3.309cm"/>
    </style:style>
    <style:style style:name="gr413" style:family="graphic" style:parent-style-name="standard">
      <style:graphic-properties draw:stroke="none" draw:fill="none" fo:min-height="0.589cm"/>
    </style:style>
    <style:style style:name="gr414"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2.912cm" fo:min-width="5.096cm" fo:padding-top="0.285cm" fo:padding-bottom="0.285cm" fo:padding-left="0.41cm" fo:padding-right="0.41cm" draw:shadow-opacity="50%"/>
    </style:style>
    <style:style style:name="gr415" style:family="graphic" style:parent-style-name="objectwithoutfill">
      <style:graphic-properties svg:stroke-width="0.2cm" svg:stroke-color="#b2b2b2" draw:marker-start-width="0.8cm" draw:marker-end-width="0.8cm" svg:stroke-linecap="butt" draw:fill="none" draw:textarea-vertical-align="middle" fo:padding-top="0.225cm" fo:padding-bottom="0.225cm" fo:padding-left="0.35cm" fo:padding-right="0.35cm"/>
    </style:style>
    <style:style style:name="gr416" style:family="graphic" style:parent-style-name="objectwithoutfill">
      <style:graphic-properties svg:stroke-width="0.35cm" svg:stroke-color="#996600" draw:marker-start-width="1.555cm" draw:marker-end-width="1.555cm" draw:stroke-linejoin="miter" svg:stroke-linecap="butt" draw:fill="none" draw:textarea-vertical-align="middle" fo:padding-top="0.3cm" fo:padding-bottom="0.3cm" fo:padding-left="0.425cm" fo:padding-right="0.425cm"/>
    </style:style>
    <style:style style:name="gr417" style:family="graphic" style:parent-style-name="standard">
      <style:graphic-properties draw:stroke="none" draw:fill-color="#ffffff" draw:textarea-horizontal-align="justify" draw:textarea-vertical-align="middle" draw:auto-grow-height="false" fo:min-height="2.288cm" fo:min-width="0cm"/>
    </style:style>
    <style:style style:name="gr418"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3.76cm" fo:min-width="5.434cm" fo:padding-top="0.3cm" fo:padding-bottom="0.3cm" fo:padding-left="0.425cm" fo:padding-right="0.425cm"/>
    </style:style>
    <style:style style:name="gr419"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4.147cm" fo:min-width="4.659cm" fo:padding-top="0.285cm" fo:padding-bottom="0.285cm" fo:padding-left="0.41cm" fo:padding-right="0.41cm" draw:shadow-opacity="50%"/>
    </style:style>
    <style:style style:name="gr420" style:family="graphic" style:parent-style-name="standard">
      <style:graphic-properties draw:stroke="none" svg:stroke-color="#000000" draw:fill="none" draw:fill-color="#ffffff" fo:min-height="0.475cm"/>
    </style:style>
    <style:style style:name="gr421"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0.978cm" fo:min-width="4.424cm" fo:padding-top="0.285cm" fo:padding-bottom="0.285cm" fo:padding-left="0.41cm" fo:padding-right="0.41cm" draw:shadow-opacity="50%"/>
    </style:style>
    <style:style style:name="gr422" style:family="graphic" style:parent-style-name="standard">
      <style:graphic-properties draw:stroke="none" draw:fill-color="#ffffff" draw:textarea-horizontal-align="justify" draw:textarea-vertical-align="middle" draw:auto-grow-height="false" fo:min-height="3.034cm" fo:min-width="0.533cm"/>
    </style:style>
    <style:style style:name="gr423" style:family="graphic" style:parent-style-name="standard">
      <style:graphic-properties draw:stroke="none" svg:stroke-color="#000000" draw:fill="none" draw:fill-color="#ffffff" draw:auto-grow-width="true" fo:min-height="0.475cm" fo:min-width="2.881cm"/>
    </style:style>
    <style:style style:name="gr424"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3.776cm" fo:min-width="5.456cm" fo:padding-top="0.3cm" fo:padding-bottom="0.3cm" fo:padding-left="0.425cm" fo:padding-right="0.425cm"/>
    </style:style>
    <style:style style:name="gr425"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2.91cm" fo:min-width="4.64cm" fo:padding-top="0.285cm" fo:padding-bottom="0.285cm" fo:padding-left="0.41cm" fo:padding-right="0.41cm" draw:shadow-opacity="50%"/>
    </style:style>
    <style:style style:name="gr426" style:family="graphic" style:parent-style-name="standard">
      <style:graphic-properties draw:stroke="none" draw:fill-color="#ffffff" draw:textarea-horizontal-align="justify" draw:textarea-vertical-align="middle" draw:auto-grow-height="false" fo:min-height="0.083cm" fo:min-width="3.829cm"/>
    </style:style>
    <style:style style:name="gr427" style:family="graphic" style:parent-style-name="standard">
      <style:graphic-properties draw:stroke="none" draw:fill-color="#996600" draw:textarea-horizontal-align="justify" draw:textarea-vertical-align="middle" draw:auto-grow-height="false" fo:min-height="0.105cm" fo:min-width="3.838cm"/>
    </style:style>
    <style:style style:name="gr428" style:family="graphic" style:parent-style-name="standard">
      <style:graphic-properties svg:stroke-color="#000000" draw:fill="none" draw:textarea-horizontal-align="justify" draw:textarea-vertical-align="middle" draw:auto-grow-height="false" fo:min-height="16.1cm" fo:min-width="16.2cm"/>
    </style:style>
    <style:style style:name="gr429" style:family="graphic" style:parent-style-name="standard">
      <style:graphic-properties draw:stroke="none" svg:stroke-color="#000000" draw:fill="none" draw:fill-color="#ffffff" fo:min-height="1.318cm"/>
    </style:style>
    <style:style style:name="gr430" style:family="graphic" style:parent-style-name="standard">
      <style:graphic-properties svg:stroke-width="0.053cm" svg:stroke-color="#000000" draw:marker-start-width="0.5cm" draw:marker-end-width="0.5cm" draw:fill="none" draw:textarea-horizontal-align="justify" draw:textarea-vertical-align="middle" draw:auto-grow-height="false" fo:min-height="3.051cm" fo:min-width="2.165cm" fo:padding-top="0.151cm" fo:padding-bottom="0.151cm" fo:padding-left="0.276cm" fo:padding-right="0.276cm"/>
    </style:style>
    <style:style style:name="gr431" style:family="graphic" style:parent-style-name="objectwithoutfill">
      <style:graphic-properties svg:stroke-width="0.035cm" svg:stroke-color="#000000" draw:marker-start-width="0.503cm" draw:marker-end-width="0.503cm" draw:fill="none" draw:textarea-vertical-align="middle" fo:padding-top="0.142cm" fo:padding-bottom="0.142cm" fo:padding-left="0.267cm" fo:padding-right="0.267cm"/>
    </style:style>
    <style:style style:name="gr432" style:family="graphic" style:parent-style-name="standard">
      <style:graphic-properties svg:stroke-width="0.053cm" svg:stroke-color="#000000" draw:marker-start-width="0.5cm" draw:marker-end-width="0.5cm" draw:fill="none" draw:textarea-horizontal-align="justify" draw:textarea-vertical-align="middle" draw:auto-grow-height="false" fo:min-height="3.313cm" fo:min-width="2.431cm" fo:padding-top="0.151cm" fo:padding-bottom="0.151cm" fo:padding-left="0.276cm" fo:padding-right="0.276cm"/>
    </style:style>
    <style:style style:name="gr433" style:family="graphic" style:parent-style-name="standard">
      <style:graphic-properties svg:stroke-width="0.053cm" svg:stroke-color="#000000" draw:marker-start-width="0.5cm" draw:marker-end-width="0.5cm" draw:fill="none" draw:textarea-horizontal-align="justify" draw:textarea-vertical-align="middle" draw:auto-grow-height="false" fo:min-height="3.679cm" fo:min-width="2.825cm" fo:padding-top="0.151cm" fo:padding-bottom="0.151cm" fo:padding-left="0.276cm" fo:padding-right="0.276cm"/>
    </style:style>
    <style:style style:name="gr434" style:family="graphic" style:parent-style-name="standard">
      <style:graphic-properties svg:stroke-width="0.053cm" svg:stroke-color="#000000" draw:marker-start-width="0.5cm" draw:marker-end-width="0.5cm" draw:fill="none" draw:textarea-horizontal-align="justify" draw:textarea-vertical-align="middle" draw:auto-grow-height="false" fo:min-height="3.541cm" fo:min-width="0.971cm" fo:padding-top="0.152cm" fo:padding-bottom="0.152cm" fo:padding-left="0.277cm" fo:padding-right="0.277cm"/>
    </style:style>
    <style:style style:name="gr435" style:family="graphic" style:parent-style-name="objectwithoutfill">
      <style:graphic-properties svg:stroke-width="0.035cm" svg:stroke-color="#000000" draw:marker-start-width="0cm" draw:marker-end-width="0cm" draw:fill="none" draw:textarea-vertical-align="middle" fo:padding-top="0.143cm" fo:padding-bottom="0.143cm" fo:padding-left="0.268cm" fo:padding-right="0.268cm"/>
    </style:style>
    <style:style style:name="gr436" style:family="graphic" style:parent-style-name="objectwithoutfill">
      <style:graphic-properties svg:stroke-width="0.035cm" svg:stroke-color="#000000" draw:marker-start-width="0.503cm" draw:marker-end-width="0.503cm" draw:fill="none" draw:textarea-vertical-align="middle" fo:padding-top="0.143cm" fo:padding-bottom="0.143cm" fo:padding-left="0.268cm" fo:padding-right="0.268cm"/>
    </style:style>
    <style:style style:name="gr437" style:family="graphic" style:parent-style-name="standard">
      <style:graphic-properties svg:stroke-width="0.053cm" svg:stroke-color="#000000" draw:marker-start-width="0.5cm" draw:marker-end-width="0.5cm" draw:fill="none" draw:textarea-horizontal-align="justify" draw:textarea-vertical-align="middle" draw:auto-grow-height="false" fo:min-height="3.79cm" fo:min-width="1.199cm" fo:padding-top="0.152cm" fo:padding-bottom="0.152cm" fo:padding-left="0.277cm" fo:padding-right="0.277cm"/>
    </style:style>
    <style:style style:name="gr438" style:family="graphic" style:parent-style-name="standard">
      <style:graphic-properties svg:stroke-width="0.053cm" svg:stroke-color="#000000" draw:marker-start-width="0.5cm" draw:marker-end-width="0.5cm" draw:fill="none" draw:textarea-horizontal-align="justify" draw:textarea-vertical-align="middle" draw:auto-grow-height="false" fo:min-height="4.197cm" fo:min-width="1.523cm" fo:padding-top="0.152cm" fo:padding-bottom="0.152cm" fo:padding-left="0.277cm" fo:padding-right="0.277cm"/>
    </style:style>
    <style:style style:name="gr439" style:family="graphic" style:parent-style-name="standard">
      <style:graphic-properties svg:stroke-width="0.053cm" svg:stroke-color="#000000" draw:marker-start-width="0.5cm" draw:marker-end-width="0.5cm" draw:fill="none" draw:textarea-horizontal-align="justify" draw:textarea-vertical-align="middle" draw:auto-grow-height="false" fo:min-height="4.274cm" fo:min-width="1.25cm" fo:padding-top="0.152cm" fo:padding-bottom="0.152cm" fo:padding-left="0.277cm" fo:padding-right="0.277cm"/>
    </style:style>
    <style:style style:name="gr440" style:family="graphic" style:parent-style-name="standard">
      <style:graphic-properties svg:stroke-width="0.053cm" svg:stroke-color="#000000" draw:marker-start-width="0.5cm" draw:marker-end-width="0.5cm" draw:fill="none" draw:textarea-horizontal-align="justify" draw:textarea-vertical-align="middle" draw:auto-grow-height="false" fo:min-height="4.567cm" fo:min-width="1.506cm" fo:padding-top="0.152cm" fo:padding-bottom="0.152cm" fo:padding-left="0.277cm" fo:padding-right="0.277cm"/>
    </style:style>
    <style:style style:name="gr441" style:family="graphic" style:parent-style-name="standard">
      <style:graphic-properties svg:stroke-width="0.053cm" svg:stroke-color="#000000" draw:marker-start-width="0.5cm" draw:marker-end-width="0.5cm" draw:fill="none" draw:textarea-horizontal-align="justify" draw:textarea-vertical-align="middle" draw:auto-grow-height="false" fo:min-height="4.274cm" fo:min-width="1.251cm" fo:padding-top="0.152cm" fo:padding-bottom="0.152cm" fo:padding-left="0.277cm" fo:padding-right="0.277cm"/>
    </style:style>
    <style:style style:name="gr442" style:family="graphic" style:parent-style-name="objectwithoutfill">
      <style:graphic-properties svg:stroke-width="0.035cm" svg:stroke-color="#000000" draw:marker-start-width="0.003cm" draw:marker-end-width="0.003cm" draw:fill="none" draw:textarea-vertical-align="middle" fo:padding-top="0.143cm" fo:padding-bottom="0.143cm" fo:padding-left="0.268cm" fo:padding-right="0.268cm"/>
    </style:style>
    <style:style style:name="gr443" style:family="graphic" style:parent-style-name="standard">
      <style:graphic-properties svg:stroke-width="0.053cm" svg:stroke-color="#000000" draw:marker-start-width="0.5cm" draw:marker-end-width="0.5cm" draw:fill="none" draw:textarea-horizontal-align="justify" draw:textarea-vertical-align="middle" draw:auto-grow-height="false" fo:min-height="4.946cm" fo:min-width="3.946cm" fo:padding-top="0.152cm" fo:padding-bottom="0.152cm" fo:padding-left="0.277cm" fo:padding-right="0.277cm"/>
    </style:style>
    <style:style style:name="gr444" style:family="graphic" style:parent-style-name="standard">
      <style:graphic-properties svg:stroke-width="0.053cm" svg:stroke-color="#000000" draw:marker-start-width="0.5cm" draw:marker-end-width="0.5cm" draw:fill="none" draw:textarea-horizontal-align="justify" draw:textarea-vertical-align="middle" draw:auto-grow-height="false" fo:min-height="4.278cm" fo:min-width="1.262cm" fo:padding-top="0.152cm" fo:padding-bottom="0.152cm" fo:padding-left="0.277cm" fo:padding-right="0.277cm"/>
    </style:style>
    <style:style style:name="gr445" style:family="graphic" style:parent-style-name="standard">
      <style:graphic-properties svg:stroke-width="0.053cm" svg:stroke-color="#000000" draw:marker-start-width="0.5cm" draw:marker-end-width="0.5cm" draw:fill="none" draw:textarea-horizontal-align="justify" draw:textarea-vertical-align="middle" draw:auto-grow-height="false" fo:min-height="4.563cm" fo:min-width="1.486cm" fo:padding-top="0.152cm" fo:padding-bottom="0.152cm" fo:padding-left="0.277cm" fo:padding-right="0.277cm"/>
    </style:style>
    <style:style style:name="gr446" style:family="graphic" style:parent-style-name="standard">
      <style:graphic-properties svg:stroke-width="0.053cm" svg:stroke-color="#000000" draw:marker-start-width="0.5cm" draw:marker-end-width="0.5cm" draw:fill="none" draw:textarea-horizontal-align="justify" draw:textarea-vertical-align="middle" draw:auto-grow-height="false" fo:min-height="4.567cm" fo:min-width="1.529cm" fo:padding-top="0.152cm" fo:padding-bottom="0.152cm" fo:padding-left="0.277cm" fo:padding-right="0.277cm"/>
    </style:style>
    <style:style style:name="gr447" style:family="graphic" style:parent-style-name="standard">
      <style:graphic-properties svg:stroke-width="0.053cm" svg:stroke-color="#000000" draw:marker-start-width="0.5cm" draw:marker-end-width="0.5cm" draw:fill="none" draw:textarea-horizontal-align="justify" draw:textarea-vertical-align="middle" draw:auto-grow-height="false" fo:min-height="4.274cm" fo:min-width="2.784cm" fo:padding-top="0.152cm" fo:padding-bottom="0.152cm" fo:padding-left="0.277cm" fo:padding-right="0.277cm"/>
    </style:style>
    <style:style style:name="gr448" style:family="graphic" style:parent-style-name="standard">
      <style:graphic-properties svg:stroke-width="0.053cm" svg:stroke-color="#000000" draw:marker-start-width="0.5cm" draw:marker-end-width="0.5cm" draw:fill="none" draw:textarea-horizontal-align="justify" draw:textarea-vertical-align="middle" draw:auto-grow-height="false" fo:min-height="4.567cm" fo:min-width="3.1cm" fo:padding-top="0.152cm" fo:padding-bottom="0.152cm" fo:padding-left="0.277cm" fo:padding-right="0.277cm"/>
    </style:style>
    <style:style style:name="gr449" style:family="graphic" style:parent-style-name="objectwithoutfill">
      <style:graphic-properties draw:stroke="dash" draw:stroke-dash="Dashed_20__28_var_29_" svg:stroke-width="0.035cm" svg:stroke-color="#000000" draw:marker-start-width="0.503cm" draw:marker-end-width="0.503cm" draw:fill="none" draw:textarea-vertical-align="middle" fo:padding-top="0.143cm" fo:padding-bottom="0.143cm" fo:padding-left="0.268cm" fo:padding-right="0.268cm"/>
    </style:style>
    <style:style style:name="gr450" style:family="graphic" style:parent-style-name="standard">
      <style:graphic-properties draw:stroke="none" svg:stroke-width="0.053cm" draw:fill-color="#000000" draw:textarea-horizontal-align="justify" draw:textarea-vertical-align="middle" draw:auto-grow-height="false" fo:min-height="0cm" fo:min-width="0cm"/>
    </style:style>
    <style:style style:name="gr451" style:family="graphic" style:parent-style-name="standard">
      <style:graphic-properties svg:stroke-width="0.053cm" svg:stroke-color="#000000" draw:marker-start-width="0.5cm" draw:marker-end-width="0.5cm" draw:fill="none" draw:textarea-horizontal-align="justify" draw:textarea-vertical-align="middle" draw:auto-grow-height="false" fo:min-height="4.946cm" fo:min-width="3.479cm" fo:padding-top="0.152cm" fo:padding-bottom="0.152cm" fo:padding-left="0.277cm" fo:padding-right="0.277cm"/>
    </style:style>
    <style:style style:name="gr452" style:family="graphic" style:parent-style-name="standard">
      <style:graphic-properties svg:stroke-width="0.053cm" svg:stroke-color="#000000" draw:marker-start-width="0.5cm" draw:marker-end-width="0.5cm" draw:fill="none" draw:textarea-horizontal-align="justify" draw:textarea-vertical-align="middle" draw:auto-grow-height="false" fo:min-height="6.071cm" fo:min-width="1.285cm" fo:padding-top="0.152cm" fo:padding-bottom="0.152cm" fo:padding-left="0.277cm" fo:padding-right="0.277cm"/>
    </style:style>
    <style:style style:name="gr453" style:family="graphic" style:parent-style-name="standard">
      <style:graphic-properties svg:stroke-width="0.053cm" svg:stroke-color="#000000" draw:marker-start-width="0.5cm" draw:marker-end-width="0.5cm" draw:fill="none" draw:textarea-horizontal-align="justify" draw:textarea-vertical-align="middle" draw:auto-grow-height="false" fo:min-height="6.335cm" fo:min-width="1.506cm" fo:padding-top="0.152cm" fo:padding-bottom="0.152cm" fo:padding-left="0.277cm" fo:padding-right="0.277cm"/>
    </style:style>
    <style:style style:name="gr454" style:family="graphic" style:parent-style-name="standard">
      <style:graphic-properties svg:stroke-width="0.053cm" svg:stroke-color="#000000" draw:marker-start-width="0.5cm" draw:marker-end-width="0.5cm" draw:fill="none" draw:textarea-horizontal-align="justify" draw:textarea-vertical-align="middle" draw:auto-grow-height="false" fo:min-height="6.071cm" fo:min-width="1.25cm" fo:padding-top="0.152cm" fo:padding-bottom="0.152cm" fo:padding-left="0.277cm" fo:padding-right="0.277cm"/>
    </style:style>
    <style:style style:name="gr455" style:family="graphic" style:parent-style-name="standard">
      <style:graphic-properties draw:stroke="none" svg:stroke-width="0.053cm" draw:fill-color="#000000" draw:textarea-horizontal-align="justify" draw:textarea-vertical-align="middle" draw:auto-grow-height="false" fo:min-height="0cm" fo:min-width="0.244cm"/>
    </style:style>
    <style:style style:name="gr456" style:family="graphic" style:parent-style-name="standard">
      <style:graphic-properties svg:stroke-width="0.053cm" svg:stroke-color="#000000" draw:marker-start-width="0.5cm" draw:marker-end-width="0.5cm" draw:fill="none" draw:textarea-horizontal-align="justify" draw:textarea-vertical-align="middle" draw:auto-grow-height="false" fo:min-height="6.708cm" fo:min-width="3.947cm" fo:padding-top="0.152cm" fo:padding-bottom="0.152cm" fo:padding-left="0.277cm" fo:padding-right="0.277cm"/>
    </style:style>
    <style:style style:name="gr457" style:family="graphic" style:parent-style-name="objectwithoutfill">
      <style:graphic-properties svg:stroke-width="0.035cm" draw:marker-start-width="0.328cm" draw:marker-end-width="0.328cm" draw:fill="none" draw:textarea-vertical-align="middle" fo:padding-top="0.142cm" fo:padding-bottom="0.142cm" fo:padding-left="0.267cm" fo:padding-right="0.267cm"/>
    </style:style>
    <style:style style:name="gr458" style:family="graphic" style:parent-style-name="standard">
      <style:graphic-properties svg:stroke-width="0.053cm" svg:stroke-color="#000000" draw:marker-start-width="0.5cm" draw:marker-end-width="0.5cm" draw:fill="none" draw:textarea-horizontal-align="justify" draw:textarea-vertical-align="middle" draw:auto-grow-height="false" fo:min-height="4.197cm" fo:min-width="1.522cm" fo:padding-top="0.152cm" fo:padding-bottom="0.152cm" fo:padding-left="0.277cm" fo:padding-right="0.277cm"/>
    </style:style>
    <style:style style:name="gr459" style:family="graphic" style:parent-style-name="standard">
      <style:graphic-properties svg:stroke-width="0.053cm" svg:stroke-color="#000000" draw:marker-start-width="0.5cm" draw:marker-end-width="0.5cm" draw:fill="none" draw:textarea-horizontal-align="justify" draw:textarea-vertical-align="middle" draw:auto-grow-height="false" fo:min-height="6.071cm" fo:min-width="1.251cm" fo:padding-top="0.152cm" fo:padding-bottom="0.152cm" fo:padding-left="0.277cm" fo:padding-right="0.277cm"/>
    </style:style>
    <style:style style:name="gr460" style:family="graphic" style:parent-style-name="standard">
      <style:graphic-properties svg:stroke-width="0.053cm" svg:stroke-color="#000000" draw:marker-start-width="0.5cm" draw:marker-end-width="0.5cm" draw:fill="none" draw:textarea-horizontal-align="justify" draw:textarea-vertical-align="middle" draw:auto-grow-height="false" fo:min-height="6.709cm" fo:min-width="3.851cm" fo:padding-top="0.152cm" fo:padding-bottom="0.152cm" fo:padding-left="0.277cm" fo:padding-right="0.277cm"/>
    </style:style>
    <style:style style:name="gr461" style:family="graphic" style:parent-style-name="standard">
      <style:graphic-properties draw:stroke="none" svg:stroke-width="0.053cm" svg:stroke-color="#000000" draw:marker-start-width="0.279cm" draw:marker-end-width="0.279cm" draw:fill="none" draw:fill-color="#ffffff" fo:min-height="0.475cm"/>
    </style:style>
    <style:style style:name="gr462" style:family="graphic" style:parent-style-name="standard">
      <style:graphic-properties draw:stroke="none" svg:stroke-width="0.053cm" svg:stroke-color="#000000" draw:marker-start-width="0.279cm" draw:marker-end-width="0.279cm" draw:fill="none" draw:fill-color="#ffffff" draw:auto-grow-width="true" fo:min-height="0.475cm" fo:min-width="3.046cm"/>
    </style:style>
    <style:style style:name="gr463" style:family="graphic" style:parent-style-name="standard">
      <style:graphic-properties draw:stroke="none" svg:stroke-width="0.053cm" svg:stroke-color="#000000" draw:marker-start-width="0.279cm" draw:marker-end-width="0.279cm" draw:fill="none" draw:fill-color="#ffffff" fo:min-height="0.487cm"/>
    </style:style>
    <style:style style:name="gr464" style:family="graphic" style:parent-style-name="standard">
      <style:graphic-properties draw:stroke="none" svg:stroke-width="0.053cm" svg:stroke-color="#000000" draw:marker-start-width="0.279cm" draw:marker-end-width="0.279cm" draw:fill="none" draw:fill-color="#ffffff" fo:min-height="0.65cm"/>
    </style:style>
    <style:style style:name="gr465" style:family="graphic" style:parent-style-name="standard">
      <style:graphic-properties draw:stroke="none" svg:stroke-width="0.053cm" draw:marker-start-width="0.279cm" draw:marker-end-width="0.279cm" draw:fill-color="#ffffff" draw:textarea-horizontal-align="justify" draw:textarea-vertical-align="middle" draw:auto-grow-height="false" fo:min-height="6.687cm" fo:min-width="0.496cm"/>
    </style:style>
    <style:style style:name="gr466" style:family="graphic" style:parent-style-name="standard">
      <style:graphic-properties svg:stroke-color="#000000" draw:fill="none" draw:textarea-horizontal-align="justify" draw:textarea-vertical-align="middle" draw:auto-grow-height="false" fo:min-height="19.063cm" fo:min-width="13.94cm"/>
    </style:style>
    <style:style style:name="gr467" style:family="graphic" style:parent-style-name="standard">
      <style:graphic-properties draw:stroke="none" svg:stroke-width="0.053cm" svg:stroke-color="#000000" draw:marker-start-width="0.279cm" draw:marker-end-width="0.279cm" draw:fill="none" draw:fill-color="#ffffff" fo:min-height="0.589cm"/>
    </style:style>
    <style:style style:name="gr468" style:family="graphic" style:parent-style-name="standard">
      <style:graphic-properties svg:stroke-width="0.053cm" svg:stroke-color="#000000" draw:marker-start-width="0.43cm" draw:marker-end-width="0.43cm" draw:fill="none" draw:textarea-horizontal-align="justify" draw:textarea-vertical-align="middle" draw:auto-grow-height="false" fo:min-height="4.901cm" fo:min-width="3.901cm" fo:padding-top="0.152cm" fo:padding-bottom="0.152cm" fo:padding-left="0.277cm" fo:padding-right="0.277cm"/>
    </style:style>
    <style:style style:name="gr469" style:family="graphic" style:parent-style-name="standard">
      <style:graphic-properties svg:stroke-width="0.053cm" svg:stroke-color="#000000" draw:marker-start-width="0.5cm" draw:marker-end-width="0.5cm" draw:fill="none" draw:textarea-horizontal-align="justify" draw:textarea-vertical-align="middle" draw:auto-grow-height="false" fo:min-height="4.23cm" fo:min-width="3.259cm" fo:padding-top="0.152cm" fo:padding-bottom="0.152cm" fo:padding-left="0.277cm" fo:padding-right="0.277cm"/>
    </style:style>
    <style:style style:name="gr470" style:family="graphic" style:parent-style-name="standard">
      <style:graphic-properties svg:stroke-width="0.053cm" svg:stroke-color="#000000" draw:marker-start-width="0.5cm" draw:marker-end-width="0.5cm" draw:fill="none" draw:textarea-horizontal-align="justify" draw:textarea-vertical-align="middle" draw:auto-grow-height="false" fo:min-height="4.521cm" fo:min-width="3.524cm" fo:padding-top="0.152cm" fo:padding-bottom="0.152cm" fo:padding-left="0.277cm" fo:padding-right="0.277cm"/>
    </style:style>
    <style:style style:name="gr471" style:family="graphic" style:parent-style-name="objectwithoutfill">
      <style:graphic-properties draw:stroke="dash" draw:stroke-dash="Dashed_20__28_var_29_" svg:stroke-width="0.035cm" svg:stroke-color="#000000" draw:marker-start-width="0.003cm" draw:marker-end-width="0.003cm" draw:fill="none" draw:textarea-vertical-align="middle" fo:padding-top="0.143cm" fo:padding-bottom="0.143cm" fo:padding-left="0.268cm" fo:padding-right="0.268cm"/>
    </style:style>
    <style:style style:name="gr472" style:family="graphic" style:parent-style-name="standard">
      <style:graphic-properties svg:stroke-width="0.053cm" svg:stroke-color="#000000" draw:marker-start-width="0.5cm" draw:marker-end-width="0.5cm" draw:fill="none" draw:textarea-horizontal-align="justify" draw:textarea-vertical-align="middle" draw:auto-grow-height="false" fo:min-height="4.901cm" fo:min-width="3.901cm" fo:padding-top="0.152cm" fo:padding-bottom="0.152cm" fo:padding-left="0.277cm" fo:padding-right="0.277cm"/>
    </style:style>
    <style:style style:name="gr473" style:family="graphic" style:parent-style-name="standard">
      <style:graphic-properties svg:stroke-width="0.053cm" svg:stroke-color="#000000" draw:marker-start-width="0.5cm" draw:marker-end-width="0.5cm" draw:fill="none" draw:textarea-horizontal-align="justify" draw:textarea-vertical-align="middle" draw:auto-grow-height="false" fo:min-height="4.23cm" fo:min-width="2.738cm" fo:padding-top="0.152cm" fo:padding-bottom="0.152cm" fo:padding-left="0.277cm" fo:padding-right="0.277cm"/>
    </style:style>
    <style:style style:name="gr474" style:family="graphic" style:parent-style-name="standard">
      <style:graphic-properties svg:stroke-width="0.053cm" svg:stroke-color="#000000" draw:marker-start-width="0.5cm" draw:marker-end-width="0.5cm" draw:fill="none" draw:textarea-horizontal-align="justify" draw:textarea-vertical-align="middle" draw:auto-grow-height="false" fo:min-height="4.521cm" fo:min-width="3.053cm" fo:padding-top="0.152cm" fo:padding-bottom="0.152cm" fo:padding-left="0.277cm" fo:padding-right="0.277cm"/>
    </style:style>
    <style:style style:name="gr475" style:family="graphic" style:parent-style-name="objectwithoutfill">
      <style:graphic-properties draw:stroke="solid" draw:stroke-dash="Dashed_20__28_var_29_" svg:stroke-width="0.035cm" svg:stroke-color="#000000" draw:marker-start-width="0.503cm" draw:marker-end-width="0.503cm" draw:fill="none" draw:textarea-vertical-align="middle" fo:padding-top="0.143cm" fo:padding-bottom="0.143cm" fo:padding-left="0.268cm" fo:padding-right="0.268cm"/>
    </style:style>
    <style:style style:name="gr476" style:family="graphic" style:parent-style-name="standard">
      <style:graphic-properties svg:stroke-width="0.053cm" svg:stroke-color="#000000" draw:marker-start-width="0.5cm" draw:marker-end-width="0.5cm" draw:fill="none" draw:textarea-horizontal-align="justify" draw:textarea-vertical-align="middle" draw:auto-grow-height="false" fo:min-height="4.901cm" fo:min-width="3.433cm" fo:padding-top="0.152cm" fo:padding-bottom="0.152cm" fo:padding-left="0.277cm" fo:padding-right="0.277cm"/>
    </style:style>
    <style:style style:name="gr477" style:family="graphic" style:parent-style-name="standard">
      <style:graphic-properties draw:stroke="none" svg:stroke-width="0.053cm" svg:stroke-color="#000000" draw:marker-start-width="0.279cm" draw:marker-end-width="0.279cm" draw:fill="none" draw:fill-color="#ffffff" fo:min-height="0.499cm"/>
    </style:style>
    <style:style style:name="gr478" style:family="graphic" style:parent-style-name="standard">
      <style:graphic-properties draw:stroke="none" svg:stroke-color="#000000" draw:fill="none" draw:fill-color="#ffffff" draw:auto-grow-width="true" fo:min-height="0.319cm" fo:min-width="4.752cm"/>
    </style:style>
    <style:style style:name="gr479" style:family="graphic" style:parent-style-name="standard">
      <style:graphic-properties svg:stroke-width="0.053cm" svg:stroke-color="#000000" draw:marker-start-width="0.5cm" draw:marker-end-width="0.5cm" draw:fill="none" draw:textarea-horizontal-align="justify" draw:textarea-vertical-align="middle" draw:auto-grow-height="false" fo:min-height="4.233cm" fo:min-width="1.215cm" fo:padding-top="0.152cm" fo:padding-bottom="0.152cm" fo:padding-left="0.277cm" fo:padding-right="0.277cm"/>
    </style:style>
    <style:style style:name="gr480" style:family="graphic" style:parent-style-name="standard">
      <style:graphic-properties svg:stroke-width="0.053cm" svg:stroke-color="#000000" draw:marker-start-width="0.5cm" draw:marker-end-width="0.5cm" draw:fill="none" draw:textarea-horizontal-align="justify" draw:textarea-vertical-align="middle" draw:auto-grow-height="false" fo:min-height="4.518cm" fo:min-width="1.44cm" fo:padding-top="0.152cm" fo:padding-bottom="0.152cm" fo:padding-left="0.277cm" fo:padding-right="0.277cm"/>
    </style:style>
    <style:style style:name="gr481" style:family="graphic" style:parent-style-name="standard">
      <style:graphic-properties svg:stroke-width="0.053cm" svg:stroke-color="#000000" draw:marker-start-width="0.5cm" draw:marker-end-width="0.5cm" draw:fill="none" draw:textarea-horizontal-align="justify" draw:textarea-vertical-align="middle" draw:auto-grow-height="false" fo:min-height="4.23cm" fo:min-width="1.205cm" fo:padding-top="0.152cm" fo:padding-bottom="0.152cm" fo:padding-left="0.277cm" fo:padding-right="0.277cm"/>
    </style:style>
    <style:style style:name="gr482" style:family="graphic" style:parent-style-name="standard">
      <style:graphic-properties svg:stroke-width="0.053cm" svg:stroke-color="#000000" draw:marker-start-width="0.5cm" draw:marker-end-width="0.5cm" draw:fill="none" draw:textarea-horizontal-align="justify" draw:textarea-vertical-align="middle" draw:auto-grow-height="false" fo:min-height="4.521cm" fo:min-width="1.483cm" fo:padding-top="0.152cm" fo:padding-bottom="0.152cm" fo:padding-left="0.277cm" fo:padding-right="0.277cm"/>
    </style:style>
    <style:style style:name="gr483" style:family="graphic" style:parent-style-name="standard">
      <style:graphic-properties svg:stroke-width="0.053cm" svg:stroke-color="#000000" draw:marker-start-width="0.5cm" draw:marker-end-width="0.5cm" draw:fill="none" draw:textarea-horizontal-align="justify" draw:textarea-vertical-align="middle" draw:auto-grow-height="false" fo:min-height="4.521cm" fo:min-width="3.054cm" fo:padding-top="0.152cm" fo:padding-bottom="0.152cm" fo:padding-left="0.277cm" fo:padding-right="0.277cm"/>
    </style:style>
    <style:style style:name="gr484" style:family="graphic" style:parent-style-name="standard">
      <style:graphic-properties svg:stroke-width="0.053cm" svg:stroke-color="#000000" draw:marker-start-width="0.5cm" draw:marker-end-width="0.5cm" draw:fill="none" draw:textarea-horizontal-align="justify" draw:textarea-vertical-align="middle" draw:auto-grow-height="false" fo:min-height="4.521cm" fo:min-width="3.523cm" fo:padding-top="0.152cm" fo:padding-bottom="0.152cm" fo:padding-left="0.277cm" fo:padding-right="0.277cm"/>
    </style:style>
    <style:style style:name="gr485" style:family="graphic" style:parent-style-name="standard">
      <style:graphic-properties svg:stroke-width="0.053cm" svg:stroke-color="#000000" draw:marker-start-width="0.5cm" draw:marker-end-width="0.5cm" draw:fill="none" draw:textarea-horizontal-align="justify" draw:textarea-vertical-align="middle" draw:auto-grow-height="false" fo:min-height="3.421cm" fo:min-width="1.575cm" fo:padding-top="0.152cm" fo:padding-bottom="0.152cm" fo:padding-left="0.277cm" fo:padding-right="0.277cm"/>
    </style:style>
    <style:style style:name="gr486" style:family="graphic" style:parent-style-name="standard">
      <style:graphic-properties svg:stroke-width="0.053cm" svg:stroke-color="#000000" draw:marker-start-width="0.5cm" draw:marker-end-width="0.5cm" draw:fill="none" draw:textarea-horizontal-align="justify" draw:textarea-vertical-align="middle" draw:auto-grow-height="false" fo:min-height="3.421cm" fo:min-width="1.56cm" fo:padding-top="0.152cm" fo:padding-bottom="0.152cm" fo:padding-left="0.277cm" fo:padding-right="0.277cm"/>
    </style:style>
    <style:style style:name="gr487" style:family="graphic" style:parent-style-name="standard">
      <style:graphic-properties svg:stroke-width="0.053cm" svg:stroke-color="#000000" draw:marker-start-width="0.5cm" draw:marker-end-width="0.5cm" draw:fill="none" draw:textarea-horizontal-align="justify" draw:textarea-vertical-align="middle" draw:auto-grow-height="false" fo:min-height="2.09cm" fo:min-width="3.524cm" fo:padding-top="0.152cm" fo:padding-bottom="0.152cm" fo:padding-left="0.277cm" fo:padding-right="0.277cm"/>
    </style:style>
    <style:style style:name="gr488" style:family="graphic" style:parent-style-name="standard">
      <style:graphic-properties svg:stroke-width="0.053cm" svg:stroke-color="#000000" draw:marker-start-width="0.5cm" draw:marker-end-width="0.5cm" draw:fill="none" draw:textarea-horizontal-align="justify" draw:textarea-vertical-align="middle" draw:auto-grow-height="false" fo:min-height="2.089cm" fo:min-width="3.524cm" fo:padding-top="0.152cm" fo:padding-bottom="0.152cm" fo:padding-left="0.277cm" fo:padding-right="0.277cm"/>
    </style:style>
    <style:style style:name="gr489" style:family="graphic" style:parent-style-name="standard">
      <style:graphic-properties draw:stroke="none" svg:stroke-width="0.053cm" draw:fill-color="#000000" draw:textarea-horizontal-align="justify" draw:textarea-vertical-align="middle" draw:auto-grow-height="false" fo:min-height="0.125cm" fo:min-width="0.363cm"/>
    </style:style>
    <style:style style:name="gr490" style:family="graphic" style:parent-style-name="standard">
      <style:graphic-properties svg:stroke-width="0.018cm" svg:stroke-color="#000000" draw:marker-start-width="0.227cm" draw:marker-end-width="0.227cm" draw:fill="none" draw:textarea-horizontal-align="justify" draw:textarea-vertical-align="middle" draw:auto-grow-height="false" fo:min-height="12.756cm" fo:min-width="13.888cm" fo:padding-top="0.134cm" fo:padding-bottom="0.134cm" fo:padding-left="0.259cm" fo:padding-right="0.259cm"/>
    </style:style>
    <style:style style:name="gr491" style:family="graphic" style:parent-style-name="standard">
      <style:graphic-properties svg:stroke-width="0.4cm" svg:stroke-color="#996600" draw:marker-start-width="1.4cm" draw:marker-end-width="1.4cm" draw:stroke-linejoin="miter" draw:fill="solid" draw:fill-color="#eeffff" draw:opacity="50%" draw:textarea-horizontal-align="justify" draw:textarea-vertical-align="middle" draw:auto-grow-height="false" fo:min-height="4.267cm" fo:min-width="1.213cm" fo:padding-top="0.325cm" fo:padding-bottom="0.325cm" fo:padding-left="0.45cm" fo:padding-right="0.45cm" draw:shadow-opacity="50%"/>
    </style:style>
    <style:style style:name="gr492" style:family="graphic" style:parent-style-name="standard">
      <style:graphic-properties svg:stroke-width="0.4cm" svg:stroke-color="#996600" draw:marker-start-width="1.4cm" draw:marker-end-width="1.4cm" draw:stroke-linejoin="miter" draw:fill="none" draw:textarea-horizontal-align="justify" draw:textarea-vertical-align="middle" draw:auto-grow-height="false" fo:min-height="4.267cm" fo:min-width="8.663cm" fo:padding-top="0.325cm" fo:padding-bottom="0.325cm" fo:padding-left="0.45cm" fo:padding-right="0.45cm"/>
    </style:style>
    <style:style style:name="gr493" style:family="graphic" style:parent-style-name="standard">
      <style:graphic-properties svg:stroke-width="0.35cm" svg:stroke-color="#ffcc00" draw:marker-start-width="1.255cm" draw:marker-end-width="1.255cm" draw:stroke-linejoin="miter" draw:fill="solid" draw:fill-color="#eeffff" draw:opacity="50%" draw:textarea-horizontal-align="justify" draw:textarea-vertical-align="middle" draw:auto-grow-height="false" fo:min-height="1.362cm" fo:min-width="7.862cm" fo:padding-top="0.3cm" fo:padding-bottom="0.3cm" fo:padding-left="0.425cm" fo:padding-right="0.425cm" draw:shadow-opacity="50%"/>
    </style:style>
    <style:style style:name="gr494" style:family="graphic" style:parent-style-name="standard">
      <style:graphic-properties svg:stroke-width="0.35cm" svg:stroke-color="#ffcc00" draw:marker-start-width="1.255cm" draw:marker-end-width="1.255cm" draw:stroke-linejoin="miter" draw:fill="solid" draw:fill-color="#eeffff" draw:opacity="50%" draw:textarea-horizontal-align="justify" draw:textarea-vertical-align="middle" draw:auto-grow-height="false" fo:min-height="0.971cm" fo:min-width="8.415cm" fo:padding-top="0.3cm" fo:padding-bottom="0.3cm" fo:padding-left="0.425cm" fo:padding-right="0.425cm" draw:shadow-opacity="50%"/>
    </style:style>
    <style:style style:name="gr495" style:family="graphic" style:parent-style-name="standard">
      <style:graphic-properties svg:stroke-width="0.35cm" svg:stroke-color="#ffcc00" draw:marker-start-width="1.255cm" draw:marker-end-width="1.255cm" draw:stroke-linejoin="miter" draw:fill="solid" draw:fill-color="#ff9900" draw:opacity="100%" draw:textarea-horizontal-align="justify" draw:textarea-vertical-align="middle" draw:auto-grow-height="false" fo:min-height="0.971cm" fo:min-width="2.265cm" fo:padding-top="0.3cm" fo:padding-bottom="0.3cm" fo:padding-left="0.425cm" fo:padding-right="0.425cm" draw:shadow-opacity="100%"/>
    </style:style>
    <style:style style:name="gr496" style:family="graphic" style:parent-style-name="standard">
      <style:graphic-properties svg:stroke-width="0.35cm" svg:stroke-color="#ffcc00" draw:marker-start-width="1.255cm" draw:marker-end-width="1.255cm" draw:stroke-linejoin="miter" draw:fill="solid" draw:fill-color="#ff9900" draw:opacity="100%" draw:textarea-horizontal-align="justify" draw:textarea-vertical-align="middle" draw:auto-grow-height="false" fo:min-height="1.362cm" fo:min-width="1.663cm" fo:padding-top="0.3cm" fo:padding-bottom="0.3cm" fo:padding-left="0.425cm" fo:padding-right="0.425cm" draw:shadow-opacity="100%"/>
    </style:style>
    <style:style style:name="gr497" style:family="graphic" style:parent-style-name="objectwithoutfill">
      <style:graphic-properties draw:marker-end="Circle" draw:marker-end-width="0.08cm" draw:fill="none" draw:textarea-vertical-align="middle"/>
    </style:style>
    <style:style style:name="gr498" style:family="graphic" style:parent-style-name="standard">
      <style:graphic-properties draw:stroke="none" svg:stroke-width="0.4cm" svg:stroke-color="#996600" draw:marker-start-width="1.4cm" draw:marker-end-width="1.4cm" draw:stroke-linejoin="miter" draw:fill="solid" draw:fill-color="#dddddd" draw:textarea-horizontal-align="justify" draw:textarea-vertical-align="middle" draw:auto-grow-height="false" fo:min-height="6.636cm" fo:min-width="9.437cm" fo:padding-top="0.325cm" fo:padding-bottom="0.325cm" fo:padding-left="0.45cm" fo:padding-right="0.45cm"/>
    </style:style>
    <style:style style:name="gr499" style:family="graphic" style:parent-style-name="standard">
      <style:graphic-properties svg:stroke-width="0.4cm" svg:stroke-color="#996600" draw:marker-start-width="1.4cm" draw:marker-end-width="1.4cm" draw:stroke-linejoin="miter" draw:fill="solid" draw:fill-color="#ffffff" draw:textarea-horizontal-align="justify" draw:textarea-vertical-align="middle" draw:auto-grow-height="false" fo:min-height="4.267cm" fo:min-width="6.163cm" fo:padding-top="0.325cm" fo:padding-bottom="0.325cm" fo:padding-left="0.45cm" fo:padding-right="0.45cm"/>
    </style:style>
    <style:style style:name="gr500" style:family="graphic" style:parent-style-name="standard">
      <style:graphic-properties svg:stroke-width="0.35cm" svg:stroke-color="#ffcc00" draw:marker-start-width="1.255cm" draw:marker-end-width="1.255cm" draw:stroke-linejoin="miter" draw:fill="solid" draw:fill-color="#eeffff" draw:opacity="50%" draw:textarea-horizontal-align="justify" draw:textarea-vertical-align="middle" draw:auto-grow-height="false" fo:min-height="1.362cm" fo:min-width="5.33cm" fo:padding-top="0.3cm" fo:padding-bottom="0.3cm" fo:padding-left="0.425cm" fo:padding-right="0.425cm" draw:shadow-opacity="50%"/>
    </style:style>
    <style:style style:name="gr501" style:family="graphic" style:parent-style-name="standard">
      <style:graphic-properties svg:stroke-width="0.35cm" svg:stroke-color="#ffcc00" draw:marker-start-width="1.255cm" draw:marker-end-width="1.255cm" draw:stroke-linejoin="miter" draw:fill="solid" draw:fill-color="#eeffff" draw:opacity="50%" draw:textarea-horizontal-align="justify" draw:textarea-vertical-align="middle" draw:auto-grow-height="false" fo:min-height="0.971cm" fo:min-width="5.82cm" fo:padding-top="0.3cm" fo:padding-bottom="0.3cm" fo:padding-left="0.425cm" fo:padding-right="0.425cm" draw:shadow-opacity="50%"/>
    </style:style>
    <style:style style:name="gr502" style:family="graphic" style:parent-style-name="standard">
      <style:graphic-properties draw:stroke="none" svg:stroke-width="0.4cm" svg:stroke-color="#996600" draw:marker-start-width="1.4cm" draw:marker-end-width="1.4cm" draw:stroke-linejoin="miter" draw:fill="solid" draw:fill-color="#663300" draw:textarea-horizontal-align="justify" draw:textarea-vertical-align="middle" draw:auto-grow-height="false" fo:min-height="0.101cm" fo:min-width="7.667cm" fo:padding-top="0.325cm" fo:padding-bottom="0.325cm" fo:padding-left="0.45cm" fo:padding-right="0.45cm"/>
    </style:style>
    <style:style style:name="gr503" style:family="graphic" style:parent-style-name="standard">
      <style:graphic-properties svg:stroke-color="#000000" draw:marker-start="Arrow" draw:marker-start-width="0.3cm" draw:marker-end="Arrow" draw:marker-end-width="0.3cm" draw:textarea-vertical-align="middle"/>
    </style:style>
    <style:style style:name="gr504" style:family="graphic" style:parent-style-name="standard">
      <style:graphic-properties draw:stroke="none" svg:stroke-color="#000000" draw:fill="none" draw:fill-color="#ffffff" fo:min-height="0.433cm"/>
    </style:style>
    <style:style style:name="gr505" style:family="graphic" style:parent-style-name="objectwithoutfill">
      <style:graphic-properties svg:stroke-width="0.1cm" svg:stroke-color="#ffcc00" draw:marker-start-width="1.035cm" draw:marker-end-width="1.035cm" draw:stroke-linejoin="miter" draw:fill="solid" draw:fill-color="#eeffff" draw:opacity="50%" draw:textarea-vertical-align="middle" fo:padding-top="0.175cm" fo:padding-bottom="0.175cm" fo:padding-left="0.3cm" fo:padding-right="0.3cm" draw:shadow-opacity="50%"/>
    </style:style>
    <style:style style:name="gr506" style:family="graphic" style:parent-style-name="objectwithoutfill">
      <style:graphic-properties svg:stroke-width="0.1cm" svg:stroke-color="#ffcc00" draw:marker-start-width="1.185cm" draw:marker-end-width="1.185cm" draw:stroke-linejoin="miter" draw:fill="solid" draw:fill-color="#eeffff" draw:opacity="50%" draw:textarea-vertical-align="middle" fo:padding-top="0.175cm" fo:padding-bottom="0.175cm" fo:padding-left="0.3cm" fo:padding-right="0.3cm" draw:shadow-opacity="50%"/>
    </style:style>
    <style:style style:name="gr507" style:family="graphic" style:parent-style-name="standard">
      <style:graphic-properties draw:stroke="none" svg:stroke-color="#000000" draw:fill="none" draw:fill-color="#ffffff" draw:auto-grow-width="true" fo:min-height="0.884cm" fo:min-width="2.898cm"/>
    </style:style>
    <style:style style:name="gr508" style:family="graphic" style:parent-style-name="standard">
      <style:graphic-properties svg:stroke-color="#000000" draw:fill="none" draw:textarea-horizontal-align="justify" draw:textarea-vertical-align="middle" draw:auto-grow-height="false" fo:min-height="12.4cm" fo:min-width="16.3cm"/>
    </style:style>
    <style:style style:name="gr509" style:family="graphic" style:parent-style-name="standard">
      <style:graphic-properties svg:stroke-color="#000000" draw:fill-color="#ffcc00" draw:auto-grow-height="false" fo:min-height="0.071cm" fo:min-width="0cm" fo:wrap-option="no-wrap"/>
    </style:style>
    <style:style style:name="gr510" style:family="graphic" style:parent-style-name="standard">
      <style:graphic-properties draw:fill-color="#cccccc" draw:textarea-horizontal-align="justify" draw:textarea-vertical-align="middle" draw:auto-grow-height="false" fo:min-height="0cm" fo:min-width="0cm"/>
    </style:style>
    <style:style style:name="gr511" style:family="graphic" style:parent-style-name="standard">
      <style:graphic-properties svg:stroke-color="#000000" draw:fill-color="#ffcc00" draw:textarea-horizontal-align="justify" draw:textarea-vertical-align="middle" draw:auto-grow-height="false" fo:min-height="0.23cm" fo:min-width="0cm"/>
    </style:style>
    <style:style style:name="gr512" style:family="graphic" style:parent-style-name="standard">
      <style:graphic-properties svg:stroke-color="#000000" draw:fill-color="#ffcc00" draw:textarea-horizontal-align="justify" draw:textarea-vertical-align="middle" draw:auto-grow-height="false" fo:min-height="0cm" fo:min-width="1.101cm"/>
    </style:style>
    <style:style style:name="gr513" style:family="graphic" style:parent-style-name="standard">
      <style:graphic-properties svg:stroke-color="#000000" draw:fill-color="#ffcc00" draw:auto-grow-height="false" fo:min-height="0cm" fo:min-width="0cm" fo:wrap-option="no-wrap"/>
    </style:style>
    <style:style style:name="gr514" style:family="graphic" style:parent-style-name="standard">
      <style:graphic-properties draw:fill-color="#b2b2b2" draw:textarea-horizontal-align="justify" draw:textarea-vertical-align="middle" draw:auto-grow-height="false" fo:min-height="0cm" fo:min-width="0cm"/>
    </style:style>
    <style:style style:name="gr515" style:family="graphic" style:parent-style-name="standard">
      <style:graphic-properties draw:stroke="none" svg:stroke-color="#000000" draw:fill="none" draw:fill-color="#ffffff" draw:auto-grow-width="true" fo:min-height="0.433cm" fo:min-width="3.473cm"/>
    </style:style>
    <style:style style:name="gr516" style:family="graphic" style:parent-style-name="standard">
      <style:graphic-properties svg:stroke-color="#000000" draw:fill="none" draw:textarea-horizontal-align="justify" draw:textarea-vertical-align="middle" draw:auto-grow-height="false" fo:min-height="1.327cm" fo:min-width="3.65cm"/>
    </style:style>
    <style:style style:name="gr517" style:family="graphic" style:parent-style-name="standard">
      <style:graphic-properties svg:stroke-color="#000000" draw:fill="none" draw:textarea-horizontal-align="justify" draw:textarea-vertical-align="middle" draw:auto-grow-height="false" fo:min-height="11.95cm" fo:min-width="8cm"/>
    </style:style>
    <style:style style:name="gr518" style:family="graphic" style:parent-style-name="standard">
      <style:graphic-properties svg:stroke-width="0.02cm" svg:stroke-color="#000000" draw:marker-start-width="0.275cm" draw:marker-end-width="0.275cm" draw:fill-color="#ffffff" draw:textarea-horizontal-align="justify" draw:textarea-vertical-align="middle" draw:auto-grow-height="false" fo:min-height="6.209cm" fo:min-width="5.144cm" fo:padding-top="0.135cm" fo:padding-bottom="0.135cm" fo:padding-left="0.26cm" fo:padding-right="0.26cm" draw:shadow="hidden"/>
    </style:style>
    <style:style style:name="gr519" style:family="graphic" style:parent-style-name="standard">
      <style:graphic-properties svg:stroke-width="0.02cm" svg:stroke-color="#000000" draw:marker-start-width="0.26cm" draw:marker-end-width="0.26cm" draw:fill-color="#dddddd" draw:auto-grow-height="false" fo:min-height="5.869cm" fo:min-width="4.546cm" fo:padding-top="0.135cm" fo:padding-bottom="0.135cm" fo:padding-left="0.26cm" fo:padding-right="0.26cm" fo:wrap-option="no-wrap"/>
    </style:style>
    <style:style style:name="gr520" style:family="graphic" style:parent-style-name="standard">
      <style:graphic-properties svg:stroke-width="0.02cm" svg:stroke-color="#000000" draw:marker-start-width="0.26cm" draw:marker-end-width="0.26cm" draw:fill-color="#dddddd" draw:textarea-horizontal-align="justify" draw:textarea-vertical-align="middle" draw:auto-grow-height="false" fo:min-height="0.015cm" fo:min-width="4.389cm" fo:padding-top="0.135cm" fo:padding-bottom="0.135cm" fo:padding-left="0.26cm" fo:padding-right="0.26cm"/>
    </style:style>
    <style:style style:name="gr521" style:family="graphic" style:parent-style-name="standard">
      <style:graphic-properties svg:stroke-width="0.02cm" svg:stroke-color="#000000" draw:marker-start-width="0.26cm" draw:marker-end-width="0.26cm" draw:fill-color="#dddddd" draw:textarea-horizontal-align="justify" draw:textarea-vertical-align="middle" draw:auto-grow-height="false" fo:min-height="0cm" fo:min-width="4.679cm" fo:padding-top="0.135cm" fo:padding-bottom="0.135cm" fo:padding-left="0.26cm" fo:padding-right="0.26cm"/>
    </style:style>
    <style:style style:name="gr522" style:family="graphic" style:parent-style-name="standard">
      <style:graphic-properties draw:stroke="none" svg:stroke-color="#000000" draw:fill-color="#dddddd" draw:textarea-horizontal-align="justify" draw:textarea-vertical-align="middle" draw:auto-grow-height="false" fo:min-height="9.334cm" fo:min-width="1.039cm"/>
    </style:style>
    <style:style style:name="gr523" style:family="graphic" style:parent-style-name="objectwithoutfill">
      <style:graphic-properties svg:stroke-width="0.02cm" draw:marker-start-width="0.26cm" draw:marker-end-width="0.26cm" draw:fill="none" draw:textarea-vertical-align="middle" fo:padding-top="0.135cm" fo:padding-bottom="0.135cm" fo:padding-left="0.26cm" fo:padding-right="0.26cm"/>
    </style:style>
    <style:style style:name="gr524" style:family="graphic" style:parent-style-name="standard">
      <style:graphic-properties draw:stroke="none" svg:stroke-color="#000000" draw:fill-color="#dddddd" draw:textarea-horizontal-align="justify" draw:textarea-vertical-align="middle" draw:auto-grow-height="false" fo:min-height="9.334cm" fo:min-width="0.692cm"/>
    </style:style>
    <style:style style:name="gr525" style:family="graphic" style:parent-style-name="standard">
      <style:graphic-properties draw:stroke="none" svg:stroke-color="#000000" draw:fill-color="#dddddd" draw:textarea-horizontal-align="justify" draw:textarea-vertical-align="middle" draw:auto-grow-height="false" fo:min-height="3.392cm" fo:min-width="7.65cm"/>
    </style:style>
    <style:style style:name="gr526" style:family="graphic" style:parent-style-name="standard">
      <style:graphic-properties draw:stroke="none" svg:stroke-color="#000000" draw:fill-color="#dddddd" draw:textarea-horizontal-align="justify" draw:textarea-vertical-align="middle" draw:auto-grow-height="false" fo:min-height="0.81cm" fo:min-width="7.65cm"/>
    </style:style>
    <style:style style:name="gr527" style:family="graphic" style:parent-style-name="standard">
      <style:graphic-properties draw:stroke="none" svg:stroke-color="#000000" draw:fill="none" draw:fill-color="#ffffff" draw:auto-grow-width="true" fo:min-height="0.537cm" fo:min-width="1.606cm"/>
    </style:style>
    <style:style style:name="gr528" style:family="graphic" style:parent-style-name="standard">
      <style:graphic-properties draw:stroke="none" svg:stroke-color="#000000" draw:fill="none" draw:fill-color="#ffffff" draw:auto-grow-width="true" fo:min-height="0.433cm" fo:min-width="0.667cm"/>
    </style:style>
    <style:style style:name="gr529" style:family="graphic" style:parent-style-name="objectwithoutfill">
      <style:graphic-properties draw:marker-end="Circle" draw:marker-end-width="0.12cm" draw:marker-end-center="true" draw:fill="none" draw:textarea-vertical-align="middle"/>
    </style:style>
    <style:style style:name="gr530" style:family="graphic" style:parent-style-name="standard">
      <style:graphic-properties svg:stroke-width="0.4cm" svg:stroke-color="#996600" draw:marker-start-width="1.4cm" draw:marker-end-width="1.4cm" draw:stroke-linejoin="miter" draw:fill="none" draw:textarea-horizontal-align="justify" draw:textarea-vertical-align="middle" draw:auto-grow-height="false" fo:min-height="2.996cm" fo:min-width="4.334cm" fo:padding-top="0.325cm" fo:padding-bottom="0.325cm" fo:padding-left="0.45cm" fo:padding-right="0.45cm"/>
    </style:style>
    <style:style style:name="gr531" style:family="graphic" style:parent-style-name="standard">
      <style:graphic-properties svg:stroke-width="0.35cm" svg:stroke-color="#ffcc00" draw:marker-start-width="1.18cm" draw:marker-end-width="1.18cm" draw:stroke-linejoin="miter" draw:fill="solid" draw:fill-color="#eeffff" draw:opacity="50%" draw:textarea-horizontal-align="justify" draw:textarea-vertical-align="middle" draw:auto-grow-height="false" fo:min-height="2.656cm" fo:min-width="3.825cm" fo:padding-top="0.3cm" fo:padding-bottom="0.3cm" fo:padding-left="0.425cm" fo:padding-right="0.425cm" draw:shadow-opacity="50%"/>
    </style:style>
    <style:style style:name="gr532" style:family="graphic" style:parent-style-name="objectwithoutfill">
      <style:graphic-properties svg:stroke-width="0.2cm" svg:stroke-color="#eeeeee" draw:marker-start-width="0.8cm" draw:marker-end-width="0.8cm" svg:stroke-linecap="round" draw:fill="none" draw:textarea-vertical-align="middle" fo:padding-top="0.225cm" fo:padding-bottom="0.225cm" fo:padding-left="0.35cm" fo:padding-right="0.35cm"/>
    </style:style>
    <style:style style:name="gr533" style:family="graphic" style:parent-style-name="standard">
      <style:graphic-properties draw:stroke="none" svg:stroke-color="#000000" draw:fill="none" draw:fill-color="#ffffff" fo:min-height="4.023cm"/>
    </style:style>
    <style:style style:name="gr534" style:family="graphic" style:parent-style-name="standard">
      <style:graphic-properties draw:stroke="none" svg:stroke-color="#000000" draw:fill="none" draw:fill-color="#ffffff" fo:min-height="3.546cm"/>
    </style:style>
    <style:style style:name="gr535" style:family="graphic" style:parent-style-name="standard">
      <style:graphic-properties draw:stroke="none" svg:stroke-color="#000000" draw:fill="none" draw:fill-color="#ffffff" fo:min-height="2.194cm"/>
    </style:style>
    <style:style style:name="gr536" style:family="graphic" style:parent-style-name="standard">
      <style:graphic-properties svg:stroke-color="#000000" draw:fill="none" draw:textarea-horizontal-align="justify" draw:textarea-vertical-align="middle" draw:auto-grow-height="false" fo:min-height="8.991cm" fo:min-width="11.88cm"/>
    </style:style>
    <style:style style:name="gr537" style:family="graphic" style:parent-style-name="standard">
      <style:graphic-properties draw:stroke="none" svg:stroke-color="#000000" draw:fill="none" draw:fill-color="#ffffff" fo:min-height="0.575cm"/>
    </style:style>
    <style:style style:name="gr538" style:family="graphic" style:parent-style-name="standard">
      <style:graphic-properties draw:stroke="none" svg:stroke-color="#000000" draw:fill="none" draw:fill-color="#ffffff" draw:auto-grow-width="true" fo:min-height="0.547cm" fo:min-width="3.509cm"/>
    </style:style>
    <style:style style:name="gr539" style:family="graphic" style:parent-style-name="standard">
      <style:graphic-properties draw:stroke="none" svg:stroke-color="#000000" draw:fill="none" draw:fill-color="#ffffff" draw:auto-grow-width="true" fo:min-height="0.319cm" fo:min-width="5.501cm" fo:padding-top="0.1cm" fo:padding-bottom="0.1cm" fo:padding-left="0.2cm" fo:padding-right="0.2cm"/>
    </style:style>
    <style:style style:name="gr540" style:family="graphic" style:parent-style-name="standard">
      <style:graphic-properties svg:stroke-color="#000000" draw:fill="none" draw:textarea-horizontal-align="justify" draw:textarea-vertical-align="middle" draw:auto-grow-height="false" fo:min-height="10.7cm" fo:min-width="7.3cm"/>
    </style:style>
    <style:style style:name="gr541" style:family="graphic" style:parent-style-name="standard">
      <style:graphic-properties svg:stroke-width="0.02cm" svg:stroke-color="#000000" draw:marker-start-width="0.26cm" draw:marker-end-width="0.26cm" draw:fill-color="#dddddd" draw:auto-grow-height="false" fo:min-height="6.01cm" fo:min-width="4.51cm" fo:padding-top="0.135cm" fo:padding-bottom="0.135cm" fo:padding-left="0.26cm" fo:padding-right="0.26cm" fo:wrap-option="no-wrap"/>
    </style:style>
    <style:style style:name="gr542" style:family="graphic" style:parent-style-name="standard">
      <style:graphic-properties draw:stroke="none" svg:stroke-color="#000000" draw:fill-color="#dddddd" draw:textarea-horizontal-align="justify" draw:textarea-vertical-align="middle" draw:auto-grow-height="false" fo:min-height="7.9cm" fo:min-width="0.489cm"/>
    </style:style>
    <style:style style:name="gr543" style:family="graphic" style:parent-style-name="standard">
      <style:graphic-properties draw:stroke="none" svg:stroke-color="#000000" draw:fill-color="#dddddd" draw:textarea-horizontal-align="justify" draw:textarea-vertical-align="middle" draw:auto-grow-height="false" fo:min-height="7.9cm" fo:min-width="0.049cm"/>
    </style:style>
    <style:style style:name="gr544" style:family="graphic" style:parent-style-name="standard">
      <style:graphic-properties draw:stroke="none" svg:stroke-color="#000000" draw:fill-color="#dddddd" draw:textarea-horizontal-align="justify" draw:textarea-vertical-align="middle" draw:auto-grow-height="false" fo:min-height="0.242cm" fo:min-width="6.4cm"/>
    </style:style>
    <style:style style:name="gr545" style:family="graphic" style:parent-style-name="standard">
      <style:graphic-properties draw:stroke="none" svg:stroke-color="#000000" draw:fill-color="#dddddd" draw:textarea-horizontal-align="justify" draw:textarea-vertical-align="middle" draw:auto-grow-height="false" fo:min-height="0.21cm" fo:min-width="6.4cm"/>
    </style:style>
    <style:style style:name="gr546" style:family="graphic" style:parent-style-name="standard">
      <style:graphic-properties svg:stroke-color="#000000" draw:fill-color="#000099" draw:auto-grow-height="false" fo:min-height="5.621cm" fo:min-width="4.173cm" fo:wrap-option="no-wrap"/>
    </style:style>
    <style:style style:name="gr547" style:family="graphic" style:parent-style-name="standard">
      <style:graphic-properties svg:stroke-color="#000000" draw:fill-color="#996600" draw:auto-grow-height="false" fo:min-height="4.991cm" fo:min-width="3.549cm" fo:wrap-option="no-wrap"/>
    </style:style>
    <style:style style:name="gr548" style:family="graphic" style:parent-style-name="measure" style:list-style-name="L1">
      <style:graphic-properties draw:marker-start-width="0.1cm" draw:marker-end-width="0.1cm" draw:textarea-vertical-align="middle" draw:line-distance="0.55cm" draw:guide-overhang="0.1cm"/>
    </style:style>
    <style:style style:name="gr549" style:family="graphic" style:parent-style-name="measure" style:list-style-name="L1">
      <style:graphic-properties draw:marker-start-width="0.1cm" draw:marker-end-width="0.1cm" draw:textarea-vertical-align="middle" draw:line-distance="0.75cm" draw:guide-overhang="0.1cm" draw:guide-distance="0.1cm" draw:placing="below"/>
    </style:style>
    <style:style style:name="gr550" style:family="graphic" style:parent-style-name="standard">
      <style:graphic-properties draw:stroke="none" svg:stroke-color="#000000" draw:fill="none" draw:fill-color="#ffffff" draw:auto-grow-width="false" fo:min-height="1.943cm" fo:min-width="19.144cm" fo:padding-top="0.1cm" fo:padding-bottom="0.1cm" fo:padding-left="0.2cm" fo:padding-right="0cm"/>
    </style:style>
    <style:style style:name="gr551" style:family="graphic" style:parent-style-name="measure" style:list-style-name="L1">
      <style:graphic-properties draw:marker-start-width="0.1cm" draw:marker-end-width="0.1cm" draw:textarea-vertical-align="middle" draw:line-distance="0.55cm" draw:guide-overhang="0.1cm"/>
    </style:style>
    <style:style style:name="gr552" style:family="graphic" style:parent-style-name="standard">
      <style:graphic-properties draw:stroke="none" svg:stroke-color="#000000" draw:fill="none" draw:fill-color="#ffffff" fo:min-height="0.395cm" fo:padding-left="0cm"/>
    </style:style>
    <style:style style:name="gr553" style:family="graphic" style:parent-style-name="measure" style:list-style-name="L1">
      <style:graphic-properties draw:marker-start-width="0.1cm" draw:marker-end-width="0.1cm" draw:textarea-vertical-align="middle" draw:line-distance="0.65cm" draw:guide-overhang="0.1cm" draw:placing="below"/>
    </style:style>
    <style:style style:name="gr554" style:family="graphic" style:parent-style-name="standard">
      <style:graphic-properties draw:stroke="none" svg:stroke-color="#000000" draw:fill="none" draw:fill-color="#ffffff" fo:min-height="0.395cm" fo:padding-top="0cm" fo:padding-bottom="0cm" fo:padding-left="0cm" fo:padding-right="0cm"/>
    </style:style>
    <style:style style:name="gr555" style:family="graphic" style:parent-style-name="standard">
      <style:graphic-properties draw:stroke="none" svg:stroke-color="#000000" draw:fill="none" draw:fill-color="#ffffff" draw:auto-grow-width="true" fo:min-height="0.319cm" fo:min-width="4.817cm" fo:padding-top="0.1cm" fo:padding-bottom="0.1cm" fo:padding-left="0.1cm" fo:padding-right="0.1cm"/>
    </style:style>
    <style:style style:name="gr556" style:family="graphic" style:parent-style-name="standard">
      <style:graphic-properties svg:stroke-color="#000000" draw:fill="none" draw:textarea-horizontal-align="justify" draw:textarea-vertical-align="middle" draw:auto-grow-height="false" fo:min-height="7.45cm" fo:min-width="5cm"/>
    </style:style>
    <style:style style:name="gr557"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3.825cm" fo:min-width="4.95cm" fo:padding-top="0.3cm" fo:padding-bottom="0.3cm" fo:padding-left="0.425cm" fo:padding-right="0.425cm"/>
    </style:style>
    <style:style style:name="gr558"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1.126cm" fo:min-width="4.948cm" fo:padding-top="0.285cm" fo:padding-bottom="0.285cm" fo:padding-left="0.41cm" fo:padding-right="0.41cm" draw:shadow-opacity="50%"/>
    </style:style>
    <style:style style:name="gr559"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0.97cm" fo:min-width="4.965cm" fo:padding-top="0.285cm" fo:padding-bottom="0.285cm" fo:padding-left="0.41cm" fo:padding-right="0.41cm" draw:shadow-opacity="50%"/>
    </style:style>
    <style:style style:name="gr560" style:family="graphic" style:parent-style-name="standard">
      <style:graphic-properties draw:stroke="none" svg:stroke-color="#000000" draw:fill="none" draw:fill-color="#ffffff" fo:min-height="0.789cm" fo:padding-top="0cm" fo:padding-bottom="0cm" fo:padding-left="0cm" fo:padding-right="0cm"/>
    </style:style>
    <style:style style:name="gr561" style:family="graphic" style:parent-style-name="measure" style:list-style-name="L1">
      <style:graphic-properties draw:marker-start-width="0.1cm" draw:marker-end-width="0.1cm" draw:textarea-vertical-align="middle" draw:line-distance="0.3cm" draw:guide-overhang="0.1cm" draw:guide-distance="0.1cm" draw:placing="below"/>
    </style:style>
    <style:style style:name="gr562" style:family="graphic" style:parent-style-name="measure" style:list-style-name="L1">
      <style:graphic-properties draw:marker-start-width="0.1cm" draw:marker-end-width="0.1cm" draw:textarea-vertical-align="middle" draw:line-distance="0.3cm" draw:guide-overhang="0.1cm" draw:guide-distance="0.1cm" draw:placing="above"/>
    </style:style>
    <style:style style:name="gr563" style:family="graphic" style:parent-style-name="standard">
      <style:graphic-properties draw:stroke="none" svg:stroke-color="#000000" draw:fill="solid" draw:fill-color="#ffffff" fo:min-height="1.183cm" fo:padding-top="0.1cm" fo:padding-bottom="0.1cm" fo:padding-left="0.1cm" fo:padding-right="0.1cm"/>
    </style:style>
    <style:style style:name="gr564" style:family="graphic" style:parent-style-name="measure" style:list-style-name="L1">
      <style:graphic-properties draw:marker-start-width="0.1cm" draw:marker-end-width="0.1cm" draw:textarea-vertical-align="middle" draw:line-distance="0.378cm" draw:guide-overhang="0.1cm" draw:guide-distance="0.1cm" draw:placing="below"/>
    </style:style>
    <style:style style:name="P1" style:family="paragraph">
      <loext:graphic-properties draw:fill="bitmap" draw:fill-image-name="Marble"/>
      <style:paragraph-properties fo:text-align="center"/>
    </style:style>
    <style:style style:name="P2" style:family="paragraph">
      <loext:graphic-properties draw:fill-color="#996600"/>
      <style:paragraph-properties fo:text-align="center"/>
    </style:style>
    <style:style style:name="P3" style:family="paragraph">
      <loext:graphic-properties draw:fill-color="#000000"/>
      <style:paragraph-properties fo:text-align="center"/>
    </style:style>
    <style:style style:name="P4" style:family="paragraph">
      <loext:graphic-properties draw:fill-color="#b2b2b2"/>
      <style:paragraph-properties fo:text-align="center"/>
    </style:style>
    <style:style style:name="P5" style:family="paragraph">
      <loext:graphic-properties draw:fill="none"/>
      <style:paragraph-properties fo:text-align="center"/>
    </style:style>
    <style:style style:name="P6" style:family="paragraph">
      <loext:graphic-properties draw:fill-color="#eeeeee"/>
      <style:paragraph-properties fo:text-align="center"/>
    </style:style>
    <style:style style:name="P7" style:family="paragraph">
      <loext:graphic-properties draw:fill-color="#ffff99"/>
      <style:paragraph-properties fo:text-align="center"/>
    </style:style>
    <style:style style:name="P8" style:family="paragraph">
      <loext:graphic-properties draw:fill-color="#dddddd"/>
      <style:paragraph-properties fo:text-align="center"/>
    </style:style>
    <style:style style:name="P9" style:family="paragraph">
      <loext:graphic-properties draw:fill="none" draw:fill-color="#ffffff"/>
      <style:text-properties fo:font-size="11pt" style:font-size-asian="10pt" style:font-size-complex="10pt"/>
    </style:style>
    <style:style style:name="P10" style:family="paragraph">
      <loext:graphic-properties draw:fill="bitmap" draw:fill-color="#ffffff" draw:fill-image-name="Marble"/>
      <style:paragraph-properties fo:text-align="center"/>
    </style:style>
    <style:style style:name="P11" style:family="paragraph">
      <loext:graphic-properties draw:fill-color="#ffcc00"/>
      <style:paragraph-properties fo:text-align="center"/>
    </style:style>
    <style:style style:name="P12" style:family="paragraph">
      <style:paragraph-properties fo:text-align="center"/>
    </style:style>
    <style:style style:name="P13" style:family="paragraph">
      <loext:graphic-properties draw:fill-color="#ffffff"/>
      <style:paragraph-properties fo:text-align="center"/>
    </style:style>
    <style:style style:name="P14" style:family="paragraph">
      <loext:graphic-properties draw:fill-color="#cccccc"/>
      <style:paragraph-properties fo:text-align="center"/>
    </style:style>
    <style:style style:name="P15" style:family="paragraph">
      <loext:graphic-properties draw:fill="none" draw:fill-color="#ffffff"/>
      <style:text-properties fo:font-size="8pt" style:font-size-asian="6pt" style:font-size-complex="6pt"/>
    </style:style>
    <style:style style:name="P16" style:family="paragraph">
      <loext:graphic-properties draw:fill="none" draw:fill-color="#ffffff"/>
      <style:text-properties fo:font-size="13pt" style:font-size-asian="13pt" style:font-size-complex="13pt"/>
    </style:style>
    <style:style style:name="P17" style:family="paragraph">
      <style:paragraph-properties fo:text-align="center"/>
      <style:text-properties style:text-line-through-style="none" style:text-line-through-type="none" fo:font-family="'Liberation Sans'" style:font-family-generic="swiss" style:font-pitch="variable" fo:font-size="12pt" fo:font-style="normal" style:text-underline-style="none" fo:font-weight="normal"/>
    </style:style>
    <style:style style:name="P18" style:family="paragraph">
      <loext:graphic-properties draw:fill-color="#ff0000"/>
      <style:paragraph-properties fo:text-align="center"/>
    </style:style>
    <style:style style:name="P19" style:family="paragraph">
      <loext:graphic-properties draw:fill-color="#99ff66"/>
      <style:paragraph-properties fo:text-align="center"/>
    </style:style>
    <style:style style:name="P20" style:family="paragraph">
      <loext:graphic-properties draw:fill-color="#00cc00"/>
      <style:paragraph-properties fo:text-align="center"/>
    </style:style>
    <style:style style:name="P21" style:family="paragraph">
      <loext:graphic-properties draw:fill-color="#000099"/>
      <style:paragraph-properties fo:text-align="center"/>
    </style:style>
    <style:style style:name="P22" style:family="paragraph">
      <loext:graphic-properties draw:fill-color="#ffff00"/>
      <style:paragraph-properties fo:text-align="center"/>
    </style:style>
    <style:style style:name="P23" style:family="paragraph">
      <loext:graphic-properties draw:fill="none" draw:fill-color="#ffffff"/>
      <style:paragraph-properties fo:text-align="center"/>
      <style:text-properties fo:font-size="10pt" style:font-size-asian="10pt" style:font-size-complex="10pt"/>
    </style:style>
    <style:style style:name="P24" style:family="paragraph">
      <loext:graphic-properties draw:fill="none" draw:fill-color="#ffffff"/>
      <style:paragraph-properties fo:text-align="center"/>
      <style:text-properties fo:font-size="11pt" style:font-size-asian="10pt" style:font-size-complex="10pt"/>
    </style:style>
    <style:style style:name="P25" style:family="paragraph">
      <loext:graphic-properties draw:fill="none" draw:fill-color="#ffffff"/>
      <style:text-properties fo:font-size="10pt" style:font-size-asian="10pt" style:font-size-complex="10pt"/>
    </style:style>
    <style:style style:name="P26" style:family="paragraph">
      <loext:graphic-properties draw:fill="none" draw:fill-color="#ffffff"/>
      <style:paragraph-properties fo:text-align="center"/>
      <style:text-properties fo:font-size="10pt" style:font-size-asian="9pt" style:font-size-complex="9pt"/>
    </style:style>
    <style:style style:name="P27" style:family="paragraph">
      <loext:graphic-properties draw:fill="none" draw:fill-color="#ffffff"/>
      <style:text-properties fo:font-size="10pt" style:font-size-asian="8pt" style:font-size-complex="8pt"/>
    </style:style>
    <style:style style:name="P28" style:family="paragraph">
      <loext:graphic-properties draw:fill="none" draw:fill-color="#ffffff"/>
      <style:text-properties fo:font-size="8pt" style:font-size-asian="5pt" style:font-size-complex="5pt"/>
    </style:style>
    <style:style style:name="P29" style:family="paragraph">
      <loext:graphic-properties draw:fill-color="#b2b2b2"/>
      <style:paragraph-properties fo:text-align="center"/>
      <style:text-properties fo:font-size="10pt"/>
    </style:style>
    <style:style style:name="P30" style:family="paragraph">
      <loext:graphic-properties draw:fill-color="#996600"/>
      <style:paragraph-properties fo:text-align="center"/>
      <style:text-properties fo:font-size="10pt"/>
    </style:style>
    <style:style style:name="P31" style:family="paragraph">
      <loext:graphic-properties draw:fill-color="#000000"/>
      <style:paragraph-properties fo:text-align="center"/>
      <style:text-properties fo:font-size="10pt"/>
    </style:style>
    <style:style style:name="P32" style:family="paragraph">
      <loext:graphic-properties draw:fill-color="#ffffff"/>
      <style:paragraph-properties fo:text-align="center"/>
      <style:text-properties fo:font-size="10pt"/>
    </style:style>
    <style:style style:name="P33" style:family="paragraph">
      <loext:graphic-properties draw:fill-color="#ff0000"/>
      <style:paragraph-properties fo:text-align="center"/>
      <style:text-properties fo:font-size="10pt"/>
    </style:style>
    <style:style style:name="P34" style:family="paragraph">
      <loext:graphic-properties draw:fill-color="#ff6666"/>
      <style:paragraph-properties fo:text-align="center"/>
      <style:text-properties fo:font-size="10pt"/>
    </style:style>
    <style:style style:name="P35" style:family="paragraph">
      <loext:graphic-properties draw:fill-color="#ffcc00"/>
      <style:paragraph-properties fo:text-align="center"/>
      <style:text-properties fo:font-size="10pt"/>
    </style:style>
    <style:style style:name="P36" style:family="paragraph">
      <loext:graphic-properties draw:fill-color="#eeeeee"/>
      <style:paragraph-properties fo:text-align="center"/>
      <style:text-properties fo:font-size="10pt"/>
    </style:style>
    <style:style style:name="P37" style:family="paragraph">
      <loext:graphic-properties draw:fill-color="#ffff99"/>
      <style:paragraph-properties fo:text-align="center"/>
      <style:text-properties fo:font-size="10pt"/>
    </style:style>
    <style:style style:name="P38" style:family="paragraph">
      <loext:graphic-properties draw:fill="none"/>
      <style:paragraph-properties fo:text-align="center"/>
      <style:text-properties fo:font-size="10pt"/>
    </style:style>
    <style:style style:name="P39" style:family="paragraph">
      <style:paragraph-properties fo:text-align="center"/>
      <style:text-properties fo:font-size="10pt"/>
    </style:style>
    <style:style style:name="P40" style:family="paragraph">
      <loext:graphic-properties draw:fill="solid" draw:fill-color="#ffffff"/>
      <style:text-properties fo:font-size="10pt" style:font-size-asian="9pt" style:font-size-complex="9pt"/>
    </style:style>
    <style:style style:name="P41" style:family="paragraph">
      <style:paragraph-properties fo:text-align="start"/>
    </style:style>
    <style:style style:name="P42" style:family="paragraph">
      <loext:graphic-properties draw:fill="none" draw:fill-color="#ffffff"/>
      <style:paragraph-properties fo:text-align="start"/>
      <style:text-properties fo:font-size="12pt" style:font-size-asian="10pt" style:font-size-complex="10pt"/>
    </style:style>
    <style:style style:name="P43" style:family="paragraph">
      <loext:graphic-properties draw:fill="none" draw:fill-color="#ffffff"/>
      <style:text-properties fo:font-size="13pt" style:font-size-asian="12pt" style:font-size-complex="12pt"/>
    </style:style>
    <style:style style:name="P44" style:family="paragraph">
      <loext:graphic-properties draw:fill="none" draw:fill-color="#ffffff"/>
      <style:paragraph-properties fo:text-align="center"/>
      <style:text-properties fo:font-size="12pt" style:font-size-asian="10pt" style:font-size-complex="10pt"/>
    </style:style>
    <style:style style:name="P45" style:family="paragraph">
      <loext:graphic-properties draw:fill="none" draw:fill-color="#ffffff"/>
      <style:text-properties fo:font-size="11pt" style:font-size-asian="8pt" style:font-size-complex="8pt"/>
    </style:style>
    <style:style style:name="P46" style:family="paragraph">
      <loext:graphic-properties draw:fill="none" draw:fill-color="#ffffff"/>
      <style:text-properties fo:font-size="8pt" style:font-size-asian="4pt" style:font-size-complex="4pt"/>
    </style:style>
    <style:style style:name="P47" style:family="paragraph">
      <loext:graphic-properties draw:fill-color="#999999"/>
      <style:paragraph-properties fo:text-align="center"/>
    </style:style>
    <style:style style:name="P48" style:family="paragraph">
      <loext:graphic-properties draw:fill="none" draw:fill-color="#ffffff"/>
      <style:paragraph-properties fo:text-align="start"/>
      <style:text-properties fo:font-size="13pt" style:font-size-asian="12pt" style:font-size-complex="12pt"/>
    </style:style>
    <style:style style:name="P49" style:family="paragraph">
      <loext:graphic-properties draw:fill-color="#b2b2b2"/>
    </style:style>
    <style:style style:name="P50" style:family="paragraph">
      <loext:graphic-properties draw:fill="none" draw:fill-color="#ffffff"/>
      <style:paragraph-properties fo:text-align="center"/>
      <style:text-properties fo:font-size="11pt" style:font-size-asian="9pt" style:font-size-complex="9pt"/>
    </style:style>
    <style:style style:name="P51" style:family="paragraph">
      <loext:graphic-properties draw:fill-color="#663300"/>
      <style:paragraph-properties fo:text-align="start"/>
    </style:style>
    <style:style style:name="P52" style:family="paragraph">
      <loext:graphic-properties draw:fill-color="#663300"/>
    </style:style>
    <style:style style:name="P53" style:family="paragraph">
      <loext:graphic-properties draw:fill="none" draw:fill-color="#ffffff"/>
      <style:paragraph-properties fo:text-align="start"/>
      <style:text-properties fo:font-size="11pt" style:font-size-asian="9pt" style:font-size-complex="9pt"/>
    </style:style>
    <style:style style:name="P54" style:family="paragraph">
      <loext:graphic-properties draw:fill-color="#663300"/>
      <style:paragraph-properties fo:text-align="center"/>
    </style:style>
    <style:style style:name="P55" style:family="paragraph">
      <loext:graphic-properties draw:fill="none" draw:fill-color="#ffffff"/>
      <style:paragraph-properties fo:text-align="center"/>
      <style:text-properties fo:font-size="11pt" style:font-size-asian="8pt" style:font-size-complex="8pt"/>
    </style:style>
    <style:style style:name="P5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7" style:family="paragraph">
      <loext:graphic-properties draw:fill="none" draw:fill-color="#ffffff"/>
      <style:paragraph-properties fo:text-align="start"/>
      <style:text-properties fo:font-size="11pt" style:font-size-asian="8pt" style:font-size-complex="8pt"/>
    </style:style>
    <style:style style:name="P58" style:family="paragraph">
      <loext:graphic-properties draw:fill-color="#0000cc"/>
      <style:paragraph-properties fo:text-align="center"/>
    </style:style>
    <style:style style:name="P59" style:family="paragraph">
      <loext:graphic-properties draw:fill-color="#009900"/>
      <style:paragraph-properties fo:text-align="center"/>
    </style:style>
    <style:style style:name="P60" style:family="paragraph">
      <loext:graphic-properties draw:fill-color="#009900"/>
      <style:paragraph-properties fo:text-align="center"/>
      <style:text-properties fo:font-weight="normal"/>
    </style:style>
    <style:style style:name="P61" style:family="paragraph">
      <loext:graphic-properties draw:fill-color="#ff6666"/>
      <style:paragraph-properties fo:text-align="center"/>
    </style:style>
    <style:style style:name="P62" style:family="paragraph">
      <loext:graphic-properties draw:fill-color="#ffffcc"/>
      <style:paragraph-properties fo:text-align="center"/>
    </style:style>
    <style:style style:name="P63" style:family="paragraph">
      <loext:graphic-properties draw:fill="none"/>
      <style:paragraph-properties fo:text-align="center"/>
      <style:text-properties fo:font-size="12pt"/>
    </style:style>
    <style:style style:name="P64" style:family="paragraph">
      <loext:graphic-properties draw:fill="solid" draw:fill-color="#eeffff" draw:opacity="50%"/>
      <style:paragraph-properties fo:text-align="center"/>
    </style:style>
    <style:style style:name="P65" style:family="paragraph">
      <loext:graphic-properties draw:fill="solid" draw:fill-color="#eeffff" draw:opacity="50%"/>
      <style:paragraph-properties fo:text-align="center"/>
      <style:text-properties fo:font-size="12pt"/>
    </style:style>
    <style:style style:name="P66" style:family="paragraph">
      <loext:graphic-properties draw:fill="none" draw:fill-color="#ffffff"/>
      <style:text-properties fo:font-size="12pt"/>
    </style:style>
    <style:style style:name="P67" style:family="paragraph">
      <loext:graphic-properties draw:fill="solid" draw:fill-color="#dddddd" draw:opacity="100%"/>
      <style:paragraph-properties fo:text-align="center"/>
      <style:text-properties fo:font-size="12pt"/>
    </style:style>
    <style:style style:name="P68" style:family="paragraph">
      <style:paragraph-properties fo:text-align="center" style:writing-mode="lr-tb"/>
    </style:style>
    <style:style style:name="P69" style:family="paragraph">
      <loext:graphic-properties draw:fill="none" draw:fill-color="#ffffff"/>
      <style:paragraph-properties fo:text-align="center" style:writing-mode="lr-tb"/>
      <style:text-properties fo:font-size="15pt" fo:font-style="italic" style:font-style-asian="italic" style:font-style-complex="italic"/>
    </style:style>
    <style:style style:name="P70" style:family="paragraph">
      <loext:graphic-properties draw:fill-color="#ffffff"/>
      <style:paragraph-properties fo:text-align="center"/>
      <style:text-properties fo:font-size="12pt"/>
    </style:style>
    <style:style style:name="P71" style:family="paragraph">
      <loext:graphic-properties draw:fill="none" draw:fill-color="#ffffff"/>
      <style:paragraph-properties fo:text-align="center" style:writing-mode="lr-tb"/>
      <style:text-properties fo:font-size="15pt" fo:font-weight="bold" style:font-size-asian="18pt" style:font-weight-asian="bold" style:font-size-complex="18pt" style:font-weight-complex="bold"/>
    </style:style>
    <style:style style:name="P72" style:family="paragraph">
      <loext:graphic-properties draw:fill="none"/>
      <style:paragraph-properties fo:text-align="center" style:writing-mode="lr-tb"/>
      <style:text-properties fo:font-size="15pt" fo:font-weight="bold" style:font-size-asian="18pt" style:font-weight-asian="bold" style:font-size-complex="18pt" style:font-weight-complex="bold"/>
    </style:style>
    <style:style style:name="P73" style:family="paragraph">
      <loext:graphic-properties draw:fill-color="#996600"/>
      <style:paragraph-properties fo:text-align="center"/>
      <style:text-properties fo:font-size="12pt"/>
    </style:style>
    <style:style style:name="P74" style:family="paragraph">
      <loext:graphic-properties draw:fill-color="#000000"/>
      <style:paragraph-properties fo:text-align="center"/>
      <style:text-properties fo:font-size="12pt"/>
    </style:style>
    <style:style style:name="P75" style:family="paragraph">
      <loext:graphic-properties draw:fill="none" draw:fill-color="#ffffff"/>
      <style:text-properties fo:font-size="7pt" style:font-size-asian="6pt" style:font-size-complex="6pt"/>
    </style:style>
    <style:style style:name="P76" style:family="paragraph">
      <loext:graphic-properties draw:fill="solid" draw:fill-color="#ff9900" draw:opacity="100%"/>
      <style:paragraph-properties fo:text-align="center"/>
    </style:style>
    <style:style style:name="P77" style:family="paragraph">
      <loext:graphic-properties draw:fill="solid" draw:fill-color="#dddddd"/>
      <style:paragraph-properties fo:text-align="center"/>
    </style:style>
    <style:style style:name="P78" style:family="paragraph">
      <loext:graphic-properties draw:fill="solid" draw:fill-color="#ffffff"/>
      <style:paragraph-properties fo:text-align="center"/>
    </style:style>
    <style:style style:name="P79" style:family="paragraph">
      <loext:graphic-properties draw:fill="solid" draw:fill-color="#663300"/>
      <style:paragraph-properties fo:text-align="center"/>
    </style:style>
    <style:style style:name="P80" style:family="paragraph">
      <loext:graphic-properties draw:fill-color="#ffcc00"/>
      <style:paragraph-properties fo:text-align="center"/>
      <style:text-properties fo:font-weight="normal"/>
    </style:style>
    <style:style style:name="P81" style:family="paragraph">
      <loext:graphic-properties draw:fill-color="#cccccc"/>
      <style:paragraph-properties fo:text-align="center"/>
      <style:text-properties fo:font-weight="bold"/>
    </style:style>
    <style:style style:name="P82" style:family="paragraph">
      <loext:graphic-properties draw:fill-color="#b2b2b2"/>
      <style:paragraph-properties fo:text-align="center"/>
      <style:text-properties fo:font-weight="bold"/>
    </style:style>
    <style:style style:name="P83" style:family="paragraph">
      <loext:graphic-properties draw:fill="none"/>
      <style:paragraph-properties fo:text-align="center"/>
      <style:text-properties fo:font-weight="bold"/>
    </style:style>
    <style:style style:name="P84" style:family="paragraph">
      <loext:graphic-properties draw:fill-color="#dddddd"/>
    </style:style>
    <style:style style:name="P85" style:family="paragraph">
      <loext:graphic-properties draw:fill-color="#dddddd"/>
      <style:paragraph-properties fo:text-align="start"/>
    </style:style>
    <style:style style:name="P86" style:family="paragraph">
      <loext:graphic-properties draw:fill="none" draw:fill-color="#ffffff"/>
      <style:text-properties fo:font-size="12pt" style:font-size-asian="10pt" style:font-size-complex="10pt"/>
    </style:style>
    <style:style style:name="P87" style:family="paragraph">
      <loext:graphic-properties draw:fill="none" draw:fill-color="#ffffff"/>
      <style:text-properties fo:font-size="11pt" style:font-size-asian="12pt" style:font-size-complex="12pt"/>
    </style:style>
    <style:style style:name="P88" style:family="paragraph">
      <loext:graphic-properties draw:fill="none" draw:fill-color="#ffffff"/>
      <style:text-properties fo:font-size="7pt" style:font-size-asian="4pt" style:font-size-complex="4pt"/>
    </style:style>
    <style:style style:name="P89" style:family="paragraph">
      <loext:graphic-properties draw:fill="solid" draw:fill-color="#ffffff"/>
      <style:text-properties fo:font-size="10pt" style:font-size-asian="10pt" style:font-size-complex="10pt"/>
    </style:style>
    <style:style style:name="T1" style:family="text">
      <style:text-properties fo:font-size="11pt" style:font-size-asian="10pt" style:font-size-complex="10pt"/>
    </style:style>
    <style:style style:name="T2" style:family="text">
      <style:text-properties fo:font-size="11pt" fo:font-weight="bold" style:font-size-asian="10pt" style:font-weight-asian="bold" style:font-size-complex="10pt" style:font-weight-complex="bold"/>
    </style:style>
    <style:style style:name="T3" style:family="text">
      <style:text-properties fo:font-size="8pt" style:font-size-asian="6pt" style:font-size-complex="6pt"/>
    </style:style>
    <style:style style:name="T4" style:family="text">
      <style:text-properties fo:font-size="13pt" style:font-size-asian="13pt" style:font-size-complex="13pt"/>
    </style:style>
    <style:style style:name="T5" style:family="text">
      <style:text-properties fo:font-size="11pt" style:font-size-asian="11pt" style:font-size-complex="11pt"/>
    </style:style>
    <style:style style:name="T6" style:family="text">
      <style:text-properties fo:font-size="10pt" style:font-size-asian="9pt" style:font-size-complex="9pt"/>
    </style:style>
    <style:style style:name="T7" style:family="text">
      <style:text-properties fo:font-size="10pt" style:font-size-asian="10pt" style:font-size-complex="10pt"/>
    </style:style>
    <style:style style:name="T8" style:family="text">
      <style:text-properties fo:font-size="10pt" style:font-size-asian="8pt" style:font-size-complex="8pt"/>
    </style:style>
    <style:style style:name="T9" style:family="text">
      <style:text-properties fo:font-size="8pt" style:font-size-asian="5pt" style:font-size-complex="5pt"/>
    </style:style>
    <style:style style:name="T10" style:family="text">
      <style:text-properties fo:font-size="12pt" style:font-size-asian="10pt" style:font-size-complex="10pt"/>
    </style:style>
    <style:style style:name="T11" style:family="text">
      <style:text-properties fo:font-size="13pt" style:font-size-asian="12pt" style:font-size-complex="12pt"/>
    </style:style>
    <style:style style:name="T12" style:family="text">
      <style:text-properties fo:font-size="11pt" style:font-size-asian="8pt" style:font-size-complex="8pt"/>
    </style:style>
    <style:style style:name="T13" style:family="text">
      <style:text-properties fo:font-size="8pt" style:font-size-asian="4pt" style:font-size-complex="4pt"/>
    </style:style>
    <style:style style:name="T14" style:family="text">
      <style:text-properties fo:font-size="11pt" style:font-size-asian="9pt" style:font-size-complex="9pt"/>
    </style:style>
    <style:style style:name="T1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6" style:family="text">
      <style:text-properties fo:font-size="12pt" style:font-size-asian="12pt" style:font-size-complex="12pt"/>
    </style:style>
    <style:style style:name="T17" style:family="text">
      <style:text-properties fo:font-size="9pt" style:font-size-asian="9pt" style:font-size-complex="9pt"/>
    </style:style>
    <style:style style:name="T18" style:family="text">
      <style:text-properties fo:font-size="12pt"/>
    </style:style>
    <style:style style:name="T19" style:family="text">
      <style:text-properties fo:font-size="15pt" fo:font-style="italic" style:font-style-asian="italic" style:font-style-complex="italic"/>
    </style:style>
    <style:style style:name="T20" style:family="text">
      <style:text-properties fo:font-size="15pt" fo:font-weight="bold" style:font-size-asian="18pt" style:font-weight-asian="bold" style:font-size-complex="18pt" style:font-weight-complex="bold"/>
    </style:style>
    <style:style style:name="T21" style:family="text">
      <style:text-properties fo:font-size="7pt" style:font-size-asian="6pt" style:font-size-complex="6pt"/>
    </style:style>
    <style:style style:name="T22" style:family="text">
      <style:text-properties fo:font-size="11pt" fo:font-weight="normal" style:font-size-asian="10pt" style:font-weight-asian="normal" style:font-size-complex="10pt" style:font-weight-complex="normal"/>
    </style:style>
    <style:style style:name="T23" style:family="text">
      <style:text-properties fo:font-size="11pt" style:font-size-asian="12pt" style:font-size-complex="12pt"/>
    </style:style>
    <style:style style:name="T24" style:family="text">
      <style:text-properties fo:font-size="7pt" style:font-size-asian="4pt" style:font-size-complex="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1" form:control-implementation="ooo:com.sun.star.form.component.CommandButton" xml:id="control1" form:id="control1" form:label="Export png" form:printable="fal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ExportSelPng?language=Basic&amp;location=document" xlink:type="simple"/>
              </office:event-listeners>
            </form:button>
            <form:button form:name="Bouton 1" form:control-implementation="ooo:com.sun.star.form.component.CommandButton" xml:id="control2" form:id="control2" form:label="Export jpg" form:printable="fal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ExportSelJpg?language=Basic&amp;location=document" xlink:type="simple"/>
              </office:event-listeners>
            </form:button>
          </form:form>
        </office:forms>
        <draw:g>
          <draw:custom-shape draw:style-name="gr1" draw:text-style-name="P1" draw:layer="layout" svg:width="8.099cm" svg:height="2.699cm" svg:x="1.801cm" svg:y="3.201cm">
            <text:p/>
            <draw:enhanced-geometry svg:viewBox="0 0 21600 21600" draw:type="rectangle" draw:enhanced-path="M 0 0 L 21600 0 21600 21600 0 21600 0 0 Z N"/>
          </draw:custom-shape>
          <draw:custom-shape draw:style-name="gr2" draw:text-style-name="P2" draw:layer="layout" svg:width="0.4cm" svg:height="0.399cm" svg:x="2.801cm" svg:y="3.251cm">
            <text:p/>
            <draw:enhanced-geometry svg:viewBox="0 0 21600 21600" draw:type="rectangle" draw:enhanced-path="M 0 0 L 21600 0 21600 21600 0 21600 0 0 Z N"/>
          </draw:custom-shape>
          <draw:custom-shape draw:style-name="gr3" draw:text-style-name="P3" draw:layer="layout" svg:width="0.2cm" svg:height="0.05cm" svg:x="2.8cm" svg:y="3.201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15cm" svg:height="0.05cm" svg:x="2.7cm" svg:y="3.6cm">
            <text:p/>
            <draw:enhanced-geometry svg:viewBox="0 0 21600 21600" draw:type="rectangle" draw:enhanced-path="M 0 0 L 21600 0 21600 21600 0 21600 0 0 Z N"/>
          </draw:custom-shape>
          <draw:custom-shape draw:style-name="gr5" draw:text-style-name="P4" draw:layer="layout" svg:width="1.2cm" svg:height="1cm" svg:x="1.801cm" svg:y="2.201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 draw:text-style-name="P4" draw:layer="layout" svg:width="1.4cm" svg:height="1cm" svg:x="8.501cm" svg:y="2.201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 draw:text-style-name="P5" draw:layer="layout" svg:x1="3.001cm" svg:y1="2.201cm" svg:x2="8.501cm" svg:y2="2.201cm">
            <text:p/>
          </draw:line>
          <draw:custom-shape draw:style-name="gr8" draw:text-style-name="P6" draw:layer="layout" svg:width="1cm" svg:height="0.05cm" svg:x="1.8cm" svg:y="3.55cm">
            <text:p/>
            <draw:enhanced-geometry svg:viewBox="0 0 21600 21600" draw:type="rectangle" draw:enhanced-path="M 0 0 L 21600 0 21600 21600 0 21600 0 0 Z N"/>
          </draw:custom-shape>
          <draw:custom-shape draw:style-name="gr9" draw:text-style-name="P7" draw:layer="layout" svg:width="0.95cm" svg:height="0.3cm" svg:x="1.8cm" svg:y="3.25cm">
            <text:p/>
            <draw:enhanced-geometry svg:viewBox="0 0 21600 21600" draw:type="rectangle" draw:enhanced-path="M 0 0 L 21600 0 21600 21600 0 21600 0 0 Z N"/>
          </draw:custom-shape>
          <draw:custom-shape draw:style-name="gr2" draw:text-style-name="P2" draw:layer="layout" svg:width="0.4cm" svg:height="0.399cm" svg:x="8.299cm" svg:y="3.252cm">
            <text:p/>
            <draw:enhanced-geometry svg:viewBox="0 0 21600 21600" draw:mirror-horizontal="true" draw:type="rectangle" draw:enhanced-path="M 0 0 L 21600 0 21600 21600 0 21600 0 0 Z N"/>
          </draw:custom-shape>
          <draw:custom-shape draw:style-name="gr3" draw:text-style-name="P3" draw:layer="layout" svg:width="0.2cm" svg:height="0.05cm" svg:x="8.5cm" svg:y="3.202cm">
            <text:p/>
            <draw:enhanced-geometry svg:viewBox="0 0 21600 21600" draw:mirror-horizont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15cm" svg:height="0.05cm" svg:x="8.65cm" svg:y="3.601cm">
            <text:p/>
            <draw:enhanced-geometry svg:viewBox="0 0 21600 21600" draw:mirror-horizontal="true" draw:type="rectangle" draw:enhanced-path="M 0 0 L 21600 0 21600 21600 0 21600 0 0 Z N"/>
          </draw:custom-shape>
          <draw:custom-shape draw:style-name="gr10" draw:text-style-name="P6" draw:layer="layout" svg:width="1.2cm" svg:height="0.05cm" svg:x="8.7cm" svg:y="3.55cm">
            <text:p/>
            <draw:enhanced-geometry svg:viewBox="0 0 21600 21600" draw:type="rectangle" draw:enhanced-path="M 0 0 L 21600 0 21600 21600 0 21600 0 0 Z N"/>
          </draw:custom-shape>
          <draw:custom-shape draw:style-name="gr11" draw:text-style-name="P7" draw:layer="layout" svg:width="1.15cm" svg:height="0.3cm" svg:x="8.75cm" svg:y="3.25cm">
            <text:p/>
            <draw:enhanced-geometry svg:viewBox="0 0 21600 21600" draw:type="rectangle" draw:enhanced-path="M 0 0 L 21600 0 21600 21600 0 21600 0 0 Z N"/>
          </draw:custom-shape>
          <draw:line draw:style-name="gr7" draw:text-style-name="P5" draw:layer="layout" svg:x1="3cm" svg:y1="3.2cm" svg:x2="8.5cm" svg:y2="3.2cm">
            <text:p/>
          </draw:line>
          <draw:g>
            <draw:custom-shape draw:style-name="gr12" draw:text-style-name="P8" draw:layer="layout" svg:width="0.25cm" svg:height="0.02cm" svg:x="2.445cm" svg:y="3.2cm">
              <text:p/>
              <draw:enhanced-geometry svg:viewBox="0 0 21600 21600" draw:type="rectangle" draw:enhanced-path="M 0 0 L 21600 0 21600 21600 0 21600 0 0 Z N"/>
            </draw:custom-shape>
            <draw:custom-shape draw:style-name="gr12" draw:text-style-name="P8" draw:layer="layout" svg:width="0.194cm" svg:height="0.02cm" draw:transform="rotate (1.5707963267949) translate (2.781cm 3.5cm)">
              <text:p/>
              <draw:enhanced-geometry svg:viewBox="0 0 21600 21600" draw:type="rectangle" draw:enhanced-path="M 0 0 L 21600 0 21600 21600 0 21600 0 0 Z N"/>
            </draw:custom-shape>
            <draw:custom-shape draw:style-name="gr12" draw:text-style-name="P8" draw:layer="layout" svg:width="0.15cm" svg:height="0.02cm" draw:transform="rotate (-0.785398163397449) translate (2.695cm 3.2cm)">
              <text:p/>
              <draw:enhanced-geometry svg:viewBox="0 0 21600 21600" draw:type="rectangle" draw:enhanced-path="M 0 0 L 21600 0 21600 21600 0 21600 0 0 Z N"/>
            </draw:custom-shape>
            <draw:g>
              <draw:custom-shape draw:style-name="gr13" draw:text-style-name="P3" draw:layer="layout" svg:width="0.3cm" svg:height="0.02cm" draw:transform="rotate (-1.5707963267949) translate (2.57cm 2.94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7cm" svg:height="0.08cm" draw:transform="rotate (-1.5707963267949) translate (2.6cm 3.222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cm" svg:height="0.03cm" svg:x="2.55cm" svg:y="2.91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1cm" svg:height="0.01cm" svg:x="2.721cm" svg:y="3.37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5cm" svg:height="0.044cm" svg:x="2.716cm" svg:y="3.353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2.93cm 3.3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1cm" svg:height="0.01cm" svg:x="2.721cm" svg:y="3.454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5cm" svg:height="0.044cm" svg:x="2.716cm" svg:y="3.437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2.93cm 3.46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2" draw:text-style-name="P8" draw:layer="layout" svg:width="0.25cm" svg:height="0.02cm" svg:x="8.801cm" svg:y="3.197cm">
              <text:p/>
              <draw:enhanced-geometry svg:viewBox="0 0 21600 21600" draw:mirror-horizontal="true" draw:type="rectangle" draw:enhanced-path="M 0 0 L 21600 0 21600 21600 0 21600 0 0 Z N"/>
            </draw:custom-shape>
            <draw:custom-shape draw:style-name="gr12" draw:text-style-name="P8" draw:layer="layout" svg:width="0.194cm" svg:height="0.02cm" draw:transform="rotate (1.5707963267949) translate (8.695cm 3.497cm)">
              <text:p/>
              <draw:enhanced-geometry svg:viewBox="0 0 21600 21600" draw:mirror-horizontal="true" draw:type="rectangle" draw:enhanced-path="M 0 0 L 21600 0 21600 21600 0 21600 0 0 Z N"/>
            </draw:custom-shape>
            <draw:custom-shape draw:style-name="gr12" draw:text-style-name="P8" draw:layer="layout" svg:width="0.15cm" svg:height="0.02cm" draw:transform="rotate (-0.785398163397449) translate (8.709cm 3.197cm)">
              <text:p/>
              <draw:enhanced-geometry svg:viewBox="0 0 21600 21600" draw:mirror-horizontal="true" draw:type="rectangle" draw:enhanced-path="M 0 0 L 21600 0 21600 21600 0 21600 0 0 Z N"/>
            </draw:custom-shape>
            <draw:g>
              <draw:custom-shape draw:style-name="gr13" draw:text-style-name="P3" draw:layer="layout" svg:width="0.3cm" svg:height="0.02cm" draw:transform="rotate (-1.5707963267949) translate (8.946cm 2.937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27cm" svg:height="0.08cm" draw:transform="rotate (-1.5707963267949) translate (8.976cm 3.219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cm" svg:height="0.03cm" svg:x="8.926cm" svg:y="2.9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1cm" svg:height="0.01cm" svg:x="8.565cm" svg:y="3.367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5cm" svg:height="0.044cm" svg:x="8.716cm" svg:y="3.35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8.55cm 3.37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1cm" svg:height="0.01cm" svg:x="8.565cm" svg:y="3.451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5cm" svg:height="0.044cm" svg:x="8.716cm" svg:y="3.434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8.55cm 3.4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4" draw:text-style-name="P9" draw:layer="layout" svg:width="5.616cm" svg:height="1.115cm" svg:x="3.084cm" svg:y="2.14cm">
            <draw:text-box>
              <text:p><text:span text:style-name="T1">Tirant droite </text:span></text:p>
              <text:p><text:span text:style-name="T1">(Extérieur poussant gauche)</text:span></text:p>
            </draw:text-box>
          </draw:frame>
          <draw:custom-shape draw:style-name="gr15" draw:text-style-name="P10" draw:layer="layout" svg:width="0.41cm" svg:height="0.41cm" svg:x="2.989cm" svg:y="3.39cm">
            <text:p/>
            <draw:enhanced-geometry svg:viewBox="0 0 21600 21600" draw:mirror-horizontal="false" draw:mirror-vertical="false" draw:type="rectangle" draw:enhanced-path="M 0 0 L 21600 0 21600 21600 0 21600 0 0 Z N"/>
          </draw:custom-shape>
          <draw:custom-shape draw:style-name="gr15" draw:text-style-name="P10" draw:layer="layout" svg:width="0.41cm" svg:height="0.41cm" svg:x="8.1cm" svg:y="3.39cm">
            <text:p/>
            <draw:enhanced-geometry svg:viewBox="0 0 21600 21600" draw:mirror-horizontal="false" draw:mirror-vertical="false" draw:type="rectangle" draw:enhanced-path="M 0 0 L 21600 0 21600 21600 0 21600 0 0 Z N"/>
          </draw:custom-shape>
          <draw:g>
            <draw:custom-shape draw:style-name="gr16" draw:text-style-name="P11" draw:layer="layout" svg:width="0.4cm" svg:height="0.4cm" draw:transform="rotate (0.261799387799149) translate (3.11cm 4.832cm)">
              <text:p/>
              <draw:enhanced-geometry svg:viewBox="0 0 21600 21600" draw:mirror-horizontal="false" draw:mirror-vertical="false" draw:type="rectangle" draw:enhanced-path="M 0 0 L 21600 0 21600 21600 0 21600 0 0 Z N"/>
            </draw:custom-shape>
            <draw:custom-shape draw:style-name="gr16" draw:text-style-name="P11" draw:layer="layout" svg:width="0.4cm" svg:height="0.4cm" draw:transform="rotate (-0.261799387799149) translate (8.138cm 3.41cm)">
              <text:p/>
              <draw:enhanced-geometry svg:viewBox="0 0 21600 21600" draw:mirror-horizontal="true" draw:mirror-vertical="false" draw:type="rectangle" draw:enhanced-path="M 0 0 L 21600 0 21600 21600 0 21600 0 0 Z N"/>
            </draw:custom-shape>
            <draw:custom-shape draw:style-name="gr17" draw:text-style-name="P12" draw:layer="layout" svg:width="4.9cm" svg:height="0.25cm" draw:transform="rotate (0.261799387799149) translate (3.425cm 4.851cm)">
              <text:p/>
              <draw:enhanced-geometry svg:viewBox="0 0 21600 21600" draw:type="rectangle" draw:enhanced-path="M 0 0 L 21600 0 21600 21600 0 21600 0 0 Z N"/>
            </draw:custom-shape>
            <draw:custom-shape draw:style-name="gr18" draw:text-style-name="P13" draw:layer="layout" svg:width="4.9cm" svg:height="0.15cm" draw:transform="rotate (0.261799387799149) translate (3.438cm 4.9cm)">
              <text:p/>
              <draw:enhanced-geometry svg:viewBox="0 0 21600 21600" draw:type="rectangle" draw:enhanced-path="M 0 0 L 21600 0 21600 21600 0 21600 0 0 Z N"/>
            </draw:custom-shape>
          </draw:g>
          <draw:g>
            <draw:custom-shape draw:style-name="gr19" draw:text-style-name="P14" draw:layer="layout" svg:width="0.1cm" svg:height="0.1cm" svg:x="8.5cm" svg:y="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4cm" svg:height="0.04cm" svg:x="8.53cm" svg:y="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2" draw:text-style-name="P8" draw:layer="layout" svg:width="0.069cm" svg:height="0.099cm" draw:transform="rotate (1.83259571459405) translate (3.368cm 5.252cm)">
              <text:p/>
              <draw:enhanced-geometry svg:viewBox="0 0 21600 21600" draw:mirror-horizontal="false" draw:mirror-vertical="false" draw:type="rectangle" draw:enhanced-path="M 0 0 L 21600 0 21600 21600 0 21600 0 0 Z N"/>
            </draw:custom-shape>
            <draw:custom-shape draw:style-name="gr20" draw:text-style-name="P8" draw:layer="layout" svg:width="0.051cm" svg:height="0.493cm" draw:transform="rotate (1.83259571459405) translate (3.381cm 5.303cm)">
              <text:p/>
              <draw:enhanced-geometry svg:viewBox="0 0 21600 21600" draw:type="rectangle" draw:enhanced-path="M 0 0 L 21600 0 21600 21600 0 21600 0 0 Z N"/>
            </draw:custom-shape>
          </draw:g>
        </draw:g>
        <draw:frame draw:style-name="gr14" draw:text-style-name="P9" draw:layer="layout" svg:width="13.616cm" svg:height="1.115cm" svg:x="1.546cm" svg:y="6.098cm">
          <draw:text-box>
            <text:p><text:span text:style-name="T2">Attention!</text:span><text:span text:style-name="T1"> Certains marchands de serrures définissent un sens inverse</text:span></text:p>
            <text:p><text:span text:style-name="T1"><text:s/></text:span><text:span text:style-name="T1">à celui des vendeurs de portes et fenêtres !</text:span></text:p>
          </draw:text-box>
        </draw:frame>
        <draw:g>
          <draw:custom-shape draw:style-name="gr1" draw:text-style-name="P1" draw:layer="layout" svg:width="8.099cm" svg:height="2.699cm" svg:x="10.692cm" svg:y="3.202cm">
            <text:p/>
            <draw:enhanced-geometry svg:viewBox="0 0 21600 21600" draw:mirror-horizontal="true" draw:type="rectangle" draw:enhanced-path="M 0 0 L 21600 0 21600 21600 0 21600 0 0 Z N"/>
          </draw:custom-shape>
          <draw:custom-shape draw:style-name="gr2" draw:text-style-name="P2" draw:layer="layout" svg:width="0.4cm" svg:height="0.399cm" svg:x="17.4cm" svg:y="3.252cm">
            <text:p/>
            <draw:enhanced-geometry svg:viewBox="0 0 21600 21600" draw:mirror-horizontal="true" draw:type="rectangle" draw:enhanced-path="M 0 0 L 21600 0 21600 21600 0 21600 0 0 Z N"/>
          </draw:custom-shape>
          <draw:custom-shape draw:style-name="gr3" draw:text-style-name="P3" draw:layer="layout" svg:width="0.2cm" svg:height="0.05cm" svg:x="17.601cm" svg:y="3.202cm">
            <text:p/>
            <draw:enhanced-geometry svg:viewBox="0 0 21600 21600" draw:mirror-horizont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15cm" svg:height="0.05cm" svg:x="17.751cm" svg:y="3.601cm">
            <text:p/>
            <draw:enhanced-geometry svg:viewBox="0 0 21600 21600" draw:mirror-horizontal="true" draw:type="rectangle" draw:enhanced-path="M 0 0 L 21600 0 21600 21600 0 21600 0 0 Z N"/>
          </draw:custom-shape>
          <draw:custom-shape draw:style-name="gr21" draw:text-style-name="P4" draw:layer="layout" svg:width="1.2cm" svg:height="1cm" svg:x="17.6cm" svg:y="2.202cm">
            <text:p/>
            <draw:enhanced-geometry svg:viewBox="0 0 21600 21600" draw:mirror-horizontal="tru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 draw:text-style-name="P4" draw:layer="layout" svg:width="1.4cm" svg:height="1cm" svg:x="10.7cm" svg:y="2.202cm">
            <text:p/>
            <draw:enhanced-geometry svg:viewBox="0 0 21600 21600" draw:mirror-horizontal="tru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 draw:text-style-name="P5" draw:layer="layout" svg:x1="17.6cm" svg:y1="2.202cm" svg:x2="12.1cm" svg:y2="2.202cm">
            <text:p/>
          </draw:line>
          <draw:custom-shape draw:style-name="gr8" draw:text-style-name="P6" draw:layer="layout" svg:width="1cm" svg:height="0.05cm" svg:x="17.801cm" svg:y="3.551cm">
            <text:p/>
            <draw:enhanced-geometry svg:viewBox="0 0 21600 21600" draw:mirror-horizontal="true" draw:type="rectangle" draw:enhanced-path="M 0 0 L 21600 0 21600 21600 0 21600 0 0 Z N"/>
          </draw:custom-shape>
          <draw:custom-shape draw:style-name="gr9" draw:text-style-name="P7" draw:layer="layout" svg:width="0.95cm" svg:height="0.3cm" svg:x="17.851cm" svg:y="3.251cm">
            <text:p/>
            <draw:enhanced-geometry svg:viewBox="0 0 21600 21600" draw:mirror-horizontal="true" draw:type="rectangle" draw:enhanced-path="M 0 0 L 21600 0 21600 21600 0 21600 0 0 Z N"/>
          </draw:custom-shape>
          <draw:custom-shape draw:style-name="gr2" draw:text-style-name="P2" draw:layer="layout" svg:width="0.4cm" svg:height="0.399cm" svg:x="11.902cm" svg:y="3.253cm">
            <text:p/>
            <draw:enhanced-geometry svg:viewBox="0 0 21600 21600" draw:mirror-horizontal="false" draw:type="rectangle" draw:enhanced-path="M 0 0 L 21600 0 21600 21600 0 21600 0 0 Z N"/>
          </draw:custom-shape>
          <draw:custom-shape draw:style-name="gr3" draw:text-style-name="P3" draw:layer="layout" svg:width="0.2cm" svg:height="0.05cm" svg:x="11.901cm" svg:y="3.203cm">
            <text:p/>
            <draw:enhanced-geometry svg:viewBox="0 0 21600 21600" draw:mirror-horizontal="fals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15cm" svg:height="0.05cm" svg:x="11.801cm" svg:y="3.602cm">
            <text:p/>
            <draw:enhanced-geometry svg:viewBox="0 0 21600 21600" draw:mirror-horizontal="false" draw:type="rectangle" draw:enhanced-path="M 0 0 L 21600 0 21600 21600 0 21600 0 0 Z N"/>
          </draw:custom-shape>
          <draw:custom-shape draw:style-name="gr10" draw:text-style-name="P6" draw:layer="layout" svg:width="1.2cm" svg:height="0.05cm" svg:x="10.701cm" svg:y="3.551cm">
            <text:p/>
            <draw:enhanced-geometry svg:viewBox="0 0 21600 21600" draw:mirror-horizontal="true" draw:type="rectangle" draw:enhanced-path="M 0 0 L 21600 0 21600 21600 0 21600 0 0 Z N"/>
          </draw:custom-shape>
          <draw:custom-shape draw:style-name="gr11" draw:text-style-name="P7" draw:layer="layout" svg:width="1.15cm" svg:height="0.3cm" svg:x="10.701cm" svg:y="3.251cm">
            <text:p/>
            <draw:enhanced-geometry svg:viewBox="0 0 21600 21600" draw:mirror-horizontal="true" draw:type="rectangle" draw:enhanced-path="M 0 0 L 21600 0 21600 21600 0 21600 0 0 Z N"/>
          </draw:custom-shape>
          <draw:line draw:style-name="gr7" draw:text-style-name="P5" draw:layer="layout" svg:x1="17.601cm" svg:y1="3.201cm" svg:x2="12.101cm" svg:y2="3.201cm">
            <text:p/>
          </draw:line>
          <draw:custom-shape draw:style-name="gr12" draw:text-style-name="P8" draw:layer="layout" svg:width="0.25cm" svg:height="0.02cm" svg:x="17.906cm" svg:y="3.201cm">
            <text:p/>
            <draw:enhanced-geometry svg:viewBox="0 0 21600 21600" draw:mirror-horizontal="true" draw:type="rectangle" draw:enhanced-path="M 0 0 L 21600 0 21600 21600 0 21600 0 0 Z N"/>
          </draw:custom-shape>
          <draw:custom-shape draw:style-name="gr12" draw:text-style-name="P8" draw:layer="layout" svg:width="0.194cm" svg:height="0.02cm" draw:transform="rotate (1.5707963267949) translate (17.8cm 3.501cm)">
            <text:p/>
            <draw:enhanced-geometry svg:viewBox="0 0 21600 21600" draw:mirror-horizontal="true" draw:type="rectangle" draw:enhanced-path="M 0 0 L 21600 0 21600 21600 0 21600 0 0 Z N"/>
          </draw:custom-shape>
          <draw:custom-shape draw:style-name="gr12" draw:text-style-name="P8" draw:layer="layout" svg:width="0.15cm" svg:height="0.02cm" draw:transform="rotate (-0.785398163397449) translate (17.814cm 3.201cm)">
            <text:p/>
            <draw:enhanced-geometry svg:viewBox="0 0 21600 21600" draw:mirror-horizontal="true" draw:type="rectangle" draw:enhanced-path="M 0 0 L 21600 0 21600 21600 0 21600 0 0 Z N"/>
          </draw:custom-shape>
          <draw:g>
            <draw:custom-shape draw:style-name="gr13" draw:text-style-name="P3" draw:layer="layout" svg:width="0.3cm" svg:height="0.02cm" draw:transform="rotate (-1.5707963267949) translate (18.051cm 2.941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27cm" svg:height="0.08cm" draw:transform="rotate (-1.5707963267949) translate (18.081cm 3.223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cm" svg:height="0.03cm" svg:x="18.031cm" svg:y="2.9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1cm" svg:height="0.01cm" svg:x="17.672cm" svg:y="3.371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5cm" svg:height="0.044cm" svg:x="17.823cm" svg:y="3.354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17.655cm 3.38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1cm" svg:height="0.01cm" svg:x="17.672cm" svg:y="3.455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5cm" svg:height="0.044cm" svg:x="17.823cm" svg:y="3.438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17.655cm 3.4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2" draw:text-style-name="P8" draw:layer="layout" svg:width="0.25cm" svg:height="0.02cm" svg:x="11.55cm" svg:y="3.198cm">
            <text:p/>
            <draw:enhanced-geometry svg:viewBox="0 0 21600 21600" draw:mirror-horizontal="false" draw:type="rectangle" draw:enhanced-path="M 0 0 L 21600 0 21600 21600 0 21600 0 0 Z N"/>
          </draw:custom-shape>
          <draw:custom-shape draw:style-name="gr12" draw:text-style-name="P8" draw:layer="layout" svg:width="0.194cm" svg:height="0.02cm" draw:transform="rotate (1.5707963267949) translate (11.886cm 3.498cm)">
            <text:p/>
            <draw:enhanced-geometry svg:viewBox="0 0 21600 21600" draw:mirror-horizontal="false" draw:type="rectangle" draw:enhanced-path="M 0 0 L 21600 0 21600 21600 0 21600 0 0 Z N"/>
          </draw:custom-shape>
          <draw:custom-shape draw:style-name="gr12" draw:text-style-name="P8" draw:layer="layout" svg:width="0.15cm" svg:height="0.02cm" draw:transform="rotate (-0.785398163397449) translate (11.8cm 3.198cm)">
            <text:p/>
            <draw:enhanced-geometry svg:viewBox="0 0 21600 21600" draw:mirror-horizontal="false" draw:type="rectangle" draw:enhanced-path="M 0 0 L 21600 0 21600 21600 0 21600 0 0 Z N"/>
          </draw:custom-shape>
          <draw:g>
            <draw:custom-shape draw:style-name="gr13" draw:text-style-name="P3" draw:layer="layout" svg:width="0.3cm" svg:height="0.02cm" draw:transform="rotate (-1.5707963267949) translate (11.675cm 2.938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7cm" svg:height="0.08cm" draw:transform="rotate (-1.5707963267949) translate (11.705cm 3.22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cm" svg:height="0.03cm" svg:x="11.655cm" svg:y="2.91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1cm" svg:height="0.01cm" svg:x="11.828cm" svg:y="3.368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5cm" svg:height="0.044cm" svg:x="11.823cm" svg:y="3.351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12.035cm 3.37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1cm" svg:height="0.01cm" svg:x="11.828cm" svg:y="3.452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5cm" svg:height="0.044cm" svg:x="11.823cm" svg:y="3.435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12.035cm 3.46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3" draw:text-style-name="P9" draw:layer="layout" svg:width="5.616cm" svg:height="1.433cm" svg:x="12.385cm" svg:y="2.151cm">
            <draw:text-box>
              <text:p><text:span text:style-name="T1">Tirant gauche</text:span></text:p>
              <text:p><text:span text:style-name="T1">(Extérieur poussant droite)</text:span></text:p>
            </draw:text-box>
          </draw:frame>
          <draw:custom-shape draw:style-name="gr15" draw:text-style-name="P10" draw:layer="layout" svg:width="0.41cm" svg:height="0.41cm" svg:x="17.202cm" svg:y="3.391cm">
            <text:p/>
            <draw:enhanced-geometry svg:viewBox="0 0 21600 21600" draw:mirror-horizontal="true" draw:mirror-vertical="false" draw:type="rectangle" draw:enhanced-path="M 0 0 L 21600 0 21600 21600 0 21600 0 0 Z N"/>
          </draw:custom-shape>
          <draw:custom-shape draw:style-name="gr15" draw:text-style-name="P10" draw:layer="layout" svg:width="0.41cm" svg:height="0.41cm" svg:x="12.091cm" svg:y="3.391cm">
            <text:p/>
            <draw:enhanced-geometry svg:viewBox="0 0 21600 21600" draw:mirror-horizontal="true" draw:mirror-vertical="false" draw:type="rectangle" draw:enhanced-path="M 0 0 L 21600 0 21600 21600 0 21600 0 0 Z N"/>
          </draw:custom-shape>
          <draw:custom-shape draw:style-name="gr24" draw:text-style-name="P11" draw:layer="layout" svg:width="0.4cm" svg:height="0.411cm" draw:transform="rotate (0.261799387799149) translate (16.959cm 4.833cm)">
            <text:p/>
            <draw:enhanced-geometry svg:viewBox="0 0 21600 21600" draw:mirror-horizontal="true" draw:mirror-vertical="false" draw:type="rectangle" draw:enhanced-path="M 0 0 L 21600 0 21600 21600 0 21600 0 0 Z N"/>
          </draw:custom-shape>
          <draw:custom-shape draw:style-name="gr25" draw:text-style-name="P11" draw:layer="layout" svg:width="0.4cm" svg:height="0.401cm" draw:transform="rotate (-0.261799387799149) translate (12.181cm 3.411cm)">
            <text:p/>
            <draw:enhanced-geometry svg:viewBox="0 0 21600 21600" draw:mirror-horizontal="false" draw:mirror-vertical="false" draw:type="rectangle" draw:enhanced-path="M 0 0 L 21600 0 21600 21600 0 21600 0 0 Z N"/>
          </draw:custom-shape>
          <draw:custom-shape draw:style-name="gr26" draw:text-style-name="P12" draw:layer="layout" svg:width="4.9cm" svg:height="0.253cm" draw:transform="rotate (0.261799387799149) translate (12.378cm 4.852cm)">
            <text:p/>
            <draw:enhanced-geometry svg:viewBox="0 0 21600 21600" draw:mirror-horizontal="true" draw:type="rectangle" draw:enhanced-path="M 0 0 L 21600 0 21600 21600 0 21600 0 0 Z N"/>
          </draw:custom-shape>
          <draw:custom-shape draw:style-name="gr18" draw:text-style-name="P13" draw:layer="layout" svg:width="4.9cm" svg:height="0.15cm" draw:transform="rotate (0.261799387799149) translate (12.391cm 4.901cm)">
            <text:p/>
            <draw:enhanced-geometry svg:viewBox="0 0 21600 21600" draw:mirror-horizontal="true" draw:type="rectangle" draw:enhanced-path="M 0 0 L 21600 0 21600 21600 0 21600 0 0 Z N"/>
          </draw:custom-shape>
          <draw:custom-shape draw:style-name="gr19" draw:text-style-name="P14" draw:layer="layout" svg:width="0.1cm" svg:height="0.1cm" svg:x="12.001cm" svg:y="3.65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4cm" svg:height="0.04cm" svg:x="12.031cm" svg:y="3.68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0.069cm" svg:height="0.099cm" draw:transform="rotate (1.83259571459405) translate (17.155cm 5.253cm)">
            <text:p/>
            <draw:enhanced-geometry svg:viewBox="0 0 21600 21600" draw:mirror-horizontal="true" draw:mirror-vertical="false" draw:type="rectangle" draw:enhanced-path="M 0 0 L 21600 0 21600 21600 0 21600 0 0 Z N"/>
          </draw:custom-shape>
          <draw:custom-shape draw:style-name="gr20" draw:text-style-name="P8" draw:layer="layout" svg:width="0.051cm" svg:height="0.493cm" draw:transform="rotate (1.83259571459405) translate (16.71cm 5.304cm)">
            <text:p/>
            <draw:enhanced-geometry svg:viewBox="0 0 21600 21600" draw:mirror-horizontal="true" draw:type="rectangle" draw:enhanced-path="M 0 0 L 21600 0 21600 21600 0 21600 0 0 Z N"/>
          </draw:custom-shape>
        </draw:g>
        <draw:frame draw:style-name="gr27" draw:text-style-name="P15" draw:layer="Copyright" svg:width="6cm" svg:height="0.569cm" svg:x="13.15cm" svg:y="7.213cm">
          <draw:text-box>
            <text:p><text:span text:style-name="T3">© Pierre ROUZEAU License CC <text:s/>BY-SA 3.0</text:span></text:p>
          </draw:text-box>
        </draw:frame>
        <draw:frame draw:style-name="gr28" draw:text-style-name="P16" draw:layer="layout" svg:width="10.05cm" svg:height="0.763cm" svg:x="1.9cm" svg:y="1.101cm">
          <draw:text-box>
            <text:p><text:span text:style-name="T4">Sens d’ouverture des menuiseries</text:span></text:p>
          </draw:text-box>
        </draw:frame>
        <draw:custom-shape draw:style-name="gr29" draw:text-style-name="P5" draw:layer="layout" svg:width="17.75cm" svg:height="6.138cm" svg:x="1.45cm" svg:y="1.101cm">
          <text:p/>
          <draw:enhanced-geometry svg:viewBox="0 0 21600 21600" draw:type="rectangle" draw:enhanced-path="M 0 0 L 21600 0 21600 21600 0 21600 0 0 Z N"/>
        </draw:custom-shape>
        <draw:control draw:style-name="standard" draw:text-style-name="P17" draw:layer="layout" svg:width="3.7cm" svg:height="0.8cm" svg:x="10.9cm" svg:y="1.15cm" draw:control="control1"/>
        <draw:control draw:style-name="standard" draw:text-style-name="P17" draw:layer="layout" svg:width="3.7cm" svg:height="0.8cm" svg:x="15cm" svg:y="1.15cm" draw:control="control2"/>
      </draw:page>
      <draw:page draw:name="page2" draw:style-name="dp1" draw:master-page-name="Standard">
        <office:forms form:automatic-focus="false" form:apply-design-mode="false"/>
        <draw:custom-shape draw:style-name="gr30" draw:text-style-name="P4" draw:layer="layout" svg:width="1.242cm" svg:height="1.245cm" svg:x="1.815cm" svg:y="14.554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1" draw:text-style-name="P4" draw:layer="layout" svg:width="1.449cm" svg:height="1.245cm" svg:x="8.749cm" svg:y="14.554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32" draw:text-style-name="P2" draw:layer="layout" svg:width="0.414cm" svg:height="0.413cm" svg:x="8.54cm" svg:y="9.951cm">
            <text:p/>
            <draw:enhanced-geometry svg:viewBox="0 0 21600 21600" draw:mirror-horizontal="true" draw:type="rectangle" draw:enhanced-path="M 0 0 L 21600 0 21600 21600 0 21600 0 0 Z N"/>
          </draw:custom-shape>
          <draw:custom-shape draw:style-name="gr3" draw:text-style-name="P3" draw:layer="layout" svg:width="0.199cm" svg:height="0.05cm" svg:x="8.738cm" svg:y="9.488cm">
            <text:p/>
            <draw:enhanced-geometry svg:viewBox="0 0 21600 21600" draw:mirror-horizont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156cm" svg:height="0.052cm" svg:x="8.903cm" svg:y="10.312cm">
            <text:p/>
            <draw:enhanced-geometry svg:viewBox="0 0 21600 21600" draw:mirror-horizontal="true" draw:type="rectangle" draw:enhanced-path="M 0 0 L 21600 0 21600 21600 0 21600 0 0 Z N"/>
          </draw:custom-shape>
          <draw:custom-shape draw:style-name="gr33" draw:text-style-name="P18" draw:layer="layout" svg:width="0.207cm" svg:height="0.411cm" svg:x="8.738cm" svg:y="9.538cm">
            <text:p/>
            <draw:enhanced-geometry svg:viewBox="0 0 21600 21600" draw:mirror-horizontal="true" draw:mirror-vertical="false" draw:type="rectangle" draw:enhanced-path="M 0 0 L 21600 0 21600 21600 0 21600 0 0 Z N"/>
          </draw:custom-shape>
          <draw:g>
            <draw:custom-shape draw:style-name="gr13" draw:text-style-name="P3" draw:layer="layout" svg:width="0.217cm" svg:height="0.014cm" draw:transform="skewX (-0.071383966406568) rotate (0.875980751575954) translate (8.779cm 10.026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21cm" svg:height="0.06cm" draw:transform="skewX (-0.0333357887130917) rotate (0.875980751575954) translate (8.892cm 9.856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3cm" svg:height="0.022cm" draw:transform="rotate (2.44677707837085) translate (8.777cm 10.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4" draw:text-style-name="P13" draw:layer="layout" svg:width="0.425cm" svg:height="0.425cm" svg:x="8.324cm" svg:y="10.093cm">
            <text:p/>
            <draw:enhanced-geometry svg:viewBox="0 0 21600 21600" draw:mirror-horizontal="true" draw:mirror-vertical="false" draw:type="rectangle" draw:enhanced-path="M 0 0 L 21600 0 21600 21600 0 21600 0 0 Z N"/>
          </draw:custom-shape>
          <draw:custom-shape draw:style-name="gr35" draw:text-style-name="P11" draw:layer="layout" svg:width="0.414cm" svg:height="0.414cm" svg:x="8.333cm" svg:y="10.106cm">
            <text:p/>
            <draw:enhanced-geometry svg:viewBox="0 0 21600 21600" draw:mirror-horizontal="true" draw:mirror-vertical="false" draw:type="rectangle" draw:enhanced-path="M 0 0 L 21600 0 21600 21600 0 21600 0 0 Z N"/>
          </draw:custom-shape>
          <draw:g>
            <draw:custom-shape draw:style-name="gr19" draw:text-style-name="P14" draw:layer="layout" svg:width="0.104cm" svg:height="0.103cm" svg:x="8.749cm" svg:y="10.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42cm" svg:height="0.041cm" svg:x="8.78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32" draw:text-style-name="P2" draw:layer="layout" svg:width="0.414cm" svg:height="0.413cm" svg:x="2.848cm" svg:y="7.366cm">
            <text:p/>
            <draw:enhanced-geometry svg:viewBox="0 0 21600 21600" draw:type="rectangle" draw:enhanced-path="M 0 0 L 21600 0 21600 21600 0 21600 0 0 Z N"/>
          </draw:custom-shape>
          <draw:custom-shape draw:style-name="gr3" draw:text-style-name="P3" draw:layer="layout" svg:width="0.207cm" svg:height="0.052cm" svg:x="2.847cm" svg:y="7.314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155cm" svg:height="0.052cm" svg:x="2.744cm" svg:y="7.727cm">
            <text:p/>
            <draw:enhanced-geometry svg:viewBox="0 0 21600 21600" draw:type="rectangle" draw:enhanced-path="M 0 0 L 21600 0 21600 21600 0 21600 0 0 Z N"/>
          </draw:custom-shape>
          <draw:custom-shape draw:style-name="gr36" draw:text-style-name="P13" draw:layer="layout" svg:width="0.424cm" svg:height="0.424cm" svg:x="3.046cm" svg:y="7.51cm">
            <text:p/>
            <draw:enhanced-geometry svg:viewBox="0 0 21600 21600" draw:mirror-horizontal="false" draw:mirror-vertical="false" draw:type="rectangle" draw:enhanced-path="M 0 0 L 21600 0 21600 21600 0 21600 0 0 Z N"/>
          </draw:custom-shape>
          <draw:custom-shape draw:style-name="gr35" draw:text-style-name="P11" draw:layer="layout" svg:width="0.414cm" svg:height="0.414cm" svg:x="3.055cm" svg:y="7.521cm">
            <text:p/>
            <draw:enhanced-geometry svg:viewBox="0 0 21600 21600" draw:mirror-horizontal="false" draw:mirror-vertical="false" draw:type="rectangle" draw:enhanced-path="M 0 0 L 21600 0 21600 21600 0 21600 0 0 Z N"/>
          </draw:custom-shape>
        </draw:g>
        <draw:custom-shape draw:style-name="gr37" draw:text-style-name="P4" draw:layer="layout" svg:width="1.242cm" svg:height="1.449cm" svg:x="1.812cm" svg:y="2.242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8" draw:text-style-name="P4" draw:layer="layout" svg:width="1.449cm" svg:height="1.449cm" svg:x="8.746cm" svg:y="2.242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39" draw:text-style-name="P2" draw:layer="layout" svg:width="0.414cm" svg:height="0.414cm" svg:x="8.287cm" svg:y="3.07cm">
              <text:p/>
              <draw:enhanced-geometry svg:viewBox="0 0 21600 21600" draw:mirror-horizontal="true" draw:type="rectangle" draw:enhanced-path="M 0 0 L 21600 0 21600 21600 0 21600 0 0 Z N"/>
            </draw:custom-shape>
            <draw:custom-shape draw:style-name="gr3" draw:text-style-name="P3" draw:layer="layout" svg:width="0.051cm" svg:height="0.149cm" svg:x="8.692cm" svg:y="3.076cm">
              <text:p/>
              <draw:enhanced-geometry svg:viewBox="0 0 21600 21600" draw:mirror-horizont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9" draw:layer="layout" svg:width="0.051cm" svg:height="0.155cm" svg:x="8.701cm" svg:y="3.277cm">
              <text:p/>
              <draw:enhanced-geometry svg:viewBox="0 0 21600 21600" draw:type="rectangle" draw:enhanced-path="M 0 0 L 21600 0 21600 21600 0 21600 0 0 Z N"/>
            </draw:custom-shape>
            <draw:g>
              <draw:custom-shape draw:style-name="gr13" draw:text-style-name="P3" draw:layer="layout" svg:width="0.41cm" svg:height="0.027cm" svg:x="8.573cm" svg:y="3.337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8cm" svg:height="0.083cm" svg:x="8.504cm" svg:y="3.30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7cm" svg:height="0.028cm" draw:transform="rotate (1.5707963267949) translate (8.942cm 3.36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 draw:text-style-name="P5" draw:layer="layout" svg:x1="8.574cm" svg:y1="3.309cm" svg:x2="8.494cm" svg:y2="3.309cm">
                <text:p/>
              </draw:line>
              <draw:line draw:style-name="gr7" draw:text-style-name="P5" draw:layer="layout" svg:x1="8.573cm" svg:y1="3.392cm" svg:x2="8.493cm" svg:y2="3.392cm">
                <text:p/>
              </draw:line>
            </draw:g>
            <draw:custom-shape draw:style-name="gr36" draw:text-style-name="P13" draw:layer="layout" svg:width="0.424cm" svg:height="0.424cm" svg:x="8.08cm" svg:y="3.215cm">
              <text:p/>
              <draw:enhanced-geometry svg:viewBox="0 0 21600 21600" draw:mirror-horizontal="true" draw:mirror-vertical="false" draw:type="rectangle" draw:enhanced-path="M 0 0 L 21600 0 21600 21600 0 21600 0 0 Z N"/>
            </draw:custom-shape>
            <draw:custom-shape draw:style-name="gr35" draw:text-style-name="P11" draw:layer="layout" svg:width="0.414cm" svg:height="0.414cm" svg:x="8.08cm" svg:y="3.225cm">
              <text:p/>
              <draw:enhanced-geometry svg:viewBox="0 0 21600 21600" draw:mirror-horizontal="true" draw:mirror-vertical="false" draw:type="rectangle" draw:enhanced-path="M 0 0 L 21600 0 21600 21600 0 21600 0 0 Z N"/>
            </draw:custom-shape>
            <draw:g>
              <draw:custom-shape draw:style-name="gr19" draw:text-style-name="P14" draw:layer="layout" svg:width="0.103cm" svg:height="0.103cm" svg:x="8.494cm" svg:y="3.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41cm" svg:height="0.041cm" svg:x="8.525cm" svg:y="3.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39" draw:text-style-name="P2" draw:layer="layout" svg:width="0.414cm" svg:height="0.414cm" svg:x="3.112cm" svg:y="3.07cm">
              <text:p/>
              <draw:enhanced-geometry svg:viewBox="0 0 21600 21600" draw:mirror-horizontal="false" draw:type="rectangle" draw:enhanced-path="M 0 0 L 21600 0 21600 21600 0 21600 0 0 Z N"/>
            </draw:custom-shape>
            <draw:custom-shape draw:style-name="gr3" draw:text-style-name="P3" draw:layer="layout" svg:width="0.052cm" svg:height="0.149cm" svg:x="3.06cm" svg:y="3.076cm">
              <text:p/>
              <draw:enhanced-geometry svg:viewBox="0 0 21600 21600" draw:mirror-horizontal="fals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9" draw:layer="layout" svg:width="0.052cm" svg:height="0.155cm" svg:x="3.06cm" svg:y="3.277cm">
              <text:p/>
              <draw:enhanced-geometry svg:viewBox="0 0 21600 21600" draw:mirror-horizontal="true" draw:type="rectangle" draw:enhanced-path="M 0 0 L 21600 0 21600 21600 0 21600 0 0 Z N"/>
            </draw:custom-shape>
            <draw:g>
              <draw:custom-shape draw:style-name="gr13" draw:text-style-name="P3" draw:layer="layout" svg:width="0.409cm" svg:height="0.027cm" svg:x="2.83cm" svg:y="3.337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28cm" svg:height="0.083cm" svg:x="3.239cm" svg:y="3.309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7cm" svg:height="0.028cm" draw:transform="rotate (1.5707963267949) translate (2.802cm 3.36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 draw:text-style-name="P5" draw:layer="layout" svg:x1="3.239cm" svg:y1="3.309cm" svg:x2="3.319cm" svg:y2="3.309cm">
                <text:p/>
              </draw:line>
              <draw:line draw:style-name="gr7" draw:text-style-name="P5" draw:layer="layout" svg:x1="3.24cm" svg:y1="3.392cm" svg:x2="3.32cm" svg:y2="3.392cm">
                <text:p/>
              </draw:line>
            </draw:g>
            <draw:custom-shape draw:style-name="gr36" draw:text-style-name="P13" draw:layer="layout" svg:width="0.424cm" svg:height="0.424cm" svg:x="3.309cm" svg:y="3.215cm">
              <text:p/>
              <draw:enhanced-geometry svg:viewBox="0 0 21600 21600" draw:mirror-horizontal="false" draw:mirror-vertical="false" draw:type="rectangle" draw:enhanced-path="M 0 0 L 21600 0 21600 21600 0 21600 0 0 Z N"/>
            </draw:custom-shape>
            <draw:custom-shape draw:style-name="gr35" draw:text-style-name="P11" draw:layer="layout" svg:width="0.414cm" svg:height="0.414cm" svg:x="3.319cm" svg:y="3.225cm">
              <text:p/>
              <draw:enhanced-geometry svg:viewBox="0 0 21600 21600" draw:mirror-horizontal="false" draw:mirror-vertical="false" draw:type="rectangle" draw:enhanced-path="M 0 0 L 21600 0 21600 21600 0 21600 0 0 Z N"/>
            </draw:custom-shape>
          </draw:g>
          <draw:custom-shape draw:style-name="gr41" draw:text-style-name="P12" draw:layer="layout" svg:width="4.553cm" svg:height="0.258cm" svg:x="3.63cm" svg:y="3.329cm">
            <text:p/>
            <draw:enhanced-geometry svg:viewBox="0 0 21600 21600" draw:type="rectangle" draw:enhanced-path="M 0 0 L 21600 0 21600 21600 0 21600 0 0 Z N"/>
          </draw:custom-shape>
          <draw:custom-shape draw:style-name="gr42" draw:text-style-name="P13" draw:layer="layout" svg:width="4.553cm" svg:height="0.156cm" svg:x="3.63cm" svg:y="3.38cm">
            <text:p/>
            <draw:enhanced-geometry svg:viewBox="0 0 21600 21600" draw:type="rectangle" draw:enhanced-path="M 0 0 L 21600 0 21600 21600 0 21600 0 0 Z N"/>
          </draw:custom-shape>
        </draw:g>
        <draw:line draw:style-name="gr7" draw:text-style-name="P5" draw:layer="layout" svg:x1="3.054cm" svg:y1="2.242cm" svg:x2="8.746cm" svg:y2="2.242cm">
          <text:p/>
        </draw:line>
        <draw:line draw:style-name="gr7" draw:text-style-name="P5" draw:layer="layout" svg:x1="3.054cm" svg:y1="3.691cm" svg:x2="8.746cm" svg:y2="3.691cm">
          <text:p/>
        </draw:line>
        <draw:custom-shape draw:style-name="gr43" draw:text-style-name="P4" draw:layer="layout" svg:width="1.242cm" svg:height="1.035cm" svg:x="1.813cm" svg:y="6.279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4" draw:text-style-name="P4" draw:layer="layout" svg:width="1.449cm" svg:height="1.035cm" svg:x="8.747cm" svg:y="6.279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 draw:text-style-name="P5" draw:layer="layout" svg:x1="3.055cm" svg:y1="6.279cm" svg:x2="8.747cm" svg:y2="6.279cm">
          <text:p/>
        </draw:line>
        <draw:custom-shape draw:style-name="gr45" draw:text-style-name="P6" draw:layer="layout" svg:width="1.035cm" svg:height="0.052cm" svg:x="1.812cm" svg:y="7.675cm">
          <text:p/>
          <draw:enhanced-geometry svg:viewBox="0 0 21600 21600" draw:type="rectangle" draw:enhanced-path="M 0 0 L 21600 0 21600 21600 0 21600 0 0 Z N"/>
        </draw:custom-shape>
        <draw:custom-shape draw:style-name="gr46" draw:text-style-name="P7" draw:layer="layout" svg:width="0.983cm" svg:height="0.31cm" svg:x="1.812cm" svg:y="7.365cm">
          <text:p/>
          <draw:enhanced-geometry svg:viewBox="0 0 21600 21600" draw:type="rectangle" draw:enhanced-path="M 0 0 L 21600 0 21600 21600 0 21600 0 0 Z N"/>
        </draw:custom-shape>
        <draw:g>
          <draw:custom-shape draw:style-name="gr32" draw:text-style-name="P2" draw:layer="layout" svg:width="0.414cm" svg:height="0.413cm" svg:x="8.538cm" svg:y="7.367cm">
            <text:p/>
            <draw:enhanced-geometry svg:viewBox="0 0 21600 21600" draw:mirror-horizontal="true" draw:type="rectangle" draw:enhanced-path="M 0 0 L 21600 0 21600 21600 0 21600 0 0 Z N"/>
          </draw:custom-shape>
          <draw:custom-shape draw:style-name="gr3" draw:text-style-name="P3" draw:layer="layout" svg:width="0.207cm" svg:height="0.052cm" svg:x="8.737cm" svg:y="7.315cm">
            <text:p/>
            <draw:enhanced-geometry svg:viewBox="0 0 21600 21600" draw:mirror-horizont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156cm" svg:height="0.052cm" svg:x="8.901cm" svg:y="7.728cm">
            <text:p/>
            <draw:enhanced-geometry svg:viewBox="0 0 21600 21600" draw:mirror-horizontal="true" draw:type="rectangle" draw:enhanced-path="M 0 0 L 21600 0 21600 21600 0 21600 0 0 Z N"/>
          </draw:custom-shape>
          <draw:custom-shape draw:style-name="gr36" draw:text-style-name="P13" draw:layer="layout" svg:width="0.425cm" svg:height="0.424cm" svg:x="8.323cm" svg:y="7.51cm">
            <text:p/>
            <draw:enhanced-geometry svg:viewBox="0 0 21600 21600" draw:mirror-horizontal="true" draw:mirror-vertical="false" draw:type="rectangle" draw:enhanced-path="M 0 0 L 21600 0 21600 21600 0 21600 0 0 Z N"/>
          </draw:custom-shape>
          <draw:custom-shape draw:style-name="gr35" draw:text-style-name="P11" draw:layer="layout" svg:width="0.414cm" svg:height="0.414cm" svg:x="8.331cm" svg:y="7.522cm">
            <text:p/>
            <draw:enhanced-geometry svg:viewBox="0 0 21600 21600" draw:mirror-horizontal="true" draw:mirror-vertical="false" draw:type="rectangle" draw:enhanced-path="M 0 0 L 21600 0 21600 21600 0 21600 0 0 Z N"/>
          </draw:custom-shape>
          <draw:g>
            <draw:custom-shape draw:style-name="gr19" draw:text-style-name="P14" draw:layer="layout" svg:width="0.104cm" svg:height="0.103cm" svg:x="8.746cm" svg:y="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42cm" svg:height="0.041cm" svg:x="8.777cm" svg:y="7.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7" draw:text-style-name="P6" draw:layer="layout" svg:width="1.242cm" svg:height="0.052cm" svg:x="8.953cm" svg:y="7.675cm">
          <text:p/>
          <draw:enhanced-geometry svg:viewBox="0 0 21600 21600" draw:type="rectangle" draw:enhanced-path="M 0 0 L 21600 0 21600 21600 0 21600 0 0 Z N"/>
        </draw:custom-shape>
        <draw:custom-shape draw:style-name="gr48" draw:text-style-name="P7" draw:layer="layout" svg:width="1.19cm" svg:height="0.31cm" svg:x="9.005cm" svg:y="7.365cm">
          <text:p/>
          <draw:enhanced-geometry svg:viewBox="0 0 21600 21600" draw:type="rectangle" draw:enhanced-path="M 0 0 L 21600 0 21600 21600 0 21600 0 0 Z N"/>
        </draw:custom-shape>
        <draw:line draw:style-name="gr7" draw:text-style-name="P5" draw:layer="layout" svg:x1="3.054cm" svg:y1="7.313cm" svg:x2="8.746cm" svg:y2="7.313cm">
          <text:p/>
        </draw:line>
        <draw:custom-shape draw:style-name="gr49" draw:text-style-name="P12" draw:layer="layout" svg:width="5.071cm" svg:height="0.259cm" svg:x="3.365cm" svg:y="7.624cm">
          <text:p/>
          <draw:enhanced-geometry svg:viewBox="0 0 21600 21600" draw:type="rectangle" draw:enhanced-path="M 0 0 L 21600 0 21600 21600 0 21600 0 0 Z N"/>
        </draw:custom-shape>
        <draw:custom-shape draw:style-name="gr50" draw:text-style-name="P13" draw:layer="layout" svg:width="5.071cm" svg:height="0.155cm" svg:x="3.365cm" svg:y="7.676cm">
          <text:p/>
          <draw:enhanced-geometry svg:viewBox="0 0 21600 21600" draw:type="rectangle" draw:enhanced-path="M 0 0 L 21600 0 21600 21600 0 21600 0 0 Z N"/>
        </draw:custom-shape>
        <draw:g>
          <draw:custom-shape draw:style-name="gr32" draw:text-style-name="P2" draw:layer="layout" svg:width="0.414cm" svg:height="0.413cm" svg:x="2.849cm" svg:y="9.951cm">
            <text:p/>
            <draw:enhanced-geometry svg:viewBox="0 0 21600 21600" draw:type="rectangle" draw:enhanced-path="M 0 0 L 21600 0 21600 21600 0 21600 0 0 Z N"/>
          </draw:custom-shape>
          <draw:custom-shape draw:style-name="gr3" draw:text-style-name="P3" draw:layer="layout" svg:width="0.199cm" svg:height="0.05cm" svg:x="2.852cm" svg:y="9.48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155cm" svg:height="0.052cm" svg:x="2.745cm" svg:y="10.312cm">
            <text:p/>
            <draw:enhanced-geometry svg:viewBox="0 0 21600 21600" draw:type="rectangle" draw:enhanced-path="M 0 0 L 21600 0 21600 21600 0 21600 0 0 Z N"/>
          </draw:custom-shape>
          <draw:custom-shape draw:style-name="gr33" draw:text-style-name="P18" draw:layer="layout" svg:width="0.207cm" svg:height="0.411cm" svg:x="2.849cm" svg:y="9.538cm">
            <text:p/>
            <draw:enhanced-geometry svg:viewBox="0 0 21600 21600" draw:mirror-horizontal="false" draw:mirror-vertical="false" draw:type="rectangle" draw:enhanced-path="M 0 0 L 21600 0 21600 21600 0 21600 0 0 Z N"/>
          </draw:custom-shape>
          <draw:g>
            <draw:custom-shape draw:style-name="gr13" draw:text-style-name="P3" draw:layer="layout" svg:width="0.217cm" svg:height="0.013cm" draw:transform="rotate (0.875980751575954) translate (2.861cm 10.026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1cm" svg:height="0.065cm" draw:transform="skewX (0.0460766922526502) rotate (0.875980751575954) translate (2.834cm 9.856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3cm" svg:height="0.021cm" draw:transform="rotate (2.44677707837085) translate (3.011cm 10.0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4" draw:text-style-name="P13" draw:layer="layout" svg:width="0.424cm" svg:height="0.425cm" svg:x="3.046cm" svg:y="10.093cm">
            <text:p/>
            <draw:enhanced-geometry svg:viewBox="0 0 21600 21600" draw:mirror-horizontal="false" draw:mirror-vertical="false" draw:type="rectangle" draw:enhanced-path="M 0 0 L 21600 0 21600 21600 0 21600 0 0 Z N"/>
          </draw:custom-shape>
          <draw:custom-shape draw:style-name="gr35" draw:text-style-name="P11" draw:layer="layout" svg:width="0.414cm" svg:height="0.414cm" svg:x="3.056cm" svg:y="10.106cm">
            <text:p/>
            <draw:enhanced-geometry svg:viewBox="0 0 21600 21600" draw:mirror-horizontal="false" draw:mirror-vertical="false" draw:type="rectangle" draw:enhanced-path="M 0 0 L 21600 0 21600 21600 0 21600 0 0 Z N"/>
          </draw:custom-shape>
        </draw:g>
        <draw:custom-shape draw:style-name="gr51" draw:text-style-name="P4" draw:layer="layout" svg:width="1.242cm" svg:height="1.14cm" svg:x="1.814cm" svg:y="8.348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2" draw:text-style-name="P4" draw:layer="layout" svg:width="1.449cm" svg:height="1.14cm" svg:x="8.748cm" svg:y="8.348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 draw:text-style-name="P5" draw:layer="layout" svg:x1="3.056cm" svg:y1="8.35cm" svg:x2="8.748cm" svg:y2="8.35cm">
          <text:p/>
        </draw:line>
        <draw:line draw:style-name="gr7" draw:text-style-name="P5" draw:layer="layout" svg:x1="3.055cm" svg:y1="9.488cm" svg:x2="8.747cm" svg:y2="9.488cm">
          <text:p/>
        </draw:line>
        <draw:custom-shape draw:style-name="gr49" draw:text-style-name="P12" draw:layer="layout" svg:width="5.071cm" svg:height="0.259cm" svg:x="3.366cm" svg:y="10.209cm">
          <text:p/>
          <draw:enhanced-geometry svg:viewBox="0 0 21600 21600" draw:type="rectangle" draw:enhanced-path="M 0 0 L 21600 0 21600 21600 0 21600 0 0 Z N"/>
        </draw:custom-shape>
        <draw:custom-shape draw:style-name="gr50" draw:text-style-name="P13" draw:layer="layout" svg:width="5.071cm" svg:height="0.155cm" svg:x="3.366cm" svg:y="10.261cm">
          <text:p/>
          <draw:enhanced-geometry svg:viewBox="0 0 21600 21600" draw:type="rectangle" draw:enhanced-path="M 0 0 L 21600 0 21600 21600 0 21600 0 0 Z N"/>
        </draw:custom-shape>
        <draw:g>
          <draw:custom-shape draw:style-name="gr12" draw:text-style-name="P8" draw:layer="layout" svg:width="0.258cm" svg:height="0.021cm" svg:x="2.48cm" svg:y="7.313cm">
            <text:p/>
            <draw:enhanced-geometry svg:viewBox="0 0 21600 21600" draw:type="rectangle" draw:enhanced-path="M 0 0 L 21600 0 21600 21600 0 21600 0 0 Z N"/>
          </draw:custom-shape>
          <draw:custom-shape draw:style-name="gr12" draw:text-style-name="P8" draw:layer="layout" svg:width="0.2cm" svg:height="0.021cm" draw:transform="rotate (1.5707963267949) translate (2.827cm 7.623cm)">
            <text:p/>
            <draw:enhanced-geometry svg:viewBox="0 0 21600 21600" draw:type="rectangle" draw:enhanced-path="M 0 0 L 21600 0 21600 21600 0 21600 0 0 Z N"/>
          </draw:custom-shape>
          <draw:custom-shape draw:style-name="gr12" draw:text-style-name="P8" draw:layer="layout" svg:width="0.156cm" svg:height="0.02cm" draw:transform="rotate (-0.785398163397449) translate (2.738cm 7.313cm)">
            <text:p/>
            <draw:enhanced-geometry svg:viewBox="0 0 21600 21600" draw:type="rectangle" draw:enhanced-path="M 0 0 L 21600 0 21600 21600 0 21600 0 0 Z N"/>
          </draw:custom-shape>
          <draw:g>
            <draw:custom-shape draw:style-name="gr13" draw:text-style-name="P3" draw:layer="layout" svg:width="0.31cm" svg:height="0.021cm" draw:transform="rotate (-1.5707963267949) translate (2.6cm 7.044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8cm" svg:height="0.083cm" draw:transform="rotate (-1.5707963267949) translate (2.631cm 7.336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1cm" svg:height="0.031cm" svg:x="2.579cm" svg:y="7.01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6cm" svg:height="0.01cm" svg:x="2.775cm" svg:y="7.489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5cm" svg:height="0.046cm" svg:x="2.761cm" svg:y="7.471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2.982cm 7.49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6cm" svg:height="0.01cm" svg:x="2.775cm" svg:y="7.576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5cm" svg:height="0.046cm" svg:x="2.761cm" svg:y="7.558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2.982cm 7.58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2" draw:text-style-name="P8" draw:layer="layout" svg:width="0.258cm" svg:height="0.021cm" svg:x="9.058cm" svg:y="7.31cm">
            <text:p/>
            <draw:enhanced-geometry svg:viewBox="0 0 21600 21600" draw:mirror-horizontal="true" draw:type="rectangle" draw:enhanced-path="M 0 0 L 21600 0 21600 21600 0 21600 0 0 Z N"/>
          </draw:custom-shape>
          <draw:custom-shape draw:style-name="gr12" draw:text-style-name="P8" draw:layer="layout" svg:width="0.2cm" svg:height="0.021cm" draw:transform="rotate (1.5707963267949) translate (8.939cm 7.62cm)">
            <text:p/>
            <draw:enhanced-geometry svg:viewBox="0 0 21600 21600" draw:mirror-horizontal="true" draw:type="rectangle" draw:enhanced-path="M 0 0 L 21600 0 21600 21600 0 21600 0 0 Z N"/>
          </draw:custom-shape>
          <draw:custom-shape draw:style-name="gr12" draw:text-style-name="P8" draw:layer="layout" svg:width="0.156cm" svg:height="0.02cm" draw:transform="rotate (-0.785398163397449) translate (8.962cm 7.31cm)">
            <text:p/>
            <draw:enhanced-geometry svg:viewBox="0 0 21600 21600" draw:mirror-horizontal="true" draw:type="rectangle" draw:enhanced-path="M 0 0 L 21600 0 21600 21600 0 21600 0 0 Z N"/>
          </draw:custom-shape>
          <draw:g>
            <draw:custom-shape draw:style-name="gr13" draw:text-style-name="P3" draw:layer="layout" svg:width="0.31cm" svg:height="0.021cm" draw:transform="rotate (-1.5707963267949) translate (9.208cm 7.041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28cm" svg:height="0.083cm" draw:transform="rotate (-1.5707963267949) translate (9.239cm 7.333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1cm" svg:height="0.031cm" svg:x="9.187cm" svg:y="7.0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7cm" svg:height="0.01cm" svg:x="8.813cm" svg:y="7.486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5cm" svg:height="0.046cm" svg:x="8.97cm" svg:y="7.468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8.798cm 7.49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7cm" svg:height="0.01cm" svg:x="8.813cm" svg:y="7.573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5cm" svg:height="0.046cm" svg:x="8.97cm" svg:y="7.555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8.798cm 7.5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45" draw:text-style-name="P6" draw:layer="layout" svg:width="1.035cm" svg:height="0.052cm" svg:x="1.813cm" svg:y="10.26cm">
            <text:p/>
            <draw:enhanced-geometry svg:viewBox="0 0 21600 21600" draw:type="rectangle" draw:enhanced-path="M 0 0 L 21600 0 21600 21600 0 21600 0 0 Z N"/>
          </draw:custom-shape>
          <draw:custom-shape draw:style-name="gr53" draw:text-style-name="P7" draw:layer="layout" svg:width="0.983cm" svg:height="0.71cm" svg:x="1.813cm" svg:y="9.55cm">
            <text:p/>
            <draw:enhanced-geometry svg:viewBox="0 0 21600 21600" draw:type="rectangle" draw:enhanced-path="M 0 0 L 21600 0 21600 21600 0 21600 0 0 Z N"/>
          </draw:custom-shape>
          <draw:g>
            <draw:custom-shape draw:style-name="gr12" draw:text-style-name="P8" draw:layer="layout" svg:width="0.259cm" svg:height="0.021cm" svg:x="2.481cm" svg:y="9.493cm">
              <text:p/>
              <draw:enhanced-geometry svg:viewBox="0 0 21600 21600" draw:type="rectangle" draw:enhanced-path="M 0 0 L 21600 0 21600 21600 0 21600 0 0 Z N"/>
            </draw:custom-shape>
            <draw:custom-shape draw:style-name="gr54" draw:text-style-name="P8" draw:layer="layout" svg:width="0.604cm" svg:height="0.02cm" draw:transform="rotate (1.5707963267949) translate (2.829cm 10.207cm)">
              <text:p/>
              <draw:enhanced-geometry svg:viewBox="0 0 21600 21600" draw:type="rectangle" draw:enhanced-path="M 0 0 L 21600 0 21600 21600 0 21600 0 0 Z N"/>
            </draw:custom-shape>
            <draw:custom-shape draw:style-name="gr12" draw:text-style-name="P8" draw:layer="layout" svg:width="0.155cm" svg:height="0.021cm" draw:transform="rotate (-0.785398163397449) translate (2.74cm 9.493cm)">
              <text:p/>
              <draw:enhanced-geometry svg:viewBox="0 0 21600 21600" draw:type="rectangle" draw:enhanced-path="M 0 0 L 21600 0 21600 21600 0 21600 0 0 Z N"/>
            </draw:custom-shape>
            <draw:g>
              <draw:custom-shape draw:style-name="gr13" draw:text-style-name="P3" draw:layer="layout" svg:width="0.311cm" svg:height="0.021cm" draw:transform="rotate (-1.5707963267949) translate (2.601cm 9.224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8cm" svg:height="0.083cm" draw:transform="rotate (-1.5707963267949) translate (2.632cm 9.516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1cm" svg:height="0.031cm" svg:x="2.58cm" svg:y="9.19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6cm" svg:height="0.01cm" svg:x="2.823cm" svg:y="10.161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5cm" svg:height="0.046cm" svg:x="2.809cm" svg:y="10.143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2.989cm 10.17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6cm" svg:height="0.01cm" svg:x="2.823cm" svg:y="10.062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5cm" svg:height="0.046cm" svg:x="2.809cm" svg:y="10.044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2.989cm 10.07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51" draw:text-style-name="P4" draw:layer="layout" svg:width="1.242cm" svg:height="1.14cm" svg:x="1.815cm" svg:y="11.66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2" draw:text-style-name="P4" draw:layer="layout" svg:width="1.449cm" svg:height="1.14cm" svg:x="8.749cm" svg:y="11.66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 draw:text-style-name="P5" draw:layer="layout" svg:x1="3.057cm" svg:y1="11.662cm" svg:x2="8.749cm" svg:y2="11.662cm">
          <text:p/>
        </draw:line>
        <draw:line draw:style-name="gr7" draw:text-style-name="P5" draw:layer="layout" svg:x1="3.056cm" svg:y1="12.799cm" svg:x2="8.748cm" svg:y2="12.799cm">
          <text:p/>
        </draw:line>
        <draw:g>
          <draw:g>
            <draw:custom-shape draw:style-name="gr55" draw:text-style-name="P20" draw:layer="layout" svg:width="0.34cm" svg:height="0.124cm" svg:x="3.059cm" svg:y="12.371cm">
              <text:p/>
              <draw:enhanced-geometry svg:viewBox="0 0 21600 21600" draw:mirror-horizontal="true" draw:mirror-vertical="true" draw:type="rectangle" draw:enhanced-path="M 0 0 L 21600 0 21600 21600 0 21600 0 0 Z N"/>
            </draw:custom-shape>
            <draw:custom-shape draw:style-name="gr56" draw:text-style-name="P13" draw:layer="layout" svg:width="0.324cm" svg:height="0.156cm" svg:x="3.016cm" svg:y="12.391cm">
              <text:p/>
              <draw:enhanced-geometry svg:viewBox="0 0 21600 21600" draw:mirror-horizontal="true" draw:mirror-vertical="true" draw:type="rectangle" draw:enhanced-path="M 0 0 L 21600 0 21600 21600 0 21600 0 0 Z N"/>
            </draw:custom-shape>
          </draw:g>
          <draw:g>
            <draw:custom-shape draw:style-name="gr55" draw:text-style-name="P20" draw:layer="layout" svg:width="0.466cm" svg:height="0.117cm" svg:x="2.826cm" svg:y="12.805cm">
              <text:p/>
              <draw:enhanced-geometry svg:viewBox="0 0 21600 21600" draw:mirror-horizontal="false" draw:mirror-vertical="false" draw:type="rectangle" draw:enhanced-path="M 0 0 L 21600 0 21600 21600 0 21600 0 0 Z N"/>
            </draw:custom-shape>
            <draw:custom-shape draw:style-name="gr56" draw:text-style-name="P13" draw:layer="layout" svg:width="0.476cm" svg:height="0.147cm" svg:x="2.847cm" svg:y="12.755cm">
              <text:p/>
              <draw:enhanced-geometry svg:viewBox="0 0 21600 21600" draw:mirror-horizontal="false" draw:mirror-vertical="false" draw:type="rectangle" draw:enhanced-path="M 0 0 L 21600 0 21600 21600 0 21600 0 0 Z N"/>
            </draw:custom-shape>
          </draw:g>
          <draw:custom-shape draw:style-name="gr3" draw:text-style-name="P3" draw:layer="layout" svg:width="0.199cm" svg:height="0.05cm" svg:x="3.682cm" svg:y="12.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21" draw:layer="layout" svg:width="0.411cm" svg:height="0.407cm" svg:x="2.85cm" svg:y="12.436cm">
            <text:p/>
            <draw:enhanced-geometry svg:viewBox="0 0 21600 21600" draw:mirror-horizontal="false" draw:mirror-vertical="false" draw:type="rectangle" draw:enhanced-path="M 0 0 L 21600 0 21600 21600 0 21600 0 0 Z N"/>
          </draw:custom-shape>
          <draw:custom-shape draw:style-name="gr58" draw:text-style-name="P13" draw:layer="layout" svg:width="0.214cm" svg:height="0.259cm" svg:x="3.106cm" svg:y="12.643cm">
            <text:p/>
            <draw:enhanced-geometry svg:viewBox="0 0 21600 21600" draw:mirror-horizontal="false" draw:mirror-vertical="false" draw:type="rectangle" draw:enhanced-path="M 0 0 L 21600 0 21600 21600 0 21600 0 0 Z N"/>
          </draw:custom-shape>
          <draw:custom-shape draw:style-name="gr39" draw:text-style-name="P2" draw:layer="layout" svg:width="0.424cm" svg:height="0.414cm" svg:x="3.303cm" svg:y="12.488cm">
            <text:p/>
            <draw:enhanced-geometry svg:viewBox="0 0 21600 21600" draw:type="rectangle" draw:enhanced-path="M 0 0 L 21600 0 21600 21600 0 21600 0 0 Z N"/>
          </draw:custom-shape>
          <draw:custom-shape draw:style-name="gr4" draw:text-style-name="P2" draw:layer="layout" svg:width="0.207cm" svg:height="0.052cm" svg:x="3.158cm" svg:y="12.85cm">
            <text:p/>
            <draw:enhanced-geometry svg:viewBox="0 0 21600 21600" draw:type="rectangle" draw:enhanced-path="M 0 0 L 21600 0 21600 21600 0 21600 0 0 Z N"/>
          </draw:custom-shape>
          <draw:custom-shape draw:style-name="gr34" draw:text-style-name="P13" draw:layer="layout" svg:width="0.425cm" svg:height="0.425cm" svg:x="3.509cm" svg:y="12.632cm">
            <text:p/>
            <draw:enhanced-geometry svg:viewBox="0 0 21600 21600" draw:mirror-horizontal="false" draw:mirror-vertical="false" draw:type="rectangle" draw:enhanced-path="M 0 0 L 21600 0 21600 21600 0 21600 0 0 Z N"/>
          </draw:custom-shape>
          <draw:custom-shape draw:style-name="gr35" draw:text-style-name="P11" draw:layer="layout" svg:width="0.414cm" svg:height="0.414cm" svg:x="3.52cm" svg:y="12.643cm">
            <text:p/>
            <draw:enhanced-geometry svg:viewBox="0 0 21600 21600" draw:mirror-horizontal="false" draw:mirror-vertical="false" draw:type="rectangle" draw:enhanced-path="M 0 0 L 21600 0 21600 21600 0 21600 0 0 Z N"/>
          </draw:custom-shape>
          <draw:custom-shape draw:style-name="gr59" draw:text-style-name="P22" draw:layer="layout" svg:width="0.152cm" svg:height="0.2cm" svg:x="3.106cm" svg:y="12.643cm">
            <text:p/>
            <draw:enhanced-geometry svg:viewBox="0 0 21600 21600" draw:mirror-horizontal="false" draw:mirror-vertical="false" draw:type="rectangle" draw:enhanced-path="M 0 0 L 21600 0 21600 21600 0 21600 0 0 Z N"/>
          </draw:custom-shape>
        </draw:g>
        <draw:g>
          <draw:g>
            <draw:custom-shape draw:style-name="gr55" draw:text-style-name="P20" draw:layer="layout" svg:width="0.339cm" svg:height="0.124cm" svg:x="8.412cm" svg:y="12.374cm">
              <text:p/>
              <draw:enhanced-geometry svg:viewBox="0 0 21600 21600" draw:mirror-horizontal="false" draw:mirror-vertical="true" draw:type="rectangle" draw:enhanced-path="M 0 0 L 21600 0 21600 21600 0 21600 0 0 Z N"/>
            </draw:custom-shape>
            <draw:custom-shape draw:style-name="gr56" draw:text-style-name="P13" draw:layer="layout" svg:width="0.323cm" svg:height="0.156cm" svg:x="8.43cm" svg:y="12.394cm">
              <text:p/>
              <draw:enhanced-geometry svg:viewBox="0 0 21600 21600" draw:mirror-horizontal="false" draw:mirror-vertical="true" draw:type="rectangle" draw:enhanced-path="M 0 0 L 21600 0 21600 21600 0 21600 0 0 Z N"/>
            </draw:custom-shape>
          </draw:g>
          <draw:g>
            <draw:custom-shape draw:style-name="gr55" draw:text-style-name="P20" draw:layer="layout" svg:width="0.465cm" svg:height="0.117cm" svg:x="8.51cm" svg:y="12.808cm">
              <text:p/>
              <draw:enhanced-geometry svg:viewBox="0 0 21600 21600" draw:mirror-horizontal="true" draw:mirror-vertical="false" draw:type="rectangle" draw:enhanced-path="M 0 0 L 21600 0 21600 21600 0 21600 0 0 Z N"/>
            </draw:custom-shape>
            <draw:custom-shape draw:style-name="gr56" draw:text-style-name="P13" draw:layer="layout" svg:width="0.477cm" svg:height="0.147cm" svg:x="8.478cm" svg:y="12.758cm">
              <text:p/>
              <draw:enhanced-geometry svg:viewBox="0 0 21600 21600" draw:mirror-horizontal="true" draw:mirror-vertical="false" draw:type="rectangle" draw:enhanced-path="M 0 0 L 21600 0 21600 21600 0 21600 0 0 Z N"/>
            </draw:custom-shape>
          </draw:g>
          <draw:custom-shape draw:style-name="gr3" draw:text-style-name="P3" draw:layer="layout" svg:width="0.198cm" svg:height="0.05cm" svg:x="7.93cm" svg:y="12.803cm">
            <text:p/>
            <draw:enhanced-geometry svg:viewBox="0 0 21600 21600" draw:mirror-horizont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21" draw:layer="layout" svg:width="0.411cm" svg:height="0.407cm" svg:x="8.499cm" svg:y="12.439cm">
            <text:p/>
            <draw:enhanced-geometry svg:viewBox="0 0 21600 21600" draw:mirror-horizontal="true" draw:mirror-vertical="false" draw:type="rectangle" draw:enhanced-path="M 0 0 L 21600 0 21600 21600 0 21600 0 0 Z N"/>
          </draw:custom-shape>
          <draw:custom-shape draw:style-name="gr58" draw:text-style-name="P13" draw:layer="layout" svg:width="0.214cm" svg:height="0.259cm" svg:x="8.449cm" svg:y="12.646cm">
            <text:p/>
            <draw:enhanced-geometry svg:viewBox="0 0 21600 21600" draw:mirror-horizontal="true" draw:mirror-vertical="false" draw:type="rectangle" draw:enhanced-path="M 0 0 L 21600 0 21600 21600 0 21600 0 0 Z N"/>
          </draw:custom-shape>
          <draw:custom-shape draw:style-name="gr39" draw:text-style-name="P2" draw:layer="layout" svg:width="0.424cm" svg:height="0.414cm" svg:x="8.084cm" svg:y="12.491cm">
            <text:p/>
            <draw:enhanced-geometry svg:viewBox="0 0 21600 21600" draw:mirror-horizontal="true" draw:type="rectangle" draw:enhanced-path="M 0 0 L 21600 0 21600 21600 0 21600 0 0 Z N"/>
          </draw:custom-shape>
          <draw:custom-shape draw:style-name="gr4" draw:text-style-name="P2" draw:layer="layout" svg:width="0.207cm" svg:height="0.052cm" svg:x="8.437cm" svg:y="12.853cm">
            <text:p/>
            <draw:enhanced-geometry svg:viewBox="0 0 21600 21600" draw:mirror-horizontal="true" draw:type="rectangle" draw:enhanced-path="M 0 0 L 21600 0 21600 21600 0 21600 0 0 Z N"/>
          </draw:custom-shape>
          <draw:custom-shape draw:style-name="gr36" draw:text-style-name="P13" draw:layer="layout" svg:width="0.424cm" svg:height="0.424cm" svg:x="7.877cm" svg:y="12.636cm">
            <text:p/>
            <draw:enhanced-geometry svg:viewBox="0 0 21600 21600" draw:mirror-horizontal="true" draw:mirror-vertical="false" draw:type="rectangle" draw:enhanced-path="M 0 0 L 21600 0 21600 21600 0 21600 0 0 Z N"/>
          </draw:custom-shape>
          <draw:custom-shape draw:style-name="gr35" draw:text-style-name="P11" draw:layer="layout" svg:width="0.414cm" svg:height="0.414cm" svg:x="7.877cm" svg:y="12.646cm">
            <text:p/>
            <draw:enhanced-geometry svg:viewBox="0 0 21600 21600" draw:mirror-horizontal="true" draw:mirror-vertical="false" draw:type="rectangle" draw:enhanced-path="M 0 0 L 21600 0 21600 21600 0 21600 0 0 Z N"/>
          </draw:custom-shape>
          <draw:custom-shape draw:style-name="gr59" draw:text-style-name="P22" draw:layer="layout" svg:width="0.152cm" svg:height="0.2cm" svg:x="8.511cm" svg:y="12.646cm">
            <text:p/>
            <draw:enhanced-geometry svg:viewBox="0 0 21600 21600" draw:mirror-horizontal="true" draw:mirror-vertical="false" draw:type="rectangle" draw:enhanced-path="M 0 0 L 21600 0 21600 21600 0 21600 0 0 Z N"/>
          </draw:custom-shape>
        </draw:g>
        <draw:custom-shape draw:style-name="gr60" draw:text-style-name="P12" draw:layer="layout" svg:width="4.14cm" svg:height="0.258cm" svg:x="3.83cm" svg:y="12.758cm">
          <text:p/>
          <draw:enhanced-geometry svg:viewBox="0 0 21600 21600" draw:type="rectangle" draw:enhanced-path="M 0 0 L 21600 0 21600 21600 0 21600 0 0 Z N"/>
        </draw:custom-shape>
        <draw:custom-shape draw:style-name="gr61" draw:text-style-name="P13" draw:layer="layout" svg:width="4.14cm" svg:height="0.156cm" svg:x="3.83cm" svg:y="12.809cm">
          <text:p/>
          <draw:enhanced-geometry svg:viewBox="0 0 21600 21600" draw:type="rectangle" draw:enhanced-path="M 0 0 L 21600 0 21600 21600 0 21600 0 0 Z N"/>
        </draw:custom-shape>
        <draw:custom-shape draw:style-name="gr62" draw:text-style-name="P4" draw:layer="layout" svg:width="1.242cm" svg:height="1.141cm" svg:x="1.814cm" svg:y="4.208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3" draw:text-style-name="P4" draw:layer="layout" svg:width="1.449cm" svg:height="1.141cm" svg:x="8.748cm" svg:y="4.208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 draw:text-style-name="P5" draw:layer="layout" svg:x1="3.056cm" svg:y1="4.21cm" svg:x2="8.748cm" svg:y2="4.21cm">
          <text:p/>
        </draw:line>
        <draw:line draw:style-name="gr7" draw:text-style-name="P5" draw:layer="layout" svg:x1="3.055cm" svg:y1="5.242cm" svg:x2="8.747cm" svg:y2="5.242cm">
          <text:p/>
        </draw:line>
        <draw:g>
          <draw:custom-shape draw:style-name="gr32" draw:text-style-name="P2" draw:layer="layout" svg:width="0.414cm" svg:height="0.413cm" svg:x="2.849cm" svg:y="4.984cm">
            <text:p/>
            <draw:enhanced-geometry svg:viewBox="0 0 21600 21600" draw:type="rectangle" draw:enhanced-path="M 0 0 L 21600 0 21600 21600 0 21600 0 0 Z N"/>
          </draw:custom-shape>
          <draw:custom-shape draw:style-name="gr34" draw:text-style-name="P13" draw:layer="layout" svg:width="0.424cm" svg:height="0.425cm" svg:x="3.046cm" svg:y="5.129cm">
            <text:p/>
            <draw:enhanced-geometry svg:viewBox="0 0 21600 21600" draw:mirror-horizontal="false" draw:mirror-vertical="false" draw:type="rectangle" draw:enhanced-path="M 0 0 L 21600 0 21600 21600 0 21600 0 0 Z N"/>
          </draw:custom-shape>
          <draw:custom-shape draw:style-name="gr35" draw:text-style-name="P11" draw:layer="layout" svg:width="0.414cm" svg:height="0.414cm" svg:x="3.056cm" svg:y="5.14cm">
            <text:p/>
            <draw:enhanced-geometry svg:viewBox="0 0 21600 21600" draw:mirror-horizontal="false" draw:mirror-vertical="false" draw:type="rectangle" draw:enhanced-path="M 0 0 L 21600 0 21600 21600 0 21600 0 0 Z N"/>
          </draw:custom-shape>
        </draw:g>
        <draw:g>
          <draw:custom-shape draw:style-name="gr12" draw:text-style-name="P8" draw:layer="layout" svg:width="0.265cm" svg:height="0.02cm" svg:x="2.587cm" svg:y="5.23cm">
            <text:p/>
            <draw:enhanced-geometry svg:viewBox="0 0 21600 21600" draw:mirror-horizontal="false" draw:type="rectangle" draw:enhanced-path="M 0 0 L 21600 0 21600 21600 0 21600 0 0 Z N"/>
          </draw:custom-shape>
          <draw:custom-shape draw:style-name="gr12" draw:text-style-name="P8" draw:layer="layout" svg:width="0.117cm" svg:height="0.02cm" draw:transform="rotate (1.5707963267949) translate (2.832cm 5.347cm)">
            <text:p/>
            <draw:enhanced-geometry svg:viewBox="0 0 21600 21600" draw:mirror-horizontal="false" draw:type="rectangle" draw:enhanced-path="M 0 0 L 21600 0 21600 21600 0 21600 0 0 Z N"/>
          </draw:custom-shape>
          <draw:g>
            <draw:custom-shape draw:style-name="gr13" draw:text-style-name="P3" draw:layer="layout" svg:width="0.166cm" svg:height="0.01cm" svg:x="2.779cm" svg:y="5.302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5cm" svg:height="0.045cm" svg:x="2.765cm" svg:y="5.285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2.986cm 5.31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32" draw:text-style-name="P2" draw:layer="layout" svg:width="0.414cm" svg:height="0.413cm" svg:x="8.539cm" svg:y="4.984cm">
            <text:p/>
            <draw:enhanced-geometry svg:viewBox="0 0 21600 21600" draw:mirror-horizontal="true" draw:type="rectangle" draw:enhanced-path="M 0 0 L 21600 0 21600 21600 0 21600 0 0 Z N"/>
          </draw:custom-shape>
          <draw:custom-shape draw:style-name="gr34" draw:text-style-name="P13" draw:layer="layout" svg:width="0.425cm" svg:height="0.425cm" svg:x="8.323cm" svg:y="5.129cm">
            <text:p/>
            <draw:enhanced-geometry svg:viewBox="0 0 21600 21600" draw:mirror-horizontal="true" draw:mirror-vertical="false" draw:type="rectangle" draw:enhanced-path="M 0 0 L 21600 0 21600 21600 0 21600 0 0 Z N"/>
          </draw:custom-shape>
          <draw:custom-shape draw:style-name="gr35" draw:text-style-name="P11" draw:layer="layout" svg:width="0.414cm" svg:height="0.414cm" svg:x="8.332cm" svg:y="5.14cm">
            <text:p/>
            <draw:enhanced-geometry svg:viewBox="0 0 21600 21600" draw:mirror-horizontal="true" draw:mirror-vertical="false" draw:type="rectangle" draw:enhanced-path="M 0 0 L 21600 0 21600 21600 0 21600 0 0 Z N"/>
          </draw:custom-shape>
          <draw:g>
            <draw:custom-shape draw:style-name="gr19" draw:text-style-name="P14" draw:layer="layout" svg:width="0.104cm" svg:height="0.104cm" svg:x="8.746cm" svg:y="5.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42cm" svg:height="0.042cm" svg:x="8.777cm" svg:y="5.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9" draw:text-style-name="P12" draw:layer="layout" svg:width="5.071cm" svg:height="0.259cm" svg:x="3.366cm" svg:y="5.243cm">
          <text:p/>
          <draw:enhanced-geometry svg:viewBox="0 0 21600 21600" draw:type="rectangle" draw:enhanced-path="M 0 0 L 21600 0 21600 21600 0 21600 0 0 Z N"/>
        </draw:custom-shape>
        <draw:custom-shape draw:style-name="gr50" draw:text-style-name="P13" draw:layer="layout" svg:width="5.071cm" svg:height="0.155cm" svg:x="3.366cm" svg:y="5.295cm">
          <text:p/>
          <draw:enhanced-geometry svg:viewBox="0 0 21600 21600" draw:type="rectangle" draw:enhanced-path="M 0 0 L 21600 0 21600 21600 0 21600 0 0 Z N"/>
        </draw:custom-shape>
        <draw:g>
          <draw:custom-shape draw:style-name="gr12" draw:text-style-name="P8" draw:layer="layout" svg:width="0.265cm" svg:height="0.02cm" svg:x="8.939cm" svg:y="5.232cm">
            <text:p/>
            <draw:enhanced-geometry svg:viewBox="0 0 21600 21600" draw:mirror-horizontal="true" draw:type="rectangle" draw:enhanced-path="M 0 0 L 21600 0 21600 21600 0 21600 0 0 Z N"/>
          </draw:custom-shape>
          <draw:custom-shape draw:style-name="gr12" draw:text-style-name="P8" draw:layer="layout" svg:width="0.117cm" svg:height="0.021cm" draw:transform="rotate (1.5707963267949) translate (8.939cm 5.349cm)">
            <text:p/>
            <draw:enhanced-geometry svg:viewBox="0 0 21600 21600" draw:mirror-horizontal="true" draw:type="rectangle" draw:enhanced-path="M 0 0 L 21600 0 21600 21600 0 21600 0 0 Z N"/>
          </draw:custom-shape>
          <draw:g>
            <draw:custom-shape draw:style-name="gr13" draw:text-style-name="P3" draw:layer="layout" svg:width="0.167cm" svg:height="0.011cm" svg:x="8.813cm" svg:y="5.304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5cm" svg:height="0.045cm" svg:x="8.97cm" svg:y="5.287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1cm" svg:height="0.016cm" draw:transform="rotate (1.5707963267949) translate (8.798cm 5.3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64" draw:text-style-name="P23" draw:layer="layout" svg:width="6.323cm" svg:height="1.405cm" svg:x="2.744cm" svg:y="2.138cm">
          <draw:text-box>
            <text:p text:style-name="P12"><text:span text:style-name="T5">Pose en tunnel</text:span></text:p>
            <text:p text:style-name="P12"><text:span text:style-name="T6">Cales pour positionner le dormant</text:span></text:p>
          </draw:text-box>
        </draw:frame>
        <draw:frame draw:style-name="gr65" draw:text-style-name="P23" draw:layer="layout" svg:width="5.887cm" svg:height="1.601cm" svg:x="2.963cm" svg:y="4.208cm">
          <draw:text-box>
            <text:p text:style-name="P12"><text:span text:style-name="T5">Pose traditionnelle en feuillure</text:span></text:p>
            <text:p text:style-name="P12"><text:span text:style-name="T7">Pattes scellées</text:span></text:p>
          </draw:text-box>
        </draw:frame>
        <draw:frame draw:style-name="gr66" draw:text-style-name="P9" draw:layer="layout" svg:width="5.019cm" svg:height="0.931cm" svg:x="3.882cm" svg:y="6.382cm">
          <draw:text-box>
            <text:p><text:span text:style-name="T1">Pose en applique</text:span></text:p>
          </draw:text-box>
        </draw:frame>
        <draw:frame draw:style-name="gr14" draw:text-style-name="P24" draw:layer="layout" svg:width="5.019cm" svg:height="1.115cm" svg:x="3.365cm" svg:y="8.312cm">
          <draw:text-box>
            <text:p text:style-name="P12"><text:span text:style-name="T1">Pose en applique</text:span></text:p>
            <text:p text:style-name="P12"><text:span text:style-name="T1">avec tapées d’isolation</text:span></text:p>
          </draw:text-box>
        </draw:frame>
        <draw:frame draw:style-name="gr67" draw:text-style-name="P23" draw:layer="layout" svg:width="5.019cm" svg:height="1.075cm" svg:x="3.365cm" svg:y="11.661cm">
          <draw:text-box>
            <text:p text:style-name="P12"><text:span text:style-name="T7">Pose ‘en rénovation’</text:span></text:p>
            <text:p text:style-name="P12"><text:span text:style-name="T7">sur dormant existant</text:span></text:p>
          </draw:text-box>
        </draw:frame>
        <draw:frame draw:style-name="gr68" draw:text-style-name="P25" draw:layer="layout" svg:width="5.797cm" svg:height="0.645cm" svg:x="1.45cm" svg:y="13.46cm">
          <draw:text-box>
            <text:p><text:span text:style-name="T7">La largeur de fenêtre est réduite.</text:span></text:p>
          </draw:text-box>
        </draw:frame>
        <draw:line draw:style-name="gr7" draw:text-style-name="P5" draw:layer="layout" svg:x1="3.057cm" svg:y1="14.557cm" svg:x2="8.749cm" svg:y2="14.557cm">
          <text:p/>
        </draw:line>
        <draw:custom-shape draw:style-name="gr45" draw:text-style-name="P6" draw:layer="layout" svg:width="1.035cm" svg:height="0.051cm" svg:x="1.814cm" svg:y="16.264cm">
          <text:p/>
          <draw:enhanced-geometry svg:viewBox="0 0 21600 21600" draw:type="rectangle" draw:enhanced-path="M 0 0 L 21600 0 21600 21600 0 21600 0 0 Z N"/>
        </draw:custom-shape>
        <draw:custom-shape draw:style-name="gr69" draw:text-style-name="P7" draw:layer="layout" svg:width="0.983cm" svg:height="0.416cm" svg:x="1.814cm" svg:y="15.848cm">
          <text:p/>
          <draw:enhanced-geometry svg:viewBox="0 0 21600 21600" draw:type="rectangle" draw:enhanced-path="M 0 0 L 21600 0 21600 21600 0 21600 0 0 Z N"/>
        </draw:custom-shape>
        <draw:custom-shape draw:style-name="gr47" draw:text-style-name="P6" draw:layer="layout" svg:width="1.242cm" svg:height="0.051cm" svg:x="8.955cm" svg:y="16.264cm">
          <text:p/>
          <draw:enhanced-geometry svg:viewBox="0 0 21600 21600" draw:type="rectangle" draw:enhanced-path="M 0 0 L 21600 0 21600 21600 0 21600 0 0 Z N"/>
        </draw:custom-shape>
        <draw:custom-shape draw:style-name="gr70" draw:text-style-name="P7" draw:layer="layout" svg:width="1.19cm" svg:height="0.416cm" svg:x="9.007cm" svg:y="15.848cm">
          <text:p/>
          <draw:enhanced-geometry svg:viewBox="0 0 21600 21600" draw:type="rectangle" draw:enhanced-path="M 0 0 L 21600 0 21600 21600 0 21600 0 0 Z N"/>
        </draw:custom-shape>
        <draw:line draw:style-name="gr7" draw:text-style-name="P5" draw:layer="layout" svg:x1="3.056cm" svg:y1="15.799cm" svg:x2="8.748cm" svg:y2="15.799cm">
          <text:p/>
        </draw:line>
        <draw:g>
          <draw:g>
            <draw:custom-shape draw:style-name="gr32" draw:text-style-name="P2" draw:layer="layout" svg:width="0.414cm" svg:height="0.413cm" svg:x="2.85cm" svg:y="15.954cm">
              <text:p/>
              <draw:enhanced-geometry svg:viewBox="0 0 21600 21600" draw:type="rectangle" draw:enhanced-path="M 0 0 L 21600 0 21600 21600 0 21600 0 0 Z N"/>
            </draw:custom-shape>
            <draw:custom-shape draw:style-name="gr4" draw:text-style-name="P2" draw:layer="layout" svg:width="0.155cm" svg:height="0.052cm" svg:x="2.746cm" svg:y="16.315cm">
              <text:p/>
              <draw:enhanced-geometry svg:viewBox="0 0 21600 21600" draw:type="rectangle" draw:enhanced-path="M 0 0 L 21600 0 21600 21600 0 21600 0 0 Z N"/>
            </draw:custom-shape>
            <draw:custom-shape draw:style-name="gr36" draw:text-style-name="P13" draw:layer="layout" svg:width="0.424cm" svg:height="0.424cm" svg:x="3.047cm" svg:y="16.097cm">
              <text:p/>
              <draw:enhanced-geometry svg:viewBox="0 0 21600 21600" draw:mirror-horizontal="false" draw:mirror-vertical="false" draw:type="rectangle" draw:enhanced-path="M 0 0 L 21600 0 21600 21600 0 21600 0 0 Z N"/>
            </draw:custom-shape>
            <draw:custom-shape draw:style-name="gr35" draw:text-style-name="P11" draw:layer="layout" svg:width="0.414cm" svg:height="0.414cm" svg:x="3.057cm" svg:y="16.109cm">
              <text:p/>
              <draw:enhanced-geometry svg:viewBox="0 0 21600 21600" draw:mirror-horizontal="false" draw:mirror-vertical="false" draw:type="rectangle" draw:enhanced-path="M 0 0 L 21600 0 21600 21600 0 21600 0 0 Z N"/>
            </draw:custom-shape>
            <draw:custom-shape draw:style-name="gr58" draw:text-style-name="P13" draw:layer="layout" svg:width="0.256cm" svg:height="0.259cm" svg:x="2.826cm" svg:y="15.589cm">
              <text:p/>
              <draw:enhanced-geometry svg:viewBox="0 0 21600 21600" draw:mirror-horizontal="false" draw:mirror-vertical="false" draw:type="rectangle" draw:enhanced-path="M 0 0 L 21600 0 21600 21600 0 21600 0 0 Z N"/>
            </draw:custom-shape>
            <draw:custom-shape draw:style-name="gr3" draw:text-style-name="P3" draw:layer="layout" svg:width="0.199cm" svg:height="0.05cm" svg:x="2.853cm" svg:y="15.59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18" draw:layer="layout" svg:width="0.207cm" svg:height="0.31cm" svg:x="2.85cm" svg:y="15.642cm">
              <text:p/>
              <draw:enhanced-geometry svg:viewBox="0 0 21600 21600" draw:mirror-horizontal="false" draw:mirror-vertical="false" draw:type="rectangle" draw:enhanced-path="M 0 0 L 21600 0 21600 21600 0 21600 0 0 Z N"/>
            </draw:custom-shape>
            <draw:g>
              <draw:custom-shape draw:style-name="gr13" draw:text-style-name="P3" draw:layer="layout" svg:width="0.217cm" svg:height="0.013cm" draw:transform="rotate (0.875980751575954) translate (2.867cm 16.03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1cm" svg:height="0.063cm" draw:transform="skewX (0.0158824961931484) rotate (0.875980751575954) translate (2.807cm 15.86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3cm" svg:height="0.021cm" draw:transform="rotate (2.44677707837085) translate (2.978cm 16.05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2" draw:text-style-name="P8" draw:layer="layout" svg:width="0.259cm" svg:height="0.021cm" svg:x="2.482cm" svg:y="15.798cm">
              <text:p/>
              <draw:enhanced-geometry svg:viewBox="0 0 21600 21600" draw:type="rectangle" draw:enhanced-path="M 0 0 L 21600 0 21600 21600 0 21600 0 0 Z N"/>
            </draw:custom-shape>
            <draw:custom-shape draw:style-name="gr12" draw:text-style-name="P8" draw:layer="layout" svg:width="0.303cm" svg:height="0.02cm" draw:transform="rotate (1.5707963267949) translate (2.83cm 16.211cm)">
              <text:p/>
              <draw:enhanced-geometry svg:viewBox="0 0 21600 21600" draw:type="rectangle" draw:enhanced-path="M 0 0 L 21600 0 21600 21600 0 21600 0 0 Z N"/>
            </draw:custom-shape>
            <draw:custom-shape draw:style-name="gr12" draw:text-style-name="P8" draw:layer="layout" svg:width="0.155cm" svg:height="0.021cm" draw:transform="skewX (0.0476474885794452) rotate (-0.785398163397449) translate (2.741cm 15.798cm)">
              <text:p/>
              <draw:enhanced-geometry svg:viewBox="0 0 21600 21600" draw:type="rectangle" draw:enhanced-path="M 0 0 L 21600 0 21600 21600 0 21600 0 0 Z N"/>
            </draw:custom-shape>
            <draw:g>
              <draw:custom-shape draw:style-name="gr13" draw:text-style-name="P3" draw:layer="layout" svg:width="0.31cm" svg:height="0.021cm" draw:transform="rotate (-1.5707963267949) translate (2.602cm 15.529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8cm" svg:height="0.083cm" draw:transform="rotate (-1.5707963267949) translate (2.633cm 15.821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1cm" svg:height="0.031cm" svg:x="2.581cm" svg:y="15.50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6cm" svg:height="0.011cm" svg:x="2.777cm" svg:y="16.077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5cm" svg:height="0.045cm" svg:x="2.763cm" svg:y="16.06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1cm" svg:height="0.016cm" draw:transform="rotate (1.5707963267949) translate (2.984cm 16.08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6cm" svg:height="0.011cm" svg:x="2.777cm" svg:y="16.164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5cm" svg:height="0.045cm" svg:x="2.763cm" svg:y="16.147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1cm" svg:height="0.016cm" draw:transform="rotate (1.5707963267949) translate (2.984cm 16.17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frame draw:style-name="gr72" draw:text-style-name="P23" draw:layer="layout" svg:width="6.157cm" svg:height="1.483cm" svg:x="2.847cm" svg:y="14.45cm">
          <draw:text-box>
            <text:p text:style-name="P12"><text:span text:style-name="T7">Pose ‘en neuf’ ou ‘dépose totale’</text:span></text:p>
            <text:p text:style-name="P12"><text:span text:style-name="T7">avec tapées d’isolation </text:span></text:p>
            <text:p text:style-name="P12"><text:span text:style-name="T7">sur feuillure existante</text:span></text:p>
          </draw:text-box>
        </draw:frame>
        <draw:g>
          <draw:g>
            <draw:custom-shape draw:style-name="gr32" draw:text-style-name="P2" draw:layer="layout" svg:width="0.414cm" svg:height="0.413cm" svg:x="8.539cm" svg:y="15.954cm">
              <text:p/>
              <draw:enhanced-geometry svg:viewBox="0 0 21600 21600" draw:mirror-horizontal="true" draw:type="rectangle" draw:enhanced-path="M 0 0 L 21600 0 21600 21600 0 21600 0 0 Z N"/>
            </draw:custom-shape>
            <draw:custom-shape draw:style-name="gr4" draw:text-style-name="P2" draw:layer="layout" svg:width="0.156cm" svg:height="0.052cm" svg:x="8.902cm" svg:y="16.315cm">
              <text:p/>
              <draw:enhanced-geometry svg:viewBox="0 0 21600 21600" draw:mirror-horizontal="true" draw:type="rectangle" draw:enhanced-path="M 0 0 L 21600 0 21600 21600 0 21600 0 0 Z N"/>
            </draw:custom-shape>
            <draw:custom-shape draw:style-name="gr36" draw:text-style-name="P13" draw:layer="layout" svg:width="0.425cm" svg:height="0.424cm" svg:x="8.323cm" svg:y="16.097cm">
              <text:p/>
              <draw:enhanced-geometry svg:viewBox="0 0 21600 21600" draw:mirror-horizontal="true" draw:mirror-vertical="false" draw:type="rectangle" draw:enhanced-path="M 0 0 L 21600 0 21600 21600 0 21600 0 0 Z N"/>
            </draw:custom-shape>
            <draw:custom-shape draw:style-name="gr35" draw:text-style-name="P11" draw:layer="layout" svg:width="0.414cm" svg:height="0.414cm" svg:x="8.332cm" svg:y="16.109cm">
              <text:p/>
              <draw:enhanced-geometry svg:viewBox="0 0 21600 21600" draw:mirror-horizontal="true" draw:mirror-vertical="false" draw:type="rectangle" draw:enhanced-path="M 0 0 L 21600 0 21600 21600 0 21600 0 0 Z N"/>
            </draw:custom-shape>
            <draw:custom-shape draw:style-name="gr58" draw:text-style-name="P13" draw:layer="layout" svg:width="0.256cm" svg:height="0.259cm" svg:x="8.68cm" svg:y="15.589cm">
              <text:p/>
              <draw:enhanced-geometry svg:viewBox="0 0 21600 21600" draw:mirror-horizontal="true" draw:mirror-vertical="false" draw:type="rectangle" draw:enhanced-path="M 0 0 L 21600 0 21600 21600 0 21600 0 0 Z N"/>
            </draw:custom-shape>
            <draw:custom-shape draw:style-name="gr3" draw:text-style-name="P3" draw:layer="layout" svg:width="0.199cm" svg:height="0.05cm" svg:x="8.742cm" svg:y="15.592cm">
              <text:p/>
              <draw:enhanced-geometry svg:viewBox="0 0 21600 21600" draw:mirror-horizont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18" draw:layer="layout" svg:width="0.207cm" svg:height="0.31cm" svg:x="8.737cm" svg:y="15.642cm">
              <text:p/>
              <draw:enhanced-geometry svg:viewBox="0 0 21600 21600" draw:mirror-horizontal="true" draw:mirror-vertical="false" draw:type="rectangle" draw:enhanced-path="M 0 0 L 21600 0 21600 21600 0 21600 0 0 Z N"/>
            </draw:custom-shape>
            <draw:g>
              <draw:custom-shape draw:style-name="gr13" draw:text-style-name="P3" draw:layer="layout" svg:width="0.217cm" svg:height="0.014cm" draw:transform="skewX (-0.071383966406568) rotate (0.875980751575954) translate (8.778cm 16.03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22cm" svg:height="0.059cm" draw:transform="skewX (-0.0169296937443449) rotate (0.875980751575954) translate (8.891cm 15.86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3cm" svg:height="0.022cm" draw:transform="skewX (-0.0453785605518526) rotate (2.44677707837085) translate (8.776cm 16.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2" draw:text-style-name="P8" draw:layer="layout" svg:width="0.259cm" svg:height="0.021cm" svg:x="9.054cm" svg:y="15.798cm">
              <text:p/>
              <draw:enhanced-geometry svg:viewBox="0 0 21600 21600" draw:mirror-horizontal="true" draw:type="rectangle" draw:enhanced-path="M 0 0 L 21600 0 21600 21600 0 21600 0 0 Z N"/>
            </draw:custom-shape>
            <draw:custom-shape draw:style-name="gr12" draw:text-style-name="P8" draw:layer="layout" svg:width="0.303cm" svg:height="0.021cm" draw:transform="rotate (1.5707963267949) translate (8.944cm 16.211cm)">
              <text:p/>
              <draw:enhanced-geometry svg:viewBox="0 0 21600 21600" draw:mirror-horizontal="true" draw:type="rectangle" draw:enhanced-path="M 0 0 L 21600 0 21600 21600 0 21600 0 0 Z N"/>
            </draw:custom-shape>
            <draw:custom-shape draw:style-name="gr12" draw:text-style-name="P8" draw:layer="layout" svg:width="0.156cm" svg:height="0.021cm" draw:transform="skewX (-0.0476474885794452) rotate (-0.785398163397449) translate (8.969cm 15.798cm)">
              <text:p/>
              <draw:enhanced-geometry svg:viewBox="0 0 21600 21600" draw:mirror-horizontal="true" draw:type="rectangle" draw:enhanced-path="M 0 0 L 21600 0 21600 21600 0 21600 0 0 Z N"/>
            </draw:custom-shape>
            <draw:g>
              <draw:custom-shape draw:style-name="gr13" draw:text-style-name="P3" draw:layer="layout" svg:width="0.31cm" svg:height="0.021cm" draw:transform="rotate (-1.5707963267949) translate (9.213cm 15.529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28cm" svg:height="0.083cm" draw:transform="rotate (-1.5707963267949) translate (9.244cm 15.821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1cm" svg:height="0.031cm" svg:x="9.192cm" svg:y="15.5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6cm" svg:height="0.011cm" svg:x="8.819cm" svg:y="16.077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5cm" svg:height="0.045cm" svg:x="8.975cm" svg:y="16.06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1cm" svg:height="0.017cm" draw:transform="rotate (1.5707963267949) translate (8.803cm 16.0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6cm" svg:height="0.011cm" svg:x="8.819cm" svg:y="16.164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5cm" svg:height="0.045cm" svg:x="8.975cm" svg:y="16.147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1cm" svg:height="0.017cm" draw:transform="rotate (1.5707963267949) translate (8.803cm 16.1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49" draw:text-style-name="P12" draw:layer="layout" svg:width="5.071cm" svg:height="0.259cm" svg:x="3.367cm" svg:y="16.213cm">
          <text:p/>
          <draw:enhanced-geometry svg:viewBox="0 0 21600 21600" draw:type="rectangle" draw:enhanced-path="M 0 0 L 21600 0 21600 21600 0 21600 0 0 Z N"/>
        </draw:custom-shape>
        <draw:custom-shape draw:style-name="gr50" draw:text-style-name="P13" draw:layer="layout" svg:width="5.071cm" svg:height="0.155cm" svg:x="3.367cm" svg:y="16.265cm">
          <text:p/>
          <draw:enhanced-geometry svg:viewBox="0 0 21600 21600" draw:type="rectangle" draw:enhanced-path="M 0 0 L 21600 0 21600 21600 0 21600 0 0 Z N"/>
        </draw:custom-shape>
        <draw:frame draw:style-name="gr73" draw:text-style-name="P26" draw:layer="layout" svg:width="6.562cm" svg:height="1.293cm" svg:x="2.64cm" svg:y="16.417cm">
          <draw:text-box>
            <text:p text:style-name="P12"><text:span text:style-name="T6">Montage problématique </text:span></text:p>
            <text:p text:style-name="P12"><text:span text:style-name="T6">avec certaines tapées aluminium</text:span></text:p>
          </draw:text-box>
        </draw:frame>
        <draw:frame draw:style-name="gr74" draw:text-style-name="P27" draw:layer="layout" svg:width="1.759cm" svg:height="0.67cm" svg:x="4.193cm" svg:y="10.518cm">
          <draw:text-box>
            <text:p><text:span text:style-name="T8">Ouvrant</text:span></text:p>
          </draw:text-box>
        </draw:frame>
        <draw:frame draw:style-name="gr68" draw:text-style-name="P27" draw:layer="layout" svg:width="2.4cm" svg:height="0.645cm" svg:x="4.5cm" svg:y="9.7cm">
          <draw:text-box>
            <text:p><text:span text:style-name="T8">Dormant</text:span></text:p>
          </draw:text-box>
        </draw:frame>
        <draw:frame draw:style-name="gr68" draw:text-style-name="P27" draw:layer="layout" svg:width="3.518cm" svg:height="0.645cm" svg:x="3.779cm" svg:y="9.379cm">
          <draw:text-box>
            <text:p><text:span text:style-name="T8">Tapée d’isolation</text:span></text:p>
          </draw:text-box>
        </draw:frame>
        <draw:line draw:style-name="gr75" draw:text-style-name="P5" draw:layer="layout" svg:x1="3.158cm" svg:y1="10.038cm" svg:x2="4.708cm" svg:y2="10.092cm">
          <text:p/>
        </draw:line>
        <draw:line draw:style-name="gr76" draw:text-style-name="P5" draw:layer="layout" svg:x1="3.002cm" svg:y1="9.821cm" svg:x2="4cm" svg:y2="9.7cm">
          <text:p/>
        </draw:line>
        <draw:frame draw:style-name="gr77" draw:text-style-name="P27" draw:layer="layout" svg:width="2.743cm" svg:height="0.667cm" svg:x="1.45cm" svg:y="12.965cm">
          <draw:text-box>
            <text:p><text:span text:style-name="T8">Couvre-joints</text:span></text:p>
          </draw:text-box>
        </draw:frame>
        <draw:line draw:style-name="gr78" draw:text-style-name="P5" draw:layer="layout" svg:x1="2.466cm" svg:y1="13.057cm" svg:x2="2.987cm" svg:y2="12.917cm">
          <text:p/>
        </draw:line>
        <draw:line draw:style-name="gr7" draw:text-style-name="P5" draw:layer="layout" svg:x1="2.426cm" svg:y1="13.052cm" svg:x2="2.586cm" svg:y2="12.186cm">
          <text:p/>
        </draw:line>
        <draw:line draw:style-name="gr78" draw:text-style-name="P5" draw:layer="layout" svg:x1="2.582cm" svg:y1="12.187cm" svg:x2="3.264cm" svg:y2="12.37cm">
          <text:p/>
        </draw:line>
        <draw:frame draw:style-name="gr23" draw:text-style-name="P27" draw:layer="layout" svg:width="5.35cm" svg:height="1.433cm" svg:x="6.8cm" svg:y="13.057cm">
          <draw:text-box>
            <text:p><text:span text:style-name="T8">La feuillure du dormant d’origine est parfois comblée avec une latte bois.</text:span></text:p>
          </draw:text-box>
        </draw:frame>
        <draw:line draw:style-name="gr76" draw:text-style-name="P5" draw:layer="layout" svg:x1="8.644cm" svg:y1="12.758cm" svg:x2="8.762cm" svg:y2="13.17cm">
          <text:p/>
        </draw:line>
        <draw:frame draw:style-name="gr79" draw:text-style-name="P28" draw:layer="Copyright" svg:width="6.21cm" svg:height="0.589cm" svg:x="11.401cm" svg:y="17.454cm">
          <draw:text-box>
            <text:p><text:span text:style-name="T9">© Pierre ROUZEAU License CC <text:s/>BY-SA 3.0</text:span></text:p>
          </draw:text-box>
        </draw:frame>
        <draw:connector draw:style-name="gr80" draw:text-style-name="P5" xml:id="id1" draw:id="id1" draw:layer="layout" draw:type="line" svg:x1="3.827cm" svg:y1="10.356cm" svg:x2="4.37cm" svg:y2="10.775cm" svg:d="M3827 10356l543 419" svg:viewBox="0 0 544 420">
          <text:p/>
        </draw:connector>
        <draw:connector draw:style-name="gr80" draw:text-style-name="P5" draw:layer="layout" draw:type="line" svg:x1="3.194cm" svg:y1="10.447cm" svg:x2="4.37cm" svg:y2="10.775cm" draw:end-shape="id1" draw:end-glue-point="3" svg:d="M3194 10447l1176 328" svg:viewBox="0 0 1177 329">
          <text:p/>
        </draw:connector>
        <draw:g>
          <draw:custom-shape draw:style-name="gr12" draw:text-style-name="P8" draw:layer="layout" svg:width="0.071cm" svg:height="0.102cm" draw:transform="rotate (1.5707963267949) translate (3.194cm 10.592cm)">
            <text:p/>
            <draw:enhanced-geometry svg:viewBox="0 0 21600 21600" draw:mirror-horizontal="false" draw:mirror-vertical="false" draw:type="rectangle" draw:enhanced-path="M 0 0 L 21600 0 21600 21600 0 21600 0 0 Z N"/>
          </draw:custom-shape>
          <draw:custom-shape draw:style-name="gr81" draw:text-style-name="P8" draw:layer="layout" svg:width="0.053cm" svg:height="0.51cm" draw:transform="rotate (1.5707963267949) translate (3.194cm 10.646cm)">
            <text:p/>
            <draw:enhanced-geometry svg:viewBox="0 0 21600 21600" draw:type="rectangle" draw:enhanced-path="M 0 0 L 21600 0 21600 21600 0 21600 0 0 Z N"/>
          </draw:custom-shape>
          <draw:line draw:style-name="gr82" draw:text-style-name="P5" draw:layer="layout" svg:x1="3.247cm" svg:y1="10.521cm" svg:x2="3.247cm" svg:y2="10.262cm">
            <text:p/>
          </draw:line>
        </draw:g>
        <draw:g>
          <draw:g>
            <draw:g>
              <draw:custom-shape draw:style-name="gr83" draw:text-style-name="P29" draw:layer="layout" svg:width="0.362cm" svg:height="1.507cm" draw:transform="rotate (-1.5707963267949) translate (15.025cm 10.867cm)">
                <text:p/>
                <draw:enhanced-geometry svg:viewBox="0 0 21600 21600" draw:mirror-horizontal="false" draw:mirror-vertical="false" draw:glue-points="?f6 10800 10800 21600 ?f5 10800 10800 0" draw:text-areas="?f3 ?f3 ?f4 ?f4" draw:type="trapezoid" draw:modifiers="8733.444259567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4" draw:text-style-name="P29" draw:layer="layout" svg:width="1.507cm" svg:height="0.157cm" svg:x="13.518cm" svg:y="11.072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5" draw:text-style-name="P29" draw:layer="layout" svg:width="0.218cm" svg:height="0.158cm" svg:x="14.808cm" svg:y="10.762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6" draw:text-style-name="P29" draw:layer="layout" svg:width="1.501cm" svg:height="0.073cm" svg:x="13.518cm" svg:y="11.021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7" draw:text-style-name="P29" draw:layer="layout" svg:width="0.218cm" svg:height="0.051cm" svg:x="14.802cm" svg:y="10.887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custom-shape draw:style-name="gr32" draw:text-style-name="P30" draw:layer="layout" svg:width="0.414cm" svg:height="0.413cm" draw:transform="rotate (1.5707963267949) translate (15.268cm 4.418cm)">
                  <text:p/>
                  <draw:enhanced-geometry svg:viewBox="0 0 21600 21600" draw:mirror-vertical="true" draw:mirror-horizontal="false" draw:type="rectangle" draw:enhanced-path="M 0 0 L 21600 0 21600 21600 0 21600 0 0 Z N"/>
                </draw:custom-shape>
                <draw:custom-shape draw:style-name="gr3" draw:text-style-name="P31" draw:layer="layout" svg:width="0.156cm" svg:height="0.031cm" draw:transform="rotate (1.5707963267949) translate (15.018cm 4.16cm)">
                  <text:p/>
                  <draw:enhanced-geometry svg:viewBox="0 0 21600 21600" draw:mirror-vertical="true" draw:mirror-horizontal="fals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32" draw:layer="layout" svg:width="0.414cm" svg:height="0.414cm" draw:transform="rotate (1.5707963267949) translate (15.411cm 4.615cm)">
                  <text:p/>
                  <draw:enhanced-geometry svg:viewBox="0 0 21600 21600" draw:mirror-horizontal="false" draw:mirror-vertical="true" draw:type="rectangle" draw:enhanced-path="M 0 0 L 21600 0 21600 21600 0 21600 0 0 Z N"/>
                </draw:custom-shape>
                <draw:custom-shape draw:style-name="gr4" draw:text-style-name="P30" draw:layer="layout" svg:width="0.155cm" svg:height="0.052cm" draw:transform="rotate (1.5707963267949) translate (15.629cm 4.046cm)">
                  <text:p/>
                  <draw:enhanced-geometry svg:viewBox="0 0 21600 21600" draw:mirror-vertical="true" draw:mirror-horizontal="false" draw:type="rectangle" draw:enhanced-path="M 0 0 L 21600 0 21600 21600 0 21600 0 0 Z N"/>
                </draw:custom-shape>
                <draw:custom-shape draw:style-name="gr89" draw:text-style-name="P33" draw:layer="layout" svg:width="0.156cm" svg:height="0.217cm" draw:transform="rotate (1.5707963267949) translate (15.049cm 4.16cm)">
                  <text:p/>
                  <draw:enhanced-geometry svg:viewBox="0 0 21600 21600" draw:mirror-vertical="true" draw:mirror-horizontal="false" draw:type="rectangle" draw:enhanced-path="M 0 0 L 21600 0 21600 21600 0 21600 0 0 Z N"/>
                </draw:custom-shape>
                <draw:custom-shape draw:style-name="gr90" draw:text-style-name="P34" draw:layer="layout" svg:width="6.416cm" svg:height="0.217cm" draw:transform="rotate (1.5707963267949) translate (15.049cm 10.576cm)">
                  <text:p/>
                  <draw:enhanced-geometry svg:viewBox="0 0 21600 21600" draw:mirror-vertical="true" draw:mirror-horizontal="false" draw:type="rectangle" draw:enhanced-path="M 0 0 L 21600 0 21600 21600 0 21600 0 0 Z N"/>
                </draw:custom-shape>
                <draw:custom-shape draw:style-name="gr35" draw:text-style-name="P35" draw:layer="layout" svg:width="0.414cm" svg:height="0.414cm" draw:transform="rotate (1.5707963267949) translate (15.421cm 4.625cm)">
                  <text:p/>
                  <draw:enhanced-geometry svg:viewBox="0 0 21600 21600" draw:mirror-horizontal="false" draw:mirror-vertical="true" draw:type="rectangle" draw:enhanced-path="M 0 0 L 21600 0 21600 21600 0 21600 0 0 Z N"/>
                </draw:custom-shape>
              </draw:g>
              <draw:custom-shape draw:style-name="gr45" draw:text-style-name="P36" draw:layer="layout" svg:width="1.035cm" svg:height="0.051cm" draw:transform="rotate (1.5707963267949) translate (15.578cm 3.994cm)">
                <text:p/>
                <draw:enhanced-geometry svg:viewBox="0 0 21600 21600" draw:mirror-vertical="true" draw:mirror-horizontal="false" draw:type="rectangle" draw:enhanced-path="M 0 0 L 21600 0 21600 21600 0 21600 0 0 Z N"/>
              </draw:custom-shape>
              <draw:custom-shape draw:style-name="gr91" draw:text-style-name="P37" draw:layer="layout" svg:width="0.984cm" svg:height="0.518cm" draw:transform="rotate (1.5707963267949) translate (15.059cm 3.953cm)">
                <text:p/>
                <draw:enhanced-geometry svg:viewBox="0 0 21600 21600" draw:mirror-vertical="true" draw:mirror-horizontal="false" draw:type="rectangle" draw:enhanced-path="M 0 0 L 21600 0 21600 21600 0 21600 0 0 Z N"/>
              </draw:custom-shape>
              <draw:custom-shape draw:style-name="gr92" draw:text-style-name="P29" draw:layer="layout" svg:width="1.242cm" svg:height="1.191cm" svg:x="13.778cm" svg:y="2.922cm">
                <text:p/>
                <draw:enhanced-geometry svg:viewBox="0 0 21600 21600" draw:mirror-vertical="true" draw:mirror-horizont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line draw:style-name="gr7" draw:text-style-name="P38" draw:layer="layout" svg:x1="13.778cm" svg:y1="4.16cm" svg:x2="13.778cm" svg:y2="10.99cm">
              <text:p/>
            </draw:line>
            <draw:line draw:style-name="gr7" draw:text-style-name="P38" draw:layer="layout" svg:x1="15.02cm" svg:y1="4.16cm" svg:x2="15.02cm" svg:y2="10.577cm">
              <text:p/>
            </draw:line>
            <draw:line draw:style-name="gr7" draw:text-style-name="P38" draw:layer="layout" svg:x1="15.268cm" svg:y1="4.418cm" svg:x2="15.268cm" svg:y2="10.316cm">
              <text:p/>
            </draw:line>
            <draw:line draw:style-name="gr7" draw:text-style-name="P38" draw:layer="layout" svg:x1="15.423cm" svg:y1="4.625cm" svg:x2="15.423cm" svg:y2="10.109cm">
              <text:p/>
            </draw:line>
            <draw:line draw:style-name="gr7" draw:text-style-name="P38" draw:layer="layout" svg:x1="15.837cm" svg:y1="4.625cm" svg:x2="15.837cm" svg:y2="10.109cm">
              <text:p/>
            </draw:line>
            <draw:line draw:style-name="gr7" draw:text-style-name="P38" draw:layer="layout" svg:x1="15.049cm" svg:y1="4.16cm" svg:x2="15.049cm" svg:y2="10.526cm">
              <text:p/>
            </draw:line>
            <draw:g>
              <draw:g>
                <draw:custom-shape draw:style-name="gr32" draw:text-style-name="P30" draw:layer="layout" svg:width="0.414cm" svg:height="0.413cm" draw:transform="rotate (1.5707963267949) translate (15.266cm 10.73cm)">
                  <text:p/>
                  <draw:enhanced-geometry svg:viewBox="0 0 21600 21600" draw:mirror-horizontal="false" draw:mirror-vertical="false" draw:type="rectangle" draw:enhanced-path="M 0 0 L 21600 0 21600 21600 0 21600 0 0 Z N"/>
                </draw:custom-shape>
                <draw:custom-shape draw:style-name="gr3" draw:text-style-name="P31" draw:layer="layout" svg:width="0.031cm" svg:height="0.207cm" draw:transform="rotate (1.5707963267949) translate (14.819cm 10.762cm)">
                  <text:p/>
                  <draw:enhanced-geometry svg:viewBox="0 0 21600 21600" draw:mirror-horizontal="false" draw:mirror-vertical="fals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0" draw:layer="layout" svg:width="0.155cm" svg:height="0.052cm" draw:transform="rotate (1.5707963267949) translate (15.627cm 10.835cm)">
                  <text:p/>
                  <draw:enhanced-geometry svg:viewBox="0 0 21600 21600" draw:mirror-horizontal="false" draw:mirror-vertical="false" draw:type="rectangle" draw:enhanced-path="M 0 0 L 21600 0 21600 21600 0 21600 0 0 Z N"/>
                </draw:custom-shape>
                <draw:g>
                  <draw:custom-shape draw:style-name="gr93" draw:text-style-name="P30" draw:layer="layout" svg:width="0.208cm" svg:height="0.888cm" draw:transform="rotate (-1.5707963267949) translate (15.272cm 10.525cm)">
                    <text:p/>
                    <draw:enhanced-geometry svg:viewBox="0 0 21600 21600" draw:mirror-horizontal="false" draw:mirror-vertical="false" draw:glue-points="?f6 10800 10800 21600 ?f5 10800 10800 0" draw:text-areas="?f3 ?f3 ?f4 ?f4" draw:type="trapezoid" draw:modifiers="8733.444259567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4" draw:text-style-name="P30" draw:layer="layout" svg:width="0.888cm" svg:height="0.09cm" svg:x="14.384cm" svg:y="10.643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30" draw:layer="layout" svg:width="0.061cm" svg:height="0.141cm" svg:x="14.384cm" svg:y="10.643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88" draw:text-style-name="P32" draw:layer="layout" svg:width="0.414cm" svg:height="0.414cm" draw:transform="rotate (1.5707963267949) translate (15.411cm 10.535cm)">
                  <text:p/>
                  <draw:enhanced-geometry svg:viewBox="0 0 21600 21600" draw:mirror-horizontal="false" draw:mirror-vertical="true" draw:type="rectangle" draw:enhanced-path="M 0 0 L 21600 0 21600 21600 0 21600 0 0 Z N"/>
                </draw:custom-shape>
                <draw:custom-shape draw:style-name="gr35" draw:text-style-name="P35" draw:layer="layout" svg:width="0.414cm" svg:height="0.414cm" draw:transform="rotate (1.5707963267949) translate (15.421cm 10.523cm)">
                  <text:p/>
                  <draw:enhanced-geometry svg:viewBox="0 0 21600 21600" draw:mirror-horizontal="false" draw:mirror-vertical="false" draw:type="rectangle" draw:enhanced-path="M 0 0 L 21600 0 21600 21600 0 21600 0 0 Z N"/>
                </draw:custom-shape>
                <draw:g>
                  <draw:custom-shape draw:style-name="gr95" draw:text-style-name="P35" draw:layer="layout" svg:width="0.159cm" svg:height="0.209cm" draw:transform="rotate (-1.5707963267949) translate (15.423cm 10.109cm)">
                    <text:p/>
                    <draw:enhanced-geometry svg:viewBox="0 0 21600 21600" draw:mirror-horizontal="false" draw:mirror-vertical="false" draw:glue-points="?f6 10800 10800 21600 ?f5 10800 10800 0" draw:text-areas="?f3 ?f3 ?f4 ?f4" draw:type="trapezoid" draw:modifiers="8733.444259567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5" draw:text-style-name="P35" draw:layer="layout" svg:width="0.209cm" svg:height="0.07cm" svg:x="15.214cm" svg:y="10.198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5" draw:text-style-name="P35" draw:layer="layout" svg:width="0.052cm" svg:height="0.083cm" svg:x="15.214cm" svg:y="10.211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6" draw:text-style-name="P35" draw:layer="layout" svg:width="0.206cm" svg:height="0.072cm" svg:x="15.215cm" svg:y="10.188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45" draw:text-style-name="P36" draw:layer="layout" svg:width="1.035cm" svg:height="0.051cm" draw:transform="rotate (1.5707963267949) translate (15.576cm 11.766cm)">
                <text:p/>
                <draw:enhanced-geometry svg:viewBox="0 0 21600 21600" draw:mirror-horizontal="false" draw:mirror-vertical="false" draw:type="rectangle" draw:enhanced-path="M 0 0 L 21600 0 21600 21600 0 21600 0 0 Z N"/>
              </draw:custom-shape>
              <draw:custom-shape draw:style-name="gr97" draw:text-style-name="P37" draw:layer="layout" svg:width="0.983cm" svg:height="0.516cm" draw:transform="rotate (1.5707963267949) translate (15.059cm 11.766cm)">
                <text:p/>
                <draw:enhanced-geometry svg:viewBox="0 0 21600 21600" draw:mirror-horizontal="false" draw:mirror-vertical="false" draw:type="rectangle" draw:enhanced-path="M 0 0 L 21600 0 21600 21600 0 21600 0 0 Z N"/>
              </draw:custom-shape>
              <draw:custom-shape draw:style-name="gr98" draw:text-style-name="P29" draw:layer="layout" svg:width="1.242cm" svg:height="0.537cm" svg:x="13.783cm" svg:y="11.224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99" draw:text-style-name="P39" draw:layer="layout" svg:width="5.784cm" svg:height="0.259cm" draw:transform="rotate (1.5707963267949) translate (15.525cm 10.254cm)">
              <text:p/>
              <draw:enhanced-geometry svg:viewBox="0 0 21600 21600" draw:mirror-horizontal="false" draw:mirror-vertical="false" draw:type="rectangle" draw:enhanced-path="M 0 0 L 21600 0 21600 21600 0 21600 0 0 Z N"/>
            </draw:custom-shape>
            <draw:custom-shape draw:style-name="gr100" draw:text-style-name="P32" draw:layer="layout" svg:width="5.784cm" svg:height="0.155cm" draw:transform="rotate (1.5707963267949) translate (15.577cm 10.254cm)">
              <text:p/>
              <draw:enhanced-geometry svg:viewBox="0 0 21600 21600" draw:mirror-horizontal="false" draw:mirror-vertical="false" draw:type="rectangle" draw:enhanced-path="M 0 0 L 21600 0 21600 21600 0 21600 0 0 Z N"/>
            </draw:custom-shape>
          </draw:g>
          <draw:frame draw:style-name="gr77" draw:text-style-name="P27" draw:layer="layout" svg:width="1.811cm" svg:height="0.667cm" svg:x="11.903cm" svg:y="3.723cm">
            <draw:text-box>
              <text:p><text:span text:style-name="T8">Linteau</text:span></text:p>
            </draw:text-box>
          </draw:frame>
          <draw:frame draw:style-name="gr77" draw:text-style-name="P27" draw:layer="layout" svg:width="1.203cm" svg:height="0.667cm" svg:x="12.511cm" svg:y="5.919cm">
            <draw:text-box>
              <text:p><text:span text:style-name="T8">Mur</text:span></text:p>
            </draw:text-box>
          </draw:frame>
          <draw:frame draw:style-name="gr101" draw:text-style-name="P27" draw:layer="layout" svg:width="3.311cm" svg:height="0.668cm" svg:x="10.506cm" svg:y="11.145cm">
            <draw:text-box>
              <text:p><text:span text:style-name="T8">Appui de fenêtre</text:span></text:p>
            </draw:text-box>
          </draw:frame>
          <draw:frame draw:style-name="gr101" draw:text-style-name="P27" draw:layer="layout" svg:width="3.519cm" svg:height="0.668cm" svg:x="10.486cm" svg:y="10.431cm">
            <draw:text-box>
              <text:p><text:span text:style-name="T8">Rejingot (option)</text:span></text:p>
            </draw:text-box>
          </draw:frame>
          <draw:line draw:style-name="gr102" draw:text-style-name="P38" draw:layer="layout" svg:x1="13.507cm" svg:y1="4.008cm" svg:x2="14.214cm" svg:y2="3.819cm">
            <text:p/>
          </draw:line>
          <draw:line draw:style-name="gr78" draw:text-style-name="P38" draw:layer="layout" svg:x1="13.418cm" svg:y1="6.277cm" svg:x2="14.218cm" svg:y2="6.491cm">
            <text:p/>
          </draw:line>
          <draw:line draw:style-name="gr102" draw:text-style-name="P38" draw:layer="layout" svg:x1="13.455cm" svg:y1="10.783cm" svg:x2="14.883cm" svg:y2="10.82cm">
            <text:p/>
          </draw:line>
          <draw:line draw:style-name="gr102" draw:text-style-name="P38" draw:layer="layout" svg:x1="13.096cm" svg:y1="11.256cm" svg:x2="13.714cm" svg:y2="11.148cm">
            <text:p/>
          </draw:line>
          <draw:frame draw:style-name="gr103" draw:text-style-name="P25" draw:layer="layout" svg:width="3.415cm" svg:height="2.419cm" svg:x="10.299cm" svg:y="4.247cm">
            <draw:text-box>
              <text:p><text:span text:style-name="T7">L’ensemble murs,</text:span></text:p>
              <text:p><text:span text:style-name="T7">linteau et appui de fenêtre constitue le tableau.</text:span></text:p>
            </draw:text-box>
          </draw:frame>
          <draw:frame draw:style-name="gr104" draw:text-style-name="P40" draw:layer="layout" svg:width="4.087cm" svg:height="2.298cm" svg:x="10.713cm" svg:y="6.77cm">
            <draw:text-box>
              <text:p><text:span text:style-name="T6">La surface vitrée visible (au nu intérieur des profilés) est le ‘clair de jour’.</text:span></text:p>
            </draw:text-box>
          </draw:frame>
          <draw:frame draw:style-name="gr77" draw:text-style-name="P27" draw:layer="layout" svg:width="2.07cm" svg:height="0.667cm" svg:x="15.68cm" svg:y="3.073cm">
            <draw:text-box>
              <text:p><text:span text:style-name="T8">Isolation</text:span></text:p>
            </draw:text-box>
          </draw:frame>
          <draw:line draw:style-name="gr102" draw:text-style-name="P38" draw:layer="layout" svg:x1="15.887cm" svg:y1="3.405cm" svg:x2="15.303cm" svg:y2="3.56cm">
            <text:p/>
          </draw:line>
          <draw:frame draw:style-name="gr105" draw:text-style-name="P27" draw:layer="layout" svg:width="1.922cm" svg:height="0.668cm" svg:x="15.728cm" svg:y="3.592cm">
            <draw:text-box>
              <text:p><text:span text:style-name="T8">Dormant</text:span></text:p>
            </draw:text-box>
          </draw:frame>
          <draw:line draw:style-name="gr102" draw:text-style-name="P38" draw:layer="layout" svg:x1="15.92cm" svg:y1="3.968cm" svg:x2="15.407cm" svg:y2="4.105cm">
            <text:p/>
          </draw:line>
          <draw:frame draw:style-name="gr106" draw:text-style-name="P27" draw:layer="layout" svg:width="1.812cm" svg:height="0.668cm" svg:x="15.826cm" svg:y="4.085cm">
            <draw:text-box>
              <text:p><text:span text:style-name="T8">Ouvrant</text:span></text:p>
            </draw:text-box>
          </draw:frame>
          <draw:line draw:style-name="gr102" draw:text-style-name="P38" draw:layer="layout" svg:x1="15.988cm" svg:y1="4.387cm" svg:x2="15.683cm" svg:y2="4.328cm">
            <text:p/>
          </draw:line>
          <draw:line draw:style-name="gr102" draw:text-style-name="P38" draw:layer="layout" svg:x1="15.992cm" svg:y1="4.387cm" svg:x2="15.666cm" svg:y2="5.209cm">
            <text:p/>
          </draw:line>
          <draw:frame draw:style-name="gr101" draw:text-style-name="P27" draw:layer="layout" svg:width="2.277cm" svg:height="0.668cm" svg:x="11.644cm" svg:y="9.282cm">
            <draw:text-box>
              <text:p><text:span text:style-name="T8">Jet d’eau</text:span></text:p>
            </draw:text-box>
          </draw:frame>
          <draw:line draw:style-name="gr78" draw:text-style-name="P38" draw:layer="layout" svg:x1="13.455cm" svg:y1="9.695cm" svg:x2="15.37cm" svg:y2="10.208cm">
            <text:p/>
          </draw:line>
          <draw:frame draw:style-name="gr101" draw:text-style-name="P27" draw:layer="layout" svg:width="3.518cm" svg:height="0.668cm" svg:x="10.506cm" svg:y="8.715cm">
            <draw:text-box>
              <text:p><text:span text:style-name="T8">Tapée d’isolation</text:span></text:p>
            </draw:text-box>
          </draw:frame>
          <draw:line draw:style-name="gr78" draw:text-style-name="P38" draw:layer="layout" svg:x1="13.536cm" svg:y1="9.073cm" svg:x2="15.163cm" svg:y2="9.511cm">
            <text:p/>
          </draw:line>
          <draw:line draw:style-name="gr78" draw:text-style-name="P38" draw:layer="layout" svg:x1="13.61cm" svg:y1="10.209cm" svg:x2="14.852cm" svg:y2="10.644cm">
            <text:p/>
          </draw:line>
          <draw:frame draw:style-name="gr77" draw:text-style-name="P27" draw:layer="layout" svg:width="3.726cm" svg:height="0.667cm" svg:x="10.247cm" svg:y="9.852cm">
            <draw:text-box>
              <text:p><text:span text:style-name="T8">Pièce d’appui/seuil</text:span></text:p>
            </draw:text-box>
          </draw:frame>
          <draw:frame draw:style-name="gr107" draw:text-style-name="P42" draw:layer="layout" svg:width="4.088cm" svg:height="2.222cm" svg:x="10.609cm" svg:y="2.087cm">
            <draw:text-box>
              <text:p text:style-name="P41"><text:span text:style-name="T10">Pose en applique</text:span></text:p>
              <text:p text:style-name="P41"><text:span text:style-name="T10">avec tapées</text:span></text:p>
              <text:p text:style-name="P41"><text:span text:style-name="T10">d’isolation</text:span></text:p>
            </draw:text-box>
          </draw:frame>
        </draw:g>
        <draw:frame draw:style-name="gr28" draw:text-style-name="P43" draw:layer="layout" svg:width="10.401cm" svg:height="0.763cm" svg:x="1.657cm" svg:y="1.094cm">
          <draw:text-box>
            <text:p><text:span text:style-name="T11">Type de pose des portes et fenêtres</text:span></text:p>
          </draw:text-box>
        </draw:frame>
        <draw:custom-shape draw:style-name="gr108" draw:text-style-name="P5" draw:layer="layout" svg:width="16.2cm" svg:height="16.499cm" svg:x="1.45cm" svg:y="1.001cm">
          <text:p/>
          <draw:enhanced-geometry svg:viewBox="0 0 21600 21600" draw:type="rectangle" draw:enhanced-path="M 0 0 L 21600 0 21600 21600 0 21600 0 0 Z N"/>
        </draw:custom-shape>
        <draw:g>
          <draw:custom-shape draw:style-name="gr109" draw:text-style-name="P6" draw:layer="layout" svg:width="1.243cm" svg:height="0.052cm" svg:x="8.948cm" svg:y="10.26cm">
            <text:p/>
            <draw:enhanced-geometry svg:viewBox="0 0 21600 21600" draw:mirror-horizontal="true" draw:type="rectangle" draw:enhanced-path="M 0 0 L 21600 0 21600 21600 0 21600 0 0 Z N"/>
          </draw:custom-shape>
          <draw:custom-shape draw:style-name="gr110" draw:text-style-name="P7" draw:layer="layout" svg:width="1.191cm" svg:height="0.71cm" svg:x="9cm" svg:y="9.55cm">
            <text:p/>
            <draw:enhanced-geometry svg:viewBox="0 0 21600 21600" draw:mirror-horizontal="true" draw:type="rectangle" draw:enhanced-path="M 0 0 L 21600 0 21600 21600 0 21600 0 0 Z N"/>
          </draw:custom-shape>
          <draw:g>
            <draw:custom-shape draw:style-name="gr12" draw:text-style-name="P8" draw:layer="layout" svg:width="0.259cm" svg:height="0.021cm" svg:x="9.056cm" svg:y="9.493cm">
              <text:p/>
              <draw:enhanced-geometry svg:viewBox="0 0 21600 21600" draw:mirror-horizontal="true" draw:type="rectangle" draw:enhanced-path="M 0 0 L 21600 0 21600 21600 0 21600 0 0 Z N"/>
            </draw:custom-shape>
            <draw:custom-shape draw:style-name="gr54" draw:text-style-name="P8" draw:layer="layout" svg:width="0.604cm" svg:height="0.02cm" draw:transform="rotate (1.5707963267949) translate (8.956cm 10.207cm)">
              <text:p/>
              <draw:enhanced-geometry svg:viewBox="0 0 21600 21600" draw:mirror-horizontal="true" draw:type="rectangle" draw:enhanced-path="M 0 0 L 21600 0 21600 21600 0 21600 0 0 Z N"/>
            </draw:custom-shape>
            <draw:custom-shape draw:style-name="gr12" draw:text-style-name="P8" draw:layer="layout" svg:width="0.156cm" svg:height="0.021cm" draw:transform="rotate (-0.785398163397449) translate (8.963cm 9.493cm)">
              <text:p/>
              <draw:enhanced-geometry svg:viewBox="0 0 21600 21600" draw:mirror-horizontal="true" draw:type="rectangle" draw:enhanced-path="M 0 0 L 21600 0 21600 21600 0 21600 0 0 Z N"/>
            </draw:custom-shape>
            <draw:g>
              <draw:custom-shape draw:style-name="gr13" draw:text-style-name="P3" draw:layer="layout" svg:width="0.311cm" svg:height="0.021cm" draw:transform="rotate (-1.5707963267949) translate (9.216cm 9.224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28cm" svg:height="0.083cm" draw:transform="rotate (-1.5707963267949) translate (9.247cm 9.516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1cm" svg:height="0.031cm" svg:x="9.195cm" svg:y="9.19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6cm" svg:height="0.01cm" svg:x="8.816cm" svg:y="10.161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5cm" svg:height="0.046cm" svg:x="8.972cm" svg:y="10.143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8.8cm 10.1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66cm" svg:height="0.01cm" svg:x="8.816cm" svg:y="10.062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5cm" svg:height="0.046cm" svg:x="8.972cm" svg:y="10.044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16cm" draw:transform="rotate (1.5707963267949) translate (8.8cm 10.0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page>
      <draw:page draw:name="page3" draw:style-name="dp1" draw:master-page-name="Standard">
        <office:forms form:automatic-focus="false" form:apply-design-mode="false"/>
        <draw:g>
          <draw:custom-shape draw:style-name="gr111" draw:text-style-name="P2" draw:layer="layout" svg:width="0.562cm" svg:height="0.561cm" svg:x="4.785cm" svg:y="4.669cm">
            <text:p/>
            <draw:enhanced-geometry svg:viewBox="0 0 21600 21600" draw:type="rectangle" draw:enhanced-path="M 0 0 L 21600 0 21600 21600 0 21600 0 0 Z N"/>
          </draw:custom-shape>
          <draw:custom-shape draw:style-name="gr3" draw:text-style-name="P3" draw:layer="layout" svg:width="0.271cm" svg:height="0.068cm" svg:x="4.789cm" svg:y="4.17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211cm" svg:height="0.071cm" svg:x="4.643cm" svg:y="5.159cm">
            <text:p/>
            <draw:enhanced-geometry svg:viewBox="0 0 21600 21600" draw:type="rectangle" draw:enhanced-path="M 0 0 L 21600 0 21600 21600 0 21600 0 0 Z N"/>
          </draw:custom-shape>
          <draw:custom-shape draw:style-name="gr112" draw:text-style-name="P18" draw:layer="layout" svg:width="0.281cm" svg:height="0.421cm" svg:x="4.785cm" svg:y="4.245cm">
            <text:p/>
            <draw:enhanced-geometry svg:viewBox="0 0 21600 21600" draw:mirror-horizontal="false" draw:mirror-vertical="false" draw:type="rectangle" draw:enhanced-path="M 0 0 L 21600 0 21600 21600 0 21600 0 0 Z N"/>
          </draw:custom-shape>
          <draw:g>
            <draw:custom-shape draw:style-name="gr13" draw:text-style-name="P3" draw:layer="layout" svg:width="0.295cm" svg:height="0.018cm" draw:transform="skewX (-0.110653874576441) rotate (0.875980751575954) translate (4.814cm 4.772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9cm" svg:height="0.081cm" draw:transform="skewX (0.0748746249105568) rotate (0.875980751575954) translate (4.734cm 4.541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8cm" svg:height="0.028cm" draw:transform="skewX (0.0357792496658839) rotate (2.44677707837085) translate (4.961cm 4.80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13" draw:text-style-name="P13" draw:layer="layout" svg:width="0.576cm" svg:height="0.576cm" svg:x="5.052cm" svg:y="4.863cm">
            <text:p/>
            <draw:enhanced-geometry svg:viewBox="0 0 21600 21600" draw:mirror-horizontal="false" draw:mirror-vertical="false" draw:type="rectangle" draw:enhanced-path="M 0 0 L 21600 0 21600 21600 0 21600 0 0 Z N"/>
          </draw:custom-shape>
          <draw:custom-shape draw:style-name="gr114" draw:text-style-name="P11" draw:layer="layout" svg:width="0.562cm" svg:height="0.563cm" svg:x="5.066cm" svg:y="4.879cm">
            <text:p/>
            <draw:enhanced-geometry svg:viewBox="0 0 21600 21600" draw:mirror-horizontal="false" draw:mirror-vertical="false" draw:type="rectangle" draw:enhanced-path="M 0 0 L 21600 0 21600 21600 0 21600 0 0 Z N"/>
          </draw:custom-shape>
        </draw:g>
        <draw:custom-shape draw:style-name="gr115" draw:text-style-name="P4" draw:layer="layout" svg:width="1.687cm" svg:height="1.548cm" svg:x="3.379cm" svg:y="2.629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2" draw:text-style-name="P8" draw:layer="layout" svg:width="0.353cm" svg:height="0.027cm" svg:x="4.284cm" svg:y="4.176cm">
            <text:p/>
            <draw:enhanced-geometry svg:viewBox="0 0 21600 21600" draw:type="rectangle" draw:enhanced-path="M 0 0 L 21600 0 21600 21600 0 21600 0 0 Z N"/>
          </draw:custom-shape>
          <draw:custom-shape draw:style-name="gr116" draw:text-style-name="P8" draw:layer="layout" svg:width="0.693cm" svg:height="0.028cm" draw:transform="rotate (1.5707963267949) translate (4.757cm 5.017cm)">
            <text:p/>
            <draw:enhanced-geometry svg:viewBox="0 0 21600 21600" draw:type="rectangle" draw:enhanced-path="M 0 0 L 21600 0 21600 21600 0 21600 0 0 Z N"/>
          </draw:custom-shape>
          <draw:custom-shape draw:style-name="gr12" draw:text-style-name="P8" draw:layer="layout" svg:width="0.209cm" svg:height="0.028cm" draw:transform="rotate (-0.785398163397448) translate (4.637cm 4.176cm)">
            <text:p/>
            <draw:enhanced-geometry svg:viewBox="0 0 21600 21600" draw:type="rectangle" draw:enhanced-path="M 0 0 L 21600 0 21600 21600 0 21600 0 0 Z N"/>
          </draw:custom-shape>
          <draw:g>
            <draw:custom-shape draw:style-name="gr13" draw:text-style-name="P3" draw:layer="layout" svg:width="0.422cm" svg:height="0.027cm" draw:transform="rotate (-1.5707963267949) translate (4.45cm 3.81cm)">
              <text:p/>
              <draw:enhanced-geometry svg:viewBox="0 0 21600 21600" draw:mirror-horizontal="true" draw:mirror-vertical="false" draw:type="rectangle" draw:enhanced-path="M 0 0 L 21600 0 21600 21600 0 21600 0 0 Z N"/>
            </draw:custom-shape>
            <draw:custom-shape draw:style-name="gr13" draw:text-style-name="P3" draw:layer="layout" svg:width="0.038cm" svg:height="0.113cm" draw:transform="rotate (-1.5707963267949) translate (4.493cm 4.207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7cm" svg:height="0.041cm" svg:x="4.423cm" svg:y="3.77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226cm" svg:height="0.014cm" svg:x="4.686cm" svg:y="4.836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1cm" svg:height="0.062cm" svg:x="4.672cm" svg:y="4.813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4cm" svg:height="0.022cm" draw:transform="rotate (1.5707963267949) translate (4.964cm 4.8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226cm" svg:height="0.014cm" svg:x="4.686cm" svg:y="4.954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1cm" svg:height="0.061cm" svg:x="4.672cm" svg:y="4.931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4cm" svg:height="0.022cm" draw:transform="rotate (1.5707963267949) translate (4.964cm 4.96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17" draw:text-style-name="P12" draw:layer="layout" svg:width="1.616cm" svg:height="0.352cm" svg:x="5.485cm" svg:y="5.017cm">
          <text:p/>
          <draw:enhanced-geometry svg:viewBox="0 0 21600 21600" draw:type="rectangle" draw:enhanced-path="M 0 0 L 21600 0 21600 21600 0 21600 0 0 Z N"/>
        </draw:custom-shape>
        <draw:custom-shape draw:style-name="gr118" draw:text-style-name="P13" draw:layer="layout" svg:width="1.616cm" svg:height="0.211cm" svg:x="5.485cm" svg:y="5.088cm">
          <text:p/>
          <draw:enhanced-geometry svg:viewBox="0 0 21600 21600" draw:type="rectangle" draw:enhanced-path="M 0 0 L 21600 0 21600 21600 0 21600 0 0 Z N"/>
        </draw:custom-shape>
        <draw:custom-shape draw:style-name="gr119" draw:text-style-name="P13" draw:layer="layout" svg:width="1.967cm" svg:height="0.702cm" svg:x="6.118cm" svg:y="4.807cm">
          <text:p/>
          <draw:enhanced-geometry svg:viewBox="0 0 21600 21600" draw:glue-points="?f6 0 10800 ?f8 ?f11 10800 ?f9 21600 10800 ?f10 ?f5 10800" draw:text-areas="?f3 ?f3 ?f4 ?f4" draw:type="parallelogram" draw:modifiers="2599.7837837837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20" draw:text-style-name="P44" draw:layer="layout" svg:width="6.558cm" svg:height="0.771cm" svg:x="2.264cm" svg:y="1.872cm">
          <draw:text-box>
            <text:p text:style-name="P12"><text:span text:style-name="T10">Tapées d’isolation bois</text:span></text:p>
          </draw:text-box>
        </draw:frame>
        <draw:g>
          <draw:custom-shape draw:style-name="gr111" draw:text-style-name="P2" draw:layer="layout" svg:width="0.562cm" svg:height="0.561cm" svg:x="7.383cm" svg:y="4.669cm">
            <text:p/>
            <draw:enhanced-geometry svg:viewBox="0 0 21600 21600" draw:type="rectangle" draw:enhanced-path="M 0 0 L 21600 0 21600 21600 0 21600 0 0 Z N"/>
          </draw:custom-shape>
          <draw:custom-shape draw:style-name="gr3" draw:text-style-name="P3" draw:layer="layout" svg:width="0.271cm" svg:height="0.068cm" svg:x="7.316cm" svg:y="4.17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212cm" svg:height="0.071cm" svg:x="7.24cm" svg:y="5.159cm">
            <text:p/>
            <draw:enhanced-geometry svg:viewBox="0 0 21600 21600" draw:type="rectangle" draw:enhanced-path="M 0 0 L 21600 0 21600 21600 0 21600 0 0 Z N"/>
          </draw:custom-shape>
          <draw:custom-shape draw:style-name="gr112" draw:text-style-name="P18" draw:layer="layout" svg:width="0.28cm" svg:height="0.421cm" svg:x="7.313cm" svg:y="4.245cm">
            <text:p/>
            <draw:enhanced-geometry svg:viewBox="0 0 21600 21600" draw:mirror-horizontal="false" draw:mirror-vertical="false" draw:type="rectangle" draw:enhanced-path="M 0 0 L 21600 0 21600 21600 0 21600 0 0 Z N"/>
          </draw:custom-shape>
          <draw:custom-shape draw:style-name="gr121" draw:text-style-name="P13" draw:layer="layout" svg:width="0.577cm" svg:height="0.576cm" svg:x="7.65cm" svg:y="4.863cm">
            <text:p/>
            <draw:enhanced-geometry svg:viewBox="0 0 21600 21600" draw:mirror-horizontal="false" draw:mirror-vertical="false" draw:type="rectangle" draw:enhanced-path="M 0 0 L 21600 0 21600 21600 0 21600 0 0 Z N"/>
          </draw:custom-shape>
          <draw:custom-shape draw:style-name="gr122" draw:text-style-name="P11" draw:layer="layout" svg:width="0.563cm" svg:height="0.563cm" svg:x="7.664cm" svg:y="4.879cm">
            <text:p/>
            <draw:enhanced-geometry svg:viewBox="0 0 21600 21600" draw:mirror-horizontal="false" draw:mirror-vertical="false" draw:type="rectangle" draw:enhanced-path="M 0 0 L 21600 0 21600 21600 0 21600 0 0 Z N"/>
          </draw:custom-shape>
          <draw:custom-shape draw:style-name="gr123" draw:text-style-name="P18" draw:layer="layout" svg:width="0.07cm" svg:height="0.422cm" svg:x="7.313cm" svg:y="4.455cm">
            <text:p/>
            <draw:enhanced-geometry svg:viewBox="0 0 21600 21600" draw:mirror-horizontal="false" draw:mirror-vertical="false" draw:type="rectangle" draw:enhanced-path="M 0 0 L 21600 0 21600 21600 0 21600 0 0 Z N"/>
          </draw:custom-shape>
          <draw:g>
            <draw:custom-shape draw:style-name="gr13" draw:text-style-name="P3" draw:layer="layout" svg:width="0.296cm" svg:height="0.013cm" draw:transform="skewX (-0.152716309549504) rotate (0.875980751575954) translate (7.337cm 4.772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9cm" svg:height="0.083cm" draw:transform="skewX (0.0602138591938044) rotate (0.875980751575954) translate (7.254cm 4.541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8cm" svg:height="0.028cm" draw:transform="rotate (2.44677707837085) translate (7.495cm 4.80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24" draw:text-style-name="P4" draw:layer="layout" svg:width="1.689cm" svg:height="1.548cm" svg:x="5.909cm" svg:y="2.629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2" draw:text-style-name="P8" draw:layer="layout" svg:width="0.351cm" svg:height="0.027cm" svg:x="6.816cm" svg:y="4.176cm">
            <text:p/>
            <draw:enhanced-geometry svg:viewBox="0 0 21600 21600" draw:type="rectangle" draw:enhanced-path="M 0 0 L 21600 0 21600 21600 0 21600 0 0 Z N"/>
          </draw:custom-shape>
          <draw:custom-shape draw:style-name="gr116" draw:text-style-name="P8" draw:layer="layout" svg:width="0.693cm" svg:height="0.028cm" draw:transform="rotate (1.5707963267949) translate (7.288cm 5.017cm)">
            <text:p/>
            <draw:enhanced-geometry svg:viewBox="0 0 21600 21600" draw:type="rectangle" draw:enhanced-path="M 0 0 L 21600 0 21600 21600 0 21600 0 0 Z N"/>
          </draw:custom-shape>
          <draw:custom-shape draw:style-name="gr12" draw:text-style-name="P8" draw:layer="layout" svg:width="0.21cm" svg:height="0.028cm" draw:transform="rotate (-0.785398163397449) translate (7.167cm 4.176cm)">
            <text:p/>
            <draw:enhanced-geometry svg:viewBox="0 0 21600 21600" draw:type="rectangle" draw:enhanced-path="M 0 0 L 21600 0 21600 21600 0 21600 0 0 Z N"/>
          </draw:custom-shape>
          <draw:g>
            <draw:custom-shape draw:style-name="gr13" draw:text-style-name="P3" draw:layer="layout" svg:width="0.422cm" svg:height="0.029cm" draw:transform="rotate (-1.5707963267949) translate (6.983cm 3.81cm)">
              <text:p/>
              <draw:enhanced-geometry svg:viewBox="0 0 21600 21600" draw:mirror-horizontal="true" draw:mirror-vertical="false" draw:type="rectangle" draw:enhanced-path="M 0 0 L 21600 0 21600 21600 0 21600 0 0 Z N"/>
            </draw:custom-shape>
            <draw:custom-shape draw:style-name="gr13" draw:text-style-name="P3" draw:layer="layout" svg:width="0.038cm" svg:height="0.113cm" draw:transform="rotate (-1.5707963267949) translate (7.025cm 4.207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9cm" svg:height="0.041cm" svg:x="6.954cm" svg:y="3.77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228cm" svg:height="0.014cm" svg:x="7.218cm" svg:y="4.836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1cm" svg:height="0.062cm" svg:x="7.203cm" svg:y="4.813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4cm" svg:height="0.022cm" draw:transform="rotate (1.5707963267949) translate (7.496cm 4.8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228cm" svg:height="0.014cm" svg:x="7.218cm" svg:y="4.954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1cm" svg:height="0.061cm" svg:x="7.203cm" svg:y="4.931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4cm" svg:height="0.022cm" draw:transform="rotate (1.5707963267949) translate (7.496cm 4.96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25" draw:text-style-name="P12" draw:layer="layout" svg:width="1.618cm" svg:height="0.352cm" svg:x="8.015cm" svg:y="5.017cm">
          <text:p/>
          <draw:enhanced-geometry svg:viewBox="0 0 21600 21600" draw:type="rectangle" draw:enhanced-path="M 0 0 L 21600 0 21600 21600 0 21600 0 0 Z N"/>
        </draw:custom-shape>
        <draw:custom-shape draw:style-name="gr126" draw:text-style-name="P13" draw:layer="layout" svg:width="1.618cm" svg:height="0.211cm" svg:x="8.015cm" svg:y="5.088cm">
          <text:p/>
          <draw:enhanced-geometry svg:viewBox="0 0 21600 21600" draw:type="rectangle" draw:enhanced-path="M 0 0 L 21600 0 21600 21600 0 21600 0 0 Z N"/>
        </draw:custom-shape>
        <draw:custom-shape draw:style-name="gr127" draw:text-style-name="P13" draw:layer="layout" svg:width="1.638cm" svg:height="0.585cm" svg:x="8.997cm" svg:y="4.876cm">
          <text:p/>
          <draw:enhanced-geometry svg:viewBox="0 0 21600 21600" draw:glue-points="?f6 0 10800 ?f8 ?f11 10800 ?f9 21600 10800 ?f10 ?f5 10800" draw:text-areas="?f3 ?f3 ?f4 ?f4" draw:type="parallelogram" draw:modifiers="2599.7837837837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128" draw:text-style-name="P4" draw:layer="layout" svg:width="0.562cm" svg:height="0.561cm" svg:x="4.832cm" svg:y="8.302cm">
            <text:p/>
            <draw:enhanced-geometry svg:viewBox="0 0 21600 21600" draw:type="rectangle" draw:enhanced-path="M 0 0 L 21600 0 21600 21600 0 21600 0 0 Z N"/>
          </draw:custom-shape>
          <draw:custom-shape draw:style-name="gr3" draw:text-style-name="P3" draw:layer="layout" svg:width="0.248cm" svg:height="0.068cm" svg:x="4.835cm" svg:y="7.80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4" draw:layer="layout" svg:width="0.21cm" svg:height="0.071cm" svg:x="4.69cm" svg:y="8.792cm">
            <text:p/>
            <draw:enhanced-geometry svg:viewBox="0 0 21600 21600" draw:type="rectangle" draw:enhanced-path="M 0 0 L 21600 0 21600 21600 0 21600 0 0 Z N"/>
          </draw:custom-shape>
          <draw:custom-shape draw:style-name="gr129" draw:text-style-name="P18" draw:layer="layout" svg:width="0.253cm" svg:height="0.422cm" svg:x="4.832cm" svg:y="7.876cm">
            <text:p/>
            <draw:enhanced-geometry svg:viewBox="0 0 21600 21600" draw:mirror-horizontal="false" draw:mirror-vertical="false" draw:type="rectangle" draw:enhanced-path="M 0 0 L 21600 0 21600 21600 0 21600 0 0 Z N"/>
          </draw:custom-shape>
          <draw:custom-shape draw:style-name="gr130" draw:text-style-name="P13" draw:layer="layout" svg:width="0.575cm" svg:height="0.576cm" svg:x="5.099cm" svg:y="8.496cm">
            <text:p/>
            <draw:enhanced-geometry svg:viewBox="0 0 21600 21600" draw:mirror-horizontal="false" draw:mirror-vertical="false" draw:type="rectangle" draw:enhanced-path="M 0 0 L 21600 0 21600 21600 0 21600 0 0 Z N"/>
          </draw:custom-shape>
          <draw:custom-shape draw:style-name="gr131" draw:text-style-name="P11" draw:layer="layout" svg:width="0.561cm" svg:height="0.562cm" svg:x="5.113cm" svg:y="8.512cm">
            <text:p/>
            <draw:enhanced-geometry svg:viewBox="0 0 21600 21600" draw:mirror-horizontal="false" draw:mirror-vertical="false" draw:type="rectangle" draw:enhanced-path="M 0 0 L 21600 0 21600 21600 0 21600 0 0 Z N"/>
          </draw:custom-shape>
          <draw:custom-shape draw:style-name="gr132" draw:text-style-name="P13" draw:layer="layout" svg:width="0.241cm" svg:height="0.101cm" svg:x="4.837cm" svg:y="8.167cm">
            <text:p/>
            <draw:enhanced-geometry svg:viewBox="0 0 21600 21600" draw:mirror-vertical="true" draw:mirror-horizontal="true" draw:glue-points="?f6 0 10800 ?f8 ?f11 10800 ?f9 21600 10800 ?f10 ?f5 10800" draw:text-areas="?f3 ?f3 ?f4 ?f4" draw:type="parallelogram" draw:modifiers="9988.4393063583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3" draw:text-style-name="P13" draw:layer="layout" svg:width="0.098cm" svg:height="0.097cm" svg:x="4.967cm" svg:y="8.178cm">
            <text:p/>
            <draw:enhanced-geometry svg:viewBox="0 0 21600 21600" draw:type="rectangle" draw:enhanced-path="M 0 0 L 21600 0 21600 21600 0 21600 0 0 Z N"/>
          </draw:custom-shape>
          <draw:custom-shape draw:style-name="gr133" draw:text-style-name="P13" draw:layer="layout" svg:width="0.225cm" svg:height="0.1cm" svg:x="4.86cm" svg:y="8.044cm">
            <text:p/>
            <draw:enhanced-geometry svg:viewBox="0 0 21600 21600" draw:mirror-vertical="true" draw:mirror-horizontal="false" draw:glue-points="?f6 0 10800 ?f8 ?f11 10800 ?f9 21600 10800 ?f10 ?f5 10800" draw:text-areas="?f3 ?f3 ?f4 ?f4" draw:type="parallelogram" draw:modifiers="10071.165644171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3" draw:text-style-name="P13" draw:layer="layout" svg:width="0.235cm" svg:height="0.223cm" svg:x="4.712cm" svg:y="8.04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3" draw:text-style-name="P13" draw:layer="layout" svg:width="0.098cm" svg:height="0.099cm" svg:x="4.967cm" svg:y="8.048cm">
            <text:p/>
            <draw:enhanced-geometry svg:viewBox="0 0 21600 21600" draw:type="rectangle" draw:enhanced-path="M 0 0 L 21600 0 21600 21600 0 21600 0 0 Z N"/>
          </draw:custom-shape>
          <draw:custom-shape draw:style-name="gr133" draw:text-style-name="P13" draw:layer="layout" svg:width="0.196cm" svg:height="0.127cm" svg:x="4.86cm" svg:y="7.897cm">
            <text:p/>
            <draw:enhanced-geometry svg:viewBox="0 0 21600 21600" draw:type="rectangle" draw:enhanced-path="M 0 0 L 21600 0 21600 21600 0 21600 0 0 Z N"/>
          </draw:custom-shape>
          <draw:custom-shape draw:style-name="gr133" draw:text-style-name="P13" draw:layer="layout" svg:width="0.031cm" svg:height="0.183cm" svg:x="4.86cm" svg:y="8.441cm">
            <text:p/>
            <draw:enhanced-geometry svg:viewBox="0 0 21600 21600" draw:type="rectangle" draw:enhanced-path="M 0 0 L 21600 0 21600 21600 0 21600 0 0 Z N"/>
          </draw:custom-shape>
          <draw:custom-shape draw:style-name="gr133" draw:text-style-name="P13" draw:layer="layout" svg:width="0.084cm" svg:height="0.132cm" svg:x="4.785cm" svg:y="8.463cm">
            <text:p/>
            <draw:enhanced-geometry svg:viewBox="0 0 21600 21600" draw:mirror-horizontal="false" draw:mirror-vertical="false" draw:type="rectangle" draw:enhanced-path="M 0 0 L 21600 0 21600 21600 0 21600 0 0 Z N"/>
          </draw:custom-shape>
          <draw:custom-shape draw:style-name="gr133" draw:text-style-name="P13" draw:layer="layout" svg:width="0.444cm" svg:height="0.13cm" svg:x="4.926cm" svg:y="8.336cm">
            <text:p/>
            <draw:enhanced-geometry svg:viewBox="0 0 21600 21600" draw:type="rectangle" draw:enhanced-path="M 0 0 L 21600 0 21600 21600 0 21600 0 0 Z N"/>
          </draw:custom-shape>
          <draw:custom-shape draw:style-name="gr133" draw:text-style-name="P13" draw:layer="layout" svg:width="0.444cm" svg:height="0.075cm" svg:x="4.861cm" svg:y="8.336cm">
            <text:p/>
            <draw:enhanced-geometry svg:viewBox="0 0 21600 21600" draw:type="rectangle" draw:enhanced-path="M 0 0 L 21600 0 21600 21600 0 21600 0 0 Z N"/>
          </draw:custom-shape>
          <draw:g>
            <draw:custom-shape draw:style-name="gr13" draw:text-style-name="P3" draw:layer="layout" svg:width="0.281cm" svg:height="0.018cm" draw:transform="rotate (0.875980751575954) translate (4.824cm 8.416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9cm" svg:height="0.081cm" draw:transform="skewX (0.0246091424531201) rotate (0.825191670342919) translate (4.797cm 8.17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8cm" svg:height="0.029cm" draw:transform="rotate (2.44677707837085) translate (5.008cm 8.44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33" draw:text-style-name="P13" draw:layer="layout" svg:width="0.141cm" svg:height="0.132cm" svg:x="4.926cm" svg:y="8.491cm">
            <text:p/>
            <draw:enhanced-geometry svg:viewBox="0 0 21600 21600" draw:type="rectangle" draw:enhanced-path="M 0 0 L 21600 0 21600 21600 0 21600 0 0 Z N"/>
          </draw:custom-shape>
          <draw:custom-shape draw:style-name="gr133" draw:text-style-name="P13" draw:layer="layout" svg:width="0.205cm" svg:height="0.176cm" svg:x="4.862cm" svg:y="8.654cm">
            <text:p/>
            <draw:enhanced-geometry svg:viewBox="0 0 21600 21600" draw:type="rectangle" draw:enhanced-path="M 0 0 L 21600 0 21600 21600 0 21600 0 0 Z N"/>
          </draw:custom-shape>
          <draw:custom-shape draw:style-name="gr134" draw:text-style-name="P18" draw:layer="layout" svg:width="0.02cm" svg:height="0.234cm" svg:x="5.065cm" svg:y="8.064cm">
            <text:p/>
            <draw:enhanced-geometry svg:viewBox="0 0 21600 21600" draw:mirror-horizontal="false" draw:mirror-vertical="false" draw:type="rectangle" draw:enhanced-path="M 0 0 L 21600 0 21600 21600 0 21600 0 0 Z N"/>
          </draw:custom-shape>
        </draw:g>
        <draw:custom-shape draw:style-name="gr135" draw:text-style-name="P4" draw:layer="layout" svg:width="1.686cm" svg:height="1.549cm" svg:x="3.396cm" svg:y="6.259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2" draw:text-style-name="P8" draw:layer="layout" svg:width="0.35cm" svg:height="0.029cm" svg:x="4.329cm" svg:y="7.807cm">
            <text:p/>
            <draw:enhanced-geometry svg:viewBox="0 0 21600 21600" draw:type="rectangle" draw:enhanced-path="M 0 0 L 21600 0 21600 21600 0 21600 0 0 Z N"/>
          </draw:custom-shape>
          <draw:custom-shape draw:style-name="gr116" draw:text-style-name="P8" draw:layer="layout" svg:width="0.693cm" svg:height="0.028cm" draw:transform="rotate (1.5707963267949) translate (4.8cm 8.65cm)">
            <text:p/>
            <draw:enhanced-geometry svg:viewBox="0 0 21600 21600" draw:type="rectangle" draw:enhanced-path="M 0 0 L 21600 0 21600 21600 0 21600 0 0 Z N"/>
          </draw:custom-shape>
          <draw:custom-shape draw:style-name="gr12" draw:text-style-name="P8" draw:layer="layout" svg:width="0.211cm" svg:height="0.028cm" draw:transform="skewX (-0.0357792496658837) rotate (-0.785398163397449) translate (4.679cm 7.807cm)">
            <text:p/>
            <draw:enhanced-geometry svg:viewBox="0 0 21600 21600" draw:type="rectangle" draw:enhanced-path="M 0 0 L 21600 0 21600 21600 0 21600 0 0 Z N"/>
          </draw:custom-shape>
          <draw:g>
            <draw:custom-shape draw:style-name="gr13" draw:text-style-name="P3" draw:layer="layout" svg:width="0.422cm" svg:height="0.028cm" draw:transform="rotate (-1.5707963267949) translate (4.504cm 7.441cm)">
              <text:p/>
              <draw:enhanced-geometry svg:viewBox="0 0 21600 21600" draw:mirror-horizontal="true" draw:mirror-vertical="false" draw:type="rectangle" draw:enhanced-path="M 0 0 L 21600 0 21600 21600 0 21600 0 0 Z N"/>
            </draw:custom-shape>
            <draw:custom-shape draw:style-name="gr13" draw:text-style-name="P3" draw:layer="layout" svg:width="0.037cm" svg:height="0.112cm" draw:transform="rotate (-1.5707963267949) translate (4.546cm 7.83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8cm" svg:height="0.043cm" svg:x="4.476cm" svg:y="7.40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9" draw:text-style-name="P14" draw:layer="layout" svg:width="0.143cm" svg:height="0.052cm" svg:x="4.733cm" svg:y="8.505cm">
              <text:p/>
              <draw:enhanced-geometry svg:viewBox="0 0 21600 21600" draw:mirror-horizontal="false" draw:mirror-vertical="false" draw:type="rectangle" draw:enhanced-path="M 0 0 L 21600 0 21600 21600 0 21600 0 0 Z N"/>
            </draw:custom-shape>
            <draw:custom-shape draw:style-name="gr19" draw:text-style-name="P14" draw:layer="layout" svg:width="0.021cm" svg:height="0.172cm" svg:x="4.861cm" svg:y="8.446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6cm" svg:height="0.117cm" svg:x="4.743cm" svg:y="8.473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6cm" svg:height="0.063cm" svg:x="4.743cm" svg:y="8.499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6cm" svg:height="0.026cm" svg:x="4.743cm" svg:y="8.473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6cm" svg:height="0.026cm" svg:x="4.743cm" svg:y="8.564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36" draw:text-style-name="P12" draw:layer="layout" svg:width="1.615cm" svg:height="0.352cm" svg:x="5.499cm" svg:y="8.65cm">
          <text:p/>
          <draw:enhanced-geometry svg:viewBox="0 0 21600 21600" draw:type="rectangle" draw:enhanced-path="M 0 0 L 21600 0 21600 21600 0 21600 0 0 Z N"/>
        </draw:custom-shape>
        <draw:custom-shape draw:style-name="gr137" draw:text-style-name="P13" draw:layer="layout" svg:width="1.615cm" svg:height="0.211cm" svg:x="5.499cm" svg:y="8.721cm">
          <text:p/>
          <draw:enhanced-geometry svg:viewBox="0 0 21600 21600" draw:type="rectangle" draw:enhanced-path="M 0 0 L 21600 0 21600 21600 0 21600 0 0 Z N"/>
        </draw:custom-shape>
        <draw:custom-shape draw:style-name="gr138" draw:text-style-name="P13" draw:layer="layout" svg:width="1.964cm" svg:height="0.702cm" svg:x="6.134cm" svg:y="8.44cm">
          <text:p/>
          <draw:enhanced-geometry svg:viewBox="0 0 21600 21600" draw:glue-points="?f6 0 10800 ?f8 ?f11 10800 ?f9 21600 10800 ?f10 ?f5 10800" draw:text-areas="?f3 ?f3 ?f4 ?f4" draw:type="parallelogram" draw:modifiers="2599.7837837837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5" draw:text-style-name="P4" draw:layer="layout" svg:width="1.686cm" svg:height="1.549cm" svg:x="5.924cm" svg:y="6.259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39" draw:text-style-name="P44" draw:layer="layout" svg:width="6.557cm" svg:height="0.77cm" svg:x="2.147cm" svg:y="5.503cm">
          <draw:text-box>
            <text:p text:style-name="P12"><text:span text:style-name="T10">Tapées d’isolation PVC</text:span></text:p>
          </draw:text-box>
        </draw:frame>
        <draw:frame draw:style-name="gr140" draw:text-style-name="P45" draw:layer="layout" svg:width="3.983cm" svg:height="1.184cm" svg:x="1.407cm" svg:y="4.294cm">
          <draw:text-box>
            <text:p><text:span text:style-name="T12">Pattes vissées </text:span></text:p>
            <text:p><text:span text:style-name="T12">Dans le dormant</text:span></text:p>
          </draw:text-box>
        </draw:frame>
        <draw:frame draw:style-name="gr141" draw:text-style-name="P45" draw:layer="layout" svg:width="5.358cm" svg:height="2.141cm" svg:x="1.135cm" svg:y="8.159cm">
          <draw:text-box>
            <text:p><text:span text:style-name="T12">Pattes fixées sur</text:span></text:p>
            <text:p><text:span text:style-name="T12">des clameaux</text:span></text:p>
            <text:p><text:span text:style-name="T12">glissés dans le dormant</text:span></text:p>
          </draw:text-box>
        </draw:frame>
        <draw:custom-shape draw:style-name="gr119" draw:text-style-name="P13" draw:layer="layout" svg:width="1.965cm" svg:height="0.702cm" svg:x="8.662cm" svg:y="8.44cm">
          <text:p/>
          <draw:enhanced-geometry svg:viewBox="0 0 21600 21600" draw:glue-points="?f6 0 10800 ?f8 ?f11 10800 ?f9 21600 10800 ?f10 ?f5 10800" draw:text-areas="?f3 ?f3 ?f4 ?f4" draw:type="parallelogram" draw:modifiers="2599.7837837837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42" draw:text-style-name="P46" draw:layer="Copyright" svg:width="6.001cm" svg:height="0.569cm" svg:x="6.052cm" svg:y="13.937cm">
          <draw:text-box>
            <text:p><text:span text:style-name="T13">© Pierre ROUZEAU License CC <text:s/>BY-SA 3.0</text:span></text:p>
          </draw:text-box>
        </draw:frame>
        <draw:g>
          <draw:custom-shape draw:style-name="gr128" draw:text-style-name="P4" draw:layer="layout" svg:width="0.562cm" svg:height="0.561cm" svg:x="7.395cm" svg:y="8.302cm">
            <text:p/>
            <draw:enhanced-geometry svg:viewBox="0 0 21600 21600" draw:type="rectangle" draw:enhanced-path="M 0 0 L 21600 0 21600 21600 0 21600 0 0 Z N"/>
          </draw:custom-shape>
          <draw:custom-shape draw:style-name="gr3" draw:text-style-name="P3" draw:layer="layout" svg:width="0.269cm" svg:height="0.068cm" svg:x="7.334cm" svg:y="7.80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4" draw:layer="layout" svg:width="0.212cm" svg:height="0.071cm" svg:x="7.252cm" svg:y="8.792cm">
            <text:p/>
            <draw:enhanced-geometry svg:viewBox="0 0 21600 21600" draw:type="rectangle" draw:enhanced-path="M 0 0 L 21600 0 21600 21600 0 21600 0 0 Z N"/>
          </draw:custom-shape>
          <draw:custom-shape draw:style-name="gr121" draw:text-style-name="P13" draw:layer="layout" svg:width="0.577cm" svg:height="0.576cm" svg:x="7.661cm" svg:y="8.496cm">
            <text:p/>
            <draw:enhanced-geometry svg:viewBox="0 0 21600 21600" draw:mirror-horizontal="false" draw:mirror-vertical="false" draw:type="rectangle" draw:enhanced-path="M 0 0 L 21600 0 21600 21600 0 21600 0 0 Z N"/>
          </draw:custom-shape>
          <draw:custom-shape draw:style-name="gr143" draw:text-style-name="P11" draw:layer="layout" svg:width="0.563cm" svg:height="0.562cm" svg:x="7.675cm" svg:y="8.512cm">
            <text:p/>
            <draw:enhanced-geometry svg:viewBox="0 0 21600 21600" draw:mirror-horizontal="false" draw:mirror-vertical="false" draw:type="rectangle" draw:enhanced-path="M 0 0 L 21600 0 21600 21600 0 21600 0 0 Z N"/>
          </draw:custom-shape>
          <draw:custom-shape draw:style-name="gr133" draw:text-style-name="P13" draw:layer="layout" svg:width="0.031cm" svg:height="0.183cm" svg:x="7.422cm" svg:y="8.441cm">
            <text:p/>
            <draw:enhanced-geometry svg:viewBox="0 0 21600 21600" draw:type="rectangle" draw:enhanced-path="M 0 0 L 21600 0 21600 21600 0 21600 0 0 Z N"/>
          </draw:custom-shape>
          <draw:custom-shape draw:style-name="gr133" draw:text-style-name="P13" draw:layer="layout" svg:width="0.084cm" svg:height="0.132cm" svg:x="7.348cm" svg:y="8.463cm">
            <text:p/>
            <draw:enhanced-geometry svg:viewBox="0 0 21600 21600" draw:mirror-horizontal="false" draw:mirror-vertical="false" draw:type="rectangle" draw:enhanced-path="M 0 0 L 21600 0 21600 21600 0 21600 0 0 Z N"/>
          </draw:custom-shape>
          <draw:custom-shape draw:style-name="gr133" draw:text-style-name="P13" draw:layer="layout" svg:width="0.444cm" svg:height="0.13cm" svg:x="7.488cm" svg:y="8.336cm">
            <text:p/>
            <draw:enhanced-geometry svg:viewBox="0 0 21600 21600" draw:type="rectangle" draw:enhanced-path="M 0 0 L 21600 0 21600 21600 0 21600 0 0 Z N"/>
          </draw:custom-shape>
          <draw:custom-shape draw:style-name="gr133" draw:text-style-name="P13" draw:layer="layout" svg:width="0.444cm" svg:height="0.075cm" svg:x="7.423cm" svg:y="8.336cm">
            <text:p/>
            <draw:enhanced-geometry svg:viewBox="0 0 21600 21600" draw:type="rectangle" draw:enhanced-path="M 0 0 L 21600 0 21600 21600 0 21600 0 0 Z N"/>
          </draw:custom-shape>
          <draw:custom-shape draw:style-name="gr133" draw:text-style-name="P13" draw:layer="layout" svg:width="0.142cm" svg:height="0.132cm" svg:x="7.488cm" svg:y="8.491cm">
            <text:p/>
            <draw:enhanced-geometry svg:viewBox="0 0 21600 21600" draw:type="rectangle" draw:enhanced-path="M 0 0 L 21600 0 21600 21600 0 21600 0 0 Z N"/>
          </draw:custom-shape>
          <draw:custom-shape draw:style-name="gr133" draw:text-style-name="P13" draw:layer="layout" svg:width="0.204cm" svg:height="0.176cm" svg:x="7.426cm" svg:y="8.654cm">
            <text:p/>
            <draw:enhanced-geometry svg:viewBox="0 0 21600 21600" draw:type="rectangle" draw:enhanced-path="M 0 0 L 21600 0 21600 21600 0 21600 0 0 Z N"/>
          </draw:custom-shape>
          <draw:custom-shape draw:style-name="gr89" draw:text-style-name="P18" draw:layer="layout" svg:width="0.065cm" svg:height="0.23cm" svg:x="7.33cm" svg:y="8.28cm">
            <text:p/>
            <draw:enhanced-geometry svg:viewBox="0 0 21600 21600" draw:mirror-horizontal="false" draw:mirror-vertical="false" draw:type="rectangle" draw:enhanced-path="M 0 0 L 21600 0 21600 21600 0 21600 0 0 Z N"/>
          </draw:custom-shape>
          <draw:custom-shape draw:style-name="gr129" draw:text-style-name="P18" draw:layer="layout" svg:width="0.28cm" svg:height="0.422cm" svg:x="7.33cm" svg:y="7.876cm">
            <text:p/>
            <draw:enhanced-geometry svg:viewBox="0 0 21600 21600" draw:mirror-horizontal="false" draw:mirror-vertical="false" draw:type="rectangle" draw:enhanced-path="M 0 0 L 21600 0 21600 21600 0 21600 0 0 Z N"/>
          </draw:custom-shape>
          <draw:custom-shape draw:style-name="gr132" draw:text-style-name="P13" draw:layer="layout" svg:width="0.242cm" svg:height="0.101cm" svg:x="7.344cm" svg:y="8.167cm">
            <text:p/>
            <draw:enhanced-geometry svg:viewBox="0 0 21600 21600" draw:mirror-vertical="true" draw:mirror-horizontal="true" draw:glue-points="?f6 0 10800 ?f8 ?f11 10800 ?f9 21600 10800 ?f10 ?f5 10800" draw:text-areas="?f3 ?f3 ?f4 ?f4" draw:type="parallelogram" draw:modifiers="9988.4393063583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3" draw:text-style-name="P13" draw:layer="layout" svg:width="0.126cm" svg:height="0.102cm" svg:x="7.465cm" svg:y="8.178cm">
            <text:p/>
            <draw:enhanced-geometry svg:viewBox="0 0 21600 21600" draw:type="rectangle" draw:enhanced-path="M 0 0 L 21600 0 21600 21600 0 21600 0 0 Z N"/>
          </draw:custom-shape>
          <draw:custom-shape draw:style-name="gr133" draw:text-style-name="P13" draw:layer="layout" svg:width="0.227cm" svg:height="0.1cm" svg:x="7.359cm" svg:y="7.997cm">
            <text:p/>
            <draw:enhanced-geometry svg:viewBox="0 0 21600 21600" draw:mirror-vertical="true" draw:mirror-horizontal="false" draw:glue-points="?f6 0 10800 ?f8 ?f11 10800 ?f9 21600 10800 ?f10 ?f5 10800" draw:text-areas="?f3 ?f3 ?f4 ?f4" draw:type="parallelogram" draw:modifiers="10071.165644171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3" draw:text-style-name="P13" draw:layer="layout" svg:width="0.234cm" svg:height="0.223cm" svg:x="7.211cm" svg:y="8.04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3" draw:text-style-name="P13" draw:layer="layout" svg:width="0.126cm" svg:height="0.101cm" svg:x="7.465cm" svg:y="8.048cm">
            <text:p/>
            <draw:enhanced-geometry svg:viewBox="0 0 21600 21600" draw:type="rectangle" draw:enhanced-path="M 0 0 L 21600 0 21600 21600 0 21600 0 0 Z N"/>
          </draw:custom-shape>
          <draw:custom-shape draw:style-name="gr133" draw:text-style-name="P13" draw:layer="layout" svg:width="0.232cm" svg:height="0.132cm" svg:x="7.359cm" svg:y="7.897cm">
            <text:p/>
            <draw:enhanced-geometry svg:viewBox="0 0 21600 21600" draw:type="rectangle" draw:enhanced-path="M 0 0 L 21600 0 21600 21600 0 21600 0 0 Z N"/>
          </draw:custom-shape>
          <draw:g>
            <draw:custom-shape draw:style-name="gr13" draw:text-style-name="P3" draw:layer="layout" svg:width="0.278cm" svg:height="0.016cm" draw:transform="skewX (-0.0624827872213971) rotate (0.875980751575954) translate (7.321cm 8.409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8cm" svg:height="0.084cm" draw:transform="skewX (0.0476474885794451) rotate (0.802851455917392) translate (7.329cm 8.184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8cm" svg:height="0.028cm" draw:transform="skewX (-0.0357792496658838) rotate (2.44677707837085) translate (7.511cm 8.44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33" draw:text-style-name="P13" draw:layer="layout" svg:width="0.029cm" svg:height="0.169cm" svg:x="7.352cm" svg:y="8.313cm">
            <text:p/>
            <draw:enhanced-geometry svg:viewBox="0 0 21600 21600" draw:type="rectangle" draw:enhanced-path="M 0 0 L 21600 0 21600 21600 0 21600 0 0 Z N"/>
          </draw:custom-shape>
        </draw:g>
        <draw:g>
          <draw:custom-shape draw:style-name="gr12" draw:text-style-name="P8" draw:layer="layout" svg:width="0.35cm" svg:height="0.029cm" svg:x="6.83cm" svg:y="7.807cm">
            <text:p/>
            <draw:enhanced-geometry svg:viewBox="0 0 21600 21600" draw:type="rectangle" draw:enhanced-path="M 0 0 L 21600 0 21600 21600 0 21600 0 0 Z N"/>
          </draw:custom-shape>
          <draw:custom-shape draw:style-name="gr116" draw:text-style-name="P8" draw:layer="layout" svg:width="0.693cm" svg:height="0.028cm" draw:transform="rotate (1.5707963267949) translate (7.302cm 8.65cm)">
            <text:p/>
            <draw:enhanced-geometry svg:viewBox="0 0 21600 21600" draw:type="rectangle" draw:enhanced-path="M 0 0 L 21600 0 21600 21600 0 21600 0 0 Z N"/>
          </draw:custom-shape>
          <draw:custom-shape draw:style-name="gr12" draw:text-style-name="P8" draw:layer="layout" svg:width="0.212cm" svg:height="0.028cm" draw:transform="skewX (-0.0357792496658838) rotate (-0.785398163397448) translate (7.18cm 7.807cm)">
            <text:p/>
            <draw:enhanced-geometry svg:viewBox="0 0 21600 21600" draw:type="rectangle" draw:enhanced-path="M 0 0 L 21600 0 21600 21600 0 21600 0 0 Z N"/>
          </draw:custom-shape>
          <draw:g>
            <draw:custom-shape draw:style-name="gr13" draw:text-style-name="P3" draw:layer="layout" svg:width="0.422cm" svg:height="0.029cm" draw:transform="rotate (-1.5707963267949) translate (6.996cm 7.441cm)">
              <text:p/>
              <draw:enhanced-geometry svg:viewBox="0 0 21600 21600" draw:mirror-horizontal="true" draw:mirror-vertical="false" draw:type="rectangle" draw:enhanced-path="M 0 0 L 21600 0 21600 21600 0 21600 0 0 Z N"/>
            </draw:custom-shape>
            <draw:custom-shape draw:style-name="gr13" draw:text-style-name="P3" draw:layer="layout" svg:width="0.037cm" svg:height="0.111cm" draw:transform="rotate (-1.5707963267949) translate (7.037cm 7.83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9cm" svg:height="0.043cm" svg:x="6.967cm" svg:y="7.40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9" draw:text-style-name="P14" draw:layer="layout" svg:width="0.188cm" svg:height="0.052cm" svg:x="7.234cm" svg:y="8.505cm">
              <text:p/>
              <draw:enhanced-geometry svg:viewBox="0 0 21600 21600" draw:mirror-horizontal="false" draw:mirror-vertical="false" draw:type="rectangle" draw:enhanced-path="M 0 0 L 21600 0 21600 21600 0 21600 0 0 Z N"/>
            </draw:custom-shape>
            <draw:custom-shape draw:style-name="gr19" draw:text-style-name="P14" draw:layer="layout" svg:width="0.022cm" svg:height="0.172cm" svg:x="7.422cm" svg:y="8.446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6cm" svg:height="0.117cm" svg:x="7.244cm" svg:y="8.473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6cm" svg:height="0.063cm" svg:x="7.244cm" svg:y="8.499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6cm" svg:height="0.026cm" svg:x="7.244cm" svg:y="8.473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6cm" svg:height="0.026cm" svg:x="7.244cm" svg:y="8.564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44" draw:text-style-name="P12" draw:layer="layout" svg:width="1.617cm" svg:height="0.351cm" svg:x="8.074cm" svg:y="8.637cm">
          <text:p/>
          <draw:enhanced-geometry svg:viewBox="0 0 21600 21600" draw:type="rectangle" draw:enhanced-path="M 0 0 L 21600 0 21600 21600 0 21600 0 0 Z N"/>
        </draw:custom-shape>
        <draw:custom-shape draw:style-name="gr145" draw:text-style-name="P13" draw:layer="layout" svg:width="1.617cm" svg:height="0.21cm" svg:x="8.074cm" svg:y="8.707cm">
          <text:p/>
          <draw:enhanced-geometry svg:viewBox="0 0 21600 21600" draw:type="rectangle" draw:enhanced-path="M 0 0 L 21600 0 21600 21600 0 21600 0 0 Z N"/>
        </draw:custom-shape>
        <draw:custom-shape draw:style-name="gr146" draw:text-style-name="P13" draw:layer="layout" svg:width="1.389cm" svg:height="0.702cm" svg:x="8.779cm" svg:y="8.44cm">
          <text:p/>
          <draw:enhanced-geometry svg:viewBox="0 0 21600 21600" draw:glue-points="?f6 0 10800 ?f8 ?f11 10800 ?f9 21600 10800 ?f10 ?f5 10800" draw:text-areas="?f3 ?f3 ?f4 ?f4" draw:type="parallelogram" draw:modifiers="2599.7837837837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147" draw:text-style-name="P47" draw:layer="layout" svg:width="0.563cm" svg:height="0.561cm" svg:x="4.818cm" svg:y="12.5cm">
            <text:p/>
            <draw:enhanced-geometry svg:viewBox="0 0 21600 21600" draw:type="rectangle" draw:enhanced-path="M 0 0 L 21600 0 21600 21600 0 21600 0 0 Z N"/>
          </draw:custom-shape>
          <draw:custom-shape draw:style-name="gr3" draw:text-style-name="P3" draw:layer="layout" svg:width="0.252cm" svg:height="0.042cm" svg:x="4.823cm" svg:y="12.00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 draw:text-style-name="P47" draw:layer="layout" svg:width="0.211cm" svg:height="0.07cm" svg:x="4.676cm" svg:y="12.991cm">
            <text:p/>
            <draw:enhanced-geometry svg:viewBox="0 0 21600 21600" draw:type="rectangle" draw:enhanced-path="M 0 0 L 21600 0 21600 21600 0 21600 0 0 Z N"/>
          </draw:custom-shape>
          <draw:custom-shape draw:style-name="gr149" draw:text-style-name="P18" draw:layer="layout" svg:width="0.254cm" svg:height="0.448cm" svg:x="4.818cm" svg:y="12.05cm">
            <text:p/>
            <draw:enhanced-geometry svg:viewBox="0 0 21600 21600" draw:mirror-horizontal="false" draw:mirror-vertical="false" draw:type="rectangle" draw:enhanced-path="M 0 0 L 21600 0 21600 21600 0 21600 0 0 Z N"/>
          </draw:custom-shape>
          <draw:custom-shape draw:style-name="gr113" draw:text-style-name="P13" draw:layer="layout" svg:width="0.576cm" svg:height="0.576cm" svg:x="5.086cm" svg:y="12.694cm">
            <text:p/>
            <draw:enhanced-geometry svg:viewBox="0 0 21600 21600" draw:mirror-horizontal="false" draw:mirror-vertical="false" draw:type="rectangle" draw:enhanced-path="M 0 0 L 21600 0 21600 21600 0 21600 0 0 Z N"/>
          </draw:custom-shape>
          <draw:custom-shape draw:style-name="gr114" draw:text-style-name="P11" draw:layer="layout" svg:width="0.562cm" svg:height="0.563cm" svg:x="5.1cm" svg:y="12.71cm">
            <text:p/>
            <draw:enhanced-geometry svg:viewBox="0 0 21600 21600" draw:mirror-horizontal="false" draw:mirror-vertical="false" draw:type="rectangle" draw:enhanced-path="M 0 0 L 21600 0 21600 21600 0 21600 0 0 Z N"/>
          </draw:custom-shape>
          <draw:custom-shape draw:style-name="gr150" draw:text-style-name="P13" draw:layer="layout" svg:width="0.28cm" svg:height="0.365cm" svg:x="4.753cm" svg:y="12.089cm">
            <text:p/>
            <draw:enhanced-geometry svg:viewBox="0 0 21600 21600" draw:type="rectangle" draw:enhanced-path="M 0 0 L 21600 0 21600 21600 0 21600 0 0 Z N"/>
          </draw:custom-shape>
          <draw:custom-shape draw:style-name="gr133" draw:text-style-name="P13" draw:layer="layout" svg:width="0.032cm" svg:height="0.183cm" svg:x="4.846cm" svg:y="12.639cm">
            <text:p/>
            <draw:enhanced-geometry svg:viewBox="0 0 21600 21600" draw:type="rectangle" draw:enhanced-path="M 0 0 L 21600 0 21600 21600 0 21600 0 0 Z N"/>
          </draw:custom-shape>
          <draw:custom-shape draw:style-name="gr133" draw:text-style-name="P13" draw:layer="layout" svg:width="0.084cm" svg:height="0.133cm" svg:x="4.773cm" svg:y="12.661cm">
            <text:p/>
            <draw:enhanced-geometry svg:viewBox="0 0 21600 21600" draw:mirror-horizontal="false" draw:mirror-vertical="false" draw:type="rectangle" draw:enhanced-path="M 0 0 L 21600 0 21600 21600 0 21600 0 0 Z N"/>
          </draw:custom-shape>
          <draw:custom-shape draw:style-name="gr133" draw:text-style-name="P13" draw:layer="layout" svg:width="0.444cm" svg:height="0.13cm" svg:x="4.913cm" svg:y="12.534cm">
            <text:p/>
            <draw:enhanced-geometry svg:viewBox="0 0 21600 21600" draw:type="rectangle" draw:enhanced-path="M 0 0 L 21600 0 21600 21600 0 21600 0 0 Z N"/>
          </draw:custom-shape>
          <draw:custom-shape draw:style-name="gr133" draw:text-style-name="P13" draw:layer="layout" svg:width="0.444cm" svg:height="0.076cm" svg:x="4.848cm" svg:y="12.534cm">
            <text:p/>
            <draw:enhanced-geometry svg:viewBox="0 0 21600 21600" draw:type="rectangle" draw:enhanced-path="M 0 0 L 21600 0 21600 21600 0 21600 0 0 Z N"/>
          </draw:custom-shape>
          <draw:custom-shape draw:style-name="gr133" draw:text-style-name="P13" draw:layer="layout" svg:width="0.141cm" svg:height="0.131cm" svg:x="4.913cm" svg:y="12.69cm">
            <text:p/>
            <draw:enhanced-geometry svg:viewBox="0 0 21600 21600" draw:type="rectangle" draw:enhanced-path="M 0 0 L 21600 0 21600 21600 0 21600 0 0 Z N"/>
          </draw:custom-shape>
          <draw:custom-shape draw:style-name="gr133" draw:text-style-name="P13" draw:layer="layout" svg:width="0.205cm" svg:height="0.175cm" svg:x="4.849cm" svg:y="12.854cm">
            <text:p/>
            <draw:enhanced-geometry svg:viewBox="0 0 21600 21600" draw:type="rectangle" draw:enhanced-path="M 0 0 L 21600 0 21600 21600 0 21600 0 0 Z N"/>
          </draw:custom-shape>
        </draw:g>
        <draw:custom-shape draw:style-name="gr115" draw:text-style-name="P4" draw:layer="layout" svg:width="1.687cm" svg:height="1.548cm" svg:x="3.381cm" svg:y="10.46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2" draw:text-style-name="P8" draw:layer="layout" svg:width="0.351cm" svg:height="0.027cm" svg:x="4.315cm" svg:y="12.007cm">
            <text:p/>
            <draw:enhanced-geometry svg:viewBox="0 0 21600 21600" draw:type="rectangle" draw:enhanced-path="M 0 0 L 21600 0 21600 21600 0 21600 0 0 Z N"/>
          </draw:custom-shape>
          <draw:custom-shape draw:style-name="gr151" draw:text-style-name="P8" draw:layer="layout" svg:width="0.692cm" svg:height="0.027cm" draw:transform="rotate (1.5707963267949) translate (4.788cm 12.848cm)">
            <text:p/>
            <draw:enhanced-geometry svg:viewBox="0 0 21600 21600" draw:type="rectangle" draw:enhanced-path="M 0 0 L 21600 0 21600 21600 0 21600 0 0 Z N"/>
          </draw:custom-shape>
          <draw:custom-shape draw:style-name="gr12" draw:text-style-name="P8" draw:layer="layout" svg:width="0.211cm" svg:height="0.028cm" draw:transform="skewX (-0.0357792496658837) rotate (-0.785398163397449) translate (4.666cm 12.007cm)">
            <text:p/>
            <draw:enhanced-geometry svg:viewBox="0 0 21600 21600" draw:type="rectangle" draw:enhanced-path="M 0 0 L 21600 0 21600 21600 0 21600 0 0 Z N"/>
          </draw:custom-shape>
          <draw:g>
            <draw:custom-shape draw:style-name="gr13" draw:text-style-name="P3" draw:layer="layout" svg:width="0.422cm" svg:height="0.027cm" draw:transform="rotate (-1.5707963267949) translate (4.482cm 11.641cm)">
              <text:p/>
              <draw:enhanced-geometry svg:viewBox="0 0 21600 21600" draw:mirror-horizontal="true" draw:mirror-vertical="false" draw:type="rectangle" draw:enhanced-path="M 0 0 L 21600 0 21600 21600 0 21600 0 0 Z N"/>
            </draw:custom-shape>
            <draw:custom-shape draw:style-name="gr13" draw:text-style-name="P3" draw:layer="layout" svg:width="0.037cm" svg:height="0.113cm" draw:transform="rotate (-1.5707963267949) translate (4.525cm 12.03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7cm" svg:height="0.042cm" svg:x="4.455cm" svg:y="11.60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9" draw:text-style-name="P14" draw:layer="layout" svg:width="0.142cm" svg:height="0.052cm" svg:x="4.72cm" svg:y="12.704cm">
              <text:p/>
              <draw:enhanced-geometry svg:viewBox="0 0 21600 21600" draw:mirror-horizontal="false" draw:mirror-vertical="false" draw:type="rectangle" draw:enhanced-path="M 0 0 L 21600 0 21600 21600 0 21600 0 0 Z N"/>
            </draw:custom-shape>
            <draw:custom-shape draw:style-name="gr19" draw:text-style-name="P14" draw:layer="layout" svg:width="0.021cm" svg:height="0.171cm" svg:x="4.848cm" svg:y="12.645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7cm" svg:height="0.116cm" svg:x="4.73cm" svg:y="12.672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7cm" svg:height="0.066cm" svg:x="4.73cm" svg:y="12.696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7cm" svg:height="0.024cm" svg:x="4.73cm" svg:y="12.672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7cm" svg:height="0.025cm" svg:x="4.73cm" svg:y="12.763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52" draw:text-style-name="P12" draw:layer="layout" svg:width="1.617cm" svg:height="0.352cm" svg:x="5.487cm" svg:y="12.848cm">
          <text:p/>
          <draw:enhanced-geometry svg:viewBox="0 0 21600 21600" draw:type="rectangle" draw:enhanced-path="M 0 0 L 21600 0 21600 21600 0 21600 0 0 Z N"/>
        </draw:custom-shape>
        <draw:custom-shape draw:style-name="gr145" draw:text-style-name="P13" draw:layer="layout" svg:width="1.617cm" svg:height="0.211cm" svg:x="5.487cm" svg:y="12.919cm">
          <text:p/>
          <draw:enhanced-geometry svg:viewBox="0 0 21600 21600" draw:type="rectangle" draw:enhanced-path="M 0 0 L 21600 0 21600 21600 0 21600 0 0 Z N"/>
        </draw:custom-shape>
        <draw:custom-shape draw:style-name="gr153" draw:text-style-name="P13" draw:layer="layout" svg:width="1.97cm" svg:height="0.702cm" svg:x="6.12cm" svg:y="12.638cm">
          <text:p/>
          <draw:enhanced-geometry svg:viewBox="0 0 21600 21600" draw:glue-points="?f6 0 10800 ?f8 ?f11 10800 ?f9 21600 10800 ?f10 ?f5 10800" draw:text-areas="?f3 ?f3 ?f4 ?f4" draw:type="parallelogram" draw:modifiers="2599.7837837837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4" draw:text-style-name="P4" draw:layer="layout" svg:width="1.688cm" svg:height="1.548cm" svg:x="5.913cm" svg:y="10.46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20" draw:text-style-name="P44" draw:layer="layout" svg:width="6.558cm" svg:height="0.771cm" svg:x="2.265cm" svg:y="9.702cm">
          <draw:text-box>
            <text:p text:style-name="P12"><text:span text:style-name="T10">Tapées d’isolation aluminium</text:span></text:p>
          </draw:text-box>
        </draw:frame>
        <draw:custom-shape draw:style-name="gr119" draw:text-style-name="P13" draw:layer="layout" svg:width="1.967cm" svg:height="0.702cm" svg:x="8.536cm" svg:y="12.638cm">
          <text:p/>
          <draw:enhanced-geometry svg:viewBox="0 0 21600 21600" draw:glue-points="?f6 0 10800 ?f8 ?f11 10800 ?f9 21600 10800 ?f10 ?f5 10800" draw:text-areas="?f3 ?f3 ?f4 ?f4" draw:type="parallelogram" draw:modifiers="2599.7837837837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155" draw:text-style-name="P4" draw:layer="layout" svg:width="0.563cm" svg:height="0.561cm" svg:x="7.455cm" svg:y="12.5cm">
            <text:p/>
            <draw:enhanced-geometry svg:viewBox="0 0 21600 21600" draw:type="rectangle" draw:enhanced-path="M 0 0 L 21600 0 21600 21600 0 21600 0 0 Z N"/>
          </draw:custom-shape>
          <draw:custom-shape draw:style-name="gr3" draw:text-style-name="P3" draw:layer="layout" svg:width="0.21cm" svg:height="0.042cm" svg:x="7.314cm" svg:y="12.00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4" draw:layer="layout" svg:width="0.21cm" svg:height="0.07cm" svg:x="7.314cm" svg:y="12.991cm">
            <text:p/>
            <draw:enhanced-geometry svg:viewBox="0 0 21600 21600" draw:type="rectangle" draw:enhanced-path="M 0 0 L 21600 0 21600 21600 0 21600 0 0 Z N"/>
          </draw:custom-shape>
          <draw:custom-shape draw:style-name="gr121" draw:text-style-name="P13" draw:layer="layout" svg:width="0.577cm" svg:height="0.576cm" svg:x="7.723cm" svg:y="12.694cm">
            <text:p/>
            <draw:enhanced-geometry svg:viewBox="0 0 21600 21600" draw:mirror-horizontal="false" draw:mirror-vertical="false" draw:type="rectangle" draw:enhanced-path="M 0 0 L 21600 0 21600 21600 0 21600 0 0 Z N"/>
          </draw:custom-shape>
          <draw:custom-shape draw:style-name="gr122" draw:text-style-name="P11" draw:layer="layout" svg:width="0.563cm" svg:height="0.563cm" svg:x="7.737cm" svg:y="12.71cm">
            <text:p/>
            <draw:enhanced-geometry svg:viewBox="0 0 21600 21600" draw:mirror-horizontal="false" draw:mirror-vertical="false" draw:type="rectangle" draw:enhanced-path="M 0 0 L 21600 0 21600 21600 0 21600 0 0 Z N"/>
          </draw:custom-shape>
          <draw:custom-shape draw:style-name="gr133" draw:text-style-name="P13" draw:layer="layout" svg:width="0.031cm" svg:height="0.183cm" svg:x="7.484cm" svg:y="12.639cm">
            <text:p/>
            <draw:enhanced-geometry svg:viewBox="0 0 21600 21600" draw:type="rectangle" draw:enhanced-path="M 0 0 L 21600 0 21600 21600 0 21600 0 0 Z N"/>
          </draw:custom-shape>
          <draw:custom-shape draw:style-name="gr133" draw:text-style-name="P13" draw:layer="layout" svg:width="0.085cm" svg:height="0.133cm" svg:x="7.41cm" svg:y="12.661cm">
            <text:p/>
            <draw:enhanced-geometry svg:viewBox="0 0 21600 21600" draw:mirror-horizontal="false" draw:mirror-vertical="false" draw:type="rectangle" draw:enhanced-path="M 0 0 L 21600 0 21600 21600 0 21600 0 0 Z N"/>
          </draw:custom-shape>
          <draw:custom-shape draw:style-name="gr133" draw:text-style-name="P13" draw:layer="layout" svg:width="0.444cm" svg:height="0.13cm" svg:x="7.55cm" svg:y="12.534cm">
            <text:p/>
            <draw:enhanced-geometry svg:viewBox="0 0 21600 21600" draw:type="rectangle" draw:enhanced-path="M 0 0 L 21600 0 21600 21600 0 21600 0 0 Z N"/>
          </draw:custom-shape>
          <draw:custom-shape draw:style-name="gr133" draw:text-style-name="P13" draw:layer="layout" svg:width="0.445cm" svg:height="0.076cm" svg:x="7.485cm" svg:y="12.534cm">
            <text:p/>
            <draw:enhanced-geometry svg:viewBox="0 0 21600 21600" draw:type="rectangle" draw:enhanced-path="M 0 0 L 21600 0 21600 21600 0 21600 0 0 Z N"/>
          </draw:custom-shape>
          <draw:custom-shape draw:style-name="gr133" draw:text-style-name="P13" draw:layer="layout" svg:width="0.142cm" svg:height="0.131cm" svg:x="7.55cm" svg:y="12.69cm">
            <text:p/>
            <draw:enhanced-geometry svg:viewBox="0 0 21600 21600" draw:type="rectangle" draw:enhanced-path="M 0 0 L 21600 0 21600 21600 0 21600 0 0 Z N"/>
          </draw:custom-shape>
          <draw:custom-shape draw:style-name="gr133" draw:text-style-name="P13" draw:layer="layout" svg:width="0.205cm" svg:height="0.175cm" svg:x="7.487cm" svg:y="12.854cm">
            <text:p/>
            <draw:enhanced-geometry svg:viewBox="0 0 21600 21600" draw:type="rectangle" draw:enhanced-path="M 0 0 L 21600 0 21600 21600 0 21600 0 0 Z N"/>
          </draw:custom-shape>
        </draw:g>
        <draw:custom-shape draw:style-name="gr152" draw:text-style-name="P12" draw:layer="layout" svg:width="1.617cm" svg:height="0.352cm" svg:x="8.163cm" svg:y="12.847cm">
          <text:p/>
          <draw:enhanced-geometry svg:viewBox="0 0 21600 21600" draw:type="rectangle" draw:enhanced-path="M 0 0 L 21600 0 21600 21600 0 21600 0 0 Z N"/>
        </draw:custom-shape>
        <draw:custom-shape draw:style-name="gr145" draw:text-style-name="P13" draw:layer="layout" svg:width="1.617cm" svg:height="0.212cm" svg:x="8.163cm" svg:y="12.917cm">
          <text:p/>
          <draw:enhanced-geometry svg:viewBox="0 0 21600 21600" draw:type="rectangle" draw:enhanced-path="M 0 0 L 21600 0 21600 21600 0 21600 0 0 Z N"/>
        </draw:custom-shape>
        <draw:custom-shape draw:style-name="gr119" draw:text-style-name="P13" draw:layer="layout" svg:width="1.967cm" svg:height="0.702cm" svg:x="8.536cm" svg:y="12.638cm">
          <text:p/>
          <draw:enhanced-geometry svg:viewBox="0 0 21600 21600" draw:glue-points="?f6 0 10800 ?f8 ?f11 10800 ?f9 21600 10800 ?f10 ?f5 10800" draw:text-areas="?f3 ?f3 ?f4 ?f4" draw:type="parallelogram" draw:modifiers="2599.7837837837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13" draw:text-style-name="P3" draw:layer="layout" svg:width="0.16cm" svg:height="0.015cm" draw:transform="rotate (1.5707963267949) translate (4.92cm 12.614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1cm" svg:height="0.062cm" draw:transform="rotate (1.5707963267949) translate (4.903cm 12.468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5cm" svg:height="0.023cm" draw:transform="rotate (-3.14159265358979) translate (4.935cm 12.63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2" draw:text-style-name="P8" draw:layer="layout" svg:width="0.268cm" svg:height="0.027cm" svg:x="6.89cm" svg:y="12.007cm">
            <text:p/>
            <draw:enhanced-geometry svg:viewBox="0 0 21600 21600" draw:type="rectangle" draw:enhanced-path="M 0 0 L 21600 0 21600 21600 0 21600 0 0 Z N"/>
          </draw:custom-shape>
          <draw:custom-shape draw:style-name="gr156" draw:text-style-name="P8" draw:layer="layout" svg:width="0.562cm" svg:height="0.027cm" draw:transform="rotate (1.5707963267949) translate (7.427cm 12.876cm)">
            <text:p/>
            <draw:enhanced-geometry svg:viewBox="0 0 21600 21600" draw:type="rectangle" draw:enhanced-path="M 0 0 L 21600 0 21600 21600 0 21600 0 0 Z N"/>
          </draw:custom-shape>
          <draw:custom-shape draw:style-name="gr12" draw:text-style-name="P8" draw:layer="layout" svg:width="0.426cm" svg:height="0.03cm" draw:transform="skewX (0.0333357887130917) rotate (-0.785398163397448) translate (7.154cm 12.007cm)">
            <text:p/>
            <draw:enhanced-geometry svg:viewBox="0 0 21600 21600" draw:type="rectangle" draw:enhanced-path="M 0 0 L 21600 0 21600 21600 0 21600 0 0 Z N"/>
          </draw:custom-shape>
          <draw:g>
            <draw:custom-shape draw:style-name="gr13" draw:text-style-name="P3" draw:layer="layout" svg:width="0.422cm" svg:height="0.027cm" draw:transform="rotate (-1.5707963267949) translate (7.057cm 11.641cm)">
              <text:p/>
              <draw:enhanced-geometry svg:viewBox="0 0 21600 21600" draw:mirror-horizontal="true" draw:mirror-vertical="false" draw:type="rectangle" draw:enhanced-path="M 0 0 L 21600 0 21600 21600 0 21600 0 0 Z N"/>
            </draw:custom-shape>
            <draw:custom-shape draw:style-name="gr13" draw:text-style-name="P3" draw:layer="layout" svg:width="0.037cm" svg:height="0.114cm" draw:transform="rotate (-1.5707963267949) translate (7.107cm 12.03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7cm" svg:height="0.042cm" svg:x="7.03cm" svg:y="11.60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9" draw:text-style-name="P14" draw:layer="layout" svg:width="0.143cm" svg:height="0.042cm" svg:x="7.341cm" svg:y="12.707cm">
              <text:p/>
              <draw:enhanced-geometry svg:viewBox="0 0 21600 21600" draw:mirror-horizontal="false" draw:mirror-vertical="false" draw:type="rectangle" draw:enhanced-path="M 0 0 L 21600 0 21600 21600 0 21600 0 0 Z N"/>
            </draw:custom-shape>
            <draw:custom-shape draw:style-name="gr19" draw:text-style-name="P14" draw:layer="layout" svg:width="0.02cm" svg:height="0.171cm" svg:x="7.484cm" svg:y="12.645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7cm" svg:height="0.116cm" svg:x="7.37cm" svg:y="12.672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7cm" svg:height="0.066cm" svg:x="7.37cm" svg:y="12.696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7cm" svg:height="0.024cm" svg:x="7.37cm" svg:y="12.672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0.057cm" svg:height="0.025cm" svg:x="7.37cm" svg:y="12.763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57" draw:text-style-name="P18" draw:layer="layout" svg:width="0.043cm" svg:height="0.534cm" svg:x="7.538cm" svg:y="12.071cm">
          <text:p/>
          <draw:enhanced-geometry svg:viewBox="0 0 21600 21600" draw:mirror-horizontal="false" draw:mirror-vertical="false" draw:type="rectangle" draw:enhanced-path="M 0 0 L 21600 0 21600 21600 0 21600 0 0 Z N"/>
        </draw:custom-shape>
        <draw:custom-shape draw:style-name="gr89" draw:text-style-name="P18" draw:layer="layout" svg:width="0.352cm" svg:height="0.043cm" svg:x="7.229cm" svg:y="12.046cm">
          <text:p/>
          <draw:enhanced-geometry svg:viewBox="0 0 21600 21600" draw:mirror-horizontal="false" draw:mirror-vertical="false" draw:type="rectangle" draw:enhanced-path="M 0 0 L 21600 0 21600 21600 0 21600 0 0 Z N"/>
        </draw:custom-shape>
        <draw:frame draw:style-name="gr158" draw:text-style-name="P45" draw:layer="layout" svg:width="4.676cm" svg:height="1.547cm" svg:x="1.174cm" svg:y="12.331cm">
          <draw:text-box>
            <text:p><text:span text:style-name="T12">Pattes fixées sur</text:span></text:p>
            <text:p><text:span text:style-name="T12">des clameaux</text:span></text:p>
            <text:p><text:span text:style-name="T12">glissés dans le dormant</text:span></text:p>
          </draw:text-box>
        </draw:frame>
        <draw:frame draw:style-name="gr159" draw:text-style-name="P45" draw:layer="layout" svg:width="4.433cm" svg:height="2.478cm" svg:x="7.617cm" svg:y="10.9cm">
          <draw:text-box>
            <text:p><text:span text:style-name="T12">Attention ici, l’appui de la tapée est plus large que le dormant</text:span></text:p>
          </draw:text-box>
        </draw:frame>
        <draw:line draw:style-name="gr160" draw:text-style-name="P5" draw:layer="layout" svg:x1="7.884cm" svg:y1="11.454cm" svg:x2="7.242cm" svg:y2="12.089cm">
          <text:p/>
        </draw:line>
        <draw:frame draw:style-name="gr161" draw:text-style-name="P48" draw:layer="layout" svg:width="8.723cm" svg:height="0.849cm" svg:x="2.028cm" svg:y="1.067cm">
          <draw:text-box>
            <text:p text:style-name="P41"><text:span text:style-name="T11">Montage des tapées d’isolation</text:span></text:p>
          </draw:text-box>
        </draw:frame>
        <draw:custom-shape draw:style-name="gr162" draw:text-style-name="P5" draw:layer="layout" svg:width="10.9cm" svg:height="12.883cm" svg:x="1.15cm" svg:y="1.067cm">
          <text:p/>
          <draw:enhanced-geometry svg:viewBox="0 0 21600 21600" draw:mirror-horizontal="false" draw:mirror-vertical="false" draw:type="rectangle" draw:enhanced-path="M 0 0 L 21600 0 21600 21600 0 21600 0 0 Z N"/>
        </draw:custom-shape>
      </draw:page>
      <draw:page draw:name="page4" draw:style-name="dp1" draw:master-page-name="Standard">
        <office:forms form:automatic-focus="false" form:apply-design-mode="false"/>
        <draw:custom-shape draw:style-name="gr163" draw:text-style-name="P4" draw:layer="layout" svg:width="1.27cm" svg:height="1.323cm" svg:x="1.831cm" svg:y="2.462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64" draw:text-style-name="P4" draw:layer="layout" svg:width="1.481cm" svg:height="1.323cm" svg:x="12.358cm" svg:y="2.462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165" draw:text-style-name="P2" draw:layer="layout" svg:width="0.423cm" svg:height="0.423cm" svg:x="7.303cm" svg:y="2.991cm">
              <text:p/>
              <draw:enhanced-geometry svg:viewBox="0 0 21600 21600" draw:mirror-horizontal="true" draw:type="rectangle" draw:enhanced-path="M 0 0 L 21600 0 21600 21600 0 21600 0 0 Z N"/>
            </draw:custom-shape>
            <draw:custom-shape draw:style-name="gr166" draw:text-style-name="P13" draw:layer="layout" svg:width="0.434cm" svg:height="0.435cm" svg:x="7.1cm" svg:y="3.138cm">
              <text:p/>
              <draw:enhanced-geometry svg:viewBox="0 0 21600 21600" draw:mirror-horizontal="true" draw:mirror-vertical="false" draw:type="rectangle" draw:enhanced-path="M 0 0 L 21600 0 21600 21600 0 21600 0 0 Z N"/>
            </draw:custom-shape>
            <draw:custom-shape draw:style-name="gr167" draw:text-style-name="P11" draw:layer="layout" svg:width="0.424cm" svg:height="0.424cm" svg:x="7.1cm" svg:y="3.149cm">
              <text:p/>
              <draw:enhanced-geometry svg:viewBox="0 0 21600 21600" draw:mirror-horizontal="true" draw:mirror-vertical="false" draw:type="rectangle" draw:enhanced-path="M 0 0 L 21600 0 21600 21600 0 21600 0 0 Z N"/>
            </draw:custom-shape>
            <draw:g>
              <draw:custom-shape draw:style-name="gr19" draw:text-style-name="P14" draw:layer="layout" svg:width="0.105cm" svg:height="0.105cm" svg:x="7.524cm" svg:y="3.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43cm" svg:height="0.043cm" svg:x="7.555cm" svg:y="3.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65" draw:text-style-name="P2" draw:layer="layout" svg:width="0.423cm" svg:height="0.423cm" svg:x="3.186cm" svg:y="2.991cm">
              <text:p/>
              <draw:enhanced-geometry svg:viewBox="0 0 21600 21600" draw:mirror-horizontal="false" draw:type="rectangle" draw:enhanced-path="M 0 0 L 21600 0 21600 21600 0 21600 0 0 Z N"/>
            </draw:custom-shape>
            <draw:custom-shape draw:style-name="gr3" draw:text-style-name="P3" draw:layer="layout" svg:width="0.053cm" svg:height="0.152cm" svg:x="3.133cm" svg:y="2.997cm">
              <text:p/>
              <draw:enhanced-geometry svg:viewBox="0 0 21600 21600" draw:mirror-horizontal="fals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9" draw:layer="layout" svg:width="0.053cm" svg:height="0.159cm" svg:x="3.124cm" svg:y="3.202cm">
              <text:p/>
              <draw:enhanced-geometry svg:viewBox="0 0 21600 21600" draw:mirror-horizontal="true" draw:type="rectangle" draw:enhanced-path="M 0 0 L 21600 0 21600 21600 0 21600 0 0 Z N"/>
            </draw:custom-shape>
            <draw:g>
              <draw:custom-shape draw:style-name="gr13" draw:text-style-name="P3" draw:layer="layout" svg:width="0.419cm" svg:height="0.027cm" svg:x="2.897cm" svg:y="3.264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28cm" svg:height="0.084cm" svg:x="3.316cm" svg:y="3.235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7cm" svg:height="0.029cm" draw:transform="rotate (1.5707963267949) translate (2.868cm 3.29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 draw:text-style-name="P5" draw:layer="layout" svg:x1="3.316cm" svg:y1="3.235cm" svg:x2="3.397cm" svg:y2="3.235cm">
                <text:p/>
              </draw:line>
              <draw:line draw:style-name="gr7" draw:text-style-name="P5" draw:layer="layout" svg:x1="3.317cm" svg:y1="3.32cm" svg:x2="3.398cm" svg:y2="3.32cm">
                <text:p/>
              </draw:line>
            </draw:g>
            <draw:custom-shape draw:style-name="gr166" draw:text-style-name="P13" draw:layer="layout" svg:width="0.434cm" svg:height="0.435cm" svg:x="3.387cm" svg:y="3.138cm">
              <text:p/>
              <draw:enhanced-geometry svg:viewBox="0 0 21600 21600" draw:mirror-horizontal="false" draw:mirror-vertical="false" draw:type="rectangle" draw:enhanced-path="M 0 0 L 21600 0 21600 21600 0 21600 0 0 Z N"/>
            </draw:custom-shape>
            <draw:custom-shape draw:style-name="gr167" draw:text-style-name="P11" draw:layer="layout" svg:width="0.423cm" svg:height="0.424cm" svg:x="3.398cm" svg:y="3.149cm">
              <text:p/>
              <draw:enhanced-geometry svg:viewBox="0 0 21600 21600" draw:mirror-horizontal="false" draw:mirror-vertical="false" draw:type="rectangle" draw:enhanced-path="M 0 0 L 21600 0 21600 21600 0 21600 0 0 Z N"/>
            </draw:custom-shape>
          </draw:g>
          <draw:custom-shape draw:style-name="gr168" draw:text-style-name="P12" draw:layer="layout" svg:width="3.484cm" svg:height="0.264cm" svg:x="3.715cm" svg:y="3.255cm">
            <text:p/>
            <draw:enhanced-geometry svg:viewBox="0 0 21600 21600" draw:type="rectangle" draw:enhanced-path="M 0 0 L 21600 0 21600 21600 0 21600 0 0 Z N"/>
          </draw:custom-shape>
          <draw:custom-shape draw:style-name="gr169" draw:text-style-name="P13" draw:layer="layout" svg:width="3.484cm" svg:height="0.16cm" svg:x="3.715cm" svg:y="3.308cm">
            <text:p/>
            <draw:enhanced-geometry svg:viewBox="0 0 21600 21600" draw:type="rectangle" draw:enhanced-path="M 0 0 L 21600 0 21600 21600 0 21600 0 0 Z N"/>
          </draw:custom-shape>
        </draw:g>
        <draw:line draw:style-name="gr7" draw:text-style-name="P5" draw:layer="layout" svg:x1="3.101cm" svg:y1="2.462cm" svg:x2="12.411cm" svg:y2="2.462cm">
          <text:p/>
        </draw:line>
        <draw:line draw:style-name="gr7" draw:text-style-name="P5" draw:layer="layout" svg:x1="3.101cm" svg:y1="3.784cm" svg:x2="12.411cm" svg:y2="3.784cm">
          <text:p/>
        </draw:line>
        <draw:frame draw:style-name="gr170" draw:text-style-name="P15" draw:layer="Copyright" svg:width="6.16cm" svg:height="0.585cm" svg:x="8.01cm" svg:y="12.915cm">
          <draw:text-box>
            <text:p><text:span text:style-name="T3">© Pierre ROUZEAU License CC <text:s/>BY-SA 3.0</text:span></text:p>
          </draw:text-box>
        </draw:frame>
        <draw:frame draw:style-name="gr171" draw:text-style-name="P43" draw:layer="layout" svg:width="11.214cm" svg:height="0.809cm" svg:x="2.308cm" svg:y="1.369cm">
          <draw:text-box>
            <text:p><text:span text:style-name="T11">Ensemble menuisé avec accouplement de fenêtres</text:span></text:p>
          </draw:text-box>
        </draw:frame>
        <draw:g>
          <draw:g>
            <draw:custom-shape draw:style-name="gr165" draw:text-style-name="P2" draw:layer="layout" svg:width="0.423cm" svg:height="0.423cm" svg:x="11.869cm" svg:y="2.991cm">
              <text:p/>
              <draw:enhanced-geometry svg:viewBox="0 0 21600 21600" draw:mirror-horizontal="true" draw:type="rectangle" draw:enhanced-path="M 0 0 L 21600 0 21600 21600 0 21600 0 0 Z N"/>
            </draw:custom-shape>
            <draw:custom-shape draw:style-name="gr3" draw:text-style-name="P3" draw:layer="layout" svg:width="0.053cm" svg:height="0.152cm" svg:x="12.292cm" svg:y="2.997cm">
              <text:p/>
              <draw:enhanced-geometry svg:viewBox="0 0 21600 21600" draw:mirror-horizont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9" draw:layer="layout" svg:width="0.053cm" svg:height="0.159cm" svg:x="12.301cm" svg:y="3.202cm">
              <text:p/>
              <draw:enhanced-geometry svg:viewBox="0 0 21600 21600" draw:type="rectangle" draw:enhanced-path="M 0 0 L 21600 0 21600 21600 0 21600 0 0 Z N"/>
            </draw:custom-shape>
            <draw:g>
              <draw:custom-shape draw:style-name="gr13" draw:text-style-name="P3" draw:layer="layout" svg:width="0.419cm" svg:height="0.027cm" svg:x="12.162cm" svg:y="3.264cm">
                <text:p/>
                <draw:enhanced-geometry svg:viewBox="0 0 21600 21600" draw:mirror-horizontal="true" draw:mirror-vertical="false" draw:type="rectangle" draw:enhanced-path="M 0 0 L 21600 0 21600 21600 0 21600 0 0 Z N"/>
              </draw:custom-shape>
              <draw:custom-shape draw:style-name="gr13" draw:text-style-name="P3" draw:layer="layout" svg:width="0.027cm" svg:height="0.084cm" svg:x="12.092cm" svg:y="3.235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7cm" svg:height="0.027cm" draw:transform="rotate (1.5707963267949) translate (12.539cm 3.29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 draw:text-style-name="P5" draw:layer="layout" svg:x1="12.17cm" svg:y1="3.235cm" svg:x2="12.089cm" svg:y2="3.235cm">
                <text:p/>
              </draw:line>
              <draw:line draw:style-name="gr7" draw:text-style-name="P5" draw:layer="layout" svg:x1="12.169cm" svg:y1="3.32cm" svg:x2="12.088cm" svg:y2="3.32cm">
                <text:p/>
              </draw:line>
            </draw:g>
            <draw:custom-shape draw:style-name="gr166" draw:text-style-name="P13" draw:layer="layout" svg:width="0.434cm" svg:height="0.435cm" svg:x="11.667cm" svg:y="3.138cm">
              <text:p/>
              <draw:enhanced-geometry svg:viewBox="0 0 21600 21600" draw:mirror-horizontal="true" draw:mirror-vertical="false" draw:type="rectangle" draw:enhanced-path="M 0 0 L 21600 0 21600 21600 0 21600 0 0 Z N"/>
            </draw:custom-shape>
            <draw:custom-shape draw:style-name="gr167" draw:text-style-name="P11" draw:layer="layout" svg:width="0.422cm" svg:height="0.424cm" svg:x="11.667cm" svg:y="3.149cm">
              <text:p/>
              <draw:enhanced-geometry svg:viewBox="0 0 21600 21600" draw:mirror-horizontal="true" draw:mirror-vertical="false" draw:type="rectangle" draw:enhanced-path="M 0 0 L 21600 0 21600 21600 0 21600 0 0 Z N"/>
            </draw:custom-shape>
            <draw:g>
              <draw:custom-shape draw:style-name="gr19" draw:text-style-name="P14" draw:layer="layout" svg:width="0.106cm" svg:height="0.105cm" svg:x="12.089cm" svg:y="3.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42cm" svg:height="0.043cm" svg:x="12.121cm" svg:y="3.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65" draw:text-style-name="P2" draw:layer="layout" svg:width="0.419cm" svg:height="0.423cm" svg:x="7.755cm" svg:y="2.991cm">
              <text:p/>
              <draw:enhanced-geometry svg:viewBox="0 0 21600 21600" draw:mirror-horizontal="false" draw:mirror-vertical="false" draw:type="rectangle" draw:enhanced-path="M 0 0 L 21600 0 21600 21600 0 21600 0 0 Z N"/>
            </draw:custom-shape>
            <draw:custom-shape draw:style-name="gr166" draw:text-style-name="P13" draw:layer="layout" svg:width="0.434cm" svg:height="0.435cm" svg:x="7.953cm" svg:y="3.138cm">
              <text:p/>
              <draw:enhanced-geometry svg:viewBox="0 0 21600 21600" draw:mirror-horizontal="false" draw:mirror-vertical="false" draw:type="rectangle" draw:enhanced-path="M 0 0 L 21600 0 21600 21600 0 21600 0 0 Z N"/>
            </draw:custom-shape>
            <draw:custom-shape draw:style-name="gr167" draw:text-style-name="P11" draw:layer="layout" svg:width="0.424cm" svg:height="0.424cm" svg:x="7.963cm" svg:y="3.149cm">
              <text:p/>
              <draw:enhanced-geometry svg:viewBox="0 0 21600 21600" draw:mirror-horizontal="false" draw:mirror-vertical="false" draw:type="rectangle" draw:enhanced-path="M 0 0 L 21600 0 21600 21600 0 21600 0 0 Z N"/>
            </draw:custom-shape>
            <draw:g>
              <draw:g>
                <draw:custom-shape draw:style-name="gr172" draw:text-style-name="P49" draw:layer="layout" svg:width="0.106cm" svg:height="0.108cm" svg:x="7.693cm" svg:y="2.95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405.9701492537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4" draw:text-style-name="P2" draw:layer="layout" svg:width="0.064cm" svg:height="0.047cm" svg:x="7.714cm" svg:y="3.033cm">
                  <text:p/>
                  <draw:enhanced-geometry svg:viewBox="0 0 21600 21600" draw:mirror-horizontal="false" draw:mirror-vertical="false" draw:type="rectangle" draw:enhanced-path="M 0 0 L 21600 0 21600 21600 0 21600 0 0 Z N"/>
                </draw:custom-shape>
                <draw:line draw:style-name="gr7" draw:text-style-name="P5" draw:layer="layout" svg:x1="7.746cm" svg:y1="2.992cm" svg:x2="7.746cm" svg:y2="3.063cm">
                  <text:p/>
                </draw:line>
                <draw:line draw:style-name="gr173" draw:text-style-name="P5" draw:layer="layout" svg:x1="7.714cm" svg:y1="2.982cm" svg:x2="7.714cm" svg:y2="3.067cm">
                  <text:p/>
                </draw:line>
                <draw:line draw:style-name="gr173" draw:text-style-name="P5" draw:layer="layout" svg:x1="7.777cm" svg:y1="2.982cm" svg:x2="7.777cm" svg:y2="3.067cm">
                  <text:p/>
                </draw:line>
              </draw:g>
              <draw:g>
                <draw:custom-shape draw:style-name="gr172" draw:text-style-name="P49" draw:layer="layout" svg:width="0.106cm" svg:height="0.108cm" svg:x="7.693cm" svg:y="3.337cm">
                  <text:p/>
                  <draw:enhanced-geometry svg:viewBox="0 0 21600 21600"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4405.9701492537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4" draw:text-style-name="P2" draw:layer="layout" svg:width="0.064cm" svg:height="0.048cm" svg:x="7.714cm" svg:y="3.324cm">
                  <text:p/>
                  <draw:enhanced-geometry svg:viewBox="0 0 21600 21600" draw:mirror-horizontal="false" draw:mirror-vertical="true" draw:type="rectangle" draw:enhanced-path="M 0 0 L 21600 0 21600 21600 0 21600 0 0 Z N"/>
                </draw:custom-shape>
                <draw:line draw:style-name="gr7" draw:text-style-name="P5" draw:layer="layout" svg:x1="7.746cm" svg:y1="3.414cm" svg:x2="7.746cm" svg:y2="3.343cm">
                  <text:p/>
                </draw:line>
                <draw:line draw:style-name="gr173" draw:text-style-name="P5" draw:layer="layout" svg:x1="7.714cm" svg:y1="3.424cm" svg:x2="7.714cm" svg:y2="3.339cm">
                  <text:p/>
                </draw:line>
                <draw:line draw:style-name="gr173" draw:text-style-name="P5" draw:layer="layout" svg:x1="7.777cm" svg:y1="3.424cm" svg:x2="7.777cm" svg:y2="3.339cm">
                  <text:p/>
                </draw:line>
              </draw:g>
            </draw:g>
          </draw:g>
          <draw:custom-shape draw:style-name="gr174" draw:text-style-name="P12" draw:layer="layout" svg:width="3.485cm" svg:height="0.264cm" svg:x="8.28cm" svg:y="3.255cm">
            <text:p/>
            <draw:enhanced-geometry svg:viewBox="0 0 21600 21600" draw:type="rectangle" draw:enhanced-path="M 0 0 L 21600 0 21600 21600 0 21600 0 0 Z N"/>
          </draw:custom-shape>
          <draw:custom-shape draw:style-name="gr175" draw:text-style-name="P13" draw:layer="layout" svg:width="3.485cm" svg:height="0.16cm" svg:x="8.28cm" svg:y="3.308cm">
            <text:p/>
            <draw:enhanced-geometry svg:viewBox="0 0 21600 21600" draw:type="rectangle" draw:enhanced-path="M 0 0 L 21600 0 21600 21600 0 21600 0 0 Z N"/>
          </draw:custom-shape>
        </draw:g>
        <draw:g>
          <draw:g>
            <draw:g>
              <draw:custom-shape draw:style-name="gr176" draw:text-style-name="P2" draw:layer="layout" svg:width="0.839cm" svg:height="0.846cm" svg:x="3.749cm" svg:y="5.106cm">
                <text:p/>
                <draw:enhanced-geometry svg:viewBox="0 0 21600 21600" draw:mirror-horizontal="true" draw:mirror-vertical="false" draw:type="rectangle" draw:enhanced-path="M 0 0 L 21600 0 21600 21600 0 21600 0 0 Z N"/>
              </draw:custom-shape>
              <draw:custom-shape draw:style-name="gr177" draw:text-style-name="P13" draw:layer="layout" svg:width="0.861cm" svg:height="0.867cm" svg:x="3.329cm" svg:y="5.402cm">
                <text:p/>
                <draw:enhanced-geometry svg:viewBox="0 0 21600 21600" draw:mirror-horizontal="true" draw:mirror-vertical="false" draw:type="rectangle" draw:enhanced-path="M 0 0 L 21600 0 21600 21600 0 21600 0 0 Z N"/>
              </draw:custom-shape>
              <draw:custom-shape draw:style-name="gr178" draw:text-style-name="P11" draw:layer="layout" svg:width="0.84cm" svg:height="0.845cm" svg:x="3.362cm" svg:y="5.424cm">
                <text:p/>
                <draw:enhanced-geometry svg:viewBox="0 0 21600 21600" draw:mirror-horizontal="true" draw:mirror-vertical="false" draw:type="rectangle" draw:enhanced-path="M 0 0 L 21600 0 21600 21600 0 21600 0 0 Z N"/>
              </draw:custom-shape>
            </draw:g>
            <draw:custom-shape draw:style-name="gr179" draw:text-style-name="P12" draw:layer="layout" svg:width="1.804cm" svg:height="0.529cm" svg:x="1.757cm" svg:y="5.635cm">
              <text:p/>
              <draw:enhanced-geometry svg:viewBox="0 0 21600 21600" draw:type="rectangle" draw:enhanced-path="M 0 0 L 21600 0 21600 21600 0 21600 0 0 Z N"/>
            </draw:custom-shape>
            <draw:custom-shape draw:style-name="gr180" draw:text-style-name="P13" draw:layer="layout" svg:width="1.804cm" svg:height="0.317cm" svg:x="1.757cm" svg:y="5.741cm">
              <text:p/>
              <draw:enhanced-geometry svg:viewBox="0 0 21600 21600" draw:type="rectangle" draw:enhanced-path="M 0 0 L 21600 0 21600 21600 0 21600 0 0 Z N"/>
            </draw:custom-shape>
          </draw:g>
          <draw:g>
            <draw:g>
              <draw:custom-shape draw:style-name="gr181" draw:text-style-name="P2" draw:layer="layout" svg:width="0.836cm" svg:height="0.846cm" svg:x="4.646cm" svg:y="5.106cm">
                <text:p/>
                <draw:enhanced-geometry svg:viewBox="0 0 21600 21600" draw:mirror-horizontal="false" draw:mirror-vertical="false" draw:type="rectangle" draw:enhanced-path="M 0 0 L 21600 0 21600 21600 0 21600 0 0 Z N"/>
              </draw:custom-shape>
              <draw:custom-shape draw:style-name="gr182" draw:text-style-name="P13" draw:layer="layout" svg:width="0.87cm" svg:height="0.867cm" svg:x="5.039cm" svg:y="5.402cm">
                <text:p/>
                <draw:enhanced-geometry svg:viewBox="0 0 21600 21600" draw:mirror-horizontal="false" draw:mirror-vertical="false" draw:type="rectangle" draw:enhanced-path="M 0 0 L 21600 0 21600 21600 0 21600 0 0 Z N"/>
              </draw:custom-shape>
              <draw:custom-shape draw:style-name="gr183" draw:text-style-name="P11" draw:layer="layout" svg:width="0.849cm" svg:height="0.845cm" svg:x="5.06cm" svg:y="5.424cm">
                <text:p/>
                <draw:enhanced-geometry svg:viewBox="0 0 21600 21600" draw:mirror-horizontal="false" draw:mirror-vertical="false" draw:type="rectangle" draw:enhanced-path="M 0 0 L 21600 0 21600 21600 0 21600 0 0 Z N"/>
              </draw:custom-shape>
            </draw:g>
            <draw:custom-shape draw:style-name="gr184" draw:text-style-name="P12" draw:layer="layout" svg:width="1.803cm" svg:height="0.529cm" svg:x="5.678cm" svg:y="5.635cm">
              <text:p/>
              <draw:enhanced-geometry svg:viewBox="0 0 21600 21600" draw:mirror-horizontal="true" draw:type="rectangle" draw:enhanced-path="M 0 0 L 21600 0 21600 21600 0 21600 0 0 Z N"/>
            </draw:custom-shape>
            <draw:custom-shape draw:style-name="gr185" draw:text-style-name="P13" draw:layer="layout" svg:width="1.803cm" svg:height="0.317cm" svg:x="5.678cm" svg:y="5.741cm">
              <text:p/>
              <draw:enhanced-geometry svg:viewBox="0 0 21600 21600" draw:mirror-horizontal="true" draw:type="rectangle" draw:enhanced-path="M 0 0 L 21600 0 21600 21600 0 21600 0 0 Z N"/>
            </draw:custom-shape>
          </draw:g>
          <draw:custom-shape draw:style-name="gr186" draw:text-style-name="P13" draw:layer="layout" svg:width="0.846cm" svg:height="0.846cm" svg:x="7.015cm" svg:y="5.529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87" draw:text-style-name="P13" draw:layer="layout" svg:width="0.425cm" svg:height="0.846cm" svg:x="1.62cm" svg:y="5.53cm">
            <text:p/>
            <draw:enhanced-geometry svg:viewBox="0 0 21600 21600" draw:mirror-vertical="false" draw:mirror-horizontal="false" draw:glue-points="?f6 10800 10800 21600 ?f5 10800 10800 0" draw:text-areas="?f3 ?f3 ?f4 ?f4" draw:type="trapezoid" draw:modifiers="8435.820895522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172" draw:text-style-name="P49" draw:layer="layout" svg:width="0.211cm" svg:height="0.215cm" svg:x="4.53cm" svg:y="5.043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405.9701492537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4" draw:text-style-name="P2" draw:layer="layout" svg:width="0.127cm" svg:height="0.093cm" svg:x="4.571cm" svg:y="5.193cm">
                <text:p/>
                <draw:enhanced-geometry svg:viewBox="0 0 21600 21600" draw:mirror-horizontal="false" draw:mirror-vertical="false" draw:type="rectangle" draw:enhanced-path="M 0 0 L 21600 0 21600 21600 0 21600 0 0 Z N"/>
              </draw:custom-shape>
              <draw:line draw:style-name="gr7" draw:text-style-name="P5" draw:layer="layout" svg:x1="4.635cm" svg:y1="5.109cm" svg:x2="4.635cm" svg:y2="5.25cm">
                <text:p/>
              </draw:line>
              <draw:line draw:style-name="gr173" draw:text-style-name="P5" draw:layer="layout" svg:x1="4.572cm" svg:y1="5.09cm" svg:x2="4.572cm" svg:y2="5.258cm">
                <text:p/>
              </draw:line>
              <draw:line draw:style-name="gr173" draw:text-style-name="P5" draw:layer="layout" svg:x1="4.699cm" svg:y1="5.09cm" svg:x2="4.699cm" svg:y2="5.258cm">
                <text:p/>
              </draw:line>
            </draw:g>
            <draw:g>
              <draw:custom-shape draw:style-name="gr172" draw:text-style-name="P49" draw:layer="layout" svg:width="0.211cm" svg:height="0.215cm" svg:x="4.53cm" svg:y="5.769cm">
                <text:p/>
                <draw:enhanced-geometry svg:viewBox="0 0 21600 21600"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4405.9701492537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4" draw:text-style-name="P2" draw:layer="layout" svg:width="0.127cm" svg:height="0.093cm" svg:x="4.571cm" svg:y="5.764cm">
                <text:p/>
                <draw:enhanced-geometry svg:viewBox="0 0 21600 21600" draw:mirror-horizontal="false" draw:mirror-vertical="true" draw:type="rectangle" draw:enhanced-path="M 0 0 L 21600 0 21600 21600 0 21600 0 0 Z N"/>
              </draw:custom-shape>
              <draw:line draw:style-name="gr7" draw:text-style-name="P5" draw:layer="layout" svg:x1="4.635cm" svg:y1="5.951cm" svg:x2="4.635cm" svg:y2="5.81cm">
                <text:p/>
              </draw:line>
              <draw:line draw:style-name="gr173" draw:text-style-name="P5" draw:layer="layout" svg:x1="4.572cm" svg:y1="5.969cm" svg:x2="4.572cm" svg:y2="5.801cm">
                <text:p/>
              </draw:line>
              <draw:line draw:style-name="gr173" draw:text-style-name="P5" draw:layer="layout" svg:x1="4.699cm" svg:y1="5.969cm" svg:x2="4.699cm" svg:y2="5.801cm">
                <text:p/>
              </draw:line>
            </draw:g>
          </draw:g>
          <draw:line draw:style-name="gr188" draw:text-style-name="P5" draw:layer="layout" svg:x1="4.635cm" svg:y1="5.106cm" svg:x2="4.635cm" svg:y2="5.952cm">
            <text:p/>
          </draw:line>
          <draw:frame draw:style-name="gr189" draw:text-style-name="P50" draw:layer="layout" svg:width="6.843cm" svg:height="1.179cm" svg:x="1.581cm" svg:y="3.915cm">
            <draw:text-box>
              <text:p text:style-name="P12"><text:span text:style-name="T14">Accouplement simple, </text:span></text:p>
              <text:p text:style-name="P12"><text:span text:style-name="T14">espace entre les huisseries minimal</text:span></text:p>
            </draw:text-box>
          </draw:frame>
        </draw:g>
        <draw:g>
          <draw:g>
            <draw:g>
              <draw:custom-shape draw:style-name="gr176" draw:text-style-name="P2" draw:layer="layout" svg:width="0.839cm" svg:height="0.846cm" svg:x="10.099cm" svg:y="5.104cm">
                <text:p/>
                <draw:enhanced-geometry svg:viewBox="0 0 21600 21600" draw:mirror-horizontal="true" draw:mirror-vertical="false" draw:type="rectangle" draw:enhanced-path="M 0 0 L 21600 0 21600 21600 0 21600 0 0 Z N"/>
              </draw:custom-shape>
              <draw:custom-shape draw:style-name="gr190" draw:text-style-name="P13" draw:layer="layout" svg:width="0.86cm" svg:height="0.867cm" svg:x="9.688cm" svg:y="5.4cm">
                <text:p/>
                <draw:enhanced-geometry svg:viewBox="0 0 21600 21600" draw:mirror-horizontal="true" draw:mirror-vertical="false" draw:type="rectangle" draw:enhanced-path="M 0 0 L 21600 0 21600 21600 0 21600 0 0 Z N"/>
              </draw:custom-shape>
              <draw:custom-shape draw:style-name="gr178" draw:text-style-name="P11" draw:layer="layout" svg:width="0.84cm" svg:height="0.845cm" svg:x="9.711cm" svg:y="5.422cm">
                <text:p/>
                <draw:enhanced-geometry svg:viewBox="0 0 21600 21600" draw:mirror-horizontal="true" draw:mirror-vertical="false" draw:type="rectangle" draw:enhanced-path="M 0 0 L 21600 0 21600 21600 0 21600 0 0 Z N"/>
              </draw:custom-shape>
            </draw:g>
            <draw:custom-shape draw:style-name="gr191" draw:text-style-name="P12" draw:layer="layout" svg:width="1.805cm" svg:height="0.529cm" svg:x="8.107cm" svg:y="5.633cm">
              <text:p/>
              <draw:enhanced-geometry svg:viewBox="0 0 21600 21600" draw:type="rectangle" draw:enhanced-path="M 0 0 L 21600 0 21600 21600 0 21600 0 0 Z N"/>
            </draw:custom-shape>
            <draw:custom-shape draw:style-name="gr192" draw:text-style-name="P13" draw:layer="layout" svg:width="1.805cm" svg:height="0.317cm" svg:x="8.107cm" svg:y="5.739cm">
              <text:p/>
              <draw:enhanced-geometry svg:viewBox="0 0 21600 21600" draw:type="rectangle" draw:enhanced-path="M 0 0 L 21600 0 21600 21600 0 21600 0 0 Z N"/>
            </draw:custom-shape>
          </draw:g>
          <draw:g>
            <draw:g>
              <draw:custom-shape draw:style-name="gr193" draw:text-style-name="P2" draw:layer="layout" svg:width="0.835cm" svg:height="0.846cm" svg:x="11.184cm" svg:y="5.104cm">
                <text:p/>
                <draw:enhanced-geometry svg:viewBox="0 0 21600 21600" draw:mirror-horizontal="false" draw:mirror-vertical="false" draw:type="rectangle" draw:enhanced-path="M 0 0 L 21600 0 21600 21600 0 21600 0 0 Z N"/>
              </draw:custom-shape>
              <draw:custom-shape draw:style-name="gr182" draw:text-style-name="P13" draw:layer="layout" svg:width="0.87cm" svg:height="0.867cm" svg:x="11.577cm" svg:y="5.4cm">
                <text:p/>
                <draw:enhanced-geometry svg:viewBox="0 0 21600 21600" draw:mirror-horizontal="false" draw:mirror-vertical="false" draw:type="rectangle" draw:enhanced-path="M 0 0 L 21600 0 21600 21600 0 21600 0 0 Z N"/>
              </draw:custom-shape>
              <draw:custom-shape draw:style-name="gr194" draw:text-style-name="P11" draw:layer="layout" svg:width="0.85cm" svg:height="0.845cm" svg:x="11.597cm" svg:y="5.422cm">
                <text:p/>
                <draw:enhanced-geometry svg:viewBox="0 0 21600 21600" draw:mirror-horizontal="false" draw:mirror-vertical="false" draw:type="rectangle" draw:enhanced-path="M 0 0 L 21600 0 21600 21600 0 21600 0 0 Z N"/>
              </draw:custom-shape>
            </draw:g>
            <draw:custom-shape draw:style-name="gr184" draw:text-style-name="P12" draw:layer="layout" svg:width="1.803cm" svg:height="0.529cm" svg:x="12.215cm" svg:y="5.633cm">
              <text:p/>
              <draw:enhanced-geometry svg:viewBox="0 0 21600 21600" draw:mirror-horizontal="true" draw:type="rectangle" draw:enhanced-path="M 0 0 L 21600 0 21600 21600 0 21600 0 0 Z N"/>
            </draw:custom-shape>
            <draw:custom-shape draw:style-name="gr185" draw:text-style-name="P13" draw:layer="layout" svg:width="1.803cm" svg:height="0.317cm" svg:x="12.215cm" svg:y="5.739cm">
              <text:p/>
              <draw:enhanced-geometry svg:viewBox="0 0 21600 21600" draw:mirror-horizontal="true" draw:type="rectangle" draw:enhanced-path="M 0 0 L 21600 0 21600 21600 0 21600 0 0 Z N"/>
            </draw:custom-shape>
          </draw:g>
          <draw:custom-shape draw:style-name="gr195" draw:text-style-name="P13" draw:layer="layout" svg:width="0.582cm" svg:height="0.847cm" svg:x="13.598cm" svg:y="5.362cm">
            <text:p/>
            <draw:enhanced-geometry svg:viewBox="0 0 21600 21600" draw:mirror-vertical="true" draw:glue-points="?f6 10800 10800 21600 ?f5 10800 10800 0" draw:text-areas="?f3 ?f3 ?f4 ?f4" draw:type="trapezoid" draw:modifiers="7213.0671506352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6" draw:text-style-name="P13" draw:layer="layout" svg:width="0.847cm" svg:height="0.846cm" svg:x="7.547cm" svg:y="5.528cm">
            <text:p/>
            <draw:enhanced-geometry svg:viewBox="0 0 21600 21600" draw:mirror-vertical="fals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97" draw:text-style-name="P51" draw:layer="layout" svg:width="0.318cm" svg:height="0.041cm" svg:x="10.919cm" svg:y="5.8cm">
              <text:p/>
              <draw:enhanced-geometry svg:viewBox="0 0 21600 21600" draw:mirror-horizontal="false" draw:mirror-vertical="false" draw:type="rectangle" draw:enhanced-path="M 0 0 L 21600 0 21600 21600 0 21600 0 0 Z N"/>
            </draw:custom-shape>
            <draw:custom-shape draw:style-name="gr197" draw:text-style-name="P51" draw:layer="layout" svg:width="0.318cm" svg:height="0.043cm" svg:x="10.919cm" svg:y="5.217cm">
              <text:p/>
              <draw:enhanced-geometry svg:viewBox="0 0 21600 21600" draw:mirror-horizontal="false" draw:mirror-vertical="false" draw:type="rectangle" draw:enhanced-path="M 0 0 L 21600 0 21600 21600 0 21600 0 0 Z N"/>
            </draw:custom-shape>
            <draw:custom-shape draw:style-name="gr198" draw:text-style-name="P52" draw:layer="layout" svg:width="0.158cm" svg:height="0.846cm" svg:x="10.999cm" svg:y="5.106cm">
              <text:p/>
              <draw:enhanced-geometry svg:viewBox="0 0 21600 21600" draw:mirror-vertical="true" draw:mirror-horizontal="false" draw:extrusion-origin="0 0" draw:extrusion-viewpoint="(0cm 0cm 25cm)" draw:extrusion-skew="0 0" dr3d:projection="perspective" draw:extrusion-depth="2.5cm 0" draw:text-areas="?f4 ?f6 ?f5 ?f7" draw:glue-point-type="segments" draw:path-stretchpoint-x="10800" draw:path-stretchpoint-y="10800" draw:type="frame" draw:modifiers="5864.90066225166"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frame draw:style-name="gr199" draw:text-style-name="P50" draw:layer="layout" svg:width="6.479cm" svg:height="1.636cm" svg:x="7.753cm" svg:y="3.915cm">
            <draw:text-box>
              <text:p text:style-name="P12"><text:span text:style-name="T14">Accouplement avec intercalaire, </text:span></text:p>
              <text:p text:style-name="P12"><text:span text:style-name="T14">espace entre les huisseries</text:span></text:p>
            </draw:text-box>
          </draw:frame>
        </draw:g>
        <draw:g>
          <draw:g>
            <draw:g>
              <draw:custom-shape draw:style-name="gr200" draw:text-style-name="P2" draw:layer="layout" svg:width="0.838cm" svg:height="0.846cm" svg:x="6.301cm" svg:y="7.748cm">
                <text:p/>
                <draw:enhanced-geometry svg:viewBox="0 0 21600 21600" draw:mirror-horizontal="true" draw:mirror-vertical="false" draw:type="rectangle" draw:enhanced-path="M 0 0 L 21600 0 21600 21600 0 21600 0 0 Z N"/>
              </draw:custom-shape>
              <draw:custom-shape draw:style-name="gr190" draw:text-style-name="P13" draw:layer="layout" svg:width="0.86cm" svg:height="0.867cm" svg:x="5.881cm" svg:y="8.045cm">
                <text:p/>
                <draw:enhanced-geometry svg:viewBox="0 0 21600 21600" draw:mirror-horizontal="true" draw:mirror-vertical="false" draw:type="rectangle" draw:enhanced-path="M 0 0 L 21600 0 21600 21600 0 21600 0 0 Z N"/>
              </draw:custom-shape>
              <draw:custom-shape draw:style-name="gr201" draw:text-style-name="P11" draw:layer="layout" svg:width="0.84cm" svg:height="0.847cm" svg:x="5.904cm" svg:y="8.065cm">
                <text:p/>
                <draw:enhanced-geometry svg:viewBox="0 0 21600 21600" draw:mirror-horizontal="true" draw:mirror-vertical="false" draw:type="rectangle" draw:enhanced-path="M 0 0 L 21600 0 21600 21600 0 21600 0 0 Z N"/>
              </draw:custom-shape>
            </draw:g>
            <draw:custom-shape draw:style-name="gr202" draw:text-style-name="P12" draw:layer="layout" svg:width="1.804cm" svg:height="0.53cm" svg:x="4.3cm" svg:y="8.276cm">
              <text:p/>
              <draw:enhanced-geometry svg:viewBox="0 0 21600 21600" draw:type="rectangle" draw:enhanced-path="M 0 0 L 21600 0 21600 21600 0 21600 0 0 Z N"/>
            </draw:custom-shape>
            <draw:custom-shape draw:style-name="gr203" draw:text-style-name="P13" draw:layer="layout" svg:width="1.804cm" svg:height="0.318cm" svg:x="4.3cm" svg:y="8.382cm">
              <text:p/>
              <draw:enhanced-geometry svg:viewBox="0 0 21600 21600" draw:type="rectangle" draw:enhanced-path="M 0 0 L 21600 0 21600 21600 0 21600 0 0 Z N"/>
            </draw:custom-shape>
          </draw:g>
          <draw:g>
            <draw:g>
              <draw:custom-shape draw:style-name="gr181" draw:text-style-name="P2" draw:layer="layout" svg:width="0.836cm" svg:height="0.846cm" svg:x="7.505cm" svg:y="7.748cm">
                <text:p/>
                <draw:enhanced-geometry svg:viewBox="0 0 21600 21600" draw:mirror-horizontal="false" draw:mirror-vertical="false" draw:type="rectangle" draw:enhanced-path="M 0 0 L 21600 0 21600 21600 0 21600 0 0 Z N"/>
              </draw:custom-shape>
              <draw:custom-shape draw:style-name="gr204" draw:text-style-name="P13" draw:layer="layout" svg:width="0.871cm" svg:height="0.867cm" svg:x="7.898cm" svg:y="8.045cm">
                <text:p/>
                <draw:enhanced-geometry svg:viewBox="0 0 21600 21600" draw:mirror-horizontal="false" draw:mirror-vertical="false" draw:type="rectangle" draw:enhanced-path="M 0 0 L 21600 0 21600 21600 0 21600 0 0 Z N"/>
              </draw:custom-shape>
              <draw:custom-shape draw:style-name="gr205" draw:text-style-name="P11" draw:layer="layout" svg:width="0.85cm" svg:height="0.847cm" svg:x="7.919cm" svg:y="8.065cm">
                <text:p/>
                <draw:enhanced-geometry svg:viewBox="0 0 21600 21600" draw:mirror-horizontal="false" draw:mirror-vertical="false" draw:type="rectangle" draw:enhanced-path="M 0 0 L 21600 0 21600 21600 0 21600 0 0 Z N"/>
              </draw:custom-shape>
            </draw:g>
            <draw:custom-shape draw:style-name="gr202" draw:text-style-name="P12" draw:layer="layout" svg:width="1.804cm" svg:height="0.53cm" svg:x="8.545cm" svg:y="8.276cm">
              <text:p/>
              <draw:enhanced-geometry svg:viewBox="0 0 21600 21600" draw:mirror-horizontal="true" draw:type="rectangle" draw:enhanced-path="M 0 0 L 21600 0 21600 21600 0 21600 0 0 Z N"/>
            </draw:custom-shape>
            <draw:custom-shape draw:style-name="gr203" draw:text-style-name="P13" draw:layer="layout" svg:width="1.804cm" svg:height="0.318cm" svg:x="8.545cm" svg:y="8.382cm">
              <text:p/>
              <draw:enhanced-geometry svg:viewBox="0 0 21600 21600" draw:mirror-horizontal="true" draw:type="rectangle" draw:enhanced-path="M 0 0 L 21600 0 21600 21600 0 21600 0 0 Z N"/>
            </draw:custom-shape>
          </draw:g>
          <draw:custom-shape draw:style-name="gr206" draw:text-style-name="P13" draw:layer="layout" svg:width="0.848cm" svg:height="0.847cm" svg:x="9.874cm" svg:y="8.162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07" draw:text-style-name="P13" draw:layer="layout" svg:width="0.846cm" svg:height="0.847cm" svg:x="3.846cm" svg:y="8.172cm">
            <text:p/>
            <draw:enhanced-geometry svg:viewBox="0 0 21600 21600" draw:mirror-vertical="fals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208" draw:text-style-name="P49" draw:layer="layout" svg:width="0.191cm" svg:height="0.72cm" svg:x="7.237cm" svg:y="7.815cm">
              <text:p/>
              <draw:enhanced-geometry svg:viewBox="0 0 21600 21600"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3116.41791044776"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frame draw:style-name="gr209" draw:text-style-name="P50" draw:layer="layout" svg:width="9.309cm" svg:height="1.179cm" svg:x="2.837cm" svg:y="6.641cm">
            <draw:text-box>
              <text:p text:style-name="P12"><text:span text:style-name="T14">Accouplement avec profil de renforcement, </text:span></text:p>
              <text:p text:style-name="P12"><text:span text:style-name="T14">espace entre les huisseries augmenté</text:span></text:p>
            </draw:text-box>
          </draw:frame>
          <draw:custom-shape draw:style-name="gr197" draw:text-style-name="P51" draw:layer="layout" svg:width="0.106cm" svg:height="0.042cm" svg:x="7.111cm" svg:y="8.444cm">
            <text:p/>
            <draw:enhanced-geometry svg:viewBox="0 0 21600 21600" draw:mirror-horizontal="false" draw:mirror-vertical="false" draw:type="rectangle" draw:enhanced-path="M 0 0 L 21600 0 21600 21600 0 21600 0 0 Z N"/>
          </draw:custom-shape>
          <draw:custom-shape draw:style-name="gr197" draw:text-style-name="P51" draw:layer="layout" svg:width="0.106cm" svg:height="0.042cm" svg:x="7.111cm" svg:y="7.873cm">
            <text:p/>
            <draw:enhanced-geometry svg:viewBox="0 0 21600 21600" draw:mirror-horizontal="false" draw:mirror-vertical="false" draw:type="rectangle" draw:enhanced-path="M 0 0 L 21600 0 21600 21600 0 21600 0 0 Z N"/>
          </draw:custom-shape>
          <draw:custom-shape draw:style-name="gr197" draw:text-style-name="P51" draw:layer="layout" svg:width="0.107cm" svg:height="0.043cm" svg:x="7.448cm" svg:y="8.449cm">
            <text:p/>
            <draw:enhanced-geometry svg:viewBox="0 0 21600 21600" draw:mirror-horizontal="false" draw:mirror-vertical="false" draw:type="rectangle" draw:enhanced-path="M 0 0 L 21600 0 21600 21600 0 21600 0 0 Z N"/>
          </draw:custom-shape>
          <draw:custom-shape draw:style-name="gr197" draw:text-style-name="P51" draw:layer="layout" svg:width="0.107cm" svg:height="0.042cm" svg:x="7.448cm" svg:y="7.879cm">
            <text:p/>
            <draw:enhanced-geometry svg:viewBox="0 0 21600 21600" draw:mirror-horizontal="false" draw:mirror-vertical="false" draw:type="rectangle" draw:enhanced-path="M 0 0 L 21600 0 21600 21600 0 21600 0 0 Z N"/>
          </draw:custom-shape>
          <draw:g>
            <draw:custom-shape draw:style-name="gr210" draw:text-style-name="P52" draw:layer="layout" svg:width="0.307cm" svg:height="0.847cm" svg:x="7.18cm" svg:y="7.742cm">
              <text:p/>
              <draw:enhanced-geometry svg:viewBox="0 0 21600 21600"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2511.6279069767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draw:g>
          <draw:g>
            <draw:g>
              <draw:custom-shape draw:style-name="gr211" draw:text-style-name="P2" draw:layer="layout" svg:width="0.838cm" svg:height="0.847cm" svg:x="4.23cm" svg:y="9.865cm">
                <text:p/>
                <draw:enhanced-geometry svg:viewBox="0 0 21600 21600" draw:mirror-horizontal="false" draw:mirror-vertical="false" draw:type="rectangle" draw:enhanced-path="M 0 0 L 21600 0 21600 21600 0 21600 0 0 Z N"/>
              </draw:custom-shape>
              <draw:custom-shape draw:style-name="gr212" draw:text-style-name="P13" draw:layer="layout" svg:width="0.86cm" svg:height="0.869cm" svg:x="4.628cm" svg:y="10.162cm">
                <text:p/>
                <draw:enhanced-geometry svg:viewBox="0 0 21600 21600" draw:mirror-horizontal="false" draw:mirror-vertical="false" draw:type="rectangle" draw:enhanced-path="M 0 0 L 21600 0 21600 21600 0 21600 0 0 Z N"/>
              </draw:custom-shape>
              <draw:custom-shape draw:style-name="gr213" draw:text-style-name="P11" draw:layer="layout" svg:width="0.839cm" svg:height="0.848cm" svg:x="4.649cm" svg:y="10.183cm">
                <text:p/>
                <draw:enhanced-geometry svg:viewBox="0 0 21600 21600" draw:mirror-horizontal="false" draw:mirror-vertical="false" draw:type="rectangle" draw:enhanced-path="M 0 0 L 21600 0 21600 21600 0 21600 0 0 Z N"/>
              </draw:custom-shape>
            </draw:g>
            <draw:custom-shape draw:style-name="gr214" draw:text-style-name="P12" draw:layer="layout" svg:width="1.804cm" svg:height="0.531cm" svg:x="5.265cm" svg:y="10.394cm">
              <text:p/>
              <draw:enhanced-geometry svg:viewBox="0 0 21600 21600" draw:mirror-horizontal="true" draw:type="rectangle" draw:enhanced-path="M 0 0 L 21600 0 21600 21600 0 21600 0 0 Z N"/>
            </draw:custom-shape>
            <draw:custom-shape draw:style-name="gr215" draw:text-style-name="P13" draw:layer="layout" svg:width="1.804cm" svg:height="0.319cm" svg:x="5.265cm" svg:y="10.5cm">
              <text:p/>
              <draw:enhanced-geometry svg:viewBox="0 0 21600 21600" draw:mirror-horizontal="true" draw:type="rectangle" draw:enhanced-path="M 0 0 L 21600 0 21600 21600 0 21600 0 0 Z N"/>
            </draw:custom-shape>
          </draw:g>
          <draw:g>
            <draw:g>
              <draw:custom-shape draw:style-name="gr193" draw:text-style-name="P2" draw:layer="layout" svg:width="0.834cm" svg:height="0.846cm" draw:transform="skewX (0.00122173047639595) rotate (-0.785398163397448) translate (3.539cm 10.132cm)">
                <text:p/>
                <draw:enhanced-geometry svg:viewBox="0 0 21600 21600" draw:mirror-horizontal="true" draw:mirror-vertical="false" draw:type="rectangle" draw:enhanced-path="M 0 0 L 21600 0 21600 21600 0 21600 0 0 Z N"/>
              </draw:custom-shape>
              <draw:custom-shape draw:style-name="gr182" draw:text-style-name="P13" draw:layer="layout" svg:width="0.87cm" svg:height="0.867cm" draw:transform="rotate (-0.785398163397448) translate (3.494cm 10.619cm)">
                <text:p/>
                <draw:enhanced-geometry svg:viewBox="0 0 21600 21600" draw:mirror-horizontal="true" draw:mirror-vertical="false" draw:type="rectangle" draw:enhanced-path="M 0 0 L 21600 0 21600 21600 0 21600 0 0 Z N"/>
              </draw:custom-shape>
              <draw:custom-shape draw:style-name="gr216" draw:text-style-name="P11" draw:layer="layout" svg:width="0.851cm" svg:height="0.846cm" draw:transform="skewX (-0.00122173047639609) rotate (-0.785398163397448) translate (3.465cm 10.649cm)">
                <text:p/>
                <draw:enhanced-geometry svg:viewBox="0 0 21600 21600" draw:mirror-horizontal="true" draw:mirror-vertical="false" draw:type="rectangle" draw:enhanced-path="M 0 0 L 21600 0 21600 21600 0 21600 0 0 Z N"/>
              </draw:custom-shape>
            </draw:g>
            <draw:custom-shape draw:style-name="gr191" draw:text-style-name="P12" draw:layer="layout" svg:width="1.805cm" svg:height="0.529cm" draw:transform="rotate (0.785398163397448) translate (1.912cm 12.533cm)">
              <text:p/>
              <draw:enhanced-geometry svg:viewBox="0 0 21600 21600" draw:mirror-horizontal="false" draw:type="rectangle" draw:enhanced-path="M 0 0 L 21600 0 21600 21600 0 21600 0 0 Z N"/>
            </draw:custom-shape>
            <draw:custom-shape draw:style-name="gr217" draw:text-style-name="P13" draw:layer="layout" svg:width="1.806cm" svg:height="0.319cm" draw:transform="skewX (0.00314159265358979) rotate (0.785398163397448) translate (1.985cm 12.608cm)">
              <text:p/>
              <draw:enhanced-geometry svg:viewBox="0 0 21600 21600" draw:mirror-horizontal="false" draw:type="rectangle" draw:enhanced-path="M 0 0 L 21600 0 21600 21600 0 21600 0 0 Z N"/>
            </draw:custom-shape>
          </draw:g>
          <draw:custom-shape draw:style-name="gr218" draw:text-style-name="P13" draw:layer="layout" svg:width="0.846cm" svg:height="0.847cm" svg:x="1.674cm" svg:y="12.08cm">
            <text:p/>
            <draw:enhanced-geometry svg:viewBox="0 0 21600 21600" draw:mirror-vertical="true" draw:mirror-horizontal="tru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19" draw:text-style-name="P13" draw:layer="layout" svg:width="0.846cm" svg:height="0.848cm" svg:x="6.805cm" svg:y="10.289cm">
            <text:p/>
            <draw:enhanced-geometry svg:viewBox="0 0 21600 21600" draw:mirror-vertical="false" draw:mirror-horizont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20" draw:text-style-name="P53" draw:layer="layout" svg:width="6.558cm" svg:height="1.18cm" svg:x="1.616cm" svg:y="9.185cm">
            <draw:text-box>
              <text:p text:style-name="P41"><text:span text:style-name="T14">Accouplement d’angle de valeur fixée</text:span></text:p>
            </draw:text-box>
          </draw:frame>
          <draw:g>
            <draw:custom-shape draw:style-name="gr197" draw:text-style-name="P51" draw:layer="layout" svg:width="0.105cm" svg:height="0.044cm" svg:x="4.17cm" svg:y="10.565cm">
              <text:p/>
              <draw:enhanced-geometry svg:viewBox="0 0 21600 21600" draw:mirror-horizontal="false" draw:mirror-vertical="false" draw:type="rectangle" draw:enhanced-path="M 0 0 L 21600 0 21600 21600 0 21600 0 0 Z N"/>
            </draw:custom-shape>
            <draw:custom-shape draw:style-name="gr197" draw:text-style-name="P51" draw:layer="layout" svg:width="0.105cm" svg:height="0.041cm" svg:x="4.17cm" svg:y="9.995cm">
              <text:p/>
              <draw:enhanced-geometry svg:viewBox="0 0 21600 21600" draw:mirror-horizontal="false" draw:mirror-vertical="false" draw:type="rectangle" draw:enhanced-path="M 0 0 L 21600 0 21600 21600 0 21600 0 0 Z N"/>
            </draw:custom-shape>
          </draw:g>
          <draw:g>
            <draw:custom-shape draw:style-name="gr197" draw:text-style-name="P51" draw:layer="layout" svg:width="0.107cm" svg:height="0.042cm" draw:transform="rotate (-0.785398163397449) translate (4.034cm 10.588cm)">
              <text:p/>
              <draw:enhanced-geometry svg:viewBox="0 0 21600 21600" draw:mirror-horizontal="true" draw:mirror-vertical="false" draw:type="rectangle" draw:enhanced-path="M 0 0 L 21600 0 21600 21600 0 21600 0 0 Z N"/>
            </draw:custom-shape>
            <draw:custom-shape draw:style-name="gr197" draw:text-style-name="P51" draw:layer="layout" svg:width="0.107cm" svg:height="0.04cm" draw:transform="skewX (-0.0249582083035188) rotate (-0.785398163397449) translate (3.629cm 10.184cm)">
              <text:p/>
              <draw:enhanced-geometry svg:viewBox="0 0 21600 21600" draw:mirror-horizontal="true" draw:mirror-vertical="false" draw:type="rectangle" draw:enhanced-path="M 0 0 L 21600 0 21600 21600 0 21600 0 0 Z N"/>
            </draw:custom-shape>
          </draw:g>
          <draw:custom-shape draw:style-name="gr221" draw:text-style-name="P54" draw:layer="layout" svg:width="0.69cm" svg:height="0.782cm" draw:transform="rotate (-0.392699081698724) translate (3.846cm 9.856cm)">
            <text:p/>
            <draw:enhanced-geometry svg:viewBox="0 0 21600 21600" draw:mirror-horizontal="true" draw:glue-points="?f6 10800 10800 21600 ?f5 10800 10800 0" draw:text-areas="?f3 ?f3 ?f4 ?f4" draw:type="trapezoid" draw:modifiers="10172.477064220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2" draw:text-style-name="P13" draw:layer="layout" svg:width="0.546cm" svg:height="0.626cm" draw:transform="skewX (0.00314159265358975) rotate (-0.392699081698724) translate (3.873cm 9.93cm)">
            <text:p/>
            <draw:enhanced-geometry svg:viewBox="0 0 21600 21600" draw:mirror-horizontal="true" draw:glue-points="?f6 10800 10800 21600 ?f5 10800 10800 0" draw:text-areas="?f3 ?f3 ?f4 ?f4" draw:type="trapezoid" draw:modifiers="10381.395348837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218" draw:text-style-name="P13" draw:layer="layout" svg:width="0.846cm" svg:height="0.847cm" svg:x="13.046cm" svg:y="12.081cm">
            <text:p/>
            <draw:enhanced-geometry svg:viewBox="0 0 21600 21600" draw:mirror-vertical="true" draw:mirror-horizont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23" draw:text-style-name="P50" draw:layer="layout" svg:width="6.559cm" svg:height="0.723cm" svg:x="7.492cm" svg:y="9.179cm">
            <draw:text-box>
              <text:p text:style-name="P12"><text:span text:style-name="T14">Accouplement d’angle réglable</text:span></text:p>
            </draw:text-box>
          </draw:frame>
          <draw:g>
            <draw:g>
              <draw:g>
                <draw:g>
                  <draw:custom-shape draw:style-name="gr224" draw:text-style-name="P2" draw:layer="layout" svg:width="0.84cm" svg:height="0.847cm" draw:transform="rotate (-0.785398163397449) translate (12.483cm 10.345cm)">
                    <text:p/>
                    <draw:enhanced-geometry svg:viewBox="0 0 21600 21600" draw:mirror-horizontal="false" draw:mirror-vertical="false" draw:type="rectangle" draw:enhanced-path="M 0 0 L 21600 0 21600 21600 0 21600 0 0 Z N"/>
                  </draw:custom-shape>
                  <draw:custom-shape draw:style-name="gr225" draw:text-style-name="P13" draw:layer="layout" svg:width="0.86cm" svg:height="0.868cm" draw:transform="rotate (-0.785398163397449) translate (12.556cm 10.837cm)">
                    <text:p/>
                    <draw:enhanced-geometry svg:viewBox="0 0 21600 21600" draw:mirror-horizontal="false" draw:mirror-vertical="false" draw:type="rectangle" draw:enhanced-path="M 0 0 L 21600 0 21600 21600 0 21600 0 0 Z N"/>
                  </draw:custom-shape>
                  <draw:custom-shape draw:style-name="gr201" draw:text-style-name="P11" draw:layer="layout" svg:width="0.84cm" svg:height="0.847cm" draw:transform="rotate (-0.785398163397449) translate (12.555cm 10.866cm)">
                    <text:p/>
                    <draw:enhanced-geometry svg:viewBox="0 0 21600 21600" draw:mirror-horizontal="false" draw:mirror-vertical="false" draw:type="rectangle" draw:enhanced-path="M 0 0 L 21600 0 21600 21600 0 21600 0 0 Z N"/>
                  </draw:custom-shape>
                </draw:g>
                <draw:custom-shape draw:style-name="gr226" draw:text-style-name="P12" draw:layer="layout" svg:width="1.693cm" svg:height="0.53cm" draw:transform="skewX (0.00191986217719373) rotate (0.785398163397448) translate (12.479cm 12.666cm)">
                  <text:p/>
                  <draw:enhanced-geometry svg:viewBox="0 0 21600 21600" draw:mirror-horizontal="true" draw:type="rectangle" draw:enhanced-path="M 0 0 L 21600 0 21600 21600 0 21600 0 0 Z N"/>
                </draw:custom-shape>
                <draw:custom-shape draw:style-name="gr227" draw:text-style-name="P13" draw:layer="layout" svg:width="1.738cm" svg:height="0.319cm" draw:transform="skewX (0.00314159265358977) rotate (0.785398163397448) translate (12.532cm 12.772cm)">
                  <text:p/>
                  <draw:enhanced-geometry svg:viewBox="0 0 21600 21600" draw:mirror-horizontal="true" draw:type="rectangle" draw:enhanced-path="M 0 0 L 21600 0 21600 21600 0 21600 0 0 Z N"/>
                </draw:custom-shape>
              </draw:g>
              <draw:g>
                <draw:custom-shape draw:style-name="gr197" draw:text-style-name="P51" draw:layer="layout" svg:width="0.107cm" svg:height="0.042cm" draw:transform="skewX (-0.0237364778271228) rotate (0.785398163397448) translate (11.899cm 10.855cm)">
                  <text:p/>
                  <draw:enhanced-geometry svg:viewBox="0 0 21600 21600" draw:mirror-horizontal="true" draw:mirror-vertical="false" draw:type="rectangle" draw:enhanced-path="M 0 0 L 21600 0 21600 21600 0 21600 0 0 Z N"/>
                </draw:custom-shape>
                <draw:custom-shape draw:style-name="gr197" draw:text-style-name="P51" draw:layer="layout" svg:width="0.107cm" svg:height="0.04cm" draw:transform="skewX (0.0249582083035188) rotate (0.785398163397448) translate (12.298cm 10.45cm)">
                  <text:p/>
                  <draw:enhanced-geometry svg:viewBox="0 0 21600 21600" draw:mirror-horizontal="true" draw:mirror-vertical="false" draw:type="rectangle" draw:enhanced-path="M 0 0 L 21600 0 21600 21600 0 21600 0 0 Z N"/>
                </draw:custom-shape>
              </draw:g>
              <draw:g>
                <draw:custom-shape draw:style-name="gr228" draw:text-style-name="P54" draw:layer="layout" svg:width="0.317cm" svg:height="0.846cm" draw:transform="skewX (-0.00122173047639592) rotate (0.785398163397448) translate (11.643cm 10.334cm)">
                  <text:p/>
                  <draw:enhanced-geometry svg:viewBox="0 0 21600 21600" draw:mirror-horizontal="true" draw:extrusion-origin="0 0" draw:extrusion-viewpoint="(0cm 0cm 25cm)" draw:extrusion-skew="0 0" dr3d:projection="perspective" draw:extrusion-depth="2.5cm 0" draw:text-areas="?f4 ?f6 ?f5 ?f7" draw:glue-point-type="segments" draw:path-stretchpoint-x="10800" draw:path-stretchpoint-y="10800" draw:type="frame" draw:modifiers="3731.5614617940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29" draw:text-style-name="P54" draw:layer="layout" svg:width="0.849cm" svg:height="0.849cm" draw:transform="skewX (-0.00122173047639601) rotate (0.785398163397448) translate (11.208cm 10.29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30" draw:text-style-name="P13" draw:layer="layout" svg:width="0.742cm" svg:height="0.741cm" draw:transform="rotate (0.785398163397448) translate (11.3cm 10.29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g>
                <draw:g>
                  <draw:custom-shape draw:style-name="gr231" draw:text-style-name="P2" draw:layer="layout" svg:width="0.839cm" svg:height="0.848cm" svg:x="10.465cm" svg:y="9.866cm">
                    <text:p/>
                    <draw:enhanced-geometry svg:viewBox="0 0 21600 21600" draw:mirror-horizontal="true" draw:mirror-vertical="false" draw:type="rectangle" draw:enhanced-path="M 0 0 L 21600 0 21600 21600 0 21600 0 0 Z N"/>
                  </draw:custom-shape>
                  <draw:custom-shape draw:style-name="gr232" draw:text-style-name="P13" draw:layer="layout" svg:width="0.859cm" svg:height="0.869cm" svg:x="10.045cm" svg:y="10.163cm">
                    <text:p/>
                    <draw:enhanced-geometry svg:viewBox="0 0 21600 21600" draw:mirror-horizontal="true" draw:mirror-vertical="false" draw:type="rectangle" draw:enhanced-path="M 0 0 L 21600 0 21600 21600 0 21600 0 0 Z N"/>
                  </draw:custom-shape>
                  <draw:custom-shape draw:style-name="gr233" draw:text-style-name="P11" draw:layer="layout" svg:width="0.841cm" svg:height="0.848cm" svg:x="10.067cm" svg:y="10.184cm">
                    <text:p/>
                    <draw:enhanced-geometry svg:viewBox="0 0 21600 21600" draw:mirror-horizontal="true" draw:mirror-vertical="false" draw:type="rectangle" draw:enhanced-path="M 0 0 L 21600 0 21600 21600 0 21600 0 0 Z N"/>
                  </draw:custom-shape>
                </draw:g>
                <draw:custom-shape draw:style-name="gr214" draw:text-style-name="P12" draw:layer="layout" svg:width="1.804cm" svg:height="0.531cm" svg:x="8.473cm" svg:y="10.395cm">
                  <text:p/>
                  <draw:enhanced-geometry svg:viewBox="0 0 21600 21600" draw:mirror-horizontal="false" draw:type="rectangle" draw:enhanced-path="M 0 0 L 21600 0 21600 21600 0 21600 0 0 Z N"/>
                </draw:custom-shape>
                <draw:custom-shape draw:style-name="gr215" draw:text-style-name="P13" draw:layer="layout" svg:width="1.804cm" svg:height="0.319cm" svg:x="8.473cm" svg:y="10.501cm">
                  <text:p/>
                  <draw:enhanced-geometry svg:viewBox="0 0 21600 21600" draw:mirror-horizontal="false" draw:type="rectangle" draw:enhanced-path="M 0 0 L 21600 0 21600 21600 0 21600 0 0 Z N"/>
                </draw:custom-shape>
              </draw:g>
              <draw:g>
                <draw:custom-shape draw:style-name="gr197" draw:text-style-name="P51" draw:layer="layout" svg:width="0.105cm" svg:height="0.041cm" svg:x="11.292cm" svg:y="10.545cm">
                  <text:p/>
                  <draw:enhanced-geometry svg:viewBox="0 0 21600 21600" draw:mirror-horizontal="true" draw:mirror-vertical="false" draw:type="rectangle" draw:enhanced-path="M 0 0 L 21600 0 21600 21600 0 21600 0 0 Z N"/>
                </draw:custom-shape>
                <draw:custom-shape draw:style-name="gr197" draw:text-style-name="P51" draw:layer="layout" svg:width="0.105cm" svg:height="0.043cm" svg:x="11.292cm" svg:y="9.972cm">
                  <text:p/>
                  <draw:enhanced-geometry svg:viewBox="0 0 21600 21600" draw:mirror-horizontal="true" draw:mirror-vertical="false" draw:type="rectangle" draw:enhanced-path="M 0 0 L 21600 0 21600 21600 0 21600 0 0 Z N"/>
                </draw:custom-shape>
              </draw:g>
              <draw:g>
                <draw:custom-shape draw:style-name="gr234" draw:text-style-name="P54" draw:layer="layout" svg:width="0.318cm" svg:height="0.848cm" svg:x="11.353cm" svg:y="9.86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731.5614617940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35" draw:text-style-name="P54" draw:layer="layout" svg:width="0.846cm" svg:height="0.848cm" svg:x="11.406cm" svg:y="9.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6" draw:text-style-name="P13" draw:layer="layout" svg:width="0.743cm" svg:height="0.742cm" svg:x="11.459cm" svg:y="9.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37" draw:text-style-name="P13" draw:layer="layout" svg:width="0.846cm" svg:height="0.848cm" svg:x="7.914cm" svg:y="10.29cm">
            <text:p/>
            <draw:enhanced-geometry svg:viewBox="0 0 21600 21600" draw:mirror-vertical="fals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86" draw:text-style-name="P13" draw:layer="layout" svg:width="0.846cm" svg:height="0.846cm" svg:x="13.416cm" svg:y="12.195cm">
            <text:p/>
            <draw:enhanced-geometry svg:viewBox="0 0 21600 21600" draw:mirror-vertical="tru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238" draw:text-style-name="P5" draw:layer="layout" svg:width="12.642cm" svg:height="11.636cm" svg:x="1.568cm" svg:y="1.3cm">
          <text:p/>
          <draw:enhanced-geometry svg:viewBox="0 0 21600 21600" draw:type="rectangle" draw:enhanced-path="M 0 0 L 21600 0 21600 21600 0 21600 0 0 Z N"/>
        </draw:custom-shape>
      </draw:page>
      <draw:page draw:name="page5" draw:style-name="dp1" draw:master-page-name="Standard">
        <office:forms form:automatic-focus="false" form:apply-design-mode="false"/>
        <draw:g>
          <draw:custom-shape draw:style-name="gr239" draw:text-style-name="P2" draw:layer="layout" svg:width="0.488cm" svg:height="0.489cm" svg:x="2.708cm" svg:y="2.748cm">
            <text:p/>
            <draw:enhanced-geometry svg:viewBox="0 0 21600 21600" draw:type="rectangle" draw:enhanced-path="M 0 0 L 21600 0 21600 21600 0 21600 0 0 Z N"/>
          </draw:custom-shape>
          <draw:custom-shape draw:style-name="gr3" draw:text-style-name="P3" draw:layer="layout" svg:width="0.245cm" svg:height="0.059cm" svg:x="2.707cm" svg:y="2.689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183cm" svg:height="0.062cm" svg:x="2.586cm" svg:y="3.175cm">
            <text:p/>
            <draw:enhanced-geometry svg:viewBox="0 0 21600 21600" draw:type="rectangle" draw:enhanced-path="M 0 0 L 21600 0 21600 21600 0 21600 0 0 Z N"/>
          </draw:custom-shape>
          <draw:custom-shape draw:style-name="gr240" draw:text-style-name="P13" draw:layer="layout" svg:width="0.499cm" svg:height="0.502cm" svg:x="2.942cm" svg:y="2.918cm">
            <text:p/>
            <draw:enhanced-geometry svg:viewBox="0 0 21600 21600" draw:mirror-horizontal="false" draw:mirror-vertical="false" draw:type="rectangle" draw:enhanced-path="M 0 0 L 21600 0 21600 21600 0 21600 0 0 Z N"/>
          </draw:custom-shape>
          <draw:custom-shape draw:style-name="gr241" draw:text-style-name="P11" draw:layer="layout" svg:width="0.486cm" svg:height="0.487cm" svg:x="2.953cm" svg:y="2.934cm">
            <text:p/>
            <draw:enhanced-geometry svg:viewBox="0 0 21600 21600" draw:mirror-horizontal="false" draw:mirror-vertical="false" draw:type="rectangle" draw:enhanced-path="M 0 0 L 21600 0 21600 21600 0 21600 0 0 Z N"/>
          </draw:custom-shape>
        </draw:g>
        <draw:custom-shape draw:style-name="gr242" draw:text-style-name="P4" draw:layer="layout" svg:width="1.588cm" svg:height="1.439cm" svg:x="1.365cm" svg:y="1.25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3" draw:text-style-name="P4" draw:layer="layout" svg:width="1.707cm" svg:height="1.438cm" svg:x="12.354cm" svg:y="1.25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 draw:text-style-name="P5" draw:layer="layout" svg:x1="2.953cm" svg:y1="1.25cm" svg:x2="12.354cm" svg:y2="1.25cm">
          <text:p/>
        </draw:line>
        <draw:custom-shape draw:style-name="gr244" draw:text-style-name="P6" draw:layer="layout" svg:width="1.342cm" svg:height="0.06cm" svg:x="1.365cm" svg:y="3.115cm">
          <text:p/>
          <draw:enhanced-geometry svg:viewBox="0 0 21600 21600" draw:type="rectangle" draw:enhanced-path="M 0 0 L 21600 0 21600 21600 0 21600 0 0 Z N"/>
        </draw:custom-shape>
        <draw:custom-shape draw:style-name="gr245" draw:text-style-name="P7" draw:layer="layout" svg:width="1.282cm" svg:height="0.368cm" svg:x="1.365cm" svg:y="2.747cm">
          <text:p/>
          <draw:enhanced-geometry svg:viewBox="0 0 21600 21600" draw:type="rectangle" draw:enhanced-path="M 0 0 L 21600 0 21600 21600 0 21600 0 0 Z N"/>
        </draw:custom-shape>
        <draw:g>
          <draw:custom-shape draw:style-name="gr246" draw:text-style-name="P2" draw:layer="layout" svg:width="0.488cm" svg:height="0.488cm" svg:x="12.106cm" svg:y="2.75cm">
            <text:p/>
            <draw:enhanced-geometry svg:viewBox="0 0 21600 21600" draw:mirror-horizontal="true" draw:type="rectangle" draw:enhanced-path="M 0 0 L 21600 0 21600 21600 0 21600 0 0 Z N"/>
          </draw:custom-shape>
          <draw:custom-shape draw:style-name="gr3" draw:text-style-name="P3" draw:layer="layout" svg:width="0.242cm" svg:height="0.06cm" svg:x="12.353cm" svg:y="2.69cm">
            <text:p/>
            <draw:enhanced-geometry svg:viewBox="0 0 21600 21600" draw:mirror-horizont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183cm" svg:height="0.062cm" svg:x="12.526cm" svg:y="3.176cm">
            <text:p/>
            <draw:enhanced-geometry svg:viewBox="0 0 21600 21600" draw:mirror-horizontal="true" draw:type="rectangle" draw:enhanced-path="M 0 0 L 21600 0 21600 21600 0 21600 0 0 Z N"/>
          </draw:custom-shape>
          <draw:custom-shape draw:style-name="gr247" draw:text-style-name="P13" draw:layer="layout" svg:width="0.501cm" svg:height="0.502cm" svg:x="11.862cm" svg:y="2.918cm">
            <text:p/>
            <draw:enhanced-geometry svg:viewBox="0 0 21600 21600" draw:mirror-horizontal="false" draw:mirror-vertical="false" draw:type="rectangle" draw:enhanced-path="M 0 0 L 21600 0 21600 21600 0 21600 0 0 Z N"/>
          </draw:custom-shape>
          <draw:custom-shape draw:style-name="gr241" draw:text-style-name="P11" draw:layer="layout" svg:width="0.49cm" svg:height="0.487cm" svg:x="11.861cm" svg:y="2.935cm">
            <text:p/>
            <draw:enhanced-geometry svg:viewBox="0 0 21600 21600" draw:mirror-horizontal="true" draw:mirror-vertical="false" draw:type="rectangle" draw:enhanced-path="M 0 0 L 21600 0 21600 21600 0 21600 0 0 Z N"/>
          </draw:custom-shape>
          <draw:g>
            <draw:custom-shape draw:style-name="gr19" draw:text-style-name="P14" draw:layer="layout" svg:width="0.122cm" svg:height="0.122cm" svg:x="12.355cm" svg:y="3.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48cm" svg:height="0.049cm" svg:x="12.391cm" svg:y="3.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48" draw:text-style-name="P6" draw:layer="layout" svg:width="1.464cm" svg:height="0.06cm" svg:x="12.595cm" svg:y="3.115cm">
          <text:p/>
          <draw:enhanced-geometry svg:viewBox="0 0 21600 21600" draw:type="rectangle" draw:enhanced-path="M 0 0 L 21600 0 21600 21600 0 21600 0 0 Z N"/>
        </draw:custom-shape>
        <draw:custom-shape draw:style-name="gr249" draw:text-style-name="P7" draw:layer="layout" svg:width="1.402cm" svg:height="0.368cm" svg:x="12.657cm" svg:y="2.747cm">
          <text:p/>
          <draw:enhanced-geometry svg:viewBox="0 0 21600 21600" draw:type="rectangle" draw:enhanced-path="M 0 0 L 21600 0 21600 21600 0 21600 0 0 Z N"/>
        </draw:custom-shape>
        <draw:line draw:style-name="gr7" draw:text-style-name="P5" draw:layer="layout" svg:x1="2.951cm" svg:y1="2.687cm" svg:x2="12.351cm" svg:y2="2.688cm">
          <text:p/>
        </draw:line>
        <draw:g>
          <draw:custom-shape draw:style-name="gr12" draw:text-style-name="P8" draw:layer="layout" svg:width="0.305cm" svg:height="0.023cm" svg:x="2.273cm" svg:y="2.688cm">
            <text:p/>
            <draw:enhanced-geometry svg:viewBox="0 0 21600 21600" draw:type="rectangle" draw:enhanced-path="M 0 0 L 21600 0 21600 21600 0 21600 0 0 Z N"/>
          </draw:custom-shape>
          <draw:custom-shape draw:style-name="gr12" draw:text-style-name="P8" draw:layer="layout" svg:width="0.236cm" svg:height="0.024cm" draw:transform="rotate (1.5707963267949) translate (2.684cm 3.053cm)">
            <text:p/>
            <draw:enhanced-geometry svg:viewBox="0 0 21600 21600" draw:type="rectangle" draw:enhanced-path="M 0 0 L 21600 0 21600 21600 0 21600 0 0 Z N"/>
          </draw:custom-shape>
          <draw:custom-shape draw:style-name="gr12" draw:text-style-name="P8" draw:layer="layout" svg:width="0.183cm" svg:height="0.022cm" draw:transform="skewX (0.0453785605518525) rotate (-0.785398163397448) translate (2.578cm 2.688cm)">
            <text:p/>
            <draw:enhanced-geometry svg:viewBox="0 0 21600 21600" draw:type="rectangle" draw:enhanced-path="M 0 0 L 21600 0 21600 21600 0 21600 0 0 Z N"/>
          </draw:custom-shape>
          <draw:g>
            <draw:custom-shape draw:style-name="gr13" draw:text-style-name="P3" draw:layer="layout" svg:width="0.366cm" svg:height="0.025cm" draw:transform="rotate (-1.5707963267949) translate (2.418cm 2.37cm)">
              <text:p/>
              <draw:enhanced-geometry svg:viewBox="0 0 21600 21600" draw:mirror-horizontal="true" draw:mirror-vertical="false" draw:type="rectangle" draw:enhanced-path="M 0 0 L 21600 0 21600 21600 0 21600 0 0 Z N"/>
            </draw:custom-shape>
            <draw:custom-shape draw:style-name="gr13" draw:text-style-name="P3" draw:layer="layout" svg:width="0.031cm" svg:height="0.1cm" draw:transform="rotate (-1.5707963267949) translate (2.464cm 2.715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5cm" svg:height="0.038cm" svg:x="2.393cm" svg:y="2.33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96cm" svg:height="0.012cm" svg:x="2.622cm" svg:y="2.895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9cm" svg:height="0.053cm" svg:x="2.606cm" svg:y="2.873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2cm" svg:height="0.021cm" draw:transform="rotate (1.5707963267949) translate (2.857cm 2.90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96cm" svg:height="0.012cm" svg:x="2.622cm" svg:y="2.996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9cm" svg:height="0.053cm" svg:x="2.606cm" svg:y="2.977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2cm" svg:height="0.021cm" draw:transform="rotate (1.5707963267949) translate (2.857cm 3.00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2" draw:text-style-name="P8" draw:layer="layout" svg:width="0.304cm" svg:height="0.023cm" svg:x="12.719cm" svg:y="2.684cm">
            <text:p/>
            <draw:enhanced-geometry svg:viewBox="0 0 21600 21600" draw:mirror-horizontal="true" draw:type="rectangle" draw:enhanced-path="M 0 0 L 21600 0 21600 21600 0 21600 0 0 Z N"/>
          </draw:custom-shape>
          <draw:custom-shape draw:style-name="gr12" draw:text-style-name="P8" draw:layer="layout" svg:width="0.237cm" svg:height="0.025cm" draw:transform="rotate (1.5707963267949) translate (12.579cm 3.05cm)">
            <text:p/>
            <draw:enhanced-geometry svg:viewBox="0 0 21600 21600" draw:mirror-horizontal="true" draw:type="rectangle" draw:enhanced-path="M 0 0 L 21600 0 21600 21600 0 21600 0 0 Z N"/>
          </draw:custom-shape>
          <draw:custom-shape draw:style-name="gr12" draw:text-style-name="P8" draw:layer="layout" svg:width="0.184cm" svg:height="0.025cm" draw:transform="skewX (-0.158650429006285) rotate (-0.785398163397448) translate (12.599cm 2.684cm)">
            <text:p/>
            <draw:enhanced-geometry svg:viewBox="0 0 21600 21600" draw:mirror-horizontal="true" draw:type="rectangle" draw:enhanced-path="M 0 0 L 21600 0 21600 21600 0 21600 0 0 Z N"/>
          </draw:custom-shape>
          <draw:g>
            <draw:custom-shape draw:style-name="gr13" draw:text-style-name="P3" draw:layer="layout" svg:width="0.367cm" svg:height="0.022cm" draw:transform="rotate (-1.5707963267949) translate (12.894cm 2.364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33cm" svg:height="0.098cm" draw:transform="rotate (-1.5707963267949) translate (12.933cm 2.71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2cm" svg:height="0.037cm" svg:x="12.872cm" svg:y="2.33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98cm" svg:height="0.012cm" svg:x="12.429cm" svg:y="2.892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9cm" svg:height="0.053cm" svg:x="12.614cm" svg:y="2.87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2cm" svg:height="0.02cm" draw:transform="rotate (1.5707963267949) translate (12.412cm 2.9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98cm" svg:height="0.012cm" svg:x="12.429cm" svg:y="2.993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9cm" svg:height="0.054cm" svg:x="12.614cm" svg:y="2.973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2cm" svg:height="0.02cm" draw:transform="rotate (1.5707963267949) translate (12.412cm 3.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250" draw:text-style-name="P55" draw:layer="layout" svg:width="5.92cm" svg:height="1.68cm" svg:x="2.559cm" svg:y="1.495cm">
          <draw:text-box>
            <text:p text:style-name="P12"><text:span text:style-name="T12">Poignée intérieure seule, battement étroit.</text:span></text:p>
            <text:p><text:span text:style-name="T12"/></text:p>
          </draw:text-box>
        </draw:frame>
        <draw:frame draw:style-name="gr251" draw:text-style-name="P28" draw:layer="Copyright" svg:width="6.001cm" svg:height="0.617cm" svg:x="8.404cm" svg:y="9.134cm">
          <draw:text-box>
            <text:p><text:span text:style-name="T9">© Pierre ROUZEAU License CC <text:s/>BY-SA 3.0</text:span></text:p>
          </draw:text-box>
        </draw:frame>
        <draw:custom-shape draw:style-name="gr241" draw:text-style-name="P11" draw:layer="layout" svg:width="0.252cm" svg:height="0.487cm" svg:x="7.338cm" svg:y="2.935cm">
          <text:p/>
          <draw:enhanced-geometry svg:viewBox="0 0 21600 21600" draw:mirror-horizontal="false" draw:mirror-vertical="false" draw:type="rectangle" draw:enhanced-path="M 0 0 L 21600 0 21600 21600 0 21600 0 0 Z N"/>
        </draw:custom-shape>
        <draw:custom-shape draw:style-name="gr252" draw:text-style-name="P13" draw:layer="layout" svg:width="0.439cm" svg:height="0.501cm" svg:x="7.639cm" svg:y="2.921cm">
          <text:p/>
          <draw:enhanced-geometry svg:viewBox="0 0 21600 21600" draw:mirror-horizontal="false" draw:mirror-vertical="false" draw:type="rectangle" draw:enhanced-path="M 0 0 L 21600 0 21600 21600 0 21600 0 0 Z N"/>
        </draw:custom-shape>
        <draw:custom-shape draw:style-name="gr241" draw:text-style-name="P11" draw:layer="layout" svg:width="0.354cm" svg:height="0.487cm" svg:x="7.601cm" svg:y="2.935cm">
          <text:p/>
          <draw:enhanced-geometry svg:viewBox="0 0 21600 21600" draw:mirror-horizontal="false" draw:mirror-vertical="false" draw:type="rectangle" draw:enhanced-path="M 0 0 L 21600 0 21600 21600 0 21600 0 0 Z N"/>
        </draw:custom-shape>
        <draw:custom-shape draw:style-name="gr253" draw:text-style-name="P12" draw:layer="layout" svg:width="4.15cm" svg:height="0.306cm" svg:x="3.318cm" svg:y="3.054cm">
          <text:p/>
          <draw:enhanced-geometry svg:viewBox="0 0 21600 21600" draw:mirror-horizontal="false" draw:mirror-vertical="false" draw:type="rectangle" draw:enhanced-path="M 0 0 L 21600 0 21600 21600 0 21600 0 0 Z N"/>
        </draw:custom-shape>
        <draw:custom-shape draw:style-name="gr254" draw:text-style-name="P13" draw:layer="layout" svg:width="4.15cm" svg:height="0.183cm" svg:x="3.318cm" svg:y="3.116cm">
          <text:p/>
          <draw:enhanced-geometry svg:viewBox="0 0 21600 21600" draw:type="rectangle" draw:enhanced-path="M 0 0 L 21600 0 21600 21600 0 21600 0 0 Z N"/>
        </draw:custom-shape>
        <draw:custom-shape draw:style-name="gr255" draw:text-style-name="P12" draw:layer="layout" svg:width="4.149cm" svg:height="0.306cm" svg:x="7.835cm" svg:y="3.054cm">
          <text:p/>
          <draw:enhanced-geometry svg:viewBox="0 0 21600 21600" draw:mirror-horizontal="false" draw:mirror-vertical="false" draw:type="rectangle" draw:enhanced-path="M 0 0 L 21600 0 21600 21600 0 21600 0 0 Z N"/>
        </draw:custom-shape>
        <draw:custom-shape draw:style-name="gr256" draw:text-style-name="P13" draw:layer="layout" svg:width="4.149cm" svg:height="0.183cm" svg:x="7.835cm" svg:y="3.116cm">
          <text:p/>
          <draw:enhanced-geometry svg:viewBox="0 0 21600 21600" draw:type="rectangle" draw:enhanced-path="M 0 0 L 21600 0 21600 21600 0 21600 0 0 Z N"/>
        </draw:custom-shape>
        <draw:custom-shape draw:style-name="gr56" draw:text-style-name="P13" draw:layer="layout" svg:width="0.133cm" svg:height="0.134cm" svg:x="7.59cm" svg:y="2.932cm">
          <text:p/>
          <draw:enhanced-geometry svg:viewBox="0 0 21600 21600" draw:mirror-horizontal="false" draw:mirror-vertical="false" draw:type="rectangle" draw:enhanced-path="M 0 0 L 21600 0 21600 21600 0 21600 0 0 Z N"/>
        </draw:custom-shape>
        <draw:custom-shape draw:style-name="gr95" draw:text-style-name="P11" draw:layer="layout" svg:width="0.129cm" svg:height="0.116cm" svg:x="7.584cm" svg:y="2.935cm">
          <text:p/>
          <draw:enhanced-geometry svg:viewBox="0 0 21600 21600" draw:mirror-horizontal="false" draw:mirror-vertical="false" draw:type="rectangle" draw:enhanced-path="M 0 0 L 21600 0 21600 21600 0 21600 0 0 Z N"/>
        </draw:custom-shape>
        <draw:g>
          <draw:custom-shape draw:style-name="gr12" draw:text-style-name="P8" draw:layer="layout" svg:width="0.084cm" svg:height="0.122cm" draw:transform="rotate (1.5707963267949) translate (7.672cm 3.506cm)">
            <text:p/>
            <draw:enhanced-geometry svg:viewBox="0 0 21600 21600" draw:mirror-horizontal="false" draw:mirror-vertical="false" draw:type="rectangle" draw:enhanced-path="M 0 0 L 21600 0 21600 21600 0 21600 0 0 Z N"/>
          </draw:custom-shape>
          <draw:custom-shape draw:style-name="gr257" draw:text-style-name="P8" draw:layer="layout" svg:width="0.062cm" svg:height="0.602cm" draw:transform="rotate (1.5707963267949) translate (7.672cm 3.569cm)">
            <text:p/>
            <draw:enhanced-geometry svg:viewBox="0 0 21600 21600" draw:type="rectangle" draw:enhanced-path="M 0 0 L 21600 0 21600 21600 0 21600 0 0 Z N"/>
          </draw:custom-shape>
          <draw:custom-shape draw:style-name="gr12" draw:text-style-name="P8" draw:layer="layout" svg:width="0.025cm" svg:height="0.246cm" draw:transform="rotate (1.5707963267949) translate (7.772cm 2.81cm)">
            <text:p/>
            <draw:enhanced-geometry svg:viewBox="0 0 21600 21600" draw:type="rectangle" draw:enhanced-path="M 0 0 L 21600 0 21600 21600 0 21600 0 0 Z N"/>
          </draw:custom-shape>
          <draw:custom-shape draw:style-name="gr12" draw:text-style-name="P8" draw:layer="layout" svg:width="0.122cm" svg:height="0.026cm" draw:transform="rotate (1.5707963267949) translate (7.772cm 2.932cm)">
            <text:p/>
            <draw:enhanced-geometry svg:viewBox="0 0 21600 21600" draw:type="rectangle" draw:enhanced-path="M 0 0 L 21600 0 21600 21600 0 21600 0 0 Z N"/>
          </draw:custom-shape>
          <draw:custom-shape draw:style-name="gr12" draw:text-style-name="P8" draw:layer="layout" svg:width="0.025cm" svg:height="0.063cm" draw:transform="rotate (1.5707963267949) translate (7.772cm 2.932cm)">
            <text:p/>
            <draw:enhanced-geometry svg:viewBox="0 0 21600 21600" draw:type="rectangle" draw:enhanced-path="M 0 0 L 21600 0 21600 21600 0 21600 0 0 Z N"/>
          </draw:custom-shape>
          <draw:custom-shape draw:style-name="gr12" draw:text-style-name="P8" draw:layer="layout" svg:width="0.061cm" svg:height="0.025cm" draw:transform="rotate (1.5707963267949) translate (7.993cm 2.846cm)">
            <text:p/>
            <draw:enhanced-geometry svg:viewBox="0 0 21600 21600" draw:mirror-horizontal="false" draw:mirror-vertical="false" draw:type="rectangle" draw:enhanced-path="M 0 0 L 21600 0 21600 21600 0 21600 0 0 Z N"/>
          </draw:custom-shape>
          <draw:line draw:style-name="gr82" draw:text-style-name="P5" draw:layer="layout" svg:x1="7.734cm" svg:y1="3.422cm" svg:x2="7.734cm" svg:y2="3.117cm">
            <text:p/>
          </draw:line>
        </draw:g>
        <draw:measure draw:style-name="gr258" draw:text-style-name="P56" draw:layer="measurelines" svg:x1="7.338cm" svg:y1="2.992cm" svg:x2="7.955cm" svg:y2="2.992cm">
          <text:p text:style-name="P56"/>
          <text:p text:style-name="P56"><text:span text:style-name="T15"/></text:p>
        </draw:measure>
        <draw:custom-shape draw:style-name="gr96" draw:text-style-name="P11" draw:layer="layout" svg:width="0.062cm" svg:height="0.111cm" svg:x="7.557cm" svg:y="2.94cm">
          <text:p/>
          <draw:enhanced-geometry svg:viewBox="0 0 21600 21600" draw:mirror-horizontal="false" draw:mirror-vertical="false" draw:type="rectangle" draw:enhanced-path="M 0 0 L 21600 0 21600 21600 0 21600 0 0 Z N"/>
        </draw:custom-shape>
        <draw:g>
          <draw:custom-shape draw:style-name="gr259" draw:text-style-name="P2" draw:layer="layout" svg:width="0.489cm" svg:height="0.487cm" svg:x="2.709cm" svg:y="7.733cm">
            <text:p/>
            <draw:enhanced-geometry svg:viewBox="0 0 21600 21600" draw:type="rectangle" draw:enhanced-path="M 0 0 L 21600 0 21600 21600 0 21600 0 0 Z N"/>
          </draw:custom-shape>
          <draw:custom-shape draw:style-name="gr3" draw:text-style-name="P3" draw:layer="layout" svg:width="0.245cm" svg:height="0.063cm" svg:x="2.708cm" svg:y="7.6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184cm" svg:height="0.06cm" svg:x="2.587cm" svg:y="8.16cm">
            <text:p/>
            <draw:enhanced-geometry svg:viewBox="0 0 21600 21600" draw:type="rectangle" draw:enhanced-path="M 0 0 L 21600 0 21600 21600 0 21600 0 0 Z N"/>
          </draw:custom-shape>
          <draw:custom-shape draw:style-name="gr260" draw:text-style-name="P13" draw:layer="layout" svg:width="0.502cm" svg:height="0.502cm" svg:x="2.943cm" svg:y="7.903cm">
            <text:p/>
            <draw:enhanced-geometry svg:viewBox="0 0 21600 21600" draw:mirror-horizontal="false" draw:mirror-vertical="false" draw:type="rectangle" draw:enhanced-path="M 0 0 L 21600 0 21600 21600 0 21600 0 0 Z N"/>
          </draw:custom-shape>
          <draw:custom-shape draw:style-name="gr261" draw:text-style-name="P11" draw:layer="layout" svg:width="0.487cm" svg:height="0.49cm" svg:x="2.954cm" svg:y="7.916cm">
            <text:p/>
            <draw:enhanced-geometry svg:viewBox="0 0 21600 21600" draw:mirror-horizontal="false" draw:mirror-vertical="false" draw:type="rectangle" draw:enhanced-path="M 0 0 L 21600 0 21600 21600 0 21600 0 0 Z N"/>
          </draw:custom-shape>
        </draw:g>
        <draw:custom-shape draw:style-name="gr262" draw:text-style-name="P4" draw:layer="layout" svg:width="1.589cm" svg:height="1.343cm" svg:x="1.365cm" svg:y="6.327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63" draw:text-style-name="P4" draw:layer="layout" svg:width="1.707cm" svg:height="1.343cm" svg:x="12.355cm" svg:y="6.327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 draw:text-style-name="P5" draw:layer="layout" svg:x1="2.954cm" svg:y1="6.327cm" svg:x2="12.354cm" svg:y2="6.327cm">
          <text:p/>
        </draw:line>
        <draw:custom-shape draw:style-name="gr264" draw:text-style-name="P6" draw:layer="layout" svg:width="1.343cm" svg:height="0.063cm" svg:x="1.365cm" svg:y="8.097cm">
          <text:p/>
          <draw:enhanced-geometry svg:viewBox="0 0 21600 21600" draw:type="rectangle" draw:enhanced-path="M 0 0 L 21600 0 21600 21600 0 21600 0 0 Z N"/>
        </draw:custom-shape>
        <draw:custom-shape draw:style-name="gr265" draw:text-style-name="P7" draw:layer="layout" svg:width="1.283cm" svg:height="0.365cm" svg:x="1.365cm" svg:y="7.732cm">
          <text:p/>
          <draw:enhanced-geometry svg:viewBox="0 0 21600 21600" draw:type="rectangle" draw:enhanced-path="M 0 0 L 21600 0 21600 21600 0 21600 0 0 Z N"/>
        </draw:custom-shape>
        <draw:custom-shape draw:style-name="gr266" draw:text-style-name="P6" draw:layer="layout" svg:width="1.465cm" svg:height="0.063cm" svg:x="12.596cm" svg:y="8.097cm">
          <text:p/>
          <draw:enhanced-geometry svg:viewBox="0 0 21600 21600" draw:type="rectangle" draw:enhanced-path="M 0 0 L 21600 0 21600 21600 0 21600 0 0 Z N"/>
        </draw:custom-shape>
        <draw:custom-shape draw:style-name="gr267" draw:text-style-name="P7" draw:layer="layout" svg:width="1.403cm" svg:height="0.365cm" svg:x="12.658cm" svg:y="7.732cm">
          <text:p/>
          <draw:enhanced-geometry svg:viewBox="0 0 21600 21600" draw:type="rectangle" draw:enhanced-path="M 0 0 L 21600 0 21600 21600 0 21600 0 0 Z N"/>
        </draw:custom-shape>
        <draw:line draw:style-name="gr7" draw:text-style-name="P5" draw:layer="layout" svg:x1="2.954cm" svg:y1="7.671cm" svg:x2="12.354cm" svg:y2="7.672cm">
          <text:p/>
        </draw:line>
        <draw:g>
          <draw:custom-shape draw:style-name="gr12" draw:text-style-name="P8" draw:layer="layout" svg:width="0.305cm" svg:height="0.026cm" svg:x="2.274cm" svg:y="7.669cm">
            <text:p/>
            <draw:enhanced-geometry svg:viewBox="0 0 21600 21600" draw:type="rectangle" draw:enhanced-path="M 0 0 L 21600 0 21600 21600 0 21600 0 0 Z N"/>
          </draw:custom-shape>
          <draw:custom-shape draw:style-name="gr12" draw:text-style-name="P8" draw:layer="layout" svg:width="0.234cm" svg:height="0.024cm" draw:transform="rotate (1.5707963267949) translate (2.685cm 8.036cm)">
            <text:p/>
            <draw:enhanced-geometry svg:viewBox="0 0 21600 21600" draw:type="rectangle" draw:enhanced-path="M 0 0 L 21600 0 21600 21600 0 21600 0 0 Z N"/>
          </draw:custom-shape>
          <draw:custom-shape draw:style-name="gr12" draw:text-style-name="P8" draw:layer="layout" svg:width="0.186cm" svg:height="0.025cm" draw:transform="skewX (-0.0797615468161409) rotate (-0.785398163397448) translate (2.579cm 7.669cm)">
            <text:p/>
            <draw:enhanced-geometry svg:viewBox="0 0 21600 21600" draw:type="rectangle" draw:enhanced-path="M 0 0 L 21600 0 21600 21600 0 21600 0 0 Z N"/>
          </draw:custom-shape>
          <draw:g>
            <draw:custom-shape draw:style-name="gr13" draw:text-style-name="P3" draw:layer="layout" svg:width="0.367cm" svg:height="0.025cm" draw:transform="rotate (-1.5707963267949) translate (2.419cm 7.353cm)">
              <text:p/>
              <draw:enhanced-geometry svg:viewBox="0 0 21600 21600" draw:mirror-horizontal="true" draw:mirror-vertical="false" draw:type="rectangle" draw:enhanced-path="M 0 0 L 21600 0 21600 21600 0 21600 0 0 Z N"/>
            </draw:custom-shape>
            <draw:custom-shape draw:style-name="gr13" draw:text-style-name="P3" draw:layer="layout" svg:width="0.034cm" svg:height="0.1cm" draw:transform="rotate (-1.5707963267949) translate (2.465cm 7.697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5cm" svg:height="0.036cm" svg:x="2.394cm" svg:y="7.3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97cm" svg:height="0.014cm" svg:x="2.614cm" svg:y="7.878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9cm" svg:height="0.052cm" svg:x="2.607cm" svg:y="7.85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4cm" svg:height="0.021cm" draw:transform="rotate (1.5707963267949) translate (2.858cm 7.89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97cm" svg:height="0.012cm" svg:x="2.614cm" svg:y="7.982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9cm" svg:height="0.054cm" svg:x="2.607cm" svg:y="7.96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2cm" svg:height="0.021cm" draw:transform="rotate (1.5707963267949) translate (2.858cm 7.99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2" draw:text-style-name="P8" draw:layer="layout" svg:width="0.304cm" svg:height="0.026cm" svg:x="12.72cm" svg:y="7.666cm">
            <text:p/>
            <draw:enhanced-geometry svg:viewBox="0 0 21600 21600" draw:mirror-horizontal="true" draw:type="rectangle" draw:enhanced-path="M 0 0 L 21600 0 21600 21600 0 21600 0 0 Z N"/>
          </draw:custom-shape>
          <draw:custom-shape draw:style-name="gr12" draw:text-style-name="P8" draw:layer="layout" svg:width="0.236cm" svg:height="0.025cm" draw:transform="rotate (1.5707963267949) translate (12.58cm 8.033cm)">
            <text:p/>
            <draw:enhanced-geometry svg:viewBox="0 0 21600 21600" draw:mirror-horizontal="true" draw:type="rectangle" draw:enhanced-path="M 0 0 L 21600 0 21600 21600 0 21600 0 0 Z N"/>
          </draw:custom-shape>
          <draw:custom-shape draw:style-name="gr12" draw:text-style-name="P8" draw:layer="layout" svg:width="0.185cm" svg:height="0.025cm" draw:transform="skewX (-0.0399680398706699) rotate (-0.785398163397449) translate (12.602cm 7.666cm)">
            <text:p/>
            <draw:enhanced-geometry svg:viewBox="0 0 21600 21600" draw:mirror-horizontal="true" draw:type="rectangle" draw:enhanced-path="M 0 0 L 21600 0 21600 21600 0 21600 0 0 Z N"/>
          </draw:custom-shape>
          <draw:g>
            <draw:custom-shape draw:style-name="gr13" draw:text-style-name="P3" draw:layer="layout" svg:width="0.367cm" svg:height="0.022cm" draw:transform="rotate (-1.5707963267949) translate (12.895cm 7.35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34cm" svg:height="0.098cm" draw:transform="rotate (-1.5707963267949) translate (12.934cm 7.694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2cm" svg:height="0.036cm" svg:x="12.873cm" svg:y="7.3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96cm" svg:height="0.01cm" svg:x="12.432cm" svg:y="7.875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7cm" svg:height="0.054cm" svg:x="12.617cm" svg:y="7.854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cm" svg:height="0.02cm" draw:transform="rotate (1.5707963267949) translate (12.413cm 7.88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96cm" svg:height="0.013cm" svg:x="12.432cm" svg:y="7.978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7cm" svg:height="0.053cm" svg:x="12.617cm" svg:y="7.957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3cm" svg:height="0.02cm" draw:transform="rotate (1.5707963267949) translate (12.413cm 7.99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268" draw:text-style-name="P55" draw:layer="layout" svg:width="9.987cm" svg:height="1.852cm" svg:x="2.878cm" svg:y="6.27cm">
          <draw:text-box>
            <text:p text:style-name="P12"><text:span text:style-name="T12">Poignée intérieure et extérieure (double béquillage), <text:s text:c="5"/>battement élargi</text:span></text:p>
          </draw:text-box>
        </draw:frame>
        <draw:custom-shape draw:style-name="gr261" draw:text-style-name="P11" draw:layer="layout" svg:width="0.252cm" svg:height="0.49cm" svg:x="7.285cm" svg:y="7.921cm">
          <text:p/>
          <draw:enhanced-geometry svg:viewBox="0 0 21600 21600" draw:mirror-horizontal="false" draw:mirror-vertical="false" draw:type="rectangle" draw:enhanced-path="M 0 0 L 21600 0 21600 21600 0 21600 0 0 Z N"/>
        </draw:custom-shape>
        <draw:custom-shape draw:style-name="gr240" draw:text-style-name="P13" draw:layer="layout" svg:width="0.439cm" svg:height="0.502cm" svg:x="7.586cm" svg:y="7.909cm">
          <text:p/>
          <draw:enhanced-geometry svg:viewBox="0 0 21600 21600" draw:mirror-horizontal="false" draw:mirror-vertical="false" draw:type="rectangle" draw:enhanced-path="M 0 0 L 21600 0 21600 21600 0 21600 0 0 Z N"/>
        </draw:custom-shape>
        <draw:custom-shape draw:style-name="gr261" draw:text-style-name="P11" draw:layer="layout" svg:width="0.469cm" svg:height="0.49cm" svg:x="7.549cm" svg:y="7.921cm">
          <text:p/>
          <draw:enhanced-geometry svg:viewBox="0 0 21600 21600" draw:mirror-horizontal="false" draw:mirror-vertical="false" draw:type="rectangle" draw:enhanced-path="M 0 0 L 21600 0 21600 21600 0 21600 0 0 Z N"/>
        </draw:custom-shape>
        <draw:custom-shape draw:style-name="gr269" draw:text-style-name="P12" draw:layer="layout" svg:width="4.089cm" svg:height="0.304cm" svg:x="3.318cm" svg:y="8.039cm">
          <text:p/>
          <draw:enhanced-geometry svg:viewBox="0 0 21600 21600" draw:mirror-horizontal="false" draw:mirror-vertical="false" draw:type="rectangle" draw:enhanced-path="M 0 0 L 21600 0 21600 21600 0 21600 0 0 Z N"/>
        </draw:custom-shape>
        <draw:custom-shape draw:style-name="gr270" draw:text-style-name="P13" draw:layer="layout" svg:width="4.089cm" svg:height="0.185cm" svg:x="3.318cm" svg:y="8.098cm">
          <text:p/>
          <draw:enhanced-geometry svg:viewBox="0 0 21600 21600" draw:mirror-horizontal="false" draw:mirror-vertical="false" draw:type="rectangle" draw:enhanced-path="M 0 0 L 21600 0 21600 21600 0 21600 0 0 Z N"/>
        </draw:custom-shape>
        <draw:custom-shape draw:style-name="gr56" draw:text-style-name="P13" draw:layer="layout" svg:width="0.134cm" svg:height="0.133cm" svg:x="7.537cm" svg:y="7.919cm">
          <text:p/>
          <draw:enhanced-geometry svg:viewBox="0 0 21600 21600" draw:mirror-horizontal="false" draw:mirror-vertical="false" draw:type="rectangle" draw:enhanced-path="M 0 0 L 21600 0 21600 21600 0 21600 0 0 Z N"/>
        </draw:custom-shape>
        <draw:custom-shape draw:style-name="gr95" draw:text-style-name="P11" draw:layer="layout" svg:width="0.129cm" svg:height="0.118cm" svg:x="7.53cm" svg:y="7.921cm">
          <text:p/>
          <draw:enhanced-geometry svg:viewBox="0 0 21600 21600" draw:mirror-horizontal="false" draw:mirror-vertical="false" draw:type="rectangle" draw:enhanced-path="M 0 0 L 21600 0 21600 21600 0 21600 0 0 Z N"/>
        </draw:custom-shape>
        <draw:measure draw:style-name="gr271" draw:text-style-name="P56" draw:layer="layout" svg:x1="7.285cm" svg:y1="7.977cm" svg:x2="8.018cm" svg:y2="7.977cm">
          <text:p text:style-name="P56"/>
          <text:p text:style-name="P56"><text:span text:style-name="T15"/></text:p>
        </draw:measure>
        <draw:custom-shape draw:style-name="gr96" draw:text-style-name="P11" draw:layer="layout" svg:width="0.061cm" svg:height="0.112cm" svg:x="7.503cm" svg:y="7.927cm">
          <text:p/>
          <draw:enhanced-geometry svg:viewBox="0 0 21600 21600" draw:mirror-horizontal="false" draw:mirror-vertical="false" draw:type="rectangle" draw:enhanced-path="M 0 0 L 21600 0 21600 21600 0 21600 0 0 Z N"/>
        </draw:custom-shape>
        <draw:g>
          <draw:custom-shape draw:style-name="gr12" draw:text-style-name="P8" xml:id="id3" draw:id="id3" draw:layer="layout" svg:width="0.083cm" svg:height="0.122cm" draw:transform="rotate (1.5707963267949) translate (7.739cm 8.494cm)">
            <text:p/>
            <draw:enhanced-geometry svg:viewBox="0 0 21600 21600" draw:mirror-horizontal="false" draw:mirror-vertical="false" draw:type="rectangle" draw:enhanced-path="M 0 0 L 21600 0 21600 21600 0 21600 0 0 Z N"/>
          </draw:custom-shape>
          <draw:custom-shape draw:style-name="gr272" draw:text-style-name="P8" draw:layer="layout" svg:width="0.062cm" svg:height="0.603cm" draw:transform="rotate (1.5707963267949) translate (7.739cm 8.557cm)">
            <text:p/>
            <draw:enhanced-geometry svg:viewBox="0 0 21600 21600" draw:type="rectangle" draw:enhanced-path="M 0 0 L 21600 0 21600 21600 0 21600 0 0 Z N"/>
          </draw:custom-shape>
          <draw:custom-shape draw:style-name="gr12" draw:text-style-name="P8" xml:id="id2" draw:id="id2" draw:layer="layout" svg:width="0.085cm" svg:height="0.122cm" draw:transform="rotate (1.5707963267949) translate (7.739cm 7.9cm)">
            <text:p/>
            <draw:enhanced-geometry svg:viewBox="0 0 21600 21600" draw:mirror-horizontal="false" draw:mirror-vertical="true" draw:type="rectangle" draw:enhanced-path="M 0 0 L 21600 0 21600 21600 0 21600 0 0 Z N"/>
          </draw:custom-shape>
          <draw:custom-shape draw:style-name="gr272" draw:text-style-name="P8" draw:layer="layout" svg:width="0.061cm" svg:height="0.603cm" draw:transform="rotate (1.5707963267949) translate (7.739cm 7.814cm)">
            <text:p/>
            <draw:enhanced-geometry svg:viewBox="0 0 21600 21600" draw:mirror-vertical="true" draw:type="rectangle" draw:enhanced-path="M 0 0 L 21600 0 21600 21600 0 21600 0 0 Z N"/>
          </draw:custom-shape>
          <draw:connector draw:style-name="gr82" draw:text-style-name="P5" draw:layer="layout" draw:type="line" svg:x1="7.8cm" svg:y1="7.901cm" svg:x2="7.8cm" svg:y2="8.411cm" draw:start-shape="id2" draw:start-glue-point="3" draw:end-shape="id3" draw:end-glue-point="1" svg:d="M7800 7901v510" svg:viewBox="0 0 1 511">
            <text:p/>
          </draw:connector>
        </draw:g>
        <draw:frame draw:style-name="gr273" draw:text-style-name="P57" draw:layer="layout" svg:width="5.1cm" svg:height="1.979cm" svg:x="7.8cm" svg:y="1.211cm">
          <draw:text-box>
            <text:p text:style-name="P41"><text:span text:style-name="T12">Poignée de tirage</text:span></text:p>
            <text:p text:style-name="P41"><text:span text:style-name="T12">(pas disponible chez</text:span></text:p>
            <text:p text:style-name="P41"><text:span text:style-name="T12"><text:s text:c="3"/></text:span><text:span text:style-name="T12">tous les fournisseurs)</text:span></text:p>
          </draw:text-box>
        </draw:frame>
        <draw:line draw:style-name="gr76" draw:text-style-name="P5" draw:layer="layout" svg:x1="7.956cm" svg:y1="2.809cm" svg:x2="8.25cm" svg:y2="2.321cm">
          <text:p/>
        </draw:line>
        <draw:frame draw:style-name="gr274" draw:text-style-name="P57" draw:layer="layout" svg:width="13.062cm" svg:height="2.249cm" svg:x="1.182cm" svg:y="4.083cm">
          <draw:text-box>
            <text:p text:style-name="P41"><text:span text:style-name="T12">Une poignée de tirage est accompagnée d’un système de loqueteau à ressort (a bille ou a galet) maintenant la porte fermée sans verrouillage (s’il n’y a pas trop de vent) souvent désigné par le nom de son principal fournisseur : Schnäpper.</text:span></text:p>
          </draw:text-box>
        </draw:frame>
        <draw:g>
          <draw:custom-shape draw:style-name="gr19" draw:text-style-name="P14" draw:layer="layout" svg:width="0.123cm" svg:height="0.122cm" svg:x="2.831cm" svg:y="3.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47cm" svg:height="0.049cm" svg:x="2.869cm" svg:y="3.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14" draw:layer="layout" svg:width="0.123cm" svg:height="0.122cm" svg:x="2.832cm" svg:y="8.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48cm" svg:height="0.048cm" svg:x="2.87cm" svg:y="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75" draw:text-style-name="P2" draw:layer="layout" svg:width="0.488cm" svg:height="0.486cm" svg:x="12.106cm" svg:y="7.735cm">
            <text:p/>
            <draw:enhanced-geometry svg:viewBox="0 0 21600 21600" draw:mirror-horizontal="true" draw:type="rectangle" draw:enhanced-path="M 0 0 L 21600 0 21600 21600 0 21600 0 0 Z N"/>
          </draw:custom-shape>
          <draw:custom-shape draw:style-name="gr3" draw:text-style-name="P3" draw:layer="layout" svg:width="0.242cm" svg:height="0.059cm" svg:x="12.353cm" svg:y="7.676cm">
            <text:p/>
            <draw:enhanced-geometry svg:viewBox="0 0 21600 21600" draw:mirror-horizont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183cm" svg:height="0.06cm" svg:x="12.526cm" svg:y="8.161cm">
            <text:p/>
            <draw:enhanced-geometry svg:viewBox="0 0 21600 21600" draw:mirror-horizontal="true" draw:type="rectangle" draw:enhanced-path="M 0 0 L 21600 0 21600 21600 0 21600 0 0 Z N"/>
          </draw:custom-shape>
          <draw:custom-shape draw:style-name="gr247" draw:text-style-name="P13" draw:layer="layout" svg:width="0.501cm" svg:height="0.502cm" svg:x="11.862cm" svg:y="7.903cm">
            <text:p/>
            <draw:enhanced-geometry svg:viewBox="0 0 21600 21600" draw:mirror-horizontal="false" draw:mirror-vertical="false" draw:type="rectangle" draw:enhanced-path="M 0 0 L 21600 0 21600 21600 0 21600 0 0 Z N"/>
          </draw:custom-shape>
          <draw:custom-shape draw:style-name="gr276" draw:text-style-name="P11" draw:layer="layout" svg:width="0.49cm" svg:height="0.489cm" svg:x="11.861cm" svg:y="7.918cm">
            <text:p/>
            <draw:enhanced-geometry svg:viewBox="0 0 21600 21600" draw:mirror-horizontal="true" draw:mirror-vertical="false" draw:type="rectangle" draw:enhanced-path="M 0 0 L 21600 0 21600 21600 0 21600 0 0 Z N"/>
          </draw:custom-shape>
          <draw:g>
            <draw:custom-shape draw:style-name="gr19" draw:text-style-name="P14" draw:layer="layout" svg:width="0.122cm" svg:height="0.122cm" svg:x="12.355cm" svg:y="8.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48cm" svg:height="0.048cm" svg:x="12.391cm" svg:y="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77" draw:text-style-name="P12" draw:layer="layout" svg:width="4.088cm" svg:height="0.304cm" svg:x="7.896cm" svg:y="8.039cm">
          <text:p/>
          <draw:enhanced-geometry svg:viewBox="0 0 21600 21600" draw:mirror-horizontal="false" draw:mirror-vertical="false" draw:type="rectangle" draw:enhanced-path="M 0 0 L 21600 0 21600 21600 0 21600 0 0 Z N"/>
        </draw:custom-shape>
        <draw:custom-shape draw:style-name="gr278" draw:text-style-name="P13" draw:layer="layout" svg:width="4.088cm" svg:height="0.185cm" svg:x="7.896cm" svg:y="8.098cm">
          <text:p/>
          <draw:enhanced-geometry svg:viewBox="0 0 21600 21600" draw:type="rectangle" draw:enhanced-path="M 0 0 L 21600 0 21600 21600 0 21600 0 0 Z N"/>
        </draw:custom-shape>
        <draw:frame draw:style-name="gr279" draw:text-style-name="P45" draw:layer="layout" svg:width="5.893cm" svg:height="0.699cm" svg:x="3.05cm" svg:y="8.5cm">
          <draw:text-box>
            <text:p><text:span text:style-name="T12">Canon de serrure standard</text:span></text:p>
          </draw:text-box>
        </draw:frame>
        <draw:frame draw:style-name="gr280" draw:text-style-name="P45" draw:layer="layout" svg:width="6.87cm" svg:height="0.741cm" svg:x="2.647cm" svg:y="3.46cm">
          <draw:text-box>
            <text:p><text:span text:style-name="T12">Serrure en option (spécifique)</text:span></text:p>
          </draw:text-box>
        </draw:frame>
        <draw:custom-shape draw:style-name="gr281" draw:text-style-name="P5" draw:layer="layout" svg:width="13.303cm" svg:height="8.099cm" svg:x="1.1cm" svg:y="1.1cm">
          <text:p/>
          <draw:enhanced-geometry svg:viewBox="0 0 21600 21600" draw:type="rectangle" draw:enhanced-path="M 0 0 L 21600 0 21600 21600 0 21600 0 0 Z N"/>
        </draw:custom-shape>
      </draw:page>
      <draw:page draw:name="page6" draw:style-name="dp1" draw:master-page-name="Standard">
        <office:forms form:automatic-focus="false" form:apply-design-mode="false"/>
        <draw:custom-shape draw:style-name="gr282" draw:text-style-name="P4" draw:layer="layout" svg:width="1.394cm" svg:height="1.514cm" svg:x="1.453cm" svg:y="1.649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 draw:text-style-name="P5" draw:layer="layout" svg:x1="2.847cm" svg:y1="1.649cm" svg:x2="9.239cm" svg:y2="1.649cm">
          <text:p/>
        </draw:line>
        <draw:line draw:style-name="gr7" draw:text-style-name="P5" draw:layer="layout" svg:x1="2.846cm" svg:y1="3.043cm" svg:x2="9.238cm" svg:y2="3.043cm">
          <text:p/>
        </draw:line>
        <draw:g>
          <draw:custom-shape draw:style-name="gr283" draw:text-style-name="P2" draw:layer="layout" svg:width="0.466cm" svg:height="0.465cm" svg:x="2.614cm" svg:y="2.752cm">
            <text:p/>
            <draw:enhanced-geometry svg:viewBox="0 0 21600 21600" draw:type="rectangle" draw:enhanced-path="M 0 0 L 21600 0 21600 21600 0 21600 0 0 Z N"/>
          </draw:custom-shape>
          <draw:custom-shape draw:style-name="gr284" draw:text-style-name="P13" draw:layer="layout" svg:width="0.477cm" svg:height="0.477cm" svg:x="2.835cm" svg:y="2.916cm">
            <text:p/>
            <draw:enhanced-geometry svg:viewBox="0 0 21600 21600" draw:mirror-horizontal="false" draw:mirror-vertical="false" draw:type="rectangle" draw:enhanced-path="M 0 0 L 21600 0 21600 21600 0 21600 0 0 Z N"/>
          </draw:custom-shape>
          <draw:custom-shape draw:style-name="gr285" draw:text-style-name="P11" draw:layer="layout" svg:width="0.465cm" svg:height="0.465cm" svg:x="2.847cm" svg:y="2.928cm">
            <text:p/>
            <draw:enhanced-geometry svg:viewBox="0 0 21600 21600" draw:mirror-horizontal="false" draw:mirror-vertical="false" draw:type="rectangle" draw:enhanced-path="M 0 0 L 21600 0 21600 21600 0 21600 0 0 Z N"/>
          </draw:custom-shape>
          <draw:custom-shape draw:style-name="gr286" draw:text-style-name="P58" draw:layer="layout" svg:width="0.695cm" svg:height="0.114cm" svg:x="2.614cm" svg:y="2.637cm">
            <text:p/>
            <draw:enhanced-geometry svg:viewBox="0 0 21600 21600" draw:type="rectangle" draw:enhanced-path="M 0 0 L 21600 0 21600 21600 0 21600 0 0 Z N"/>
          </draw:custom-shape>
        </draw:g>
        <draw:g>
          <draw:custom-shape draw:style-name="gr12" draw:text-style-name="P8" draw:layer="layout" svg:width="0.297cm" svg:height="0.022cm" svg:x="2.321cm" svg:y="3.029cm">
            <text:p/>
            <draw:enhanced-geometry svg:viewBox="0 0 21600 21600" draw:mirror-horizontal="false" draw:type="rectangle" draw:enhanced-path="M 0 0 L 21600 0 21600 21600 0 21600 0 0 Z N"/>
          </draw:custom-shape>
          <draw:custom-shape draw:style-name="gr12" draw:text-style-name="P8" draw:layer="layout" svg:width="0.132cm" svg:height="0.023cm" draw:transform="rotate (1.5707963267949) translate (2.595cm 3.161cm)">
            <text:p/>
            <draw:enhanced-geometry svg:viewBox="0 0 21600 21600" draw:mirror-horizontal="false" draw:type="rectangle" draw:enhanced-path="M 0 0 L 21600 0 21600 21600 0 21600 0 0 Z N"/>
          </draw:custom-shape>
          <draw:g>
            <draw:custom-shape draw:style-name="gr13" draw:text-style-name="P3" draw:layer="layout" svg:width="0.188cm" svg:height="0.012cm" svg:x="2.535cm" svg:y="3.109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9cm" svg:height="0.05cm" svg:x="2.52cm" svg:y="3.091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2cm" svg:height="0.018cm" draw:transform="rotate (1.5707963267949) translate (2.768cm 3.12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87" draw:text-style-name="P12" draw:layer="layout" svg:width="5.695cm" svg:height="0.29cm" svg:x="3.194cm" svg:y="3.044cm">
          <text:p/>
          <draw:enhanced-geometry svg:viewBox="0 0 21600 21600" draw:type="rectangle" draw:enhanced-path="M 0 0 L 21600 0 21600 21600 0 21600 0 0 Z N"/>
        </draw:custom-shape>
        <draw:custom-shape draw:style-name="gr288" draw:text-style-name="P13" draw:layer="layout" svg:width="5.695cm" svg:height="0.174cm" svg:x="3.194cm" svg:y="3.102cm">
          <text:p/>
          <draw:enhanced-geometry svg:viewBox="0 0 21600 21600" draw:type="rectangle" draw:enhanced-path="M 0 0 L 21600 0 21600 21600 0 21600 0 0 Z N"/>
        </draw:custom-shape>
        <draw:custom-shape draw:style-name="gr289" draw:text-style-name="P13" draw:layer="layout" svg:width="6.101cm" svg:height="2.441cm" svg:x="3.657cm" svg:y="1.175cm">
          <text:p/>
          <draw:enhanced-geometry svg:viewBox="0 0 21600 21600" draw:mirror-vertical="true" draw:glue-points="?f6 0 10800 ?f8 ?f11 10800 ?f9 21600 10800 ?f10 ?f5 10800" draw:text-areas="?f3 ?f3 ?f4 ?f4" draw:type="parallelogram" draw:modifiers="3393.639306798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290" draw:text-style-name="P24" draw:layer="layout" svg:width="8.541cm" svg:height="1.157cm" svg:x="3.891cm" svg:y="1.302cm">
          <draw:text-box>
            <text:p text:style-name="P12"><text:span text:style-name="T16">Pose traditionnelle</text:span></text:p>
            <text:p text:style-name="P12"><text:span text:style-name="T14">avec volets pliants acier <text:s/>(‘persiennes’)</text:span></text:p>
          </draw:text-box>
        </draw:frame>
        <draw:g>
          <draw:custom-shape draw:style-name="gr291" draw:text-style-name="P59" draw:layer="layout" svg:width="0.055cm" svg:height="0.87cm" svg:x="3.257cm" svg:y="1.708cm">
            <text:p/>
            <draw:enhanced-geometry svg:viewBox="0 0 21600 21600" draw:type="rectangle" draw:enhanced-path="M 0 0 L 21600 0 21600 21600 0 21600 0 0 Z N"/>
          </draw:custom-shape>
          <draw:custom-shape draw:style-name="gr291" draw:text-style-name="P59" draw:layer="layout" svg:width="0.054cm" svg:height="0.87cm" svg:x="2.909cm" svg:y="1.708cm">
            <text:p/>
            <draw:enhanced-geometry svg:viewBox="0 0 21600 21600" draw:type="rectangle" draw:enhanced-path="M 0 0 L 21600 0 21600 21600 0 21600 0 0 Z N"/>
          </draw:custom-shape>
          <draw:custom-shape draw:style-name="gr292" draw:text-style-name="P59" draw:layer="layout" svg:width="0.056cm" svg:height="0.754cm" svg:x="3.024cm" svg:y="1.766cm">
            <text:p/>
            <draw:enhanced-geometry svg:viewBox="0 0 21600 21600" draw:type="rectangle" draw:enhanced-path="M 0 0 L 21600 0 21600 21600 0 21600 0 0 Z N"/>
          </draw:custom-shape>
          <draw:custom-shape draw:style-name="gr293" draw:text-style-name="P59" draw:layer="layout" svg:width="0.054cm" svg:height="0.812cm" svg:x="3.141cm" svg:y="1.766cm">
            <text:p/>
            <draw:enhanced-geometry svg:viewBox="0 0 21600 21600" draw:type="rectangle" draw:enhanced-path="M 0 0 L 21600 0 21600 21600 0 21600 0 0 Z N"/>
          </draw:custom-shape>
          <draw:line draw:style-name="gr294" draw:text-style-name="P5" draw:layer="layout" svg:x1="2.908cm" svg:y1="1.707cm" svg:x2="3.075cm" svg:y2="1.707cm">
            <text:p/>
          </draw:line>
          <draw:line draw:style-name="gr294" draw:text-style-name="P5" draw:layer="layout" svg:x1="3.312cm" svg:y1="1.707cm" svg:x2="3.134cm" svg:y2="1.707cm">
            <text:p/>
          </draw:line>
          <draw:g>
            <draw:custom-shape draw:style-name="gr19" draw:text-style-name="P14" draw:layer="layout" svg:width="0.058cm" svg:height="0.058cm" svg:x="3.076cm" svg:y="1.6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24cm" svg:height="0.024cm" svg:x="3.093cm" svg:y="1.6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94" draw:text-style-name="P5" draw:layer="layout" svg:x1="2.908cm" svg:y1="2.579cm" svg:x2="3.195cm" svg:y2="2.579cm">
            <text:p/>
          </draw:line>
          <draw:g>
            <draw:custom-shape draw:style-name="gr19" draw:text-style-name="P14" draw:layer="layout" svg:width="0.059cm" svg:height="0.058cm" svg:x="3.017cm" svg:y="2.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23cm" svg:height="0.024cm" svg:x="3.035cm" svg:y="2.5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94" draw:text-style-name="P5" draw:layer="layout" svg:x1="3.025cm" svg:y1="1.765cm" svg:x2="3.195cm" svg:y2="1.765cm">
            <text:p/>
          </draw:line>
          <draw:g>
            <draw:custom-shape draw:style-name="gr19" draw:text-style-name="P14" draw:layer="layout" svg:width="0.058cm" svg:height="0.058cm" svg:x="3.076cm" svg:y="1.7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24cm" svg:height="0.023cm" svg:x="3.093cm" svg:y="1.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14" draw:layer="layout" svg:width="0.059cm" svg:height="0.059cm" svg:x="3.285cm" svg:y="2.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23cm" svg:height="0.022cm" svg:x="3.302cm" svg:y="2.5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94" draw:text-style-name="P5" draw:layer="layout" svg:x1="3.308cm" svg:y1="2.752cm" svg:x2="3.308cm" svg:y2="2.637cm">
            <text:p/>
          </draw:line>
          <draw:line draw:style-name="gr294" draw:text-style-name="P5" draw:layer="layout" svg:x1="3.308cm" svg:y1="2.579cm" svg:x2="3.308cm" svg:y2="2.464cm">
            <text:p/>
          </draw:line>
        </draw:g>
        <draw:frame draw:style-name="gr295" draw:text-style-name="P45" draw:layer="layout" svg:width="5.055cm" svg:height="0.793cm" svg:x="3.773cm" svg:y="2.405cm">
          <draw:text-box>
            <text:p><text:span text:style-name="T12">Tapée de volet bois</text:span></text:p>
          </draw:text-box>
        </draw:frame>
        <draw:line draw:style-name="gr7" draw:text-style-name="P5" draw:layer="layout" svg:x1="3.312cm" svg:y1="2.695cm" svg:x2="4.009cm" svg:y2="2.718cm">
          <text:p/>
        </draw:line>
        <draw:g>
          <draw:custom-shape draw:style-name="gr296" draw:text-style-name="P2" draw:layer="layout" svg:width="0.466cm" svg:height="0.463cm" svg:x="2.613cm" svg:y="5.429cm">
            <text:p/>
            <draw:enhanced-geometry svg:viewBox="0 0 21600 21600" draw:type="rectangle" draw:enhanced-path="M 0 0 L 21600 0 21600 21600 0 21600 0 0 Z N"/>
          </draw:custom-shape>
          <draw:custom-shape draw:style-name="gr3" draw:text-style-name="P3" draw:layer="layout" svg:width="0.232cm" svg:height="0.059cm" svg:x="2.612cm" svg:y="5.3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7" draw:text-style-name="P11" draw:layer="layout" svg:width="0.465cm" svg:height="0.464cm" svg:x="2.846cm" svg:y="5.603cm">
            <text:p/>
            <draw:enhanced-geometry svg:viewBox="0 0 21600 21600" draw:mirror-horizontal="false" draw:mirror-vertical="false" draw:type="rectangle" draw:enhanced-path="M 0 0 L 21600 0 21600 21600 0 21600 0 0 Z N"/>
          </draw:custom-shape>
          <draw:custom-shape draw:style-name="gr4" draw:text-style-name="P2" draw:layer="layout" svg:width="0.174cm" svg:height="0.058cm" svg:x="2.495cm" svg:y="5.834cm">
            <text:p/>
            <draw:enhanced-geometry svg:viewBox="0 0 21600 21600" draw:type="rectangle" draw:enhanced-path="M 0 0 L 21600 0 21600 21600 0 21600 0 0 Z N"/>
          </draw:custom-shape>
        </draw:g>
        <draw:custom-shape draw:style-name="gr298" draw:text-style-name="P4" draw:layer="layout" svg:width="1.395cm" svg:height="1.162cm" svg:x="1.451cm" svg:y="4.208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 draw:text-style-name="P5" draw:layer="layout" svg:x1="2.846cm" svg:y1="4.208cm" svg:x2="9.238cm" svg:y2="4.208cm">
          <text:p/>
        </draw:line>
        <draw:custom-shape draw:style-name="gr299" draw:text-style-name="P6" draw:layer="layout" svg:width="1.162cm" svg:height="0.057cm" svg:x="1.45cm" svg:y="5.777cm">
          <text:p/>
          <draw:enhanced-geometry svg:viewBox="0 0 21600 21600" draw:type="rectangle" draw:enhanced-path="M 0 0 L 21600 0 21600 21600 0 21600 0 0 Z N"/>
        </draw:custom-shape>
        <draw:custom-shape draw:style-name="gr300" draw:text-style-name="P7" draw:layer="layout" svg:width="1.104cm" svg:height="0.349cm" svg:x="1.45cm" svg:y="5.428cm">
          <text:p/>
          <draw:enhanced-geometry svg:viewBox="0 0 21600 21600" draw:type="rectangle" draw:enhanced-path="M 0 0 L 21600 0 21600 21600 0 21600 0 0 Z N"/>
        </draw:custom-shape>
        <draw:line draw:style-name="gr7" draw:text-style-name="P5" draw:layer="layout" svg:x1="2.844cm" svg:y1="5.369cm" svg:x2="9.236cm" svg:y2="5.369cm">
          <text:p/>
        </draw:line>
        <draw:custom-shape draw:style-name="gr301" draw:text-style-name="P12" draw:layer="layout" svg:width="5.695cm" svg:height="0.291cm" svg:x="3.193cm" svg:y="5.719cm">
          <text:p/>
          <draw:enhanced-geometry svg:viewBox="0 0 21600 21600" draw:type="rectangle" draw:enhanced-path="M 0 0 L 21600 0 21600 21600 0 21600 0 0 Z N"/>
        </draw:custom-shape>
        <draw:custom-shape draw:style-name="gr288" draw:text-style-name="P13" draw:layer="layout" svg:width="5.695cm" svg:height="0.174cm" svg:x="3.193cm" svg:y="5.778cm">
          <text:p/>
          <draw:enhanced-geometry svg:viewBox="0 0 21600 21600" draw:type="rectangle" draw:enhanced-path="M 0 0 L 21600 0 21600 21600 0 21600 0 0 Z N"/>
        </draw:custom-shape>
        <draw:g>
          <draw:custom-shape draw:style-name="gr12" draw:text-style-name="P8" draw:layer="layout" svg:width="0.291cm" svg:height="0.024cm" svg:x="2.199cm" svg:y="5.369cm">
            <text:p/>
            <draw:enhanced-geometry svg:viewBox="0 0 21600 21600" draw:type="rectangle" draw:enhanced-path="M 0 0 L 21600 0 21600 21600 0 21600 0 0 Z N"/>
          </draw:custom-shape>
          <draw:custom-shape draw:style-name="gr12" draw:text-style-name="P8" draw:layer="layout" svg:width="0.226cm" svg:height="0.023cm" draw:transform="rotate (1.5707963267949) translate (2.59cm 5.718cm)">
            <text:p/>
            <draw:enhanced-geometry svg:viewBox="0 0 21600 21600" draw:type="rectangle" draw:enhanced-path="M 0 0 L 21600 0 21600 21600 0 21600 0 0 Z N"/>
          </draw:custom-shape>
          <draw:custom-shape draw:style-name="gr12" draw:text-style-name="P8" draw:layer="layout" svg:width="0.174cm" svg:height="0.024cm" draw:transform="rotate (-0.785398163397448) translate (2.49cm 5.369cm)">
            <text:p/>
            <draw:enhanced-geometry svg:viewBox="0 0 21600 21600" draw:type="rectangle" draw:enhanced-path="M 0 0 L 21600 0 21600 21600 0 21600 0 0 Z N"/>
          </draw:custom-shape>
          <draw:g>
            <draw:custom-shape draw:style-name="gr13" draw:text-style-name="P3" draw:layer="layout" svg:width="0.349cm" svg:height="0.023cm" draw:transform="rotate (-1.5707963267949) translate (2.336cm 5.067cm)">
              <text:p/>
              <draw:enhanced-geometry svg:viewBox="0 0 21600 21600" draw:mirror-horizontal="true" draw:mirror-vertical="false" draw:type="rectangle" draw:enhanced-path="M 0 0 L 21600 0 21600 21600 0 21600 0 0 Z N"/>
            </draw:custom-shape>
            <draw:custom-shape draw:style-name="gr13" draw:text-style-name="P3" draw:layer="layout" svg:width="0.031cm" svg:height="0.093cm" draw:transform="rotate (-1.5707963267949) translate (2.371cm 5.395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23cm" svg:height="0.035cm" svg:x="2.313cm" svg:y="5.03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88cm" svg:height="0.012cm" svg:x="2.53cm" svg:y="5.567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8cm" svg:height="0.051cm" svg:x="2.525cm" svg:y="5.547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2cm" svg:height="0.019cm" draw:transform="rotate (1.5707963267949) translate (2.754cm 5.57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3" draw:text-style-name="P3" draw:layer="layout" svg:width="0.188cm" svg:height="0.012cm" svg:x="2.53cm" svg:y="5.664cm">
              <text:p/>
              <draw:enhanced-geometry svg:viewBox="0 0 21600 21600" draw:mirror-horizontal="true" draw:mirror-vertical="false" draw:type="rectangle" draw:enhanced-path="M 0 0 L 21600 0 21600 21600 0 21600 0 0 Z N"/>
            </draw:custom-shape>
            <draw:custom-shape draw:style-name="gr13" draw:text-style-name="P3" draw:layer="layout" svg:width="0.018cm" svg:height="0.051cm" svg:x="2.525cm" svg:y="5.645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2cm" svg:height="0.019cm" draw:transform="rotate (1.5707963267949) translate (2.754cm 5.67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02" draw:text-style-name="P13" draw:layer="layout" svg:width="6.45cm" svg:height="2.441cm" svg:x="3.367cm" svg:y="3.964cm">
          <text:p/>
          <draw:enhanced-geometry svg:viewBox="0 0 21600 21600" draw:mirror-vertical="true" draw:glue-points="?f6 0 10800 ?f8 ?f11 10800 ?f9 21600 10800 ?f10 ?f5 10800" draw:text-areas="?f3 ?f3 ?f4 ?f4" draw:type="parallelogram" draw:modifiers="2016"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303" draw:text-style-name="P23" draw:layer="layout" svg:width="6.505cm" svg:height="1.798cm" svg:x="4.009cm" svg:y="3.858cm">
          <draw:text-box>
            <text:p text:style-name="P12"><text:span text:style-name="T7">Pose de volets pliants acier </text:span></text:p>
            <text:p text:style-name="P12"><text:span text:style-name="T7">sur tapées acier</text:span></text:p>
            <text:p text:style-name="P12"><text:span text:style-name="T17"/></text:p>
          </draw:text-box>
        </draw:frame>
        <draw:g>
          <draw:custom-shape draw:style-name="gr304" draw:text-style-name="P59" draw:layer="layout" svg:width="0.054cm" svg:height="0.924cm" svg:x="3.251cm" svg:y="4.276cm">
            <text:p/>
            <draw:enhanced-geometry svg:viewBox="0 0 21600 21600" draw:type="rectangle" draw:enhanced-path="M 0 0 L 21600 0 21600 21600 0 21600 0 0 Z N"/>
          </draw:custom-shape>
          <draw:custom-shape draw:style-name="gr305" draw:text-style-name="P59" draw:layer="layout" svg:width="0.055cm" svg:height="0.871cm" svg:x="2.901cm" svg:y="4.276cm">
            <text:p/>
            <draw:enhanced-geometry svg:viewBox="0 0 21600 21600" draw:type="rectangle" draw:enhanced-path="M 0 0 L 21600 0 21600 21600 0 21600 0 0 Z N"/>
          </draw:custom-shape>
          <draw:custom-shape draw:style-name="gr306" draw:text-style-name="P59" draw:layer="layout" svg:width="0.056cm" svg:height="0.755cm" svg:x="3.017cm" svg:y="4.334cm">
            <text:p/>
            <draw:enhanced-geometry svg:viewBox="0 0 21600 21600" draw:type="rectangle" draw:enhanced-path="M 0 0 L 21600 0 21600 21600 0 21600 0 0 Z N"/>
          </draw:custom-shape>
          <draw:custom-shape draw:style-name="gr307" draw:text-style-name="P59" draw:layer="layout" svg:width="0.054cm" svg:height="0.813cm" svg:x="3.134cm" svg:y="4.334cm">
            <text:p/>
            <draw:enhanced-geometry svg:viewBox="0 0 21600 21600" draw:type="rectangle" draw:enhanced-path="M 0 0 L 21600 0 21600 21600 0 21600 0 0 Z N"/>
          </draw:custom-shape>
          <draw:line draw:style-name="gr294" draw:text-style-name="P5" draw:layer="layout" svg:x1="2.901cm" svg:y1="4.276cm" svg:x2="3.068cm" svg:y2="4.276cm">
            <text:p/>
          </draw:line>
          <draw:line draw:style-name="gr294" draw:text-style-name="P5" draw:layer="layout" svg:x1="3.305cm" svg:y1="4.276cm" svg:x2="3.127cm" svg:y2="4.276cm">
            <text:p/>
          </draw:line>
          <draw:g>
            <draw:custom-shape draw:style-name="gr19" draw:text-style-name="P14" draw:layer="layout" svg:width="0.059cm" svg:height="0.058cm" svg:x="3.068cm" svg:y="4.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23cm" svg:height="0.024cm" svg:x="3.086cm" svg:y="4.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94" draw:text-style-name="P5" draw:layer="layout" svg:x1="2.901cm" svg:y1="5.147cm" svg:x2="3.188cm" svg:y2="5.147cm">
            <text:p/>
          </draw:line>
          <draw:g>
            <draw:custom-shape draw:style-name="gr19" draw:text-style-name="P14" draw:layer="layout" svg:width="0.057cm" svg:height="0.058cm" svg:x="3.011cm" svg:y="5.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24cm" svg:height="0.024cm" svg:x="3.027cm" svg:y="5.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94" draw:text-style-name="P5" draw:layer="layout" svg:x1="3.018cm" svg:y1="4.334cm" svg:x2="3.188cm" svg:y2="4.334cm">
            <text:p/>
          </draw:line>
          <draw:g>
            <draw:custom-shape draw:style-name="gr19" draw:text-style-name="P14" draw:layer="layout" svg:width="0.059cm" svg:height="0.058cm" svg:x="3.068cm" svg:y="4.3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23cm" svg:height="0.023cm" svg:x="3.086cm" svg:y="4.3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94" draw:text-style-name="P5" draw:layer="layout" svg:x1="2.855cm" svg:y1="5.344cm" svg:x2="2.855cm" svg:y2="5.229cm">
            <text:p/>
          </draw:line>
          <draw:line draw:style-name="gr294" draw:text-style-name="P5" draw:layer="layout" svg:x1="3.306cm" svg:y1="5.198cm" svg:x2="3.306cm" svg:y2="5.083cm">
            <text:p/>
          </draw:line>
          <draw:line draw:style-name="gr294" draw:text-style-name="P5" draw:layer="layout" svg:x1="2.855cm" svg:y1="5.235cm" svg:x2="3.308cm" svg:y2="5.235cm">
            <text:p/>
          </draw:line>
          <draw:g>
            <draw:custom-shape draw:style-name="gr19" draw:text-style-name="P14" draw:layer="layout" svg:width="0.059cm" svg:height="0.058cm" svg:x="3.282cm" svg:y="5.1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4" draw:layer="layout" svg:width="0.023cm" svg:height="0.022cm" svg:x="3.3cm" svg:y="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3" draw:text-style-name="P3" draw:layer="layout" svg:width="0.187cm" svg:height="0.012cm" svg:x="2.689cm" svg:y="5.271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8cm" svg:height="0.051cm" svg:x="2.864cm" svg:y="5.252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2cm" svg:height="0.02cm" draw:transform="rotate (1.5707963267949) translate (2.668cm 5.2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08" draw:text-style-name="P45" draw:layer="layout" svg:width="5.191cm" svg:height="1.141cm" svg:x="3.889cm" svg:y="4.962cm">
          <draw:text-box>
            <text:p><text:span text:style-name="T12">Tapée de volet acier</text:span></text:p>
          </draw:text-box>
        </draw:frame>
        <draw:line draw:style-name="gr76" draw:text-style-name="P5" draw:layer="layout" svg:x1="2.968cm" svg:y1="5.233cm" svg:x2="4.063cm" svg:y2="5.348cm">
          <text:p/>
        </draw:line>
        <draw:frame draw:style-name="gr309" draw:text-style-name="P45" draw:layer="layout" svg:width="8.315cm" svg:height="2.411cm" svg:x="3.685cm" svg:y="5.656cm">
          <draw:text-box>
            <text:p><text:span text:style-name="T12">Attention à la résistance des ancrages de volet. Une distance minimum entre le dormant et la tapée est imposée.</text:span></text:p>
            <text:p><text:span text:style-name="T12">Attacher les tapées de volets sur des tapées d’isolation nécessite des précautions.</text:span></text:p>
          </draw:text-box>
        </draw:frame>
        <draw:frame draw:style-name="gr310" draw:text-style-name="P45" draw:layer="layout" svg:width="13.212cm" svg:height="1.583cm" svg:x="1.137cm" svg:y="8.018cm">
          <draw:text-box>
            <text:p><text:span text:style-name="T12">Le bas du volet doit généralement passer au dessus de la pièce d’appui de la fenêtre, attention à la hauteur du volet et à l’attache du verrouillage sur la pièce d’appui.</text:span></text:p>
          </draw:text-box>
        </draw:frame>
        <draw:frame draw:style-name="gr311" draw:text-style-name="P28" draw:layer="Copyright" svg:width="6.14cm" svg:height="0.582cm" svg:x="8.21cm" svg:y="9.555cm">
          <draw:text-box>
            <text:p><text:span text:style-name="T9">© Pierre ROUZEAU License CC <text:s/>BY-SA 3.0</text:span></text:p>
          </draw:text-box>
        </draw:frame>
        <draw:g>
          <draw:g>
            <draw:custom-shape draw:style-name="gr312" draw:text-style-name="P4" draw:layer="layout" svg:width="0.417cm" svg:height="1.732cm" draw:transform="rotate (-1.5707963267949) translate (13.292cm 6.63cm)">
              <text:p/>
              <draw:enhanced-geometry svg:viewBox="0 0 21600 21600" draw:glue-points="?f6 10800 10800 21600 ?f5 10800 10800 0" draw:text-areas="?f3 ?f3 ?f4 ?f4" draw:type="trapezoid" draw:modifiers="8733.444259567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13" draw:text-style-name="P4" draw:layer="layout" svg:width="1.732cm" svg:height="0.181cm" svg:x="11.56cm" svg:y="6.866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5" draw:text-style-name="P4" draw:layer="layout" svg:width="0.249cm" svg:height="0.18cm" svg:x="13.044cm" svg:y="6.511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14" draw:text-style-name="P4" draw:layer="layout" svg:width="1.725cm" svg:height="0.084cm" svg:x="11.56cm" svg:y="6.808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7" draw:text-style-name="P4" draw:layer="layout" svg:width="0.253cm" svg:height="0.06cm" svg:x="13.034cm" svg:y="6.653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315" draw:text-style-name="P2" draw:layer="layout" svg:width="0.475cm" svg:height="0.473cm" draw:transform="rotate (1.5707963267949) translate (13.407cm 6.472cm)">
              <text:p/>
              <draw:enhanced-geometry svg:viewBox="0 0 21600 21600" draw:type="rectangle" draw:enhanced-path="M 0 0 L 21600 0 21600 21600 0 21600 0 0 Z N"/>
            </draw:custom-shape>
            <draw:custom-shape draw:style-name="gr3" draw:text-style-name="P3" draw:layer="layout" svg:width="0.036cm" svg:height="0.237cm" draw:transform="rotate (1.5707963267949) translate (13.048cm 6.51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6" draw:text-style-name="P11" draw:layer="layout" svg:width="0.476cm" svg:height="0.475cm" draw:transform="rotate (1.5707963267949) translate (13.585cm 6.234cm)">
              <text:p/>
              <draw:enhanced-geometry svg:viewBox="0 0 21600 21600" draw:mirror-horizontal="false" draw:mirror-vertical="false" draw:type="rectangle" draw:enhanced-path="M 0 0 L 21600 0 21600 21600 0 21600 0 0 Z N"/>
            </draw:custom-shape>
            <draw:custom-shape draw:style-name="gr4" draw:text-style-name="P2" draw:layer="layout" svg:width="0.179cm" svg:height="0.059cm" draw:transform="rotate (1.5707963267949) translate (13.821cm 6.593cm)">
              <text:p/>
              <draw:enhanced-geometry svg:viewBox="0 0 21600 21600" draw:type="rectangle" draw:enhanced-path="M 0 0 L 21600 0 21600 21600 0 21600 0 0 Z N"/>
            </draw:custom-shape>
            <draw:g>
              <draw:custom-shape draw:style-name="gr317" draw:text-style-name="P2" draw:layer="layout" svg:width="0.238cm" svg:height="1.021cm" draw:transform="rotate (-1.5707963267949) translate (13.414cm 6.238cm)">
                <text:p/>
                <draw:enhanced-geometry svg:viewBox="0 0 21600 21600" draw:mirror-horizontal="false" draw:mirror-vertical="false" draw:glue-points="?f6 10800 10800 21600 ?f5 10800 10800 0" draw:text-areas="?f3 ?f3 ?f4 ?f4" draw:type="trapezoid" draw:modifiers="8733.444259567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18" draw:text-style-name="P2" draw:layer="layout" svg:width="1.021cm" svg:height="0.103cm" svg:x="12.393cm" svg:y="6.373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2" draw:layer="layout" svg:width="0.069cm" svg:height="0.162cm" svg:x="12.393cm" svg:y="6.373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319" draw:text-style-name="P6" draw:layer="layout" svg:width="1.191cm" svg:height="0.059cm" draw:transform="rotate (1.5707963267949) translate (13.762cm 7.664cm)">
            <text:p/>
            <draw:enhanced-geometry svg:viewBox="0 0 21600 21600" draw:type="rectangle" draw:enhanced-path="M 0 0 L 21600 0 21600 21600 0 21600 0 0 Z N"/>
          </draw:custom-shape>
          <draw:custom-shape draw:style-name="gr320" draw:text-style-name="P7" draw:layer="layout" svg:width="1.131cm" svg:height="0.356cm" draw:transform="rotate (1.5707963267949) translate (13.406cm 7.664cm)">
            <text:p/>
            <draw:enhanced-geometry svg:viewBox="0 0 21600 21600" draw:type="rectangle" draw:enhanced-path="M 0 0 L 21600 0 21600 21600 0 21600 0 0 Z N"/>
          </draw:custom-shape>
          <draw:g>
            <draw:custom-shape draw:style-name="gr321" draw:text-style-name="P59" draw:layer="layout" svg:width="4.723cm" svg:height="0.06cm" draw:transform="rotate (1.5707963267949) translate (13.19cm 6.201cm)">
              <text:p/>
              <draw:enhanced-geometry svg:viewBox="0 0 21600 21600" draw:mirror-horizontal="false" draw:mirror-vertical="false" draw:type="rectangle" draw:enhanced-path="M 0 0 L 21600 0 21600 21600 0 21600 0 0 Z N"/>
            </draw:custom-shape>
            <draw:line draw:style-name="gr294" draw:text-style-name="P5" draw:layer="layout" svg:x1="13.284cm" svg:y1="6.249cm" svg:x2="13.166cm" svg:y2="6.249cm">
              <text:p/>
            </draw:line>
            <draw:line draw:style-name="gr294" draw:text-style-name="P5" draw:layer="layout" svg:x1="13.172cm" svg:y1="6.249cm" svg:x2="13.172cm" svg:y2="6.142cm">
              <text:p/>
            </draw:line>
            <draw:g>
              <draw:custom-shape draw:style-name="gr13" draw:text-style-name="P3" draw:layer="layout" svg:width="0.192cm" svg:height="0.012cm" draw:transform="rotate (1.5707963267949) translate (13.21cm 6.419cm)">
                <text:p/>
                <draw:enhanced-geometry svg:viewBox="0 0 21600 21600" draw:mirror-horizontal="false" draw:mirror-vertical="false" draw:type="rectangle" draw:enhanced-path="M 0 0 L 21600 0 21600 21600 0 21600 0 0 Z N"/>
              </draw:custom-shape>
              <draw:custom-shape draw:style-name="gr13" draw:text-style-name="P3" draw:layer="layout" svg:width="0.019cm" svg:height="0.053cm" draw:transform="rotate (1.5707963267949) translate (13.19cm 6.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0.012cm" svg:height="0.02cm" draw:transform="rotate (-3.14159265358979) translate (13.222cm 6.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22" draw:text-style-name="P59" draw:layer="layout" svg:width="0.238cm" svg:height="0.061cm" draw:transform="rotate (1.5707963267949) translate (13.129cm 5.613cm)">
                <text:p/>
                <draw:enhanced-geometry svg:viewBox="0 0 21600 21600" draw:mirror-horizontal="false" draw:mirror-vertical="false" draw:type="rectangle" draw:enhanced-path="M 0 0 L 21600 0 21600 21600 0 21600 0 0 Z N"/>
              </draw:custom-shape>
              <draw:custom-shape draw:style-name="gr323" draw:text-style-name="P60" draw:layer="layout" svg:width="0.059cm" svg:height="0.298cm" svg:x="13.07cm" svg:y="5.345cm">
                <text:p/>
                <draw:enhanced-geometry svg:viewBox="0 0 21600 21600" draw:mirror-horizont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22" draw:text-style-name="P59" draw:layer="layout" svg:width="0.238cm" svg:height="0.061cm" draw:transform="rotate (1.5707963267949) translate (13.129cm 3.829cm)">
                <text:p/>
                <draw:enhanced-geometry svg:viewBox="0 0 21600 21600" draw:mirror-horizontal="false" draw:mirror-vertical="false" draw:type="rectangle" draw:enhanced-path="M 0 0 L 21600 0 21600 21600 0 21600 0 0 Z N"/>
              </draw:custom-shape>
              <draw:custom-shape draw:style-name="gr324" draw:text-style-name="P60" draw:layer="layout" svg:width="0.059cm" svg:height="0.296cm" svg:x="13.07cm" svg:y="3.562cm">
                <text:p/>
                <draw:enhanced-geometry svg:viewBox="0 0 21600 21600" draw:mirror-horizont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22" draw:text-style-name="P59" draw:layer="layout" svg:width="0.238cm" svg:height="0.061cm" draw:transform="rotate (1.5707963267949) translate (13.129cm 1.926cm)">
                <text:p/>
                <draw:enhanced-geometry svg:viewBox="0 0 21600 21600" draw:mirror-horizontal="false" draw:mirror-vertical="false" draw:type="rectangle" draw:enhanced-path="M 0 0 L 21600 0 21600 21600 0 21600 0 0 Z N"/>
              </draw:custom-shape>
              <draw:custom-shape draw:style-name="gr325" draw:text-style-name="P60" draw:layer="layout" svg:width="0.059cm" svg:height="0.297cm" svg:x="13.07cm" svg:y="1.658cm">
                <text:p/>
                <draw:enhanced-geometry svg:viewBox="0 0 21600 21600" draw:mirror-horizont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26" draw:text-style-name="P12" draw:layer="layout" svg:width="4.387cm" svg:height="0.298cm" draw:transform="rotate (1.5707963267949) translate (13.701cm 5.925cm)">
            <text:p/>
            <draw:enhanced-geometry svg:viewBox="0 0 21600 21600" draw:type="rectangle" draw:enhanced-path="M 0 0 L 21600 0 21600 21600 0 21600 0 0 Z N"/>
          </draw:custom-shape>
          <draw:custom-shape draw:style-name="gr327" draw:text-style-name="P13" draw:layer="layout" svg:width="4.387cm" svg:height="0.179cm" draw:transform="rotate (1.5707963267949) translate (13.761cm 5.925cm)">
            <text:p/>
            <draw:enhanced-geometry svg:viewBox="0 0 21600 21600" draw:type="rectangle" draw:enhanced-path="M 0 0 L 21600 0 21600 21600 0 21600 0 0 Z N"/>
          </draw:custom-shape>
          <draw:custom-shape draw:style-name="gr328" draw:text-style-name="P13" draw:layer="layout" svg:width="0.346cm" svg:height="0.929cm" draw:transform="rotate (1.5707963267949) translate (13.106cm 1.704cm)">
            <text:p/>
            <draw:enhanced-geometry svg:viewBox="0 0 21600 21600" draw:mirror-horizontal="false" draw:mirror-vertical="false" draw:glue-points="?f6 0 10800 ?f8 ?f11 10800 ?f9 21600 10800 ?f10 ?f5 10800" draw:text-areas="?f3 ?f3 ?f4 ?f4" draw:type="parallelogram" draw:modifiers="9723.7113402061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329" draw:text-style-name="P4" draw:layer="layout" svg:width="1.428cm" svg:height="0.618cm" svg:x="11.862cm" svg:y="7.047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30" draw:text-style-name="P5" draw:layer="layout" svg:width="13.249cm" svg:height="8.287cm" svg:x="1.1cm" svg:y="1.301cm">
          <text:p/>
          <draw:enhanced-geometry svg:viewBox="0 0 21600 21600" draw:type="rectangle" draw:enhanced-path="M 0 0 L 21600 0 21600 21600 0 21600 0 0 Z N"/>
        </draw:custom-shape>
      </draw:page>
      <draw:page draw:name="page7" draw:style-name="dp1" draw:master-page-name="Standard">
        <office:forms form:automatic-focus="false" form:apply-design-mode="false"/>
        <draw:frame draw:style-name="gr331" draw:text-style-name="P28" draw:layer="Copyright" svg:width="6.559cm" svg:height="0.622cm" svg:x="6.629cm" svg:y="11.428cm">
          <draw:text-box>
            <text:p><text:span text:style-name="T9">© Pierre ROUZEAU License CC <text:s/>BY-SA 3.0</text:span></text:p>
          </draw:text-box>
        </draw:frame>
        <draw:g>
          <draw:g>
            <draw:g>
              <draw:custom-shape draw:style-name="gr332" draw:text-style-name="P2" draw:layer="layout" svg:width="0.437cm" svg:height="0.436cm" draw:transform="rotate (1.5707963267949) translate (7.223cm 3.222cm)">
                <text:p/>
                <draw:enhanced-geometry svg:viewBox="0 0 21600 21600" draw:mirror-vertical="true" draw:type="rectangle" draw:enhanced-path="M 0 0 L 21600 0 21600 21600 0 21600 0 0 Z N"/>
              </draw:custom-shape>
              <draw:custom-shape draw:style-name="gr3" draw:text-style-name="P3" draw:layer="layout" svg:width="0.164cm" svg:height="0.033cm" draw:transform="rotate (1.5707963267949) translate (6.958cm 2.958cm)">
                <text:p/>
                <draw:enhanced-geometry svg:viewBox="0 0 21600 21600" draw:mirror-vertic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3" draw:text-style-name="P13" draw:layer="layout" svg:width="0.437cm" svg:height="0.438cm" draw:transform="rotate (1.5707963267949) translate (7.373cm 3.43cm)">
                <text:p/>
                <draw:enhanced-geometry svg:viewBox="0 0 21600 21600" draw:mirror-horizontal="false" draw:mirror-vertical="true" draw:type="rectangle" draw:enhanced-path="M 0 0 L 21600 0 21600 21600 0 21600 0 0 Z N"/>
              </draw:custom-shape>
              <draw:custom-shape draw:style-name="gr4" draw:text-style-name="P2" draw:layer="layout" svg:width="0.164cm" svg:height="0.055cm" draw:transform="rotate (1.5707963267949) translate (7.604cm 2.848cm)">
                <text:p/>
                <draw:enhanced-geometry svg:viewBox="0 0 21600 21600" draw:mirror-vertical="true" draw:type="rectangle" draw:enhanced-path="M 0 0 L 21600 0 21600 21600 0 21600 0 0 Z N"/>
              </draw:custom-shape>
              <draw:custom-shape draw:style-name="gr89" draw:text-style-name="P18" draw:layer="layout" svg:width="0.164cm" svg:height="0.229cm" draw:transform="rotate (1.5707963267949) translate (6.991cm 2.958cm)">
                <text:p/>
                <draw:enhanced-geometry svg:viewBox="0 0 21600 21600" draw:mirror-vertical="true" draw:type="rectangle" draw:enhanced-path="M 0 0 L 21600 0 21600 21600 0 21600 0 0 Z N"/>
              </draw:custom-shape>
              <draw:custom-shape draw:style-name="gr334" draw:text-style-name="P61" draw:layer="layout" svg:width="6.776cm" svg:height="0.229cm" draw:transform="rotate (1.5707963267949) translate (6.991cm 9.734cm)">
                <text:p/>
                <draw:enhanced-geometry svg:viewBox="0 0 21600 21600" draw:mirror-vertical="true" draw:mirror-horizontal="false" draw:type="rectangle" draw:enhanced-path="M 0 0 L 21600 0 21600 21600 0 21600 0 0 Z N"/>
              </draw:custom-shape>
              <draw:custom-shape draw:style-name="gr335" draw:text-style-name="P11" draw:layer="layout" svg:width="0.437cm" svg:height="0.437cm" draw:transform="rotate (1.5707963267949) translate (7.384cm 3.441cm)">
                <text:p/>
                <draw:enhanced-geometry svg:viewBox="0 0 21600 21600" draw:mirror-horizontal="false" draw:mirror-vertical="true" draw:type="rectangle" draw:enhanced-path="M 0 0 L 21600 0 21600 21600 0 21600 0 0 Z N"/>
              </draw:custom-shape>
            </draw:g>
            <draw:custom-shape draw:style-name="gr336" draw:text-style-name="P6" draw:layer="layout" svg:width="1.475cm" svg:height="0.055cm" draw:transform="rotate (1.5707963267949) translate (7.549cm 2.745cm)">
              <text:p/>
              <draw:enhanced-geometry svg:viewBox="0 0 21600 21600" draw:mirror-vertical="true" draw:type="rectangle" draw:enhanced-path="M 0 0 L 21600 0 21600 21600 0 21600 0 0 Z N"/>
            </draw:custom-shape>
            <draw:custom-shape draw:style-name="gr337" draw:text-style-name="P7" draw:layer="layout" svg:width="1.42cm" svg:height="0.546cm" draw:transform="rotate (1.5707963267949) translate (7.002cm 2.739cm)">
              <text:p/>
              <draw:enhanced-geometry svg:viewBox="0 0 21600 21600" draw:mirror-vertical="true" draw:type="rectangle" draw:enhanced-path="M 0 0 L 21600 0 21600 21600 0 21600 0 0 Z N"/>
            </draw:custom-shape>
            <draw:custom-shape draw:style-name="gr338" draw:text-style-name="P4" draw:layer="layout" svg:width="1.298cm" svg:height="1.639cm" svg:x="5.649cm" svg:y="1.31cm">
              <text:p/>
              <draw:enhanced-geometry svg:viewBox="0 0 21600 21600" draw:mirror-vertical="tru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39" draw:text-style-name="P13" draw:layer="layout" svg:width="1.079cm" svg:height="0.984cm" svg:x="5.868cm" svg:y="1.701cm">
              <text:p/>
              <draw:enhanced-geometry svg:viewBox="0 0 21600 21600" draw:mirror-vertical="tru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40" draw:text-style-name="P62" draw:layer="layout" svg:width="0.886cm" svg:height="0.874cm" svg:x="5.926cm" svg:y="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41" draw:text-style-name="P62" draw:layer="layout" svg:width="0.054cm" svg:height="0.218cm" svg:x="6.791cm" svg:y="3.166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6.802cm" svg:y="3.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9cm" svg:x="6.79cm" svg:y="3.41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2cm" svg:height="0.033cm" svg:x="6.801cm" svg:y="3.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9cm" svg:x="6.791cm" svg:y="3.66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2cm" svg:x="6.802cm" svg:y="3.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8cm" svg:x="6.791cm" svg:y="3.9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6.802cm" svg:y="3.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5cm" svg:height="0.219cm" svg:x="6.792cm" svg:y="4.171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6.803cm" svg:y="4.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9cm" svg:x="6.79cm" svg:y="4.42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2cm" svg:height="0.032cm" svg:x="6.801cm" svg:y="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8cm" svg:x="6.791cm" svg:y="4.674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6.802cm" svg:y="4.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9cm" svg:x="6.791cm" svg:y="4.925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6.802cm" svg:y="4.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5cm" svg:height="0.218cm" svg:x="6.792cm" svg:y="5.17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6.803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9cm" svg:x="6.791cm" svg:y="5.42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6.802cm" svg:y="5.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5cm" svg:height="0.219cm" svg:x="6.792cm" svg:y="5.679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2cm" svg:x="6.803cm" svg:y="5.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5cm" svg:height="0.218cm" svg:x="6.792cm" svg:y="5.931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6.803cm" svg:y="5.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5cm" svg:height="0.219cm" svg:x="6.793cm" svg:y="6.18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6.804cm" svg:y="6.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9cm" svg:x="6.79cm" svg:y="6.433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2cm" svg:height="0.032cm" svg:x="6.80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8cm" svg:x="6.791cm" svg:y="6.685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6.802cm" svg:y="6.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9cm" svg:x="6.791cm" svg:y="6.936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6.802cm" svg:y="6.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5cm" svg:height="0.218cm" svg:x="6.792cm" svg:y="7.18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6.803cm" svg:y="7.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9cm" svg:x="6.791cm" svg:y="7.439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6.802cm" svg:y="7.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5cm" svg:height="0.219cm" svg:x="6.792cm" svg:y="7.69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2cm" svg:x="6.803cm" svg:y="7.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5cm" svg:height="0.218cm" svg:x="6.792cm" svg:y="7.94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6.803cm" svg:y="7.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5cm" svg:height="0.219cm" svg:x="6.793cm" svg:y="8.193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6.804cm" svg:y="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9cm" svg:x="6.791cm" svg:y="8.444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2cm" svg:x="6.802cm" svg:y="8.4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5cm" svg:height="0.218cm" svg:x="6.792cm" svg:y="8.696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6.803cm" svg:y="8.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5cm" svg:height="0.219cm" svg:x="6.792cm" svg:y="8.94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6.803cm" svg:y="8.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5cm" svg:height="0.218cm" svg:x="6.793cm" svg:y="9.199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6.804cm" svg:y="9.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5cm" svg:height="0.219cm" svg:x="6.792cm" svg:y="9.45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6.803cm" svg:y="9.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5cm" svg:height="0.219cm" svg:x="6.793cm" svg:y="9.701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2cm" svg:x="6.804cm" svg:y="9.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5cm" svg:height="0.218cm" svg:x="6.793cm" svg:y="9.953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6.804cm" svg:y="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5cm" svg:height="0.219cm" svg:x="6.794cm" svg:y="10.204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6.805cm" svg:y="10.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5cm" svg:height="0.219cm" svg:x="6.793cm" svg:y="10.455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2cm" svg:x="6.804cm" svg:y="10.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5cm" svg:height="0.218cm" svg:x="6.794cm" svg:y="10.70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6.805cm" svg:y="10.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5cm" svg:height="0.219cm" svg:x="6.794cm" svg:y="10.95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6.805cm" svg:y="10.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5cm" svg:height="0.214cm" draw:transform="skewX (-0.193731546971371) translate (6.748cm 2.165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2cm" svg:height="0.033cm" draw:transform="skewX (-0.179768912955416) translate (6.753cm 2.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43" draw:text-style-name="P13" draw:layer="layout" svg:width="0.218cm" svg:height="0.546cm" svg:x="6.729cm" svg:y="2.521cm">
              <text:p/>
              <draw:enhanced-geometry svg:viewBox="0 0 21600 21600" draw:mirror-vertical="tru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341" draw:text-style-name="P62" draw:layer="layout" svg:width="0.054cm" svg:height="0.218cm" svg:x="6.789cm" svg:y="2.41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2cm" svg:height="0.033cm" svg:x="6.8cm" svg:y="2.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8cm" svg:x="6.79cm" svg:y="2.663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2cm" svg:height="0.033cm" svg:x="6.801cm" svg:y="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9cm" svg:x="6.79cm" svg:y="2.914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2cm" svg:height="0.033cm" svg:x="6.801cm" svg:y="2.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44" draw:text-style-name="P13" draw:layer="layout" svg:width="0.175cm" svg:height="0.175cm" svg:x="6.291cm" svg:y="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5" draw:layer="layout" svg:x1="5.649cm" svg:y1="2.958cm" svg:x2="5.649cm" svg:y2="11.264cm">
            <text:p/>
          </draw:line>
          <draw:line draw:style-name="gr7" draw:text-style-name="P5" draw:layer="layout" svg:x1="6.96cm" svg:y1="2.958cm" svg:x2="6.96cm" svg:y2="9.734cm">
            <text:p/>
          </draw:line>
          <draw:line draw:style-name="gr7" draw:text-style-name="P5" draw:layer="layout" svg:x1="7.223cm" svg:y1="3.231cm" svg:x2="7.223cm" svg:y2="9.46cm">
            <text:p/>
          </draw:line>
          <draw:line draw:style-name="gr7" draw:text-style-name="P5" draw:layer="layout" svg:x1="7.386cm" svg:y1="3.45cm" svg:x2="7.386cm" svg:y2="9.241cm">
            <text:p/>
          </draw:line>
          <draw:line draw:style-name="gr7" draw:text-style-name="P5" draw:layer="layout" svg:x1="7.824cm" svg:y1="3.45cm" svg:x2="7.824cm" svg:y2="9.241cm">
            <text:p/>
          </draw:line>
          <draw:line draw:style-name="gr7" draw:text-style-name="P5" draw:layer="layout" svg:x1="6.991cm" svg:y1="2.958cm" svg:x2="6.991cm" svg:y2="9.681cm">
            <text:p/>
          </draw:line>
          <draw:g>
            <draw:g>
              <draw:custom-shape draw:style-name="gr332" draw:text-style-name="P2" draw:layer="layout" svg:width="0.437cm" svg:height="0.436cm" draw:transform="rotate (1.5707963267949) translate (7.223cm 9.897cm)">
                <text:p/>
                <draw:enhanced-geometry svg:viewBox="0 0 21600 21600" draw:type="rectangle" draw:enhanced-path="M 0 0 L 21600 0 21600 21600 0 21600 0 0 Z N"/>
              </draw:custom-shape>
              <draw:custom-shape draw:style-name="gr3" draw:text-style-name="P3" draw:layer="layout" svg:width="0.033cm" svg:height="0.218cm" draw:transform="rotate (1.5707963267949) translate (7.297cm 9.931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164cm" svg:height="0.055cm" draw:transform="rotate (1.5707963267949) translate (7.604cm 10.007cm)">
                <text:p/>
                <draw:enhanced-geometry svg:viewBox="0 0 21600 21600" draw:type="rectangle" draw:enhanced-path="M 0 0 L 21600 0 21600 21600 0 21600 0 0 Z N"/>
              </draw:custom-shape>
              <draw:g>
                <draw:custom-shape draw:style-name="gr345" draw:text-style-name="P2" draw:layer="layout" svg:width="0.219cm" svg:height="0.938cm" draw:transform="rotate (-1.5707963267949) translate (7.229cm 9.681cm)">
                  <text:p/>
                  <draw:enhanced-geometry svg:viewBox="0 0 21600 21600" draw:mirror-horizontal="false" draw:mirror-vertical="false" draw:glue-points="?f6 10800 10800 21600 ?f5 10800 10800 0" draw:text-areas="?f3 ?f3 ?f4 ?f4" draw:type="trapezoid" draw:modifiers="8733.444259567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46" draw:text-style-name="P2" draw:layer="layout" svg:width="0.938cm" svg:height="0.095cm" svg:x="6.291cm" svg:y="9.805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2" draw:layer="layout" svg:width="0.065cm" svg:height="0.149cm" svg:x="6.291cm" svg:y="9.805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347" draw:text-style-name="P13" draw:layer="layout" svg:width="0.437cm" svg:height="0.437cm" draw:transform="rotate (1.5707963267949) translate (7.376cm 9.681cm)">
                <text:p/>
                <draw:enhanced-geometry svg:viewBox="0 0 21600 21600" draw:mirror-horizontal="false" draw:mirror-vertical="true" draw:type="rectangle" draw:enhanced-path="M 0 0 L 21600 0 21600 21600 0 21600 0 0 Z N"/>
              </draw:custom-shape>
              <draw:custom-shape draw:style-name="gr348" draw:text-style-name="P11" draw:layer="layout" svg:width="0.437cm" svg:height="0.438cm" draw:transform="rotate (1.5707963267949) translate (7.386cm 9.678cm)">
                <text:p/>
                <draw:enhanced-geometry svg:viewBox="0 0 21600 21600" draw:mirror-horizontal="false" draw:mirror-vertical="false" draw:type="rectangle" draw:enhanced-path="M 0 0 L 21600 0 21600 21600 0 21600 0 0 Z N"/>
              </draw:custom-shape>
              <draw:g>
                <draw:custom-shape draw:style-name="gr95" draw:text-style-name="P11" draw:layer="layout" svg:width="0.167cm" svg:height="0.221cm" draw:transform="rotate (-1.5707963267949) translate (7.389cm 9.241cm)">
                  <text:p/>
                  <draw:enhanced-geometry svg:viewBox="0 0 21600 21600" draw:mirror-horizontal="false" draw:mirror-vertical="false" draw:glue-points="?f6 10800 10800 21600 ?f5 10800 10800 0" draw:text-areas="?f3 ?f3 ?f4 ?f4" draw:type="trapezoid" draw:modifiers="8733.444259567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5" draw:text-style-name="P11" draw:layer="layout" svg:width="0.221cm" svg:height="0.073cm" svg:x="7.168cm" svg:y="9.335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5" draw:text-style-name="P11" draw:layer="layout" svg:width="0.055cm" svg:height="0.088cm" svg:x="7.168cm" svg:y="9.348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6" draw:text-style-name="P11" draw:layer="layout" svg:width="0.217cm" svg:height="0.077cm" svg:x="7.169cm" svg:y="9.324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349" draw:text-style-name="P6" draw:layer="layout" svg:width="1.366cm" svg:height="0.055cm" draw:transform="rotate (1.5707963267949) translate (7.547cm 11.264cm)">
              <text:p/>
              <draw:enhanced-geometry svg:viewBox="0 0 21600 21600" draw:type="rectangle" draw:enhanced-path="M 0 0 L 21600 0 21600 21600 0 21600 0 0 Z N"/>
            </draw:custom-shape>
            <draw:custom-shape draw:style-name="gr350" draw:text-style-name="P7" draw:layer="layout" svg:width="1.093cm" svg:height="0.544cm" draw:transform="rotate (1.5707963267949) translate (7.002cm 11.264cm)">
              <text:p/>
              <draw:enhanced-geometry svg:viewBox="0 0 21600 21600" draw:type="rectangle" draw:enhanced-path="M 0 0 L 21600 0 21600 21600 0 21600 0 0 Z N"/>
            </draw:custom-shape>
            <draw:custom-shape draw:style-name="gr349" draw:text-style-name="P6" draw:layer="layout" svg:width="1.366cm" svg:height="0.055cm" draw:transform="rotate (1.5707963267949) translate (6.891cm 11.264cm)">
              <text:p/>
              <draw:enhanced-geometry svg:viewBox="0 0 21600 21600" draw:type="rectangle" draw:enhanced-path="M 0 0 L 21600 0 21600 21600 0 21600 0 0 Z N"/>
            </draw:custom-shape>
            <draw:custom-shape draw:style-name="gr351" draw:text-style-name="P11" draw:layer="layout" svg:width="0.219cm" svg:height="0.6cm" draw:transform="rotate (1.5707963267949) translate (6.947cm 10.15cm)">
              <text:p/>
              <draw:enhanced-geometry svg:viewBox="0 0 21600 21600" draw:mirror-horizontal="false" draw:mirror-vertical="false" draw:type="rectangle" draw:enhanced-path="M 0 0 L 21600 0 21600 21600 0 21600 0 0 Z N"/>
            </draw:custom-shape>
          </draw:g>
          <draw:custom-shape draw:style-name="gr352" draw:text-style-name="P12" draw:layer="layout" svg:width="6.108cm" svg:height="0.273cm" draw:transform="rotate (1.5707963267949) translate (7.494cm 9.394cm)">
            <text:p/>
            <draw:enhanced-geometry svg:viewBox="0 0 21600 21600" draw:type="rectangle" draw:enhanced-path="M 0 0 L 21600 0 21600 21600 0 21600 0 0 Z N"/>
          </draw:custom-shape>
          <draw:custom-shape draw:style-name="gr353" draw:text-style-name="P13" draw:layer="layout" svg:width="6.108cm" svg:height="0.164cm" draw:transform="rotate (1.5707963267949) translate (7.548cm 9.394cm)">
            <text:p/>
            <draw:enhanced-geometry svg:viewBox="0 0 21600 21600" draw:type="rectangle" draw:enhanced-path="M 0 0 L 21600 0 21600 21600 0 21600 0 0 Z N"/>
          </draw:custom-shape>
          <draw:line draw:style-name="gr354" draw:text-style-name="P5" draw:layer="layout" svg:x1="6.346cm" svg:y1="9.57cm" svg:x2="6.838cm" svg:y2="10.062cm">
            <text:p/>
          </draw:line>
          <draw:line draw:style-name="gr354" draw:text-style-name="P5" draw:layer="layout" svg:x1="6.838cm" svg:y1="9.57cm" svg:x2="6.346cm" svg:y2="10.062cm">
            <text:p/>
          </draw:line>
        </draw:g>
        <draw:line draw:style-name="gr78" draw:text-style-name="P5" draw:layer="layout" svg:x1="4.925cm" svg:y1="9.308cm" svg:x2="6.51cm" svg:y2="9.844cm">
          <text:p/>
        </draw:line>
        <draw:frame draw:style-name="gr355" draw:text-style-name="P45" draw:layer="layout" svg:width="4.14cm" svg:height="0.731cm" svg:x="1.35cm" svg:y="8.969cm">
          <draw:text-box>
            <text:p><text:span text:style-name="T12">Pièce d’appui/seuil</text:span></text:p>
          </draw:text-box>
        </draw:frame>
        <draw:frame draw:style-name="gr356" draw:text-style-name="P45" draw:layer="layout" svg:width="4.59cm" svg:height="4.139cm" svg:x="1.1cm" svg:y="3.615cm">
          <draw:text-box>
            <text:p><text:span text:style-name="T12">S’il y a une composition d’huisseries dans un même tableau avec un volet roulant, la pièce d’appui devra être réduite ou déclipsable, ce qui n’est pas toujours possible pour certaines fabrications.</text:span></text:p>
          </draw:text-box>
        </draw:frame>
        <draw:g>
          <draw:g>
            <draw:g>
              <draw:custom-shape draw:style-name="gr332" draw:text-style-name="P2" draw:layer="layout" svg:width="0.437cm" svg:height="0.436cm" draw:transform="rotate (1.5707963267949) translate (12.451cm 3.222cm)">
                <text:p/>
                <draw:enhanced-geometry svg:viewBox="0 0 21600 21600" draw:mirror-vertical="true" draw:type="rectangle" draw:enhanced-path="M 0 0 L 21600 0 21600 21600 0 21600 0 0 Z N"/>
              </draw:custom-shape>
              <draw:custom-shape draw:style-name="gr3" draw:text-style-name="P3" draw:layer="layout" svg:width="0.164cm" svg:height="0.032cm" draw:transform="rotate (1.5707963267949) translate (12.187cm 2.958cm)">
                <text:p/>
                <draw:enhanced-geometry svg:viewBox="0 0 21600 21600" draw:mirror-vertic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7" draw:text-style-name="P13" draw:layer="layout" svg:width="0.437cm" svg:height="0.437cm" draw:transform="rotate (1.5707963267949) translate (12.602cm 3.43cm)">
                <text:p/>
                <draw:enhanced-geometry svg:viewBox="0 0 21600 21600" draw:mirror-horizontal="false" draw:mirror-vertical="true" draw:type="rectangle" draw:enhanced-path="M 0 0 L 21600 0 21600 21600 0 21600 0 0 Z N"/>
              </draw:custom-shape>
              <draw:custom-shape draw:style-name="gr4" draw:text-style-name="P2" draw:layer="layout" svg:width="0.164cm" svg:height="0.054cm" draw:transform="rotate (1.5707963267949) translate (12.833cm 2.848cm)">
                <text:p/>
                <draw:enhanced-geometry svg:viewBox="0 0 21600 21600" draw:mirror-vertical="true" draw:type="rectangle" draw:enhanced-path="M 0 0 L 21600 0 21600 21600 0 21600 0 0 Z N"/>
              </draw:custom-shape>
              <draw:custom-shape draw:style-name="gr334" draw:text-style-name="P61" draw:layer="layout" svg:width="6.776cm" svg:height="0.23cm" draw:transform="rotate (1.5707963267949) translate (12.219cm 9.734cm)">
                <text:p/>
                <draw:enhanced-geometry svg:viewBox="0 0 21600 21600" draw:mirror-vertical="true" draw:mirror-horizontal="false" draw:type="rectangle" draw:enhanced-path="M 0 0 L 21600 0 21600 21600 0 21600 0 0 Z N"/>
              </draw:custom-shape>
              <draw:custom-shape draw:style-name="gr335" draw:text-style-name="P11" draw:layer="layout" svg:width="0.437cm" svg:height="0.437cm" draw:transform="rotate (1.5707963267949) translate (12.613cm 3.441cm)">
                <text:p/>
                <draw:enhanced-geometry svg:viewBox="0 0 21600 21600" draw:mirror-horizontal="false" draw:mirror-vertical="true" draw:type="rectangle" draw:enhanced-path="M 0 0 L 21600 0 21600 21600 0 21600 0 0 Z N"/>
              </draw:custom-shape>
            </draw:g>
            <draw:custom-shape draw:style-name="gr336" draw:text-style-name="P6" draw:layer="layout" svg:width="1.475cm" svg:height="0.055cm" draw:transform="rotate (1.5707963267949) translate (12.778cm 2.745cm)">
              <text:p/>
              <draw:enhanced-geometry svg:viewBox="0 0 21600 21600" draw:mirror-vertical="true" draw:type="rectangle" draw:enhanced-path="M 0 0 L 21600 0 21600 21600 0 21600 0 0 Z N"/>
            </draw:custom-shape>
            <draw:custom-shape draw:style-name="gr357" draw:text-style-name="P7" draw:layer="layout" svg:width="1.42cm" svg:height="0.329cm" draw:transform="rotate (1.5707963267949) translate (12.448cm 2.739cm)">
              <text:p/>
              <draw:enhanced-geometry svg:viewBox="0 0 21600 21600" draw:mirror-vertical="true" draw:type="rectangle" draw:enhanced-path="M 0 0 L 21600 0 21600 21600 0 21600 0 0 Z N"/>
            </draw:custom-shape>
            <draw:custom-shape draw:style-name="gr358" draw:text-style-name="P4" draw:layer="layout" svg:width="1.149cm" svg:height="1.639cm" svg:x="11.027cm" svg:y="1.31cm">
              <text:p/>
              <draw:enhanced-geometry svg:viewBox="0 0 21600 21600" draw:mirror-vertical="tru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59" draw:text-style-name="P13" draw:layer="layout" svg:width="0.93cm" svg:height="0.984cm" svg:x="11.246cm" svg:y="1.701cm">
              <text:p/>
              <draw:enhanced-geometry svg:viewBox="0 0 21600 21600" draw:mirror-vertical="tru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60" draw:text-style-name="P62" draw:layer="layout" svg:width="0.874cm" svg:height="0.874cm" svg:x="11.41cm" svg:y="1.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8cm" svg:x="12.292cm" svg:y="3.166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12.302cm" svg:y="3.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5cm" svg:height="0.219cm" svg:x="12.29cm" svg:y="3.41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12.301cm" svg:y="3.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9cm" svg:x="12.292cm" svg:y="3.66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2cm" svg:x="12.302cm" svg:y="3.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8cm" svg:x="12.292cm" svg:y="3.9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12.302cm" svg:y="3.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9cm" svg:x="12.293cm" svg:y="4.171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2cm" svg:height="0.033cm" svg:x="12.304cm" svg:y="4.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5cm" svg:height="0.219cm" svg:x="12.29cm" svg:y="4.42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2cm" svg:x="12.301cm" svg:y="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8cm" svg:x="12.292cm" svg:y="4.674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12.302cm" svg:y="4.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9cm" svg:x="12.292cm" svg:y="4.925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12.302cm" svg:y="4.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8cm" svg:x="12.293cm" svg:y="5.17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2cm" svg:height="0.033cm" svg:x="12.304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9cm" svg:x="12.292cm" svg:y="5.42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12.302cm" svg:y="5.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9cm" svg:x="12.293cm" svg:y="5.679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2cm" svg:height="0.032cm" svg:x="12.304cm" svg:y="5.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8cm" svg:x="12.293cm" svg:y="5.931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2cm" svg:height="0.033cm" svg:x="12.304cm" svg:y="5.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9cm" svg:x="12.294cm" svg:y="6.18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2cm" svg:height="0.033cm" svg:x="12.305cm" svg:y="6.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5cm" svg:height="0.219cm" svg:x="12.29cm" svg:y="6.433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2cm" svg:x="12.30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8cm" svg:x="12.292cm" svg:y="6.685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12.302cm" svg:y="6.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9cm" svg:x="12.292cm" svg:y="6.936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12.302cm" svg:y="6.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8cm" svg:x="12.293cm" svg:y="7.18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2cm" svg:height="0.033cm" svg:x="12.304cm" svg:y="7.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9cm" svg:x="12.292cm" svg:y="7.439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12.302cm" svg:y="7.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9cm" svg:x="12.293cm" svg:y="7.69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2cm" svg:height="0.032cm" svg:x="12.304cm" svg:y="7.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8cm" svg:x="12.293cm" svg:y="7.94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2cm" svg:height="0.033cm" svg:x="12.304cm" svg:y="7.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9cm" svg:x="12.294cm" svg:y="8.193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2cm" svg:height="0.033cm" svg:x="12.305cm" svg:y="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9cm" svg:x="12.292cm" svg:y="8.444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2cm" svg:x="12.302cm" svg:y="8.4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8cm" svg:x="12.293cm" svg:y="8.696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2cm" svg:height="0.033cm" svg:x="12.304cm" svg:y="8.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9cm" svg:x="12.293cm" svg:y="8.94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2cm" svg:height="0.033cm" svg:x="12.304cm" svg:y="8.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8cm" svg:x="12.294cm" svg:y="9.199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2cm" svg:height="0.033cm" svg:x="12.305cm" svg:y="9.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4cm" svg:height="0.219cm" svg:x="12.293cm" svg:y="9.45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2cm" svg:height="0.033cm" svg:x="12.304cm" svg:y="9.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5cm" svg:height="0.214cm" draw:transform="skewX (-0.189368223841385) translate (12.249cm 2.165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draw:transform="skewX (-0.209090444388921) translate (12.253cm 2.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5cm" svg:height="0.218cm" svg:x="12.289cm" svg:y="2.41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12.3cm" svg:y="2.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5cm" svg:height="0.218cm" svg:x="12.29cm" svg:y="2.663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12.301cm" svg:y="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1" draw:text-style-name="P62" draw:layer="layout" svg:width="0.055cm" svg:height="0.219cm" svg:x="12.29cm" svg:y="2.914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62" draw:layer="layout" svg:width="0.033cm" svg:height="0.033cm" svg:x="12.301cm" svg:y="2.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4" draw:text-style-name="P13" draw:layer="layout" svg:width="0.175cm" svg:height="0.175cm" svg:x="11.759cm" svg:y="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5" draw:layer="layout" svg:x1="11.027cm" svg:y1="2.958cm" svg:x2="11.027cm" svg:y2="10.718cm">
            <text:p/>
          </draw:line>
          <draw:line draw:style-name="gr7" draw:text-style-name="P5" draw:layer="layout" svg:x1="12.189cm" svg:y1="2.958cm" svg:x2="12.189cm" svg:y2="9.734cm">
            <text:p/>
          </draw:line>
          <draw:line draw:style-name="gr7" draw:text-style-name="P5" draw:layer="layout" svg:x1="12.451cm" svg:y1="3.231cm" svg:x2="12.451cm" svg:y2="9.46cm">
            <text:p/>
          </draw:line>
          <draw:line draw:style-name="gr7" draw:text-style-name="P5" draw:layer="layout" svg:x1="12.615cm" svg:y1="3.45cm" svg:x2="12.615cm" svg:y2="9.241cm">
            <text:p/>
          </draw:line>
          <draw:line draw:style-name="gr7" draw:text-style-name="P5" draw:layer="layout" svg:x1="13.052cm" svg:y1="3.45cm" svg:x2="13.052cm" svg:y2="9.241cm">
            <text:p/>
          </draw:line>
          <draw:line draw:style-name="gr7" draw:text-style-name="P5" draw:layer="layout" svg:x1="12.219cm" svg:y1="2.958cm" svg:x2="12.219cm" svg:y2="9.681cm">
            <text:p/>
          </draw:line>
          <draw:g>
            <draw:g>
              <draw:custom-shape draw:style-name="gr332" draw:text-style-name="P2" draw:layer="layout" svg:width="0.437cm" svg:height="0.436cm" draw:transform="rotate (1.5707963267949) translate (12.449cm 9.897cm)">
                <text:p/>
                <draw:enhanced-geometry svg:viewBox="0 0 21600 21600" draw:type="rectangle" draw:enhanced-path="M 0 0 L 21600 0 21600 21600 0 21600 0 0 Z N"/>
              </draw:custom-shape>
              <draw:custom-shape draw:style-name="gr3" draw:text-style-name="P3" draw:layer="layout" svg:width="0.033cm" svg:height="0.218cm" draw:transform="rotate (1.5707963267949) translate (11.977cm 9.931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164cm" svg:height="0.055cm" draw:transform="rotate (1.5707963267949) translate (12.83cm 10.007cm)">
                <text:p/>
                <draw:enhanced-geometry svg:viewBox="0 0 21600 21600" draw:type="rectangle" draw:enhanced-path="M 0 0 L 21600 0 21600 21600 0 21600 0 0 Z N"/>
              </draw:custom-shape>
              <draw:g>
                <draw:custom-shape draw:style-name="gr361" draw:text-style-name="P2" draw:layer="layout" svg:width="0.219cm" svg:height="0.937cm" draw:transform="rotate (-1.5707963267949) translate (12.455cm 9.681cm)">
                  <text:p/>
                  <draw:enhanced-geometry svg:viewBox="0 0 21600 21600" draw:mirror-horizontal="false" draw:mirror-vertical="false" draw:glue-points="?f6 10800 10800 21600 ?f5 10800 10800 0" draw:text-areas="?f3 ?f3 ?f4 ?f4" draw:type="trapezoid" draw:modifiers="8733.444259567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62" draw:text-style-name="P2" draw:layer="layout" svg:width="0.937cm" svg:height="0.095cm" svg:x="11.518cm" svg:y="9.805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2" draw:layer="layout" svg:width="0.064cm" svg:height="0.149cm" svg:x="11.518cm" svg:y="9.805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347" draw:text-style-name="P13" draw:layer="layout" svg:width="0.437cm" svg:height="0.437cm" draw:transform="rotate (1.5707963267949) translate (12.602cm 9.681cm)">
                <text:p/>
                <draw:enhanced-geometry svg:viewBox="0 0 21600 21600" draw:mirror-horizontal="false" draw:mirror-vertical="true" draw:type="rectangle" draw:enhanced-path="M 0 0 L 21600 0 21600 21600 0 21600 0 0 Z N"/>
              </draw:custom-shape>
              <draw:custom-shape draw:style-name="gr335" draw:text-style-name="P11" draw:layer="layout" svg:width="0.437cm" svg:height="0.437cm" draw:transform="rotate (1.5707963267949) translate (12.613cm 9.678cm)">
                <text:p/>
                <draw:enhanced-geometry svg:viewBox="0 0 21600 21600" draw:mirror-horizontal="false" draw:mirror-vertical="false" draw:type="rectangle" draw:enhanced-path="M 0 0 L 21600 0 21600 21600 0 21600 0 0 Z N"/>
              </draw:custom-shape>
              <draw:g>
                <draw:custom-shape draw:style-name="gr95" draw:text-style-name="P11" draw:layer="layout" svg:width="0.167cm" svg:height="0.221cm" draw:transform="rotate (-1.5707963267949) translate (12.615cm 9.241cm)">
                  <text:p/>
                  <draw:enhanced-geometry svg:viewBox="0 0 21600 21600" draw:mirror-horizontal="false" draw:mirror-vertical="false" draw:glue-points="?f6 10800 10800 21600 ?f5 10800 10800 0" draw:text-areas="?f3 ?f3 ?f4 ?f4" draw:type="trapezoid" draw:modifiers="8733.444259567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5" draw:text-style-name="P11" draw:layer="layout" svg:width="0.221cm" svg:height="0.073cm" svg:x="12.394cm" svg:y="9.335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5" draw:text-style-name="P11" draw:layer="layout" svg:width="0.055cm" svg:height="0.088cm" svg:x="12.394cm" svg:y="9.348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6" draw:text-style-name="P11" draw:layer="layout" svg:width="0.218cm" svg:height="0.077cm" svg:x="12.395cm" svg:y="9.324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363" draw:text-style-name="P6" draw:layer="layout" svg:width="1.093cm" svg:height="0.054cm" draw:transform="rotate (1.5707963267949) translate (12.776cm 10.991cm)">
              <text:p/>
              <draw:enhanced-geometry svg:viewBox="0 0 21600 21600" draw:type="rectangle" draw:enhanced-path="M 0 0 L 21600 0 21600 21600 0 21600 0 0 Z N"/>
            </draw:custom-shape>
            <draw:custom-shape draw:style-name="gr364" draw:text-style-name="P7" draw:layer="layout" svg:width="1.038cm" svg:height="0.545cm" draw:transform="rotate (1.5707963267949) translate (12.23cm 10.991cm)">
              <text:p/>
              <draw:enhanced-geometry svg:viewBox="0 0 21600 21600" draw:type="rectangle" draw:enhanced-path="M 0 0 L 21600 0 21600 21600 0 21600 0 0 Z N"/>
            </draw:custom-shape>
            <draw:custom-shape draw:style-name="gr365" draw:text-style-name="P4" draw:layer="layout" svg:width="1.167cm" svg:height="0.721cm" svg:x="11.027cm" svg:y="10.264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366" draw:text-style-name="P4" draw:layer="layout" svg:width="0.333cm" svg:height="1.202cm" draw:transform="rotate (-1.5707963267949) translate (12.013cm 9.931cm)">
                <text:p/>
                <draw:enhanced-geometry svg:viewBox="0 0 21600 21600" draw:glue-points="?f6 10800 10800 21600 ?f5 10800 10800 0" draw:text-areas="?f3 ?f3 ?f4 ?f4" draw:type="trapezoid" draw:modifiers="8733.444259567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67" draw:text-style-name="P4" draw:layer="layout" svg:width="1.384cm" svg:height="0.145cm" svg:x="10.811cm" svg:y="10.119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68" draw:text-style-name="P4" draw:layer="layout" svg:width="1.379cm" svg:height="0.067cm" svg:x="10.811cm" svg:y="10.073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5" draw:text-style-name="P4" draw:layer="layout" svg:width="0.184cm" svg:height="0.199cm" svg:x="12.011cm" svg:y="9.932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7" draw:text-style-name="P4" draw:layer="layout" svg:width="0.195cm" svg:height="0.207cm" svg:x="11.999cm" svg:y="9.931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352" draw:text-style-name="P12" draw:layer="layout" svg:width="6.108cm" svg:height="0.273cm" draw:transform="rotate (1.5707963267949) translate (12.722cm 9.394cm)">
            <text:p/>
            <draw:enhanced-geometry svg:viewBox="0 0 21600 21600" draw:type="rectangle" draw:enhanced-path="M 0 0 L 21600 0 21600 21600 0 21600 0 0 Z N"/>
          </draw:custom-shape>
          <draw:custom-shape draw:style-name="gr353" draw:text-style-name="P13" draw:layer="layout" svg:width="6.108cm" svg:height="0.164cm" draw:transform="rotate (1.5707963267949) translate (12.777cm 9.394cm)">
            <text:p/>
            <draw:enhanced-geometry svg:viewBox="0 0 21600 21600" draw:type="rectangle" draw:enhanced-path="M 0 0 L 21600 0 21600 21600 0 21600 0 0 Z N"/>
          </draw:custom-shape>
        </draw:g>
        <draw:frame draw:style-name="gr369" draw:text-style-name="P45" draw:layer="layout" svg:width="3.35cm" svg:height="3.707cm" svg:x="8.25cm" svg:y="3.441cm">
          <draw:text-box>
            <text:p><text:span text:style-name="T12">Dans certains cas, il est possible de monter les glissières de volets roulant sur les tapées d’isolation.</text:span></text:p>
          </draw:text-box>
        </draw:frame>
        <draw:custom-shape draw:style-name="gr370" draw:text-style-name="P5" draw:layer="layout" svg:width="12.3cm" svg:height="10.328cm" svg:x="1.1cm" svg:y="1.1cm">
          <text:p/>
          <draw:enhanced-geometry svg:viewBox="0 0 21600 21600" draw:type="rectangle" draw:enhanced-path="M 0 0 L 21600 0 21600 21600 0 21600 0 0 Z N"/>
        </draw:custom-shape>
      </draw:page>
      <draw:page draw:name="page8" draw:style-name="dp1" draw:master-page-name="Standard">
        <office:forms form:automatic-focus="false" form:apply-design-mode="false"/>
        <draw:custom-shape draw:style-name="gr371" draw:text-style-name="P63" draw:layer="layout" svg:width="9.255cm" svg:height="6.085cm" draw:transform="rotate (1.5707963267949) translate (2.174cm 23.415cm)">
          <text:p/>
          <draw:enhanced-geometry svg:viewBox="0 0 21600 21600" draw:mirror-horizontal="true" draw:mirror-vertical="false" draw:glue-points="?f6 0 10800 ?f8 ?f11 10800 ?f9 21600 10800 ?f10 ?f5 10800" draw:text-areas="?f3 ?f3 ?f4 ?f4" draw:type="parallelogram" draw:modifiers="1999.5332555425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372" draw:text-style-name="P5" draw:layer="layout" svg:width="2.633cm" svg:height="4.398cm" draw:transform="rotate (1.5707963267949) translate (12.283cm 4.844cm)">
            <text:p/>
            <draw:enhanced-geometry svg:viewBox="0 0 21600 21600" draw:mirror-horizontal="true" draw:mirror-vertical="false" draw:glue-points="?f6 0 10800 ?f8 ?f11 10800 ?f9 21600 10800 ?f10 ?f5 10800" draw:text-areas="?f3 ?f3 ?f4 ?f4" draw:type="parallelogram" draw:modifiers="5081.506164611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73" draw:text-style-name="P64" draw:layer="layout" svg:width="4.827cm" svg:height="1.293cm" draw:transform="skewX (-0.000698131700797722) rotate (-3.00196631343025) translate (17.259cm 3.972cm)">
            <text:p/>
            <draw:enhanced-geometry svg:viewBox="0 0 21600 21600" draw:mirror-horizontal="true" draw:mirror-vertical="true" draw:glue-points="?f6 0 10800 ?f8 ?f11 10800 ?f9 21600 10800 ?f10 ?f5 10800" draw:text-areas="?f3 ?f3 ?f4 ?f4" draw:type="parallelogram" draw:modifiers="2905.1849558891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74" draw:text-style-name="P5" draw:layer="layout" svg:x1="14.593cm" svg:y1="3.083cm" svg:x2="15.114cm" svg:y2="3.009cm">
            <text:p/>
          </draw:line>
          <draw:line draw:style-name="gr375" draw:text-style-name="P5" draw:layer="layout" svg:x1="12.711cm" svg:y1="4.788cm" svg:x2="13.232cm" svg:y2="4.714cm">
            <text:p/>
          </draw:line>
          <draw:line draw:style-name="gr375" draw:text-style-name="P5" draw:layer="layout" svg:x1="15.87cm" svg:y1="4.349cm" svg:x2="16.391cm" svg:y2="4.275cm">
            <text:p/>
          </draw:line>
        </draw:g>
        <draw:custom-shape draw:style-name="gr376" draw:text-style-name="P65" draw:layer="layout" svg:width="8.631cm" svg:height="3.05cm" draw:transform="rotate (1.5707963267949) translate (2.257cm 23.319cm)">
          <text:p/>
          <draw:enhanced-geometry svg:viewBox="0 0 21600 21600" draw:mirror-horizontal="true" draw:mirror-vertical="false" draw:glue-points="?f6 0 10800 ?f8 ?f11 10800 ?f9 21600 10800 ?f10 ?f5 10800" draw:text-areas="?f3 ?f3 ?f4 ?f4" draw:type="parallelogram" draw:modifiers="1103.3882499222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377" draw:text-style-name="P5" draw:layer="layout" svg:width="4.283cm" svg:height="2.981cm" draw:transform="rotate (1.5707963267949) translate (1.706cm 6.189cm)">
            <text:p/>
            <draw:enhanced-geometry svg:viewBox="0 0 21600 21600" draw:mirror-horizontal="true" draw:mirror-vertical="false" draw:glue-points="?f6 0 10800 ?f8 ?f11 10800 ?f9 21600 10800 ?f10 ?f5 10800" draw:text-areas="?f3 ?f3 ?f4 ?f4" draw:type="parallelogram" draw:modifiers="2189.6958755728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78" draw:text-style-name="P64" draw:layer="layout" svg:width="3.819cm" svg:height="2.115cm" draw:transform="rotate (1.5707963267949) translate (1.926cm 6.325cm)">
            <text:p/>
            <draw:enhanced-geometry svg:viewBox="0 0 21600 21600" draw:mirror-horizontal="true" draw:mirror-vertical="true" draw:glue-points="?f6 0 10800 ?f8 ?f11 10800 ?f9 21600 10800 ?f10 ?f5 10800" draw:text-areas="?f3 ?f3 ?f4 ?f4" draw:type="parallelogram" draw:modifiers="1379.1109504878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74" draw:text-style-name="P5" draw:layer="layout" svg:x1="3.523cm" svg:y1="4.656cm" svg:x2="4.058cm" svg:y2="4.732cm">
            <text:p/>
          </draw:line>
          <draw:line draw:style-name="gr375" draw:text-style-name="P5" draw:layer="layout" svg:x1="1.744cm" svg:y1="3.388cm" svg:x2="1.744cm" svg:y2="2.848cm">
            <text:p/>
          </draw:line>
          <draw:line draw:style-name="gr375" draw:text-style-name="P5" draw:layer="layout" svg:x1="1.744cm" svg:y1="5.789cm" svg:x2="1.744cm" svg:y2="5.249cm">
            <text:p/>
          </draw:line>
        </draw:g>
        <draw:frame draw:style-name="gr379" draw:text-style-name="P66" draw:layer="layout" svg:width="3.599cm" svg:height="3.601cm" svg:x="2.059cm" svg:y="13.394cm">
          <draw:text-box>
            <text:p/>
          </draw:text-box>
        </draw:frame>
        <draw:frame draw:style-name="gr380" draw:text-style-name="P66" draw:layer="layout" svg:width="4.724cm" svg:height="0.886cm" svg:x="1.384cm" svg:y="6.478cm">
          <draw:text-box>
            <text:p><text:span text:style-name="T18">A battant simple</text:span></text:p>
          </draw:text-box>
        </draw:frame>
        <draw:frame draw:style-name="gr381" draw:text-style-name="P66" draw:layer="layout" svg:width="2.25cm" svg:height="0.866cm" svg:x="14.069cm" svg:y="4.754cm">
          <draw:text-box>
            <text:p><text:span text:style-name="T18">A soufflet</text:span></text:p>
          </draw:text-box>
        </draw:frame>
        <draw:frame draw:style-name="gr382" draw:text-style-name="P66" draw:layer="layout" svg:width="4.004cm" svg:height="0.866cm" svg:x="4.894cm" svg:y="23.07cm">
          <draw:text-box>
            <text:p><text:span text:style-name="T18">A coulissant</text:span></text:p>
          </draw:text-box>
        </draw:frame>
        <draw:g>
          <draw:custom-shape draw:style-name="gr383" draw:text-style-name="P63" draw:layer="layout" svg:width="9.255cm" svg:height="6.086cm" draw:transform="rotate (1.5707963267949) translate (9.834cm 23.07cm)">
            <text:p/>
            <draw:enhanced-geometry svg:viewBox="0 0 21600 21600" draw:mirror-horizontal="true" draw:mirror-vertical="false" draw:glue-points="?f6 0 10800 ?f8 ?f11 10800 ?f9 21600 10800 ?f10 ?f5 10800" draw:text-areas="?f3 ?f3 ?f4 ?f4" draw:type="parallelogram" draw:modifiers="1999.5332555425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84" draw:text-style-name="P65" draw:layer="layout" svg:width="8.524cm" svg:height="3.015cm" draw:transform="rotate (1.5707963267949) translate (11.441cm 22.854cm)">
            <text:p/>
            <draw:enhanced-geometry svg:viewBox="0 0 21600 21600" draw:mirror-horizontal="true" draw:mirror-vertical="false" draw:glue-points="?f6 0 10800 ?f8 ?f11 10800 ?f9 21600 10800 ?f10 ?f5 10800" draw:text-areas="?f3 ?f3 ?f4 ?f4" draw:type="parallelogram" draw:modifiers="1119.6790540540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85" draw:text-style-name="P67" draw:layer="layout" svg:width="10.168cm" svg:height="3.686cm" draw:transform="rotate (1.5707963267949) translate (9.184cm 23.43cm)">
            <text:p/>
            <draw:enhanced-geometry svg:viewBox="0 0 21600 21600" draw:mirror-horizontal="true" draw:mirror-vertical="false" draw:glue-points="?f6 0 10800 ?f8 ?f11 10800 ?f9 21600 10800 ?f10 ?f5 10800" draw:text-areas="?f3 ?f3 ?f4 ?f4" draw:type="parallelogram" draw:modifiers="1103.3882499222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86" draw:text-style-name="P67" draw:layer="layout" svg:width="9.793cm" svg:height="0.945cm" draw:transform="rotate (1.5707963267949) translate (15.954cm 22.485cm)">
            <text:p/>
            <draw:enhanced-geometry svg:viewBox="0 0 21600 21600" draw:mirror-horizontal="true" draw:mirror-vertical="false" draw:glue-points="?f6 0 10800 ?f8 ?f11 10800 ?f9 21600 10800 ?f10 ?f5 10800" draw:text-areas="?f3 ?f3 ?f4 ?f4" draw:type="parallelogram" draw:modifiers="303.16484726171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87" draw:text-style-name="P67" draw:layer="layout" svg:width="1.594cm" svg:height="3.69cm" draw:transform="rotate (1.5707963267949) translate (12.273cm 14.421cm)">
            <text:p/>
            <draw:enhanced-geometry svg:viewBox="0 0 21600 21600" draw:mirror-horizontal="true" draw:mirror-vertical="false" draw:glue-points="?f6 0 10800 ?f8 ?f11 10800 ?f9 21600 10800 ?f10 ?f5 10800" draw:text-areas="?f3 ?f3 ?f4 ?f4" draw:type="parallelogram" draw:modifiers="7074.6067415730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382" draw:text-style-name="P66" draw:layer="layout" svg:width="4.005cm" svg:height="0.866cm" svg:x="11.373cm" svg:y="23.07cm">
            <draw:text-box>
              <text:p><text:span text:style-name="T18">A galandage</text:span></text:p>
            </draw:text-box>
          </draw:frame>
        </draw:g>
        <draw:frame draw:style-name="gr388" draw:text-style-name="P66" draw:layer="layout" svg:width="2.648cm" svg:height="0.866cm" svg:x="13.361cm" svg:y="11.989cm">
          <draw:text-box>
            <text:p><text:span text:style-name="T18">A l’italienne</text:span></text:p>
          </draw:text-box>
        </draw:frame>
        <draw:frame draw:style-name="gr389" draw:text-style-name="P69" draw:layer="layout" svg:width="7.47cm" svg:height="0.839cm" svg:x="4.907cm" svg:y="1.93cm">
          <draw:text-box>
            <text:p text:style-name="P68"><text:span text:style-name="T19">Vues de l’intérieur de la pièce</text:span></text:p>
          </draw:text-box>
        </draw:frame>
        <draw:frame draw:style-name="gr142" draw:text-style-name="P15" draw:layer="Copyright" svg:width="6.001cm" svg:height="0.569cm" svg:x="11.426cm" svg:y="23.846cm">
          <draw:text-box>
            <text:p><text:span text:style-name="T3">© Pierre ROUZEAU License CC <text:s/>BY-SA 3.0</text:span></text:p>
          </draw:text-box>
        </draw:frame>
        <draw:g>
          <draw:g>
            <draw:custom-shape draw:style-name="gr390" draw:text-style-name="P65" draw:layer="layout" svg:width="5.599cm" svg:height="4.44cm" draw:transform="skewX (-0.00174532925199428) rotate (-3.00196631343025) translate (17.176cm 10.438cm)">
              <text:p/>
              <draw:enhanced-geometry svg:viewBox="0 0 21600 21600" draw:mirror-horizontal="true" draw:mirror-vertical="true" draw:glue-points="?f6 0 10800 ?f8 ?f11 10800 ?f9 21600 10800 ?f10 ?f5 10800" draw:text-areas="?f3 ?f3 ?f4 ?f4" draw:type="parallelogram" draw:modifiers="5809.56638354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74" draw:text-style-name="P63" draw:layer="layout" svg:x1="13.444cm" svg:y1="10.989cm" svg:x2="14.006cm" svg:y2="10.91cm">
              <text:p/>
            </draw:line>
            <draw:custom-shape draw:style-name="gr391" draw:text-style-name="P63" draw:layer="layout" svg:width="6.336cm" svg:height="4.41cm" draw:transform="rotate (1.5707963267949) translate (12.393cm 11.945cm)">
              <text:p/>
              <draw:enhanced-geometry svg:viewBox="0 0 21600 21600" draw:mirror-horizontal="true" draw:mirror-vertical="false" draw:glue-points="?f6 0 10800 ?f8 ?f11 10800 ?f9 21600 10800 ?f10 ?f5 10800" draw:text-areas="?f3 ?f3 ?f4 ?f4" draw:type="parallelogram" draw:modifiers="2189.6958755728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392" draw:text-style-name="P70" draw:layer="layout" svg:width="0.72cm" svg:height="6.75cm" svg:x="11.518cm" svg:y="5.807cm">
            <text:p/>
            <draw:enhanced-geometry svg:viewBox="0 0 21600 21600" draw:type="rectangle" draw:enhanced-path="M 0 0 L 21600 0 21600 21600 0 21600 0 0 Z N"/>
          </draw:custom-shape>
        </draw:g>
        <draw:frame draw:style-name="gr393" draw:text-style-name="P71" draw:layer="layout" svg:width="7.339cm" svg:height="0.866cm" svg:x="5.156cm" svg:y="1.188cm">
          <draw:text-box>
            <text:p text:style-name="P68"><text:span text:style-name="T20">Types de fenêtres courants</text:span></text:p>
          </draw:text-box>
        </draw:frame>
        <draw:g>
          <draw:g>
            <draw:custom-shape draw:style-name="gr394" draw:text-style-name="P63" draw:layer="layout" svg:width="6.357cm" svg:height="4.425cm" draw:transform="rotate (1.5707963267949) translate (1.741cm 13.529cm)">
              <text:p/>
              <draw:enhanced-geometry svg:viewBox="0 0 21600 21600" draw:mirror-horizontal="true" draw:mirror-vertical="false" draw:glue-points="?f6 0 10800 ?f8 ?f11 10800 ?f9 21600 10800 ?f10 ?f5 10800" draw:text-areas="?f3 ?f3 ?f4 ?f4" draw:type="parallelogram" draw:modifiers="2189.6958755728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95" draw:text-style-name="P65" draw:layer="layout" svg:width="5.563cm" svg:height="1.766cm" draw:transform="rotate (1.5707963267949) translate (1.967cm 13.564cm)">
              <text:p/>
              <draw:enhanced-geometry svg:viewBox="0 0 21600 21600" draw:mirror-horizontal="true" draw:mirror-vertical="true" draw:glue-points="?f6 0 10800 ?f8 ?f11 10800 ?f9 21600 10800 ?f10 ?f5 10800" draw:text-areas="?f3 ?f3 ?f4 ?f4" draw:type="parallelogram" draw:modifiers="874.14696079987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75" draw:text-style-name="P63" draw:layer="layout" svg:x1="1.779cm" svg:y1="8.927cm" svg:x2="1.779cm" svg:y2="8.397cm">
              <text:p/>
            </draw:line>
            <draw:line draw:style-name="gr375" draw:text-style-name="P63" draw:layer="layout" svg:x1="1.779cm" svg:y1="12.892cm" svg:x2="1.779cm" svg:y2="12.362cm">
              <text:p/>
            </draw:line>
            <draw:line draw:style-name="gr375" draw:text-style-name="P63" draw:layer="layout" svg:x1="6.194cm" svg:y1="8.309cm" svg:x2="6.194cm" svg:y2="7.779cm">
              <text:p/>
            </draw:line>
            <draw:line draw:style-name="gr375" draw:text-style-name="P63" draw:layer="layout" svg:x1="6.195cm" svg:y1="12.204cm" svg:x2="6.195cm" svg:y2="11.674cm">
              <text:p/>
            </draw:line>
            <draw:custom-shape draw:style-name="gr396" draw:text-style-name="P65" draw:layer="layout" svg:width="6.003cm" svg:height="1.414cm" draw:transform="rotate (1.5707963267949) translate (4.589cm 13.44cm)">
              <text:p/>
              <draw:enhanced-geometry svg:viewBox="0 0 21600 21600" draw:mirror-horizontal="true" draw:mirror-vertical="false" draw:glue-points="?f6 0 10800 ?f8 ?f11 10800 ?f9 21600 10800 ?f10 ?f5 10800" draw:text-areas="?f3 ?f3 ?f4 ?f4" draw:type="parallelogram" draw:modifiers="2449.7445628375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74" draw:text-style-name="P63" draw:layer="layout" svg:x1="4.611cm" svg:y1="11.33cm" svg:x2="5.079cm" svg:y2="11.081cm">
              <text:p/>
            </draw:line>
          </draw:g>
          <draw:frame draw:style-name="gr382" draw:text-style-name="P66" draw:layer="layout" svg:width="5.58cm" svg:height="0.866cm" svg:x="1.475cm" svg:y="13.723cm">
            <draw:text-box>
              <text:p><text:span text:style-name="T18">A la Française</text:span></text:p>
            </draw:text-box>
          </draw:frame>
          <draw:frame draw:style-name="gr397" draw:text-style-name="P66" draw:layer="layout" svg:width="5.49cm" svg:height="1.081cm" svg:x="7.28cm" svg:y="12.827cm">
            <draw:text-box>
              <text:p><text:span text:style-name="T18">Oscilllo-battante</text:span></text:p>
            </draw:text-box>
          </draw:frame>
          <draw:g>
            <draw:custom-shape draw:style-name="gr398" draw:text-style-name="P63" draw:layer="layout" svg:width="6.337cm" svg:height="4.412cm" draw:transform="rotate (1.5707963267949) translate (7.06cm 12.724cm)">
              <text:p/>
              <draw:enhanced-geometry svg:viewBox="0 0 21600 21600" draw:mirror-horizontal="true" draw:mirror-vertical="false" draw:glue-points="?f6 0 10800 ?f8 ?f11 10800 ?f9 21600 10800 ?f10 ?f5 10800" draw:text-areas="?f3 ?f3 ?f4 ?f4" draw:type="parallelogram" draw:modifiers="2189.6958755728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99" draw:text-style-name="P65" draw:layer="layout" svg:width="5.546cm" svg:height="1.762cm" draw:transform="rotate (1.5707963267949) translate (7.25cm 12.768cm)">
              <text:p/>
              <draw:enhanced-geometry svg:viewBox="0 0 21600 21600" draw:mirror-horizontal="true" draw:mirror-vertical="true" draw:glue-points="?f6 0 10800 ?f8 ?f11 10800 ?f9 21600 10800 ?f10 ?f5 10800" draw:text-areas="?f3 ?f3 ?f4 ?f4" draw:type="parallelogram" draw:modifiers="874.14696079987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75" draw:text-style-name="P63" draw:layer="layout" svg:x1="7.088cm" svg:y1="8.136cm" svg:x2="7.088cm" svg:y2="7.608cm">
              <text:p/>
            </draw:line>
            <draw:line draw:style-name="gr375" draw:text-style-name="P63" draw:layer="layout" svg:x1="7.088cm" svg:y1="12.089cm" svg:x2="7.088cm" svg:y2="11.561cm">
              <text:p/>
            </draw:line>
            <draw:line draw:style-name="gr375" draw:text-style-name="P63" draw:layer="layout" svg:x1="12.073cm" svg:y1="7.518cm" svg:x2="12.137cm" svg:y2="6.993cm">
              <text:p/>
            </draw:line>
            <draw:line draw:style-name="gr375" draw:text-style-name="P63" draw:layer="layout" svg:x1="11.491cm" svg:y1="11.403cm" svg:x2="11.491cm" svg:y2="10.875cm">
              <text:p/>
            </draw:line>
            <draw:line draw:style-name="gr375" draw:text-style-name="P63" draw:layer="layout" svg:x1="11.566cm" svg:y1="11.656cm" svg:x2="11.63cm" svg:y2="11.131cm">
              <text:p/>
            </draw:line>
            <draw:line draw:style-name="gr375" draw:text-style-name="P63" draw:layer="layout" svg:x1="9.516cm" svg:y1="12.374cm" svg:x2="10.039cm" svg:y2="12.3cm">
              <text:p/>
            </draw:line>
            <draw:line draw:style-name="gr375" draw:text-style-name="P63" draw:layer="layout" svg:x1="10.836cm" svg:y1="12.198cm" svg:x2="11.359cm" svg:y2="12.124cm">
              <text:p/>
            </draw:line>
            <draw:custom-shape draw:style-name="gr400" draw:text-style-name="P65" draw:layer="layout" svg:width="3.352cm" svg:height="5.034cm" draw:transform="skewX (0.00104719755119657) rotate (-3.00196631343025) translate (12.718cm 11.756cm)">
              <text:p/>
              <draw:enhanced-geometry svg:viewBox="0 0 21600 21600" draw:mirror-horizontal="true" draw:mirror-vertical="true" draw:glue-points="?f6 0 10800 ?f8 ?f11 10800 ?f9 21600 10800 ?f10 ?f5 10800" draw:text-areas="?f3 ?f3 ?f4 ?f4" draw:type="parallelogram" draw:modifiers="8709.4994892747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74" draw:text-style-name="P63" draw:layer="layout" svg:x1="9.615cm" svg:y1="10.672cm" svg:x2="9.689cm" svg:y2="10.149cm">
              <text:p/>
            </draw:line>
          </draw:g>
        </draw:g>
        <draw:custom-shape draw:style-name="gr401" draw:text-style-name="P65" draw:layer="layout" svg:width="8.176cm" svg:height="3.015cm" draw:transform="rotate (1.5707963267949) translate (4.043cm 22.839cm)">
          <text:p/>
          <draw:enhanced-geometry svg:viewBox="0 0 21600 21600" draw:mirror-horizontal="true" draw:mirror-vertical="false" draw:glue-points="?f6 0 10800 ?f8 ?f11 10800 ?f9 21600 10800 ?f10 ?f5 10800" draw:text-areas="?f3 ?f3 ?f4 ?f4" draw:type="parallelogram" draw:modifiers="1136.4667033571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02" draw:text-style-name="P5" draw:layer="layout" svg:width="16.211cm" svg:height="22.647cm" svg:x="1.237cm" svg:y="1.188cm">
          <text:p/>
          <draw:enhanced-geometry svg:viewBox="0 0 21600 21600" draw:type="rectangle" draw:enhanced-path="M 0 0 L 21600 0 21600 21600 0 21600 0 0 Z N"/>
        </draw:custom-shape>
        <draw:g>
          <draw:g>
            <draw:custom-shape draw:style-name="gr403" draw:text-style-name="P64" draw:layer="layout" svg:width="2.633cm" svg:height="4.398cm" draw:transform="rotate (1.5707963267949) translate (7.039cm 5.587cm)">
              <text:p/>
              <draw:enhanced-geometry svg:viewBox="0 0 21600 21600" draw:mirror-horizontal="true" draw:mirror-vertical="false" draw:glue-points="?f6 0 10800 ?f8 ?f11 10800 ?f9 21600 10800 ?f10 ?f5 10800" draw:text-areas="?f3 ?f3 ?f4 ?f4" draw:type="parallelogram" draw:modifiers="5081.506164611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draw:style-name="gr404" draw:text-style-name="P66" draw:layer="layout" svg:width="2.788cm" svg:height="0.725cm" svg:x="8.328cm" svg:y="5.537cm">
            <draw:text-box>
              <text:p><text:span text:style-name="T18">Châssis fixe</text:span></text:p>
            </draw:text-box>
          </draw:frame>
        </draw:g>
      </draw:page>
      <draw:page draw:name="page9" draw:style-name="dp1" draw:master-page-name="Standard">
        <office:forms form:automatic-focus="false" form:apply-design-mode="false"/>
        <draw:g>
          <draw:g>
            <draw:custom-shape draw:style-name="gr405" draw:text-style-name="P64" draw:layer="layout" svg:width="3.66cm" svg:height="4.425cm" draw:transform="rotate (1.5707963267949) translate (1.541cm 6.885cm)">
              <text:p/>
              <draw:enhanced-geometry svg:viewBox="0 0 21600 21600" draw:mirror-horizontal="true" draw:mirror-vertical="false" draw:glue-points="?f6 0 10800 ?f8 ?f11 10800 ?f9 21600 10800 ?f10 ?f5 10800" draw:text-areas="?f3 ?f3 ?f4 ?f4" draw:type="parallelogram" draw:modifiers="3642.4778761061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06" draw:text-style-name="P64" draw:layer="layout" svg:width="2.869cm" svg:height="3.962cm" draw:transform="rotate (1.5707963267949) translate (1.773cm 7.84cm)">
              <text:p/>
              <draw:enhanced-geometry svg:viewBox="0 0 21600 21600" draw:mirror-horizontal="true" draw:mirror-vertical="false" draw:glue-points="?f6 0 10800 ?f8 ?f11 10800 ?f9 21600 10800 ?f10 ?f5 10800" draw:text-areas="?f3 ?f3 ?f4 ?f4" draw:type="parallelogram" draw:modifiers="4158.795860771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07" draw:text-style-name="P5" draw:layer="layout" svg:width="6.356cm" svg:height="4.425cm" draw:transform="rotate (1.5707963267949) translate (1.541cm 9.57cm)">
              <text:p/>
              <draw:enhanced-geometry svg:viewBox="0 0 21600 21600" draw:mirror-horizontal="true" draw:mirror-vertical="false" draw:glue-points="?f6 0 10800 ?f8 ?f11 10800 ?f9 21600 10800 ?f10 ?f5 10800" draw:text-areas="?f3 ?f3 ?f4 ?f4" draw:type="parallelogram" draw:modifiers="2143.4881087202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draw:style-name="gr408" draw:text-style-name="P66" draw:layer="layout" svg:width="2.551cm" svg:height="0.725cm" svg:x="2.828cm" svg:y="9.554cm">
            <draw:text-box>
              <text:p><text:span text:style-name="T18">A guillotine</text:span></text:p>
            </draw:text-box>
          </draw:frame>
        </draw:g>
        <draw:frame draw:style-name="gr382" draw:text-style-name="P66" draw:layer="layout" svg:width="4.005cm" svg:height="0.866cm" svg:x="13.329cm" svg:y="8.008cm">
          <draw:text-box>
            <text:p><text:span text:style-name="T18">A l’anglaise</text:span></text:p>
          </draw:text-box>
        </draw:frame>
        <draw:g>
          <draw:g>
            <draw:custom-shape draw:style-name="gr409" draw:text-style-name="P64" draw:layer="layout" svg:width="5.561cm" svg:height="1.766cm" draw:transform="rotate (1.5707963267949) translate (14.867cm 7.205cm)">
              <text:p/>
              <draw:enhanced-geometry svg:viewBox="0 0 21600 21600" draw:mirror-horizontal="true" draw:mirror-vertical="true" draw:glue-points="?f6 0 10800 ?f8 ?f11 10800 ?f9 21600 10800 ?f10 ?f5 10800" draw:text-areas="?f3 ?f3 ?f4 ?f4" draw:type="parallelogram" draw:modifiers="874.14696079987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75" draw:text-style-name="P5" draw:layer="layout" svg:x1="12.429cm" svg:y1="3.38cm" svg:x2="12.429cm" svg:y2="2.85cm">
              <text:p/>
            </draw:line>
            <draw:line draw:style-name="gr375" draw:text-style-name="P5" draw:layer="layout" svg:x1="12.429cm" svg:y1="7.344cm" svg:x2="12.429cm" svg:y2="6.814cm">
              <text:p/>
            </draw:line>
            <draw:line draw:style-name="gr375" draw:text-style-name="P5" draw:layer="layout" svg:x1="16.845cm" svg:y1="2.761cm" svg:x2="16.845cm" svg:y2="2.231cm">
              <text:p/>
            </draw:line>
            <draw:line draw:style-name="gr375" draw:text-style-name="P5" draw:layer="layout" svg:x1="16.846cm" svg:y1="6.656cm" svg:x2="16.846cm" svg:y2="6.126cm">
              <text:p/>
            </draw:line>
            <draw:custom-shape draw:style-name="gr410" draw:text-style-name="P64" draw:layer="layout" svg:width="6.002cm" svg:height="1.414cm" draw:transform="rotate (1.5707963267949) translate (12.577cm 7.787cm)">
              <text:p/>
              <draw:enhanced-geometry svg:viewBox="0 0 21600 21600" draw:mirror-horizontal="true" draw:mirror-vertical="false" draw:glue-points="?f6 0 10800 ?f8 ?f11 10800 ?f9 21600 10800 ?f10 ?f5 10800" draw:text-areas="?f3 ?f3 ?f4 ?f4" draw:type="parallelogram" draw:modifiers="2449.7445628375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74" draw:text-style-name="P5" draw:layer="layout" svg:x1="13.565cm" svg:y1="4.998cm" svg:x2="14.033cm" svg:y2="4.749cm">
              <text:p/>
            </draw:line>
            <draw:custom-shape draw:style-name="gr411" draw:text-style-name="P5" draw:layer="layout" svg:width="6.356cm" svg:height="4.426cm" draw:transform="rotate (1.5707963267949) translate (12.4cm 7.98cm)">
              <text:p/>
              <draw:enhanced-geometry svg:viewBox="0 0 21600 21600" draw:mirror-horizontal="true" draw:mirror-vertical="false" draw:glue-points="?f6 0 10800 ?f8 ?f11 10800 ?f9 21600 10800 ?f10 ?f5 10800" draw:text-areas="?f3 ?f3 ?f4 ?f4" draw:type="parallelogram" draw:modifiers="2143.4881087202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412" draw:text-style-name="P13" draw:layer="layout" svg:width="3.809cm" svg:height="0.304cm" draw:transform="rotate (0.139626340159546) translate (12.492cm 1.749cm)">
            <text:p/>
            <draw:enhanced-geometry svg:viewBox="0 0 21600 21600" draw:type="rectangle" draw:enhanced-path="M 0 0 L 21600 0 21600 21600 0 21600 0 0 Z N"/>
          </draw:custom-shape>
        </draw:g>
        <draw:frame draw:style-name="gr413" draw:text-style-name="P72" draw:layer="layout" svg:width="7.835cm" svg:height="0.839cm" svg:x="2.4cm" svg:y="1.358cm">
          <draw:text-box>
            <text:p text:style-name="P68"><text:span text:style-name="T20">Autres types de fenêtres </text:span></text:p>
          </draw:text-box>
        </draw:frame>
        <draw:g>
          <draw:line draw:style-name="gr375" draw:text-style-name="P5" draw:layer="layout" svg:x1="6.934cm" svg:y1="4.195cm" svg:x2="6.934cm" svg:y2="3.665cm">
            <text:p/>
          </draw:line>
          <draw:line draw:style-name="gr375" draw:text-style-name="P5" draw:layer="layout" svg:x1="6.934cm" svg:y1="8.159cm" svg:x2="6.934cm" svg:y2="7.629cm">
            <text:p/>
          </draw:line>
          <draw:line draw:style-name="gr375" draw:text-style-name="P5" draw:layer="layout" svg:x1="11.349cm" svg:y1="3.577cm" svg:x2="11.349cm" svg:y2="3.047cm">
            <text:p/>
          </draw:line>
          <draw:line draw:style-name="gr375" draw:text-style-name="P5" draw:layer="layout" svg:x1="11.35cm" svg:y1="7.471cm" svg:x2="11.35cm" svg:y2="6.941cm">
            <text:p/>
          </draw:line>
          <draw:custom-shape draw:style-name="gr407" draw:text-style-name="P5" draw:layer="layout" svg:width="6.356cm" svg:height="4.425cm" draw:transform="rotate (1.5707963267949) translate (6.896cm 8.795cm)">
            <text:p/>
            <draw:enhanced-geometry svg:viewBox="0 0 21600 21600" draw:mirror-horizontal="true" draw:mirror-vertical="false" draw:glue-points="?f6 0 10800 ?f8 ?f11 10800 ?f9 21600 10800 ?f10 ?f5 10800" draw:text-areas="?f3 ?f3 ?f4 ?f4" draw:type="parallelogram" draw:modifiers="2143.4881087202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14" draw:text-style-name="P64" draw:layer="layout" svg:width="5.946cm" svg:height="3.515cm" draw:transform="skewX (0.000523598775598317) rotate (-3.00196631343025) translate (12.433cm 6.856cm)">
            <text:p/>
            <draw:enhanced-geometry svg:viewBox="0 0 21600 21600" draw:mirror-horizontal="true" draw:mirror-vertical="true" draw:glue-points="?f6 0 10800 ?f8 ?f11 10800 ?f9 21600 10800 ?f10 ?f5 10800" draw:text-areas="?f3 ?f3 ?f4 ?f4" draw:type="parallelogram" draw:modifiers="7261.3669890181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74" draw:text-style-name="P5" draw:layer="layout" svg:x1="9.756cm" svg:y1="3.721cm" svg:x2="10.281cm" svg:y2="3.647cm">
            <text:p/>
          </draw:line>
          <draw:line draw:style-name="gr415" draw:text-style-name="P5" draw:layer="layout" svg:x1="11.141cm" svg:y1="5.573cm" svg:x2="11.32cm" svg:y2="5.573cm">
            <text:p/>
          </draw:line>
          <draw:line draw:style-name="gr416" draw:text-style-name="P5" draw:layer="layout" svg:x1="6.914cm" svg:y1="5.843cm" svg:x2="6.914cm" svg:y2="7.868cm">
            <text:p/>
          </draw:line>
          <draw:line draw:style-name="gr415" draw:text-style-name="P5" draw:layer="layout" svg:x1="7cm" svg:y1="6.068cm" svg:x2="7.179cm" svg:y2="6.068cm">
            <text:p/>
          </draw:line>
          <draw:custom-shape draw:style-name="gr417" draw:text-style-name="P13" draw:layer="layout" svg:width="0.459cm" svg:height="2.538cm" svg:x="6.275cm" svg:y="6.374cm">
            <text:p/>
            <draw:enhanced-geometry svg:viewBox="0 0 21600 21600" draw:type="rectangle" draw:enhanced-path="M 0 0 L 21600 0 21600 21600 0 21600 0 0 Z N"/>
          </draw:custom-shape>
        </draw:g>
        <draw:frame draw:style-name="gr382" draw:text-style-name="P66" draw:layer="layout" svg:width="3.555cm" svg:height="0.866cm" svg:x="8.245cm" svg:y="8.742cm">
          <draw:text-box>
            <text:p><text:span text:style-name="T18">Basculante</text:span></text:p>
          </draw:text-box>
        </draw:frame>
        <draw:frame draw:style-name="gr382" draw:text-style-name="P66" draw:layer="layout" svg:width="2.835cm" svg:height="0.866cm" svg:x="8.015cm" svg:y="16.18cm">
          <draw:text-box>
            <text:p><text:span text:style-name="T18">Pivotante</text:span></text:p>
          </draw:text-box>
        </draw:frame>
        <draw:frame draw:style-name="gr27" draw:text-style-name="P15" draw:layer="Copyright" svg:width="6.049cm" svg:height="0.569cm" svg:x="11.742cm" svg:y="17.45cm">
          <draw:text-box>
            <text:p><text:span text:style-name="T3">© Pierre ROUZEAU License CC <text:s/>BY-SA 3.0</text:span></text:p>
          </draw:text-box>
        </draw:frame>
        <draw:g>
          <draw:custom-shape draw:style-name="gr418" draw:text-style-name="P63" draw:layer="layout" svg:width="6.334cm" svg:height="4.41cm" draw:transform="rotate (1.5707963267949) translate (1.554cm 16.831cm)">
            <text:p/>
            <draw:enhanced-geometry svg:viewBox="0 0 21600 21600" draw:mirror-horizontal="true" draw:mirror-vertical="false" draw:glue-points="?f6 0 10800 ?f8 ?f11 10800 ?f9 21600 10800 ?f10 ?f5 10800" draw:text-areas="?f3 ?f3 ?f4 ?f4" draw:type="parallelogram" draw:modifiers="2113.9772727272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19" draw:text-style-name="P65" draw:layer="layout" svg:width="5.509cm" svg:height="4.749cm" draw:transform="skewX (0.000698131700797727) rotate (-3.00196631343025) translate (7.21cm 15.447cm)">
            <text:p/>
            <draw:enhanced-geometry svg:viewBox="0 0 21600 21600" draw:mirror-horizontal="true" draw:mirror-vertical="true" draw:glue-points="?f6 0 10800 ?f8 ?f11 10800 ?f9 21600 10800 ?f10 ?f5 10800" draw:text-areas="?f3 ?f3 ?f4 ?f4" draw:type="parallelogram" draw:modifiers="5511.0539845758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74" draw:text-style-name="P63" draw:layer="layout" svg:x1="3.446cm" svg:y1="16cm" svg:x2="4.008cm" svg:y2="15.921cm">
            <text:p/>
          </draw:line>
        </draw:g>
        <draw:frame draw:style-name="gr420" draw:text-style-name="P66" draw:layer="layout" svg:width="4.635cm" svg:height="0.725cm" svg:x="2.435cm" svg:y="16.831cm">
          <draw:text-box>
            <text:p><text:span text:style-name="T18">A la Canadienne</text:span></text:p>
          </draw:text-box>
        </draw:frame>
        <draw:g>
          <draw:custom-shape draw:style-name="gr421" draw:text-style-name="P65" draw:layer="layout" svg:width="5.274cm" svg:height="1.578cm" draw:transform="skewX (0.0031415926535898) rotate (-3.00196631343025) translate (16.454cm 11.252cm)">
            <text:p/>
            <draw:enhanced-geometry svg:viewBox="0 0 21600 21600" draw:mirror-horizontal="true" draw:mirror-vertical="true" draw:glue-points="?f6 0 10800 ?f8 ?f11 10800 ?f9 21600 10800 ?f10 ?f5 10800" draw:text-areas="?f3 ?f3 ?f4 ?f4" draw:type="parallelogram" draw:modifiers="5586.319612590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75" draw:text-style-name="P63" draw:layer="layout" svg:x1="12.138cm" svg:y1="10.749cm" svg:x2="12.138cm" svg:y2="10.219cm">
            <text:p/>
          </draw:line>
          <draw:line draw:style-name="gr375" draw:text-style-name="P63" draw:layer="layout" svg:x1="12.138cm" svg:y1="14.713cm" svg:x2="12.138cm" svg:y2="14.183cm">
            <text:p/>
          </draw:line>
          <draw:line draw:style-name="gr375" draw:text-style-name="P63" draw:layer="layout" svg:x1="16.553cm" svg:y1="10.131cm" svg:x2="16.553cm" svg:y2="9.601cm">
            <text:p/>
          </draw:line>
          <draw:line draw:style-name="gr375" draw:text-style-name="P63" draw:layer="layout" svg:x1="16.554cm" svg:y1="14.026cm" svg:x2="16.554cm" svg:y2="13.496cm">
            <text:p/>
          </draw:line>
          <draw:custom-shape draw:style-name="gr407" draw:text-style-name="P63" draw:layer="layout" svg:width="6.356cm" svg:height="4.425cm" draw:transform="rotate (1.5707963267949) translate (12.1cm 15.35cm)">
            <text:p/>
            <draw:enhanced-geometry svg:viewBox="0 0 21600 21600" draw:mirror-horizontal="true" draw:mirror-vertical="false" draw:glue-points="?f6 0 10800 ?f8 ?f11 10800 ?f9 21600 10800 ?f10 ?f5 10800" draw:text-areas="?f3 ?f3 ?f4 ?f4" draw:type="parallelogram" draw:modifiers="2143.4881087202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21" draw:text-style-name="P65" draw:layer="layout" svg:width="5.274cm" svg:height="1.578cm" draw:transform="rotate (-3.00196631343025) translate (17.633cm 13.923cm)">
            <text:p/>
            <draw:enhanced-geometry svg:viewBox="0 0 21600 21600" draw:mirror-horizontal="true" draw:mirror-vertical="true" draw:glue-points="?f6 0 10800 ?f8 ?f11 10800 ?f9 21600 10800 ?f10 ?f5 10800" draw:text-areas="?f3 ?f3 ?f4 ?f4" draw:type="parallelogram" draw:modifiers="5586.319612590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22" draw:text-style-name="P70" draw:layer="layout" svg:width="1.033cm" svg:height="3.284cm" svg:x="10.894cm" svg:y="10.643cm">
            <text:p/>
            <draw:enhanced-geometry svg:viewBox="0 0 21600 21600" draw:type="rectangle" draw:enhanced-path="M 0 0 L 21600 0 21600 21600 0 21600 0 0 Z N"/>
          </draw:custom-shape>
          <draw:line draw:style-name="gr374" draw:text-style-name="P63" draw:layer="layout" svg:x1="14.224cm" svg:y1="14.445cm" svg:x2="14.749cm" svg:y2="14.371cm">
            <text:p/>
          </draw:line>
        </draw:g>
        <draw:frame draw:style-name="gr423" draw:text-style-name="P66" draw:layer="layout" svg:width="3.381cm" svg:height="0.725cm" svg:x="12.819cm" svg:y="15.481cm">
          <draw:text-box>
            <text:p><text:span text:style-name="T18">A l’australienne</text:span></text:p>
          </draw:text-box>
        </draw:frame>
        <draw:g>
          <draw:line draw:style-name="gr375" draw:text-style-name="P63" draw:layer="layout" svg:x1="7.029cm" svg:y1="11.479cm" svg:x2="7.029cm" svg:y2="10.949cm">
            <text:p/>
          </draw:line>
          <draw:line draw:style-name="gr375" draw:text-style-name="P63" draw:layer="layout" svg:x1="7.029cm" svg:y1="15.443cm" svg:x2="7.029cm" svg:y2="14.913cm">
            <text:p/>
          </draw:line>
          <draw:line draw:style-name="gr375" draw:text-style-name="P63" draw:layer="layout" svg:x1="11.445cm" svg:y1="10.861cm" svg:x2="11.445cm" svg:y2="10.331cm">
            <text:p/>
          </draw:line>
          <draw:line draw:style-name="gr375" draw:text-style-name="P63" draw:layer="layout" svg:x1="11.446cm" svg:y1="14.756cm" svg:x2="11.446cm" svg:y2="14.226cm">
            <text:p/>
          </draw:line>
          <draw:custom-shape draw:style-name="gr424" draw:text-style-name="P63" draw:layer="layout" svg:width="6.356cm" svg:height="4.426cm" draw:transform="rotate (1.5707963267949) translate (7cm 16.08cm)">
            <text:p/>
            <draw:enhanced-geometry svg:viewBox="0 0 21600 21600" draw:mirror-horizontal="true" draw:mirror-vertical="false" draw:glue-points="?f6 0 10800 ?f8 ?f11 10800 ?f9 21600 10800 ?f10 ?f5 10800" draw:text-areas="?f3 ?f3 ?f4 ?f4" draw:type="parallelogram" draw:modifiers="2143.4881087202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25" draw:text-style-name="P65" draw:layer="layout" svg:width="5.49cm" svg:height="3.51cm" draw:transform="rotate (1.5707963267949) translate (7.47cm 15.649cm)">
            <text:p/>
            <draw:enhanced-geometry svg:viewBox="0 0 21600 21600" draw:mirror-horizontal="true" draw:mirror-vertical="true" draw:glue-points="?f6 0 10800 ?f8 ?f11 10800 ?f9 21600 10800 ?f10 ?f5 10800" draw:text-areas="?f3 ?f3 ?f4 ?f4" draw:type="parallelogram" draw:modifiers="1367.7720379936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74" draw:text-style-name="P63" draw:layer="layout" svg:x1="10.452cm" svg:y1="13.514cm" svg:x2="10.979cm" svg:y2="13.579cm">
            <text:p/>
          </draw:line>
          <draw:custom-shape draw:style-name="gr426" draw:text-style-name="P70" draw:layer="layout" svg:width="4.329cm" svg:height="0.333cm" draw:transform="rotate (0.139626340159546) translate (6.92cm 9.852cm)">
            <text:p/>
            <draw:enhanced-geometry svg:viewBox="0 0 21600 21600" draw:type="rectangle" draw:enhanced-path="M 0 0 L 21600 0 21600 21600 0 21600 0 0 Z N"/>
          </draw:custom-shape>
          <draw:custom-shape draw:style-name="gr427" draw:text-style-name="P73" draw:layer="layout" svg:width="4.338cm" svg:height="0.355cm" draw:transform="skewX (0.014137166941154) rotate (0.139626340159546) translate (6.86cm 10.194cm)">
            <text:p/>
            <draw:enhanced-geometry svg:viewBox="0 0 21600 21600" draw:type="rectangle" draw:enhanced-path="M 0 0 L 21600 0 21600 21600 0 21600 0 0 Z N"/>
          </draw:custom-shape>
          <draw:line draw:style-name="gr415" draw:text-style-name="P63" draw:layer="layout" svg:x1="9.165cm" svg:y1="10.306cm" svg:x2="9.165cm" svg:y2="10.127cm">
            <text:p/>
          </draw:line>
          <draw:line draw:style-name="gr415" draw:text-style-name="P63" draw:layer="layout" svg:x1="9.165cm" svg:y1="15.706cm" svg:x2="9.165cm" svg:y2="15.527cm">
            <text:p/>
          </draw:line>
        </draw:g>
        <draw:custom-shape draw:style-name="gr428" draw:text-style-name="P5" draw:layer="layout" svg:width="16.7cm" svg:height="16.35cm" svg:x="1.1cm" svg:y="1.15cm">
          <text:p/>
          <draw:enhanced-geometry svg:viewBox="0 0 21600 21600" draw:type="rectangle" draw:enhanced-path="M 0 0 L 21600 0 21600 21600 0 21600 0 0 Z N"/>
        </draw:custom-shape>
      </draw:page>
      <draw:page draw:name="page10" draw:style-name="dp1" draw:master-page-name="Standard">
        <office:forms form:automatic-focus="false" form:apply-design-mode="false"/>
        <draw:frame draw:style-name="gr429" draw:text-style-name="P71" draw:layer="layout" svg:width="9.564cm" svg:height="1.568cm" svg:x="5.026cm" svg:y="1.225cm">
          <draw:text-box>
            <text:p text:style-name="P68"><text:span text:style-name="T20">Représentation symbolique</text:span></text:p>
            <text:p text:style-name="P68"><text:span text:style-name="T20">de l’ouverture</text:span></text:p>
          </draw:text-box>
        </draw:frame>
        <draw:g>
          <draw:custom-shape draw:style-name="gr430" draw:text-style-name="P5" draw:layer="layout" svg:width="2.717cm" svg:height="3.353cm" svg:x="1.641cm" svg:y="1.803cm">
            <text:p/>
            <draw:enhanced-geometry svg:viewBox="0 0 21600 21600" draw:type="rectangle" draw:enhanced-path="M 0 0 L 21600 0 21600 21600 0 21600 0 0 Z N"/>
          </draw:custom-shape>
          <draw:line draw:style-name="gr431" draw:text-style-name="P5" draw:layer="layout" svg:x1="1.641cm" svg:y1="5.147cm" svg:x2="4.339cm" svg:y2="3.494cm">
            <text:p/>
          </draw:line>
          <draw:line draw:style-name="gr431" draw:text-style-name="P5" draw:layer="layout" svg:x1="1.634cm" svg:y1="1.804cm" svg:x2="4.332cm" svg:y2="3.458cm">
            <text:p/>
          </draw:line>
          <draw:custom-shape draw:style-name="gr432" draw:text-style-name="P5" draw:layer="layout" svg:width="2.983cm" svg:height="3.615cm" svg:x="1.509cm" svg:y="1.672cm">
            <text:p/>
            <draw:enhanced-geometry svg:viewBox="0 0 21600 21600" draw:type="rectangle" draw:enhanced-path="M 0 0 L 21600 0 21600 21600 0 21600 0 0 Z N"/>
          </draw:custom-shape>
          <draw:custom-shape draw:style-name="gr433" draw:text-style-name="P5" draw:layer="layout" svg:width="3.377cm" svg:height="3.981cm" svg:x="1.313cm" svg:y="1.475cm">
            <text:p/>
            <draw:enhanced-geometry svg:viewBox="0 0 21600 21600" draw:type="rectangle" draw:enhanced-path="M 0 0 L 21600 0 21600 21600 0 21600 0 0 Z N"/>
          </draw:custom-shape>
        </draw:g>
        <draw:g>
          <draw:custom-shape draw:style-name="gr434" draw:text-style-name="P5" draw:layer="layout" svg:width="1.525cm" svg:height="3.845cm" draw:transform="rotate (1.5707963267949) translate (11.076cm 5.147cm)">
            <text:p/>
            <draw:enhanced-geometry svg:viewBox="0 0 21600 21600" draw:type="rectangle" draw:enhanced-path="M 0 0 L 21600 0 21600 21600 0 21600 0 0 Z N"/>
          </draw:custom-shape>
          <draw:line draw:style-name="gr435" draw:text-style-name="P5" draw:layer="layout" svg:x1="14.92cm" svg:y1="5.14cm" svg:x2="13.006cm" svg:y2="3.633cm">
            <text:p/>
          </draw:line>
          <draw:line draw:style-name="gr436" draw:text-style-name="P5" draw:layer="layout" svg:x1="11.084cm" svg:y1="5.147cm" svg:x2="12.971cm" svg:y2="3.629cm">
            <text:p/>
          </draw:line>
          <draw:custom-shape draw:style-name="gr437" draw:text-style-name="P5" draw:layer="layout" svg:width="1.753cm" svg:height="4.094cm" draw:transform="rotate (1.5707963267949) translate (10.952cm 5.256cm)">
            <text:p/>
            <draw:enhanced-geometry svg:viewBox="0 0 21600 21600" draw:type="rectangle" draw:enhanced-path="M 0 0 L 21600 0 21600 21600 0 21600 0 0 Z N"/>
          </draw:custom-shape>
          <draw:custom-shape draw:style-name="gr438" draw:text-style-name="P5" draw:layer="layout" svg:width="2.077cm" svg:height="4.501cm" draw:transform="rotate (1.5707963267949) translate (10.764cm 5.418cm)">
            <text:p/>
            <draw:enhanced-geometry svg:viewBox="0 0 21600 21600" draw:type="rectangle" draw:enhanced-path="M 0 0 L 21600 0 21600 21600 0 21600 0 0 Z N"/>
          </draw:custom-shape>
        </draw:g>
        <draw:g>
          <draw:g>
            <draw:custom-shape draw:style-name="gr439" draw:text-style-name="P5" draw:layer="layout" svg:width="1.804cm" svg:height="4.578cm" svg:x="11.063cm" svg:y="6.806cm">
              <text:p/>
              <draw:enhanced-geometry svg:viewBox="0 0 21600 21600" draw:type="rectangle" draw:enhanced-path="M 0 0 L 21600 0 21600 21600 0 21600 0 0 Z N"/>
            </draw:custom-shape>
            <draw:line draw:style-name="gr436" draw:text-style-name="P5" draw:layer="layout" svg:x1="11.072cm" svg:y1="11.382cm" svg:x2="12.86cm" svg:y2="9.106cm">
              <text:p/>
            </draw:line>
            <draw:line draw:style-name="gr436" draw:text-style-name="P5" draw:layer="layout" svg:x1="11.063cm" svg:y1="6.814cm" svg:x2="12.86cm" svg:y2="9.062cm">
              <text:p/>
            </draw:line>
            <draw:custom-shape draw:style-name="gr440" draw:text-style-name="P5" draw:layer="layout" svg:width="2.06cm" svg:height="4.871cm" svg:x="10.936cm" svg:y="6.656cm">
              <text:p/>
              <draw:enhanced-geometry svg:viewBox="0 0 21600 21600" draw:type="rectangle" draw:enhanced-path="M 0 0 L 21600 0 21600 21600 0 21600 0 0 Z N"/>
            </draw:custom-shape>
          </draw:g>
          <draw:g>
            <draw:custom-shape draw:style-name="gr441" draw:text-style-name="P5" draw:layer="layout" svg:width="1.805cm" svg:height="4.578cm" svg:x="13.117cm" svg:y="6.806cm">
              <text:p/>
              <draw:enhanced-geometry svg:viewBox="0 0 21600 21600" draw:mirror-horizontal="true" draw:type="rectangle" draw:enhanced-path="M 0 0 L 21600 0 21600 21600 0 21600 0 0 Z N"/>
            </draw:custom-shape>
            <draw:line draw:style-name="gr442" draw:text-style-name="P5" draw:layer="layout" svg:x1="14.923cm" svg:y1="11.382cm" svg:x2="13.135cm" svg:y2="9.106cm">
              <text:p/>
            </draw:line>
            <draw:line draw:style-name="gr442" draw:text-style-name="P5" draw:layer="layout" svg:x1="14.931cm" svg:y1="6.814cm" svg:x2="13.134cm" svg:y2="9.062cm">
              <text:p/>
            </draw:line>
            <draw:custom-shape draw:style-name="gr440" draw:text-style-name="P5" draw:layer="layout" svg:width="2.06cm" svg:height="4.871cm" svg:x="12.978cm" svg:y="6.656cm">
              <text:p/>
              <draw:enhanced-geometry svg:viewBox="0 0 21600 21600" draw:mirror-horizontal="true" draw:type="rectangle" draw:enhanced-path="M 0 0 L 21600 0 21600 21600 0 21600 0 0 Z N"/>
            </draw:custom-shape>
            <draw:line draw:style-name="gr442" draw:text-style-name="P5" draw:layer="layout" svg:x1="13.129cm" svg:y1="11.386cm" svg:x2="14cm" svg:y2="6.804cm">
              <text:p/>
            </draw:line>
            <draw:line draw:style-name="gr442" draw:text-style-name="P5" draw:layer="layout" svg:x1="14.905cm" svg:y1="11.389cm" svg:x2="14.018cm" svg:y2="6.811cm">
              <text:p/>
            </draw:line>
          </draw:g>
          <draw:custom-shape draw:style-name="gr443" draw:text-style-name="P5" draw:layer="layout" svg:width="4.5cm" svg:height="5.25cm" svg:x="10.744cm" svg:y="6.463cm">
            <text:p/>
            <draw:enhanced-geometry svg:viewBox="0 0 21600 21600" draw:type="rectangle" draw:enhanced-path="M 0 0 L 21600 0 21600 21600 0 21600 0 0 Z N"/>
          </draw:custom-shape>
        </draw:g>
        <draw:g>
          <draw:g>
            <draw:custom-shape draw:style-name="gr444" draw:text-style-name="P5" draw:layer="layout" svg:width="1.816cm" svg:height="4.582cm" svg:x="6.112cm" svg:y="6.806cm">
              <text:p/>
              <draw:enhanced-geometry svg:viewBox="0 0 21600 21600" draw:type="rectangle" draw:enhanced-path="M 0 0 L 21600 0 21600 21600 0 21600 0 0 Z N"/>
            </draw:custom-shape>
            <draw:line draw:style-name="gr436" draw:text-style-name="P5" draw:layer="layout" svg:x1="6.121cm" svg:y1="11.382cm" svg:x2="7.909cm" svg:y2="9.106cm">
              <text:p/>
            </draw:line>
            <draw:line draw:style-name="gr436" draw:text-style-name="P5" draw:layer="layout" svg:x1="6.113cm" svg:y1="6.814cm" svg:x2="7.91cm" svg:y2="9.062cm">
              <text:p/>
            </draw:line>
            <draw:custom-shape draw:style-name="gr445" draw:text-style-name="P5" draw:layer="layout" svg:width="2.04cm" svg:height="4.867cm" svg:x="5.985cm" svg:y="6.656cm">
              <text:p/>
              <draw:enhanced-geometry svg:viewBox="0 0 21600 21600" draw:type="rectangle" draw:enhanced-path="M 0 0 L 21600 0 21600 21600 0 21600 0 0 Z N"/>
            </draw:custom-shape>
          </draw:g>
          <draw:g>
            <draw:custom-shape draw:style-name="gr441" draw:text-style-name="P5" draw:layer="layout" svg:width="1.805cm" svg:height="4.578cm" svg:x="8.166cm" svg:y="6.806cm">
              <text:p/>
              <draw:enhanced-geometry svg:viewBox="0 0 21600 21600" draw:mirror-horizontal="true" draw:type="rectangle" draw:enhanced-path="M 0 0 L 21600 0 21600 21600 0 21600 0 0 Z N"/>
            </draw:custom-shape>
            <draw:line draw:style-name="gr442" draw:text-style-name="P5" draw:layer="layout" svg:x1="9.972cm" svg:y1="11.382cm" svg:x2="8.184cm" svg:y2="9.106cm">
              <text:p/>
            </draw:line>
            <draw:line draw:style-name="gr442" draw:text-style-name="P5" draw:layer="layout" svg:x1="9.98cm" svg:y1="6.814cm" svg:x2="8.183cm" svg:y2="9.062cm">
              <text:p/>
            </draw:line>
            <draw:custom-shape draw:style-name="gr446" draw:text-style-name="P5" draw:layer="layout" svg:width="2.083cm" svg:height="4.871cm" svg:x="8.017cm" svg:y="6.656cm">
              <text:p/>
              <draw:enhanced-geometry svg:viewBox="0 0 21600 21600" draw:mirror-horizontal="true" draw:type="rectangle" draw:enhanced-path="M 0 0 L 21600 0 21600 21600 0 21600 0 0 Z N"/>
            </draw:custom-shape>
          </draw:g>
          <draw:custom-shape draw:style-name="gr443" draw:text-style-name="P5" draw:layer="layout" svg:width="4.5cm" svg:height="5.25cm" svg:x="5.793cm" svg:y="6.463cm">
            <text:p/>
            <draw:enhanced-geometry svg:viewBox="0 0 21600 21600" draw:type="rectangle" draw:enhanced-path="M 0 0 L 21600 0 21600 21600 0 21600 0 0 Z N"/>
          </draw:custom-shape>
        </draw:g>
        <draw:g>
          <draw:g>
            <draw:custom-shape draw:style-name="gr447" draw:text-style-name="P5" draw:layer="layout" svg:width="3.338cm" svg:height="4.578cm" svg:x="1.671cm" svg:y="6.806cm">
              <text:p/>
              <draw:enhanced-geometry svg:viewBox="0 0 21600 21600" draw:type="rectangle" draw:enhanced-path="M 0 0 L 21600 0 21600 21600 0 21600 0 0 Z N"/>
            </draw:custom-shape>
            <draw:custom-shape draw:style-name="gr448" draw:text-style-name="P5" draw:layer="layout" svg:width="3.654cm" svg:height="4.871cm" svg:x="1.505cm" svg:y="6.656cm">
              <text:p/>
              <draw:enhanced-geometry svg:viewBox="0 0 21600 21600" draw:type="rectangle" draw:enhanced-path="M 0 0 L 21600 0 21600 21600 0 21600 0 0 Z N"/>
            </draw:custom-shape>
            <draw:line draw:style-name="gr449" draw:text-style-name="P5" draw:layer="layout" svg:x1="4.988cm" svg:y1="7.4cm" svg:x2="3.336cm" svg:y2="11.397cm">
              <text:p/>
            </draw:line>
            <draw:custom-shape draw:style-name="gr450" draw:text-style-name="P3" draw:layer="layout" svg:width="0.402cm" svg:height="0.24cm" draw:transform="rotate (1.5707963267949) translate (3.21cm 7.25cm)">
              <text:p/>
              <draw:enhanced-geometry svg:viewBox="0 0 21600 21600" draw:text-areas="?f7 ?f0 21600 ?f2" draw:type="left-arrow" draw:modifiers="7690.71680376028 6584.615384615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49" draw:text-style-name="P5" draw:layer="layout" svg:x1="1.686cm" svg:y1="7.401cm" svg:x2="3.338cm" svg:y2="11.398cm">
              <text:p/>
            </draw:line>
          </draw:g>
          <draw:custom-shape draw:style-name="gr451" draw:text-style-name="P5" draw:layer="layout" svg:width="4.033cm" svg:height="5.25cm" svg:x="1.313cm" svg:y="6.463cm">
            <text:p/>
            <draw:enhanced-geometry svg:viewBox="0 0 21600 21600" draw:type="rectangle" draw:enhanced-path="M 0 0 L 21600 0 21600 21600 0 21600 0 0 Z N"/>
          </draw:custom-shape>
        </draw:g>
        <draw:g>
          <draw:g>
            <draw:custom-shape draw:style-name="gr452" draw:text-style-name="P5" draw:layer="layout" svg:width="1.839cm" svg:height="6.375cm" svg:x="2.512cm" svg:y="13.025cm">
              <text:p/>
              <draw:enhanced-geometry svg:viewBox="0 0 21600 21600" draw:mirror-horizontal="false" draw:mirror-vertical="false" draw:type="rectangle" draw:enhanced-path="M 0 0 L 21600 0 21600 21600 0 21600 0 0 Z N"/>
            </draw:custom-shape>
            <draw:custom-shape draw:style-name="gr453" draw:text-style-name="P5" draw:layer="layout" svg:width="2.06cm" svg:height="6.639cm" svg:x="2.384cm" svg:y="12.875cm">
              <text:p/>
              <draw:enhanced-geometry svg:viewBox="0 0 21600 21600" draw:type="rectangle" draw:enhanced-path="M 0 0 L 21600 0 21600 21600 0 21600 0 0 Z N"/>
            </draw:custom-shape>
          </draw:g>
          <draw:g>
            <draw:custom-shape draw:style-name="gr454" draw:text-style-name="P5" draw:layer="layout" svg:width="1.804cm" svg:height="6.375cm" svg:x="4.555cm" svg:y="13.025cm">
              <text:p/>
              <draw:enhanced-geometry svg:viewBox="0 0 21600 21600" draw:mirror-horizontal="true" draw:type="rectangle" draw:enhanced-path="M 0 0 L 21600 0 21600 21600 0 21600 0 0 Z N"/>
            </draw:custom-shape>
            <draw:custom-shape draw:style-name="gr453" draw:text-style-name="P5" draw:layer="layout" svg:width="2.06cm" svg:height="6.639cm" svg:x="4.427cm" svg:y="12.875cm">
              <text:p/>
              <draw:enhanced-geometry svg:viewBox="0 0 21600 21600" draw:mirror-horizontal="true" draw:type="rectangle" draw:enhanced-path="M 0 0 L 21600 0 21600 21600 0 21600 0 0 Z N"/>
            </draw:custom-shape>
            <draw:custom-shape draw:style-name="gr455" draw:text-style-name="P3" draw:layer="layout" svg:width="0.863cm" svg:height="0.375cm" svg:x="4.613cm" svg:y="16.025cm">
              <text:p/>
              <draw:enhanced-geometry svg:viewBox="0 0 21600 21600" draw:text-areas="?f7 ?f0 21600 ?f2" draw:type="left-arrow" draw:modifiers="7690.71680376028 6584.615384615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56" draw:text-style-name="P5" draw:layer="layout" svg:width="4.501cm" svg:height="7.012cm" svg:x="2.192cm" svg:y="12.688cm">
            <text:p/>
            <draw:enhanced-geometry svg:viewBox="0 0 21600 21600" draw:type="rectangle" draw:enhanced-path="M 0 0 L 21600 0 21600 21600 0 21600 0 0 Z N"/>
          </draw:custom-shape>
          <draw:line draw:style-name="gr457" draw:text-style-name="P5" draw:layer="layout" svg:x1="3.413cm" svg:y1="15.388cm" svg:x2="3.413cm" svg:y2="16.813cm">
            <text:p/>
          </draw:line>
          <draw:line draw:style-name="gr457" draw:text-style-name="P5" draw:layer="layout" svg:x1="3.15cm" svg:y1="16.1cm" svg:x2="3.675cm" svg:y2="16.1cm">
            <text:p/>
          </draw:line>
        </draw:g>
        <draw:g>
          <draw:custom-shape draw:style-name="gr437" draw:text-style-name="P5" draw:layer="layout" svg:width="1.753cm" svg:height="4.094cm" draw:transform="rotate (1.5707963267949) translate (6.001cm 5.257cm)">
            <text:p/>
            <draw:enhanced-geometry svg:viewBox="0 0 21600 21600" draw:type="rectangle" draw:enhanced-path="M 0 0 L 21600 0 21600 21600 0 21600 0 0 Z N"/>
          </draw:custom-shape>
          <draw:custom-shape draw:style-name="gr458" draw:text-style-name="P5" draw:layer="layout" svg:width="2.076cm" svg:height="4.501cm" draw:transform="rotate (1.5707963267949) translate (5.813cm 5.418cm)">
            <text:p/>
            <draw:enhanced-geometry svg:viewBox="0 0 21600 21600" draw:type="rectangle" draw:enhanced-path="M 0 0 L 21600 0 21600 21600 0 21600 0 0 Z N"/>
          </draw:custom-shape>
          <draw:line draw:style-name="gr457" draw:text-style-name="P5" draw:layer="layout" svg:x1="7.351cm" svg:y1="4.363cm" svg:x2="8.776cm" svg:y2="4.363cm">
            <text:p/>
          </draw:line>
          <draw:line draw:style-name="gr457" draw:text-style-name="P5" draw:layer="layout" svg:x1="8.064cm" svg:y1="4.625cm" svg:x2="8.064cm" svg:y2="4.1cm">
            <text:p/>
          </draw:line>
        </draw:g>
        <draw:g>
          <draw:g>
            <draw:custom-shape draw:style-name="gr459" draw:text-style-name="P5" draw:layer="layout" svg:width="1.805cm" svg:height="6.375cm" svg:x="10.942cm" svg:y="13.063cm">
              <text:p/>
              <draw:enhanced-geometry svg:viewBox="0 0 21600 21600" draw:mirror-horizontal="true" draw:mirror-vertical="false" draw:type="rectangle" draw:enhanced-path="M 0 0 L 21600 0 21600 21600 0 21600 0 0 Z N"/>
            </draw:custom-shape>
            <draw:custom-shape draw:style-name="gr453" draw:text-style-name="P5" draw:layer="layout" svg:width="2.06cm" svg:height="6.639cm" svg:x="10.803cm" svg:y="12.913cm">
              <text:p/>
              <draw:enhanced-geometry svg:viewBox="0 0 21600 21600" draw:mirror-horizontal="true" draw:mirror-vertical="false" draw:type="rectangle" draw:enhanced-path="M 0 0 L 21600 0 21600 21600 0 21600 0 0 Z N"/>
            </draw:custom-shape>
            <draw:custom-shape draw:style-name="gr455" draw:text-style-name="P3" draw:layer="layout" svg:width="0.863cm" svg:height="0.375cm" svg:x="10.989cm" svg:y="16.063cm">
              <text:p/>
              <draw:enhanced-geometry svg:viewBox="0 0 21600 21600" draw:mirror-horizontal="false" draw:mirror-vertical="false" draw:text-areas="?f7 ?f0 21600 ?f2" draw:type="left-arrow" draw:modifiers="7690.71680376028 6584.615384615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60" draw:text-style-name="P5" draw:layer="layout" svg:width="4.405cm" svg:height="7.013cm" svg:x="8.664cm" svg:y="12.725cm">
            <text:p/>
            <draw:enhanced-geometry svg:viewBox="0 0 21600 21600" draw:mirror-horizontal="false" draw:mirror-vertical="false" draw:type="rectangle" draw:enhanced-path="M 0 0 L 21600 0 21600 21600 0 21600 0 0 Z N"/>
          </draw:custom-shape>
        </draw:g>
        <draw:frame draw:style-name="gr461" draw:text-style-name="P66" draw:layer="layout" svg:width="3.713cm" svg:height="0.725cm" svg:x="6.226cm" svg:y="11.71cm">
          <draw:text-box>
            <text:p><text:span text:style-name="T18">A la Française</text:span></text:p>
          </draw:text-box>
        </draw:frame>
        <draw:frame draw:style-name="gr462" draw:text-style-name="P66" draw:layer="layout" svg:width="3.546cm" svg:height="0.725cm" svg:x="11.392cm" svg:y="11.684cm">
          <draw:text-box>
            <text:p><text:span text:style-name="T18">Oscilllo-battante</text:span></text:p>
          </draw:text-box>
        </draw:frame>
        <draw:frame draw:style-name="gr463" draw:text-style-name="P66" draw:layer="layout" svg:width="3.938cm" svg:height="0.737cm" svg:x="1.163cm" svg:y="5.426cm">
          <draw:text-box>
            <text:p><text:span text:style-name="T18">A battant simple</text:span></text:p>
          </draw:text-box>
        </draw:frame>
        <draw:frame draw:style-name="gr461" draw:text-style-name="P66" draw:layer="layout" svg:width="2.466cm" svg:height="0.725cm" svg:x="11.946cm" svg:y="5.418cm">
          <draw:text-box>
            <text:p><text:span text:style-name="T18">A soufflet</text:span></text:p>
          </draw:text-box>
        </draw:frame>
        <draw:frame draw:style-name="gr461" draw:text-style-name="P66" draw:layer="layout" svg:width="3.338cm" svg:height="0.725cm" svg:x="2.138cm" svg:y="11.676cm">
          <draw:text-box>
            <text:p><text:span text:style-name="T18">A l’italienne</text:span></text:p>
          </draw:text-box>
        </draw:frame>
        <draw:frame draw:style-name="gr461" draw:text-style-name="P66" draw:layer="layout" svg:width="3.338cm" svg:height="0.725cm" svg:x="6.629cm" svg:y="5.413cm">
          <draw:text-box>
            <text:p><text:span text:style-name="T18">Châssis fixe</text:span></text:p>
          </draw:text-box>
        </draw:frame>
        <draw:frame draw:style-name="gr464" draw:text-style-name="P66" draw:layer="layout" svg:width="4.463cm" svg:height="0.9cm" svg:x="2.23cm" svg:y="19.7cm">
          <draw:text-box>
            <text:p><text:span text:style-name="T18">A coulissant simple</text:span></text:p>
          </draw:text-box>
        </draw:frame>
        <draw:frame draw:style-name="gr461" draw:text-style-name="P66" draw:layer="layout" svg:width="3.338cm" svg:height="0.725cm" svg:x="9.489cm" svg:y="19.7cm">
          <draw:text-box>
            <text:p><text:span text:style-name="T18">A galandage</text:span></text:p>
          </draw:text-box>
        </draw:frame>
        <draw:custom-shape draw:style-name="gr465" draw:text-style-name="P13" draw:layer="layout" svg:width="0.996cm" svg:height="6.937cm" svg:x="8.493cm" svg:y="12.763cm">
          <text:p/>
          <draw:enhanced-geometry svg:viewBox="0 0 21600 21600" draw:type="rectangle" draw:enhanced-path="M 0 0 L 21600 0 21600 21600 0 21600 0 0 Z N"/>
        </draw:custom-shape>
        <draw:frame draw:style-name="gr142" draw:text-style-name="P15" draw:layer="Copyright" svg:width="6.001cm" svg:height="0.569cm" svg:x="9.475cm" svg:y="20.35cm">
          <draw:text-box>
            <text:p><text:span text:style-name="T3">© Pierre ROUZEAU License CC <text:s/>BY-SA 3.0</text:span></text:p>
          </draw:text-box>
        </draw:frame>
        <draw:custom-shape draw:style-name="gr466" draw:text-style-name="P5" draw:layer="layout" svg:width="14.44cm" svg:height="19.313cm" svg:x="1.05cm" svg:y="1.1cm">
          <text:p/>
          <draw:enhanced-geometry svg:viewBox="0 0 21600 21600" draw:type="rectangle" draw:enhanced-path="M 0 0 L 21600 0 21600 21600 0 21600 0 0 Z N"/>
        </draw:custom-shape>
      </draw:page>
      <draw:page draw:name="page11" draw:style-name="dp1" draw:master-page-name="Standard">
        <office:forms form:automatic-focus="false" form:apply-design-mode="false"/>
        <draw:frame draw:style-name="gr467" draw:text-style-name="P71" draw:layer="layout" svg:width="13cm" svg:height="0.839cm" svg:x="1.75cm" svg:y="1.366cm">
          <draw:text-box>
            <text:p text:style-name="P68"><text:span text:style-name="T20">Représentation symbolique de l’ouverture</text:span></text:p>
          </draw:text-box>
        </draw:frame>
        <draw:g>
          <draw:custom-shape draw:style-name="gr468" draw:text-style-name="P63" draw:layer="layout" svg:width="4.501cm" svg:height="5.251cm" svg:x="10.744cm" svg:y="8.455cm">
            <text:p/>
            <draw:enhanced-geometry svg:viewBox="0 0 21600 21600" draw:type="rectangle" draw:enhanced-path="M 0 0 L 21600 0 21600 21600 0 21600 0 0 Z N"/>
          </draw:custom-shape>
        </draw:g>
        <draw:g>
          <draw:g>
            <draw:custom-shape draw:style-name="gr469" draw:text-style-name="P63" draw:layer="layout" svg:width="3.859cm" svg:height="4.58cm" svg:x="6.097cm" svg:y="8.798cm">
              <text:p/>
              <draw:enhanced-geometry svg:viewBox="0 0 21600 21600" draw:mirror-horizontal="true" draw:mirror-vertical="false" draw:type="rectangle" draw:enhanced-path="M 0 0 L 21600 0 21600 21600 0 21600 0 0 Z N"/>
            </draw:custom-shape>
            <draw:g>
              <draw:line draw:style-name="gr442" draw:text-style-name="P63" draw:layer="layout" svg:x1="8.071cm" svg:y1="13.375cm" svg:x2="9.979cm" svg:y2="11.08cm">
                <text:p/>
              </draw:line>
              <draw:line draw:style-name="gr442" draw:text-style-name="P63" draw:layer="layout" svg:x1="8.063cm" svg:y1="8.807cm" svg:x2="9.98cm" svg:y2="11.081cm">
                <text:p/>
              </draw:line>
            </draw:g>
            <draw:custom-shape draw:style-name="gr470" draw:text-style-name="P63" draw:layer="layout" svg:width="4.124cm" svg:height="4.871cm" svg:x="5.97cm" svg:y="8.649cm">
              <text:p/>
              <draw:enhanced-geometry svg:viewBox="0 0 21600 21600" draw:mirror-horizontal="true" draw:mirror-vertical="false" draw:type="rectangle" draw:enhanced-path="M 0 0 L 21600 0 21600 21600 0 21600 0 0 Z N"/>
            </draw:custom-shape>
            <draw:g>
              <draw:line draw:style-name="gr471" draw:text-style-name="P63" draw:layer="layout" svg:x1="8.022cm" svg:y1="13.376cm" svg:x2="6.114cm" svg:y2="11.081cm">
                <text:p/>
              </draw:line>
              <draw:line draw:style-name="gr471" draw:text-style-name="P63" draw:layer="layout" svg:x1="8.031cm" svg:y1="8.808cm" svg:x2="6.114cm" svg:y2="11.082cm">
                <text:p/>
              </draw:line>
            </draw:g>
          </draw:g>
          <draw:custom-shape draw:style-name="gr472" draw:text-style-name="P63" draw:layer="layout" svg:width="4.501cm" svg:height="5.251cm" svg:x="5.793cm" svg:y="8.455cm">
            <text:p/>
            <draw:enhanced-geometry svg:viewBox="0 0 21600 21600" draw:type="rectangle" draw:enhanced-path="M 0 0 L 21600 0 21600 21600 0 21600 0 0 Z N"/>
          </draw:custom-shape>
        </draw:g>
        <draw:g>
          <draw:g>
            <draw:custom-shape draw:style-name="gr473" draw:text-style-name="P63" draw:layer="layout" svg:width="3.338cm" svg:height="4.58cm" svg:x="1.67cm" svg:y="8.783cm">
              <text:p/>
              <draw:enhanced-geometry svg:viewBox="0 0 21600 21600" draw:mirror-vertical="true" draw:type="rectangle" draw:enhanced-path="M 0 0 L 21600 0 21600 21600 0 21600 0 0 Z N"/>
            </draw:custom-shape>
            <draw:custom-shape draw:style-name="gr474" draw:text-style-name="P63" draw:layer="layout" svg:width="3.653cm" svg:height="4.871cm" svg:x="1.505cm" svg:y="8.632cm">
              <text:p/>
              <draw:enhanced-geometry svg:viewBox="0 0 21600 21600" draw:mirror-vertical="true" draw:type="rectangle" draw:enhanced-path="M 0 0 L 21600 0 21600 21600 0 21600 0 0 Z N"/>
            </draw:custom-shape>
            <draw:line draw:style-name="gr475" draw:text-style-name="P63" draw:layer="layout" svg:x1="4.988cm" svg:y1="12.768cm" svg:x2="3.336cm" svg:y2="8.771cm">
              <text:p/>
            </draw:line>
            <draw:custom-shape draw:style-name="gr450" draw:text-style-name="P74" draw:layer="layout" svg:width="0.402cm" svg:height="0.24cm" draw:transform="rotate (1.5707963267949) translate (3.21cm 13.32cm)">
              <text:p/>
              <draw:enhanced-geometry svg:viewBox="0 0 21600 21600" draw:mirror-vertical="true" draw:text-areas="?f7 ?f0 21600 ?f2" draw:type="left-arrow" draw:modifiers="7690.71680376028 6584.615384615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75" draw:text-style-name="P63" draw:layer="layout" svg:x1="1.686cm" svg:y1="12.767cm" svg:x2="3.338cm" svg:y2="8.77cm">
              <text:p/>
            </draw:line>
          </draw:g>
          <draw:custom-shape draw:style-name="gr476" draw:text-style-name="P63" draw:layer="layout" svg:width="4.033cm" svg:height="5.251cm" svg:x="1.313cm" svg:y="8.446cm">
            <text:p/>
            <draw:enhanced-geometry svg:viewBox="0 0 21600 21600" draw:mirror-vertical="true" draw:type="rectangle" draw:enhanced-path="M 0 0 L 21600 0 21600 21600 0 21600 0 0 Z N"/>
          </draw:custom-shape>
        </draw:g>
        <draw:frame draw:style-name="gr461" draw:text-style-name="P66" draw:layer="layout" svg:width="2.55cm" svg:height="0.725cm" svg:x="6.901cm" svg:y="13.703cm">
          <draw:text-box>
            <text:p><text:span text:style-name="T18">Pivotante</text:span></text:p>
          </draw:text-box>
        </draw:frame>
        <draw:frame draw:style-name="gr477" draw:text-style-name="P66" draw:layer="layout" svg:width="3.676cm" svg:height="0.749cm" svg:x="11.139cm" svg:y="13.707cm">
          <draw:text-box>
            <text:p><text:span text:style-name="T18">A l’Australienne</text:span></text:p>
          </draw:text-box>
        </draw:frame>
        <draw:frame draw:style-name="gr461" draw:text-style-name="P66" draw:layer="layout" svg:width="4.051cm" svg:height="0.725cm" svg:x="1.425cm" svg:y="13.669cm">
          <draw:text-box>
            <text:p><text:span text:style-name="T18">A la Canadienne</text:span></text:p>
          </draw:text-box>
        </draw:frame>
        <draw:frame draw:style-name="gr478" draw:text-style-name="P75" draw:layer="Copyright" svg:width="5.252cm" svg:height="0.569cm" svg:x="10.249cm" svg:y="14.395cm">
          <draw:text-box>
            <text:p><text:span text:style-name="T21">© Pierre ROUZEAU License CC <text:s/>BY-SA 3.0</text:span></text:p>
          </draw:text-box>
        </draw:frame>
        <draw:g>
          <draw:g>
            <draw:custom-shape draw:style-name="gr479" draw:text-style-name="P63" draw:layer="layout" svg:width="1.815cm" svg:height="4.583cm" svg:x="6.113cm" svg:y="2.628cm">
              <text:p/>
              <draw:enhanced-geometry svg:viewBox="0 0 21600 21600" draw:type="rectangle" draw:enhanced-path="M 0 0 L 21600 0 21600 21600 0 21600 0 0 Z N"/>
            </draw:custom-shape>
            <draw:line draw:style-name="gr449" draw:text-style-name="P63" draw:layer="layout" svg:x1="6.121cm" svg:y1="7.207cm" svg:x2="7.909cm" svg:y2="4.93cm">
              <text:p/>
            </draw:line>
            <draw:line draw:style-name="gr449" draw:text-style-name="P63" draw:layer="layout" svg:x1="6.113cm" svg:y1="2.637cm" svg:x2="7.91cm" svg:y2="4.886cm">
              <text:p/>
            </draw:line>
            <draw:custom-shape draw:style-name="gr480" draw:text-style-name="P63" draw:layer="layout" svg:width="2.04cm" svg:height="4.868cm" svg:x="5.985cm" svg:y="2.479cm">
              <text:p/>
              <draw:enhanced-geometry svg:viewBox="0 0 21600 21600" draw:type="rectangle" draw:enhanced-path="M 0 0 L 21600 0 21600 21600 0 21600 0 0 Z N"/>
            </draw:custom-shape>
          </draw:g>
          <draw:g>
            <draw:custom-shape draw:style-name="gr481" draw:text-style-name="P63" draw:layer="layout" svg:width="1.805cm" svg:height="4.58cm" svg:x="8.166cm" svg:y="2.628cm">
              <text:p/>
              <draw:enhanced-geometry svg:viewBox="0 0 21600 21600" draw:mirror-horizontal="true" draw:type="rectangle" draw:enhanced-path="M 0 0 L 21600 0 21600 21600 0 21600 0 0 Z N"/>
            </draw:custom-shape>
            <draw:line draw:style-name="gr471" draw:text-style-name="P63" draw:layer="layout" svg:x1="9.972cm" svg:y1="7.207cm" svg:x2="8.184cm" svg:y2="4.93cm">
              <text:p/>
            </draw:line>
            <draw:line draw:style-name="gr471" draw:text-style-name="P63" draw:layer="layout" svg:x1="9.98cm" svg:y1="2.637cm" svg:x2="8.183cm" svg:y2="4.886cm">
              <text:p/>
            </draw:line>
            <draw:custom-shape draw:style-name="gr482" draw:text-style-name="P63" draw:layer="layout" svg:width="2.083cm" svg:height="4.871cm" svg:x="8.017cm" svg:y="2.479cm">
              <text:p/>
              <draw:enhanced-geometry svg:viewBox="0 0 21600 21600" draw:mirror-horizontal="true" draw:type="rectangle" draw:enhanced-path="M 0 0 L 21600 0 21600 21600 0 21600 0 0 Z N"/>
            </draw:custom-shape>
          </draw:g>
          <draw:custom-shape draw:style-name="gr472" draw:text-style-name="P63" draw:layer="layout" svg:width="4.501cm" svg:height="5.251cm" svg:x="5.793cm" svg:y="2.285cm">
            <text:p/>
            <draw:enhanced-geometry svg:viewBox="0 0 21600 21600" draw:type="rectangle" draw:enhanced-path="M 0 0 L 21600 0 21600 21600 0 21600 0 0 Z N"/>
          </draw:custom-shape>
        </draw:g>
        <draw:frame draw:style-name="gr461" draw:text-style-name="P66" draw:layer="layout" svg:width="3.713cm" svg:height="0.725cm" svg:x="6.676cm" svg:y="7.533cm">
          <draw:text-box>
            <text:p><text:span text:style-name="T18">A l’Anglaise</text:span></text:p>
          </draw:text-box>
        </draw:frame>
        <draw:g>
          <draw:g>
            <draw:custom-shape draw:style-name="gr473" draw:text-style-name="P63" draw:layer="layout" svg:width="3.338cm" svg:height="4.58cm" svg:x="1.652cm" svg:y="2.629cm">
              <text:p/>
              <draw:enhanced-geometry svg:viewBox="0 0 21600 21600" draw:type="rectangle" draw:enhanced-path="M 0 0 L 21600 0 21600 21600 0 21600 0 0 Z N"/>
            </draw:custom-shape>
            <draw:custom-shape draw:style-name="gr483" draw:text-style-name="P63" draw:layer="layout" svg:width="3.654cm" svg:height="4.871cm" svg:x="1.486cm" svg:y="2.48cm">
              <text:p/>
              <draw:enhanced-geometry svg:viewBox="0 0 21600 21600" draw:type="rectangle" draw:enhanced-path="M 0 0 L 21600 0 21600 21600 0 21600 0 0 Z N"/>
            </draw:custom-shape>
            <draw:g>
              <draw:line draw:style-name="gr449" draw:text-style-name="P63" draw:layer="layout" svg:x1="4.976cm" svg:y1="4.95cm" svg:x2="3.338cm" svg:y2="7.194cm">
                <text:p/>
              </draw:line>
              <draw:line draw:style-name="gr449" draw:text-style-name="P63" draw:layer="layout" svg:x1="1.665cm" svg:y1="4.952cm" svg:x2="3.315cm" svg:y2="7.202cm">
                <text:p/>
              </draw:line>
            </draw:g>
            <draw:g>
              <draw:line draw:style-name="gr475" draw:text-style-name="P63" draw:layer="layout" svg:x1="4.977cm" svg:y1="4.877cm" svg:x2="3.339cm" svg:y2="2.633cm">
                <text:p/>
              </draw:line>
              <draw:line draw:style-name="gr475" draw:text-style-name="P63" draw:layer="layout" svg:x1="1.666cm" svg:y1="4.874cm" svg:x2="3.316cm" svg:y2="2.624cm">
                <text:p/>
              </draw:line>
            </draw:g>
          </draw:g>
          <draw:custom-shape draw:style-name="gr476" draw:text-style-name="P63" draw:layer="layout" svg:width="4.033cm" svg:height="5.251cm" svg:x="1.294cm" svg:y="2.286cm">
            <text:p/>
            <draw:enhanced-geometry svg:viewBox="0 0 21600 21600" draw:type="rectangle" draw:enhanced-path="M 0 0 L 21600 0 21600 21600 0 21600 0 0 Z N"/>
          </draw:custom-shape>
        </draw:g>
        <draw:frame draw:style-name="gr461" draw:text-style-name="P66" draw:layer="layout" svg:width="2.794cm" svg:height="0.725cm" svg:x="2.025cm" svg:y="7.5cm">
          <draw:text-box>
            <text:p><text:span text:style-name="T18">Basculante</text:span></text:p>
          </draw:text-box>
        </draw:frame>
        <draw:g>
          <draw:custom-shape draw:style-name="gr484" draw:text-style-name="P63" draw:layer="layout" svg:width="4.123cm" svg:height="4.871cm" svg:x="10.913cm" svg:y="8.649cm">
            <text:p/>
            <draw:enhanced-geometry svg:viewBox="0 0 21600 21600" draw:mirror-horizontal="true" draw:mirror-vertical="false" draw:type="rectangle" draw:enhanced-path="M 0 0 L 21600 0 21600 21600 0 21600 0 0 Z N"/>
          </draw:custom-shape>
          <draw:g>
            <draw:g>
              <draw:custom-shape draw:style-name="gr485" draw:text-style-name="P63" draw:layer="layout" svg:width="2.175cm" svg:height="3.771cm" draw:transform="rotate (-1.5707963267949) translate (14.862cm 8.793cm)">
                <text:p/>
                <draw:enhanced-geometry svg:viewBox="0 0 21600 21600" draw:mirror-horizontal="true" draw:mirror-vertical="false" draw:type="rectangle" draw:enhanced-path="M 0 0 L 21600 0 21600 21600 0 21600 0 0 Z N"/>
              </draw:custom-shape>
              <draw:g>
                <draw:line draw:style-name="gr471" draw:text-style-name="P63" draw:layer="layout" svg:x1="14.885cm" svg:y1="9.026cm" svg:x2="12.995cm" svg:y2="10.931cm">
                  <text:p/>
                </draw:line>
                <draw:line draw:style-name="gr471" draw:text-style-name="P63" draw:layer="layout" svg:x1="11.123cm" svg:y1="9.018cm" svg:x2="12.995cm" svg:y2="10.931cm">
                  <text:p/>
                </draw:line>
              </draw:g>
              <draw:custom-shape draw:style-name="gr450" draw:text-style-name="P74" draw:layer="layout" svg:width="0.402cm" svg:height="0.24cm" draw:transform="rotate (1.5707963267949) translate (12.888cm 9.195cm)">
                <text:p/>
                <draw:enhanced-geometry svg:viewBox="0 0 21600 21600" draw:mirror-vertical="false" draw:text-areas="?f7 ?f0 21600 ?f2" draw:type="left-arrow" draw:modifiers="7690.71680376028 6584.615384615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486" draw:text-style-name="P63" draw:layer="layout" svg:width="2.16cm" svg:height="3.771cm" draw:transform="rotate (-1.5707963267949) translate (14.864cm 11.231cm)">
                <text:p/>
                <draw:enhanced-geometry svg:viewBox="0 0 21600 21600" draw:mirror-horizontal="true" draw:mirror-vertical="false" draw:type="rectangle" draw:enhanced-path="M 0 0 L 21600 0 21600 21600 0 21600 0 0 Z N"/>
              </draw:custom-shape>
              <draw:g>
                <draw:line draw:style-name="gr442" draw:text-style-name="P63" draw:layer="layout" svg:x1="14.885cm" svg:y1="13.181cm" svg:x2="12.997cm" svg:y2="11.268cm">
                  <text:p/>
                </draw:line>
                <draw:line draw:style-name="gr442" draw:text-style-name="P63" draw:layer="layout" svg:x1="11.114cm" svg:y1="13.181cm" svg:x2="12.996cm" svg:y2="11.268cm">
                  <text:p/>
                </draw:line>
              </draw:g>
            </draw:g>
            <draw:custom-shape draw:style-name="gr487" draw:text-style-name="P63" draw:layer="layout" svg:width="4.124cm" svg:height="2.44cm" svg:x="10.922cm" svg:y="11.08cm">
              <text:p/>
              <draw:enhanced-geometry svg:viewBox="0 0 21600 21600" draw:mirror-horizontal="true" draw:mirror-vertical="false" draw:type="rectangle" draw:enhanced-path="M 0 0 L 21600 0 21600 21600 0 21600 0 0 Z N"/>
            </draw:custom-shape>
            <draw:custom-shape draw:style-name="gr450" draw:text-style-name="P74" draw:layer="layout" svg:width="0.402cm" svg:height="0.24cm" draw:transform="rotate (1.5707963267949) translate (12.888cm 13.358cm)">
              <text:p/>
              <draw:enhanced-geometry svg:viewBox="0 0 21600 21600" draw:mirror-vertical="true" draw:text-areas="?f7 ?f0 21600 ?f2" draw:type="left-arrow" draw:modifiers="7690.71680376028 6584.615384615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custom-shape draw:style-name="gr468" draw:text-style-name="P63" draw:layer="layout" svg:width="4.501cm" svg:height="5.251cm" svg:x="10.744cm" svg:y="2.285cm">
            <text:p/>
            <draw:enhanced-geometry svg:viewBox="0 0 21600 21600" draw:type="rectangle" draw:enhanced-path="M 0 0 L 21600 0 21600 21600 0 21600 0 0 Z N"/>
          </draw:custom-shape>
        </draw:g>
        <draw:frame draw:style-name="gr477" draw:text-style-name="P66" draw:layer="layout" svg:width="3.676cm" svg:height="0.749cm" svg:x="11.514cm" svg:y="7.612cm">
          <draw:text-box>
            <text:p><text:span text:style-name="T18">A Guillotine</text:span></text:p>
          </draw:text-box>
        </draw:frame>
        <draw:g>
          <draw:custom-shape draw:style-name="gr484" draw:text-style-name="P63" draw:layer="layout" svg:width="4.123cm" svg:height="4.871cm" svg:x="10.913cm" svg:y="2.479cm">
            <text:p/>
            <draw:enhanced-geometry svg:viewBox="0 0 21600 21600" draw:mirror-horizontal="true" draw:mirror-vertical="false" draw:type="rectangle" draw:enhanced-path="M 0 0 L 21600 0 21600 21600 0 21600 0 0 Z N"/>
          </draw:custom-shape>
          <draw:g>
            <draw:g>
              <draw:custom-shape draw:style-name="gr485" draw:text-style-name="P63" draw:layer="layout" svg:width="2.175cm" svg:height="3.771cm" draw:transform="rotate (-1.5707963267949) translate (14.862cm 2.623cm)">
                <text:p/>
                <draw:enhanced-geometry svg:viewBox="0 0 21600 21600" draw:mirror-horizontal="true" draw:mirror-vertical="false" draw:type="rectangle" draw:enhanced-path="M 0 0 L 21600 0 21600 21600 0 21600 0 0 Z N"/>
              </draw:custom-shape>
            </draw:g>
            <draw:g>
              <draw:custom-shape draw:style-name="gr486" draw:text-style-name="P63" draw:layer="layout" svg:width="2.16cm" svg:height="3.771cm" draw:transform="rotate (-1.5707963267949) translate (14.864cm 5.061cm)">
                <text:p/>
                <draw:enhanced-geometry svg:viewBox="0 0 21600 21600" draw:mirror-horizontal="true" draw:mirror-vertical="false" draw:type="rectangle" draw:enhanced-path="M 0 0 L 21600 0 21600 21600 0 21600 0 0 Z N"/>
              </draw:custom-shape>
            </draw:g>
            <draw:custom-shape draw:style-name="gr488" draw:text-style-name="P63" draw:layer="layout" svg:width="4.124cm" svg:height="2.439cm" svg:x="10.922cm" svg:y="4.911cm">
              <text:p/>
              <draw:enhanced-geometry svg:viewBox="0 0 21600 21600" draw:mirror-horizontal="true" draw:mirror-vertical="false" draw:type="rectangle" draw:enhanced-path="M 0 0 L 21600 0 21600 21600 0 21600 0 0 Z N"/>
            </draw:custom-shape>
            <draw:custom-shape draw:style-name="gr489" draw:text-style-name="P74" draw:layer="layout" svg:width="0.863cm" svg:height="0.375cm" draw:transform="rotate (-1.5707963267949) translate (13.261cm 3.908cm)">
              <text:p/>
              <draw:enhanced-geometry svg:viewBox="0 0 21600 21600" draw:mirror-horizontal="false" draw:mirror-vertical="true" draw:text-areas="?f7 ?f0 21600 ?f2" draw:type="left-arrow" draw:modifiers="7690.71680376028 6584.615384615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55" draw:text-style-name="P74" draw:layer="layout" svg:width="0.863cm" svg:height="0.375cm" draw:transform="rotate (-1.5707963267949) translate (13.261cm 5.117cm)">
            <text:p/>
            <draw:enhanced-geometry svg:viewBox="0 0 21600 21600" draw:mirror-horizontal="false" draw:mirror-vertical="false" draw:text-areas="?f7 ?f0 21600 ?f2" draw:type="left-arrow" draw:modifiers="7690.71680376028 6584.615384615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90" draw:text-style-name="P63" draw:layer="layout" svg:width="14.44cm" svg:height="13.058cm" svg:x="1.05cm" svg:y="1.366cm">
          <text:p/>
          <draw:enhanced-geometry svg:viewBox="0 0 21600 21600" draw:type="rectangle" draw:enhanced-path="M 0 0 L 21600 0 21600 21600 0 21600 0 0 Z N"/>
        </draw:custom-shape>
      </draw:page>
      <draw:page draw:name="page12" draw:style-name="dp1" draw:master-page-name="Standard">
        <office:forms form:automatic-focus="false" form:apply-design-mode="false"/>
        <draw:g>
          <draw:custom-shape draw:style-name="gr491" draw:text-style-name="P64" draw:layer="layout" svg:width="2.113cm" svg:height="4.917cm" draw:transform="rotate (1.5707963267949) translate (1.644cm 4.05cm)">
            <text:p/>
            <draw:enhanced-geometry svg:viewBox="0 0 21600 21600" draw:mirror-horizontal="true" draw:mirror-vertical="false" draw:glue-points="?f6 0 10800 ?f8 ?f11 10800 ?f9 21600 10800 ?f10 ?f5 10800" draw:text-areas="?f3 ?f3 ?f4 ?f4" draw:type="parallelogram" draw:modifiers="7479.2809839167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92" draw:text-style-name="P5" draw:layer="layout" svg:width="9.563cm" svg:height="4.917cm" draw:transform="rotate (1.5707963267949) translate (1.644cm 13.313cm)">
            <text:p/>
            <draw:enhanced-geometry svg:viewBox="0 0 21600 21600" draw:mirror-horizontal="true" draw:mirror-vertical="false" draw:glue-points="?f6 0 10800 ?f8 ?f11 10800 ?f9 21600 10800 ?f10 ?f5 10800" draw:text-areas="?f3 ?f3 ?f4 ?f4" draw:type="parallelogram" draw:modifiers="1628.3563362609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93" draw:text-style-name="P64" draw:layer="layout" svg:width="8.712cm" svg:height="1.962cm" draw:transform="rotate (1.5707963267949) translate (1.894cm 13.362cm)">
            <text:p/>
            <draw:enhanced-geometry svg:viewBox="0 0 21600 21600" draw:mirror-horizontal="true" draw:mirror-vertical="true" draw:glue-points="?f6 0 10800 ?f8 ?f11 10800 ?f9 21600 10800 ?f10 ?f5 10800" draw:text-areas="?f3 ?f3 ?f4 ?f4" draw:type="parallelogram" draw:modifiers="632.43751960681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75" draw:text-style-name="P5" draw:layer="layout" svg:x1="1.685cm" svg:y1="9.201cm" svg:x2="1.685cm" svg:y2="8.612cm">
            <text:p/>
          </draw:line>
          <draw:line draw:style-name="gr375" draw:text-style-name="P5" draw:layer="layout" svg:x1="1.685cm" svg:y1="12.606cm" svg:x2="1.685cm" svg:y2="12.017cm">
            <text:p/>
          </draw:line>
          <draw:line draw:style-name="gr375" draw:text-style-name="P5" draw:layer="layout" svg:x1="6.591cm" svg:y1="8.414cm" svg:x2="6.591cm" svg:y2="7.825cm">
            <text:p/>
          </draw:line>
          <draw:line draw:style-name="gr375" draw:text-style-name="P5" draw:layer="layout" svg:x1="6.592cm" svg:y1="11.942cm" svg:x2="6.592cm" svg:y2="11.353cm">
            <text:p/>
          </draw:line>
          <draw:line draw:style-name="gr375" draw:text-style-name="P5" draw:layer="layout" svg:x1="6.591cm" svg:y1="4.815cm" svg:x2="6.591cm" svg:y2="4.226cm">
            <text:p/>
          </draw:line>
          <draw:line draw:style-name="gr375" draw:text-style-name="P5" draw:layer="layout" svg:x1="1.685cm" svg:y1="5.502cm" svg:x2="1.685cm" svg:y2="4.913cm">
            <text:p/>
          </draw:line>
          <draw:custom-shape draw:style-name="gr494" draw:text-style-name="P64" draw:layer="layout" svg:width="9.265cm" svg:height="1.571cm" draw:transform="rotate (1.5707963267949) translate (4.799cm 13.215cm)">
            <text:p/>
            <draw:enhanced-geometry svg:viewBox="0 0 21600 21600" draw:mirror-horizontal="true" draw:mirror-vertical="false" draw:glue-points="?f6 0 10800 ?f8 ?f11 10800 ?f9 21600 10800 ?f10 ?f5 10800" draw:text-areas="?f3 ?f3 ?f4 ?f4" draw:type="parallelogram" draw:modifiers="1664.856230031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74" draw:text-style-name="P5" draw:layer="layout" svg:x1="4.832cm" svg:y1="9.171cm" svg:x2="5.352cm" svg:y2="8.894cm">
            <text:p/>
          </draw:line>
          <draw:custom-shape draw:style-name="gr495" draw:text-style-name="P76" draw:layer="layout" svg:width="3.115cm" svg:height="1.571cm" draw:transform="rotate (1.5707963267949) translate (4.799cm 13.215cm)">
            <text:p/>
            <draw:enhanced-geometry svg:viewBox="0 0 21600 21600" draw:mirror-horizontal="true" draw:mirror-vertical="false" draw:glue-points="?f6 0 10800 ?f8 ?f11 10800 ?f9 21600 10800 ?f10 ?f5 10800" draw:text-areas="?f3 ?f3 ?f4 ?f4" draw:type="parallelogram" draw:modifiers="5427.7278562259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96" draw:text-style-name="P76" draw:layer="layout" svg:width="2.513cm" svg:height="1.962cm" draw:transform="rotate (1.5707963267949) translate (1.894cm 13.338cm)">
            <text:p/>
            <draw:enhanced-geometry svg:viewBox="0 0 21600 21600" draw:mirror-horizontal="true" draw:mirror-vertical="true" draw:glue-points="?f6 0 10800 ?f8 ?f11 10800 ?f9 21600 10800 ?f10 ?f5 10800" draw:text-areas="?f3 ?f3 ?f4 ?f4" draw:type="parallelogram" draw:modifiers="2336.9928400954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draw:style-name="gr14" draw:text-style-name="P9" draw:layer="layout" svg:width="3.35cm" svg:height="1.115cm" svg:x="6.7cm" svg:y="12.45cm">
          <draw:text-box>
            <text:p><text:span text:style-name="T1">Soubassement</text:span></text:p>
            <text:p><text:span text:style-name="T1">(parfois allège)</text:span></text:p>
          </draw:text-box>
        </draw:frame>
        <draw:line draw:style-name="gr497" draw:text-style-name="P5" draw:layer="layout" svg:x1="6.8cm" svg:y1="13.05cm" svg:x2="5.5cm" svg:y2="12.15cm">
          <text:p/>
        </draw:line>
        <draw:g>
          <draw:custom-shape draw:style-name="gr498" draw:text-style-name="P77" draw:layer="layout" svg:width="10.337cm" svg:height="7.286cm" draw:transform="rotate (1.5707963267949) translate (9.364cm 11.687cm)">
            <text:p/>
            <draw:enhanced-geometry svg:viewBox="0 0 21600 21600" draw:mirror-horizontal="true" draw:mirror-vertical="false" draw:glue-points="?f6 0 10800 ?f8 ?f11 10800 ?f9 21600 10800 ?f10 ?f5 10800" draw:text-areas="?f3 ?f3 ?f4 ?f4" draw:type="parallelogram" draw:modifiers="2189.6958755728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99" draw:text-style-name="P78" draw:layer="layout" svg:width="7.063cm" svg:height="4.917cm" draw:transform="rotate (1.5707963267949) translate (10.645cm 9.112cm)">
            <text:p/>
            <draw:enhanced-geometry svg:viewBox="0 0 21600 21600" draw:mirror-horizontal="true" draw:mirror-vertical="false" draw:glue-points="?f6 0 10800 ?f8 ?f11 10800 ?f9 21600 10800 ?f10 ?f5 10800" draw:text-areas="?f3 ?f3 ?f4 ?f4" draw:type="parallelogram" draw:modifiers="2189.6958755728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00" draw:text-style-name="P64" draw:layer="layout" svg:width="6.18cm" svg:height="1.962cm" draw:transform="rotate (1.5707963267949) translate (10.895cm 9.161cm)">
            <text:p/>
            <draw:enhanced-geometry svg:viewBox="0 0 21600 21600" draw:mirror-horizontal="true" draw:mirror-vertical="true" draw:glue-points="?f6 0 10800 ?f8 ?f11 10800 ?f9 21600 10800 ?f10 ?f5 10800" draw:text-areas="?f3 ?f3 ?f4 ?f4" draw:type="parallelogram" draw:modifiers="874.14696079987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75" draw:text-style-name="P5" draw:layer="layout" svg:x1="15.592cm" svg:y1="3.313cm" svg:x2="15.592cm" svg:y2="2.724cm">
            <text:p/>
          </draw:line>
          <draw:line draw:style-name="gr375" draw:text-style-name="P5" draw:layer="layout" svg:x1="15.593cm" svg:y1="7.641cm" svg:x2="15.593cm" svg:y2="7.052cm">
            <text:p/>
          </draw:line>
          <draw:custom-shape draw:style-name="gr501" draw:text-style-name="P64" draw:layer="layout" svg:width="6.67cm" svg:height="1.571cm" draw:transform="rotate (1.5707963267949) translate (13.8cm 9.014cm)">
            <text:p/>
            <draw:enhanced-geometry svg:viewBox="0 0 21600 21600" draw:mirror-horizontal="true" draw:mirror-vertical="false" draw:glue-points="?f6 0 10800 ?f8 ?f11 10800 ?f9 21600 10800 ?f10 ?f5 10800" draw:text-areas="?f3 ?f3 ?f4 ?f4" draw:type="parallelogram" draw:modifiers="2449.7445628375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74" draw:text-style-name="P5" draw:layer="layout" svg:x1="13.833cm" svg:y1="6.67cm" svg:x2="14.353cm" svg:y2="6.393cm">
            <text:p/>
          </draw:line>
          <draw:custom-shape draw:style-name="gr502" draw:text-style-name="P79" draw:layer="layout" svg:width="8.567cm" svg:height="0.757cm" draw:transform="rotate (-0.143640597439134) translate (9.459cm 10.442cm)">
            <text:p/>
            <draw:enhanced-geometry svg:viewBox="0 0 21600 21600" draw:mirror-horizontal="true" draw:mirror-vertical="false" draw:glue-points="?f6 0 10800 ?f8 ?f11 10800 ?f9 21600 10800 ?f10 ?f5 10800" draw:text-areas="?f3 ?f3 ?f4 ?f4" draw:type="parallelogram" draw:modifiers="3033.4454589139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503" draw:text-style-name="P12" draw:layer="layout" svg:x1="11.151cm" svg:y1="9.249cm" svg:x2="11.151cm" svg:y2="11.399cm">
            <text:p/>
          </draw:line>
          <draw:frame draw:style-name="gr504" draw:text-style-name="P9" draw:layer="layout" svg:width="1.949cm" svg:height="0.683cm" svg:x="11.151cm" svg:y="9.965cm">
            <draw:text-box>
              <text:p><text:span text:style-name="T1">Allège</text:span></text:p>
            </draw:text-box>
          </draw:frame>
          <draw:g>
            <draw:line draw:style-name="gr505" draw:text-style-name="P64" draw:layer="layout" svg:x1="11.901cm" svg:y1="3.099cm" svg:x2="11.901cm" svg:y2="9.112cm">
              <text:p/>
            </draw:line>
            <draw:line draw:style-name="gr506" draw:text-style-name="P64" draw:layer="layout" svg:x1="11.009cm" svg:y1="4.749cm" svg:x2="12.893cm" svg:y2="4.999cm">
              <text:p/>
            </draw:line>
            <draw:line draw:style-name="gr506" draw:text-style-name="P64" draw:layer="layout" svg:x1="11.009cm" svg:y1="7.249cm" svg:x2="12.893cm" svg:y2="7.499cm">
              <text:p/>
            </draw:line>
          </draw:g>
          <draw:g>
            <draw:line draw:style-name="gr505" draw:text-style-name="P64" draw:layer="layout" svg:x1="14.601cm" svg:y1="2.6cm" svg:x2="14.601cm" svg:y2="8.613cm">
              <text:p/>
            </draw:line>
            <draw:line draw:style-name="gr506" draw:text-style-name="P64" draw:layer="layout" svg:x1="13.788cm" svg:y1="4.935cm" svg:x2="15.373cm" svg:y2="4.175cm">
              <text:p/>
            </draw:line>
            <draw:line draw:style-name="gr506" draw:text-style-name="P64" draw:layer="layout" svg:x1="13.789cm" svg:y1="7.336cm" svg:x2="15.374cm" svg:y2="6.576cm">
              <text:p/>
            </draw:line>
          </draw:g>
          <draw:g>
            <draw:line draw:style-name="gr375" draw:text-style-name="P5" draw:layer="layout" svg:x1="10.7cm" svg:y1="8.411cm" svg:x2="10.7cm" svg:y2="7.811cm">
              <text:p/>
            </draw:line>
            <draw:line draw:style-name="gr7" draw:text-style-name="P5" draw:layer="layout" svg:x1="10.64cm" svg:y1="8.13cm" svg:x2="10.76cm" svg:y2="8.13cm">
              <text:p/>
            </draw:line>
          </draw:g>
          <draw:g>
            <draw:line draw:style-name="gr375" draw:text-style-name="P5" draw:layer="layout" svg:x1="10.7cm" svg:y1="4.011cm" svg:x2="10.7cm" svg:y2="3.411cm">
              <text:p/>
            </draw:line>
            <draw:line draw:style-name="gr7" draw:text-style-name="P5" draw:layer="layout" svg:x1="10.64cm" svg:y1="3.73cm" svg:x2="10.76cm" svg:y2="3.73cm">
              <text:p/>
            </draw:line>
          </draw:g>
        </draw:g>
        <draw:frame draw:style-name="gr507" draw:text-style-name="P24" draw:layer="layout" svg:width="3.398cm" svg:height="1.134cm" svg:x="1.152cm" svg:y="1.1cm">
          <draw:text-box>
            <text:p text:style-name="P12"><text:span text:style-name="T1">Imposte</text:span></text:p>
            <text:p text:style-name="P12"><text:span text:style-name="T1">(pleine ou vitrée)</text:span></text:p>
          </draw:text-box>
        </draw:frame>
        <draw:line draw:style-name="gr497" draw:text-style-name="P5" draw:layer="layout" svg:x1="2.657cm" svg:y1="2.098cm" svg:x2="3.367cm" svg:y2="2.96cm">
          <text:p/>
        </draw:line>
        <draw:line draw:style-name="gr497" draw:text-style-name="P5" draw:layer="layout" svg:x1="9.1cm" svg:y1="6.1cm" svg:x2="11.479cm" svg:y2="4.8cm">
          <text:p/>
        </draw:line>
        <draw:frame draw:style-name="gr504" draw:text-style-name="P9" draw:layer="layout" svg:width="2.875cm" svg:height="0.683cm" svg:x="6.964cm" svg:y="5.766cm">
          <draw:text-box>
            <text:p><text:span text:style-name="T1">Petits bois</text:span></text:p>
          </draw:text-box>
        </draw:frame>
        <draw:line draw:style-name="gr497" draw:text-style-name="P5" draw:layer="layout" svg:x1="9.1cm" svg:y1="6.1cm" svg:x2="11.922cm" svg:y2="7.085cm">
          <text:p/>
        </draw:line>
        <draw:line draw:style-name="gr497" draw:text-style-name="P5" draw:layer="layout" svg:x1="9.007cm" svg:y1="8.448cm" svg:x2="10.746cm" svg:y2="8.048cm">
          <text:p/>
        </draw:line>
        <draw:frame draw:style-name="gr14" draw:text-style-name="P9" draw:layer="layout" svg:width="2.875cm" svg:height="1.115cm" svg:x="7cm" svg:y="7.9cm">
          <draw:text-box>
            <text:p><text:span text:style-name="T1">Gonds ou</text:span></text:p>
            <text:p><text:span text:style-name="T1">Paumelles</text:span></text:p>
          </draw:text-box>
        </draw:frame>
        <draw:frame draw:style-name="gr142" draw:text-style-name="P15" draw:layer="Copyright" svg:width="6.001cm" svg:height="0.569cm" svg:x="11.899cm" svg:y="13.681cm">
          <draw:text-box>
            <text:p><text:span text:style-name="T3">© Pierre ROUZEAU License CC <text:s/>BY-SA 3.0</text:span></text:p>
          </draw:text-box>
        </draw:frame>
        <draw:custom-shape draw:style-name="gr508" draw:text-style-name="P5" draw:layer="layout" svg:width="16.8cm" svg:height="12.65cm" svg:x="1.15cm" svg:y="1.1cm">
          <text:p/>
          <draw:enhanced-geometry svg:viewBox="0 0 21600 21600" draw:type="rectangle" draw:enhanced-path="M 0 0 L 21600 0 21600 21600 0 21600 0 0 Z N"/>
        </draw:custom-shape>
      </draw:page>
      <draw:page draw:name="page13" draw:style-name="dp1" draw:master-page-name="Standard">
        <office:forms form:automatic-focus="false" form:apply-design-mode="false"/>
        <draw:g>
          <draw:g>
            <draw:custom-shape draw:style-name="gr509" draw:text-style-name="P80" draw:layer="layout" svg:width="0.436cm" svg:height="0.321cm" svg:x="3.343cm" svg:y="1.947cm">
              <text:p/>
              <draw:enhanced-geometry svg:viewBox="0 0 21600 21600" draw:mirror-horizontal="tru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5158.20895522388"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draw:custom-shape draw:style-name="gr510" draw:text-style-name="P81" draw:layer="layout" svg:width="0.031cm" svg:height="0.16cm" draw:transform="skewX (0.0186750229963393) rotate (-0.31415926535898) translate (3.686cm 2.025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0" draw:text-style-name="P81" draw:layer="layout" svg:width="0.033cm" svg:height="0.161cm" draw:transform="skewX (-0.0434586983746588) rotate (-0.31415926535898) translate (3.674cm 2.025cm)">
                  <text:p/>
                  <draw:enhanced-geometry svg:viewBox="0 0 21600 21600" draw:mirror-horizontal="tru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10" draw:text-style-name="P81" draw:layer="layout" svg:width="0.033cm" svg:height="0.16cm" draw:transform="rotate (-0.31415926535898) translate (3.601cm 2.026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0" draw:text-style-name="P81" draw:layer="layout" svg:width="0.031cm" svg:height="0.156cm" draw:transform="skewX (0.0321140582366956) rotate (-0.31415926535898) translate (3.587cm 2.026cm)">
                  <text:p/>
                  <draw:enhanced-geometry svg:viewBox="0 0 21600 21600" draw:mirror-horizontal="tru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10" draw:text-style-name="P81" draw:layer="layout" svg:width="0.03cm" svg:height="0.159cm" draw:transform="skewX (0.0188495559215387) rotate (-0.314159265358979) translate (3.519cm 2.024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0" draw:text-style-name="P81" draw:layer="layout" svg:width="0.032cm" svg:height="0.16cm" draw:transform="skewX (-0.0186750229963393) rotate (-0.31415926535898) translate (3.503cm 2.024cm)">
                  <text:p/>
                  <draw:enhanced-geometry svg:viewBox="0 0 21600 21600" draw:mirror-horizontal="tru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511" draw:text-style-name="P11" draw:layer="layout" svg:width="0.16cm" svg:height="0.48cm" svg:x="3.169cm" svg:y="1.998cm">
            <text:p/>
            <draw:enhanced-geometry svg:viewBox="0 0 21600 21600" draw:mirror-horizontal="false" draw:mirror-vertical="false" draw:type="rectangle" draw:enhanced-path="M 0 0 L 21600 0 21600 21600 0 21600 0 0 Z N"/>
          </draw:custom-shape>
          <draw:custom-shape draw:style-name="gr512" draw:text-style-name="P11" draw:layer="layout" svg:width="1.601cm" svg:height="0.163cm" svg:x="2.449cm" svg:y="2.319cm">
            <text:p/>
            <draw:enhanced-geometry svg:viewBox="0 0 21600 21600" draw:mirror-horizontal="false" draw:mirror-vertical="false" draw:type="rectangle" draw:enhanced-path="M 0 0 L 21600 0 21600 21600 0 21600 0 0 Z N"/>
          </draw:custom-shape>
          <draw:custom-shape draw:style-name="gr512" draw:text-style-name="P11" draw:layer="layout" svg:width="1.601cm" svg:height="0.162cm" svg:x="2.449cm" svg:y="1.787cm">
            <text:p/>
            <draw:enhanced-geometry svg:viewBox="0 0 21600 21600" draw:mirror-horizontal="false" draw:mirror-vertical="false" draw:type="rectangle" draw:enhanced-path="M 0 0 L 21600 0 21600 21600 0 21600 0 0 Z N"/>
          </draw:custom-shape>
          <draw:g>
            <draw:custom-shape draw:style-name="gr513" draw:text-style-name="P80" draw:layer="layout" svg:width="0.434cm" svg:height="0.32cm" svg:x="2.72cm" svg:y="1.949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5158.20895522388"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draw:custom-shape draw:style-name="gr510" draw:text-style-name="P81" draw:layer="layout" svg:width="0.031cm" svg:height="0.156cm" draw:transform="skewX (0.0321140582366956) rotate (-0.31415926535898) translate (2.826cm 2.026cm)">
                  <text:p/>
                  <draw:enhanced-geometry svg:viewBox="0 0 21600 21600" draw:mirror-horizontal="tru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0" draw:text-style-name="P81" draw:layer="layout" svg:width="0.031cm" svg:height="0.16cm" draw:transform="skewX (-0.00628318530717956) rotate (-0.31415926535898) translate (2.837cm 2.026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10" draw:text-style-name="P81" draw:layer="layout" svg:width="0.034cm" svg:height="0.157cm" draw:transform="skewX (-0.0062831853071795) rotate (-0.31415926535898) translate (2.91cm 2.027cm)">
                  <text:p/>
                  <draw:enhanced-geometry svg:viewBox="0 0 21600 21600" draw:mirror-horizontal="tru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0" draw:text-style-name="P81" draw:layer="layout" svg:width="0.032cm" svg:height="0.16cm" draw:transform="skewX (-0.00628318530717956) rotate (-0.31415926535898) translate (2.922cm 2.027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10" draw:text-style-name="P81" draw:layer="layout" svg:width="0.03cm" svg:height="0.159cm" draw:transform="rotate (-0.314159265358979) translate (2.99cm 2.025cm)">
                  <text:p/>
                  <draw:enhanced-geometry svg:viewBox="0 0 21600 21600" draw:mirror-horizontal="tru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0" draw:text-style-name="P81" draw:layer="layout" svg:width="0.031cm" svg:height="0.16cm" draw:transform="skewX (0.0249582083035189) rotate (-0.31415926535898) translate (3.005cm 2.025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14" draw:text-style-name="P82" draw:layer="layout" svg:width="0.16cm" svg:height="0.159cm" svg:x="3.025cm" svg:y="2.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96" draw:text-style-name="P11" draw:layer="layout" svg:width="0.427cm" svg:height="0.129cm" svg:x="3.345cm" svg:y="1.868cm">
            <text:p/>
            <draw:enhanced-geometry svg:viewBox="0 0 21600 21600" draw:mirror-horizontal="false" draw:mirror-vertical="false" draw:type="rectangle" draw:enhanced-path="M 0 0 L 21600 0 21600 21600 0 21600 0 0 Z N"/>
          </draw:custom-shape>
          <draw:custom-shape draw:style-name="gr96" draw:text-style-name="P11" draw:layer="layout" svg:width="0.427cm" svg:height="0.129cm" svg:x="2.72cm" svg:y="1.869cm">
            <text:p/>
            <draw:enhanced-geometry svg:viewBox="0 0 21600 21600" draw:mirror-horizontal="false" draw:mirror-vertical="false" draw:type="rectangle" draw:enhanced-path="M 0 0 L 21600 0 21600 21600 0 21600 0 0 Z N"/>
          </draw:custom-shape>
          <draw:custom-shape draw:style-name="gr96" draw:text-style-name="P11" draw:layer="layout" svg:width="0.153cm" svg:height="0.127cm" svg:x="3.176cm" svg:y="2.289cm">
            <text:p/>
            <draw:enhanced-geometry svg:viewBox="0 0 21600 21600" draw:mirror-horizontal="false" draw:mirror-vertical="false" draw:type="rectangle" draw:enhanced-path="M 0 0 L 21600 0 21600 21600 0 21600 0 0 Z N"/>
          </draw:custom-shape>
          <draw:line draw:style-name="gr7" draw:text-style-name="P83" draw:layer="layout" svg:x1="2.609cm" svg:y1="1.71cm" svg:x2="2.609cm" svg:y2="2.03cm">
            <text:p/>
          </draw:line>
          <draw:line draw:style-name="gr7" draw:text-style-name="P83" draw:layer="layout" svg:x1="3.889cm" svg:y1="1.71cm" svg:x2="3.889cm" svg:y2="2.03cm">
            <text:p/>
          </draw:line>
          <draw:line draw:style-name="gr7" draw:text-style-name="P83" draw:layer="layout" svg:x1="3.889cm" svg:y1="2.27cm" svg:x2="3.889cm" svg:y2="2.59cm">
            <text:p/>
          </draw:line>
          <draw:line draw:style-name="gr7" draw:text-style-name="P83" draw:layer="layout" svg:x1="2.609cm" svg:y1="2.27cm" svg:x2="2.609cm" svg:y2="2.59cm">
            <text:p/>
          </draw:line>
          <draw:custom-shape draw:style-name="gr514" draw:text-style-name="P82" draw:layer="layout" svg:width="0.159cm" svg:height="0.16cm" svg:x="3.305cm" svg:y="2.03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frame draw:style-name="gr515" draw:text-style-name="P57" draw:layer="layout" svg:width="3.973cm" svg:height="0.683cm" svg:x="1.288cm" svg:y="1.082cm">
          <draw:text-box>
            <text:p text:style-name="P41"><text:span text:style-name="T12">Loqueteau à ressort</text:span></text:p>
          </draw:text-box>
        </draw:frame>
        <draw:custom-shape draw:style-name="gr516" draw:text-style-name="P5" draw:layer="layout" svg:width="4.15cm" svg:height="1.577cm" svg:x="1.25cm" svg:y="1.1cm">
          <text:p/>
          <draw:enhanced-geometry svg:viewBox="0 0 21600 21600" draw:mirror-horizontal="false" draw:mirror-vertical="false" draw:type="rectangle" draw:enhanced-path="M 0 0 L 21600 0 21600 21600 0 21600 0 0 Z N"/>
        </draw:custom-shape>
      </draw:page>
      <draw:page draw:name="page14" draw:style-name="dp1" draw:master-page-name="Standard">
        <office:forms form:automatic-focus="false" form:apply-design-mode="false"/>
        <draw:frame draw:style-name="gr142" draw:text-style-name="P46" draw:layer="Copyright" svg:width="6.001cm" svg:height="0.569cm" svg:x="3.733cm" svg:y="13.2cm">
          <draw:text-box>
            <text:p><text:span text:style-name="T13">© Pierre ROUZEAU License CC <text:s/>BY-SA 3.0</text:span></text:p>
          </draw:text-box>
        </draw:frame>
        <draw:custom-shape draw:style-name="gr517" draw:text-style-name="P5" draw:layer="layout" svg:width="8.5cm" svg:height="12.2cm" svg:x="1.25cm" svg:y="1.05cm">
          <text:p/>
          <draw:enhanced-geometry svg:viewBox="0 0 21600 21600" draw:type="rectangle" draw:enhanced-path="M 0 0 L 21600 0 21600 21600 0 21600 0 0 Z N"/>
        </draw:custom-shape>
        <draw:g>
          <draw:g>
            <draw:custom-shape draw:style-name="gr518" draw:text-style-name="P13" draw:layer="Copyright" svg:width="5.664cm" svg:height="6.479cm" svg:x="2.89cm" svg:y="2.247cm">
              <text:p/>
              <draw:enhanced-geometry svg:viewBox="0 0 21600 21600" draw:mirror-vertical="true" draw:mirror-horizontal="true" draw:glue-points="?f7 0 ?f6 ?f1 0 ?f10 ?f6 21600 ?f4 ?f10 21600 ?f9" draw:path-stretchpoint-x="10800" draw:path-stretchpoint-y="10800" draw:text-areas="0 ?f1 ?f4 ?f12" draw:type="cube" draw:modifiers="2202.689743889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19" draw:text-style-name="P84" draw:layer="Copyright" svg:width="8.018cm" svg:height="9.091cm" svg:x="1.465cm" svg:y="1.314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3975.868677610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520" draw:text-style-name="P8" draw:layer="Copyright" svg:width="5.003cm" svg:height="0.379cm" svg:x="3.386cm" svg:y="7.791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21" draw:text-style-name="P8" draw:layer="Copyright" svg:width="5.879cm" svg:height="0.871cm" svg:x="2.709cm" svg:y="8.133cm">
              <text:p/>
              <draw:enhanced-geometry svg:viewBox="0 0 21600 21600" draw:mirror-horizontal="false" draw:mirror-vertical="false" draw:glue-points="?f7 0 ?f6 ?f1 0 ?f10 ?f6 21600 ?f4 ?f10 21600 ?f9" draw:path-stretchpoint-x="10800" draw:path-stretchpoint-y="10800" draw:text-areas="0 ?f1 ?f4 ?f12" draw:type="cube" draw:modifiers="1684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22" draw:text-style-name="P85" draw:layer="Copyright" svg:width="1.539cm" svg:height="9.584cm" svg:x="8.011cm" svg:y="1.2cm">
              <text:p/>
              <draw:enhanced-geometry svg:viewBox="0 0 21600 21600" draw:mirror-horizontal="false" draw:mirror-vertical="false" draw:type="rectangle" draw:enhanced-path="M 0 0 L 21600 0 21600 21600 0 21600 0 0 Z N"/>
            </draw:custom-shape>
            <draw:line draw:style-name="gr523" draw:text-style-name="P5" draw:layer="Copyright" svg:x1="8.011cm" svg:y1="2.791cm" svg:x2="8.004cm" svg:y2="8.928cm">
              <text:p/>
            </draw:line>
            <draw:custom-shape draw:style-name="gr524" draw:text-style-name="P85" draw:layer="Copyright" svg:width="1.192cm" svg:height="9.584cm" svg:x="1.4cm" svg:y="1.2cm">
              <text:p/>
              <draw:enhanced-geometry svg:viewBox="0 0 21600 21600" draw:mirror-horizontal="false" draw:mirror-vertical="false" draw:type="rectangle" draw:enhanced-path="M 0 0 L 21600 0 21600 21600 0 21600 0 0 Z N"/>
            </draw:custom-shape>
            <draw:custom-shape draw:style-name="gr525" draw:text-style-name="P85" draw:layer="Copyright" svg:width="8.15cm" svg:height="3.642cm" svg:x="1.4cm" svg:y="9.458cm">
              <text:p/>
              <draw:enhanced-geometry svg:viewBox="0 0 21600 21600" draw:mirror-horizontal="false" draw:mirror-vertical="false" draw:type="rectangle" draw:enhanced-path="M 0 0 L 21600 0 21600 21600 0 21600 0 0 Z N"/>
            </draw:custom-shape>
            <draw:custom-shape draw:style-name="gr526" draw:text-style-name="P85" draw:layer="Copyright" svg:width="8.15cm" svg:height="1.06cm" svg:x="1.4cm" svg:y="1.2cm">
              <text:p/>
              <draw:enhanced-geometry svg:viewBox="0 0 21600 21600" draw:mirror-horizontal="false" draw:mirror-vertical="false" draw:type="rectangle" draw:enhanced-path="M 0 0 L 21600 0 21600 21600 0 21600 0 0 Z N"/>
            </draw:custom-shape>
          </draw:g>
          <draw:frame draw:style-name="gr527" draw:text-style-name="P43" draw:layer="Copyright" svg:width="2.106cm" svg:height="0.787cm" svg:x="4.607cm" svg:y="5.33cm">
            <draw:text-box>
              <text:p><text:span text:style-name="T11">Tableau</text:span></text:p>
            </draw:text-box>
          </draw:frame>
          <draw:frame draw:style-name="gr504" draw:text-style-name="P9" draw:layer="Copyright" svg:width="3.704cm" svg:height="0.683cm" svg:x="3.596cm" svg:y="8.17cm">
            <draw:text-box>
              <text:p><text:span text:style-name="T1">Appui de fenêtre</text:span></text:p>
            </draw:text-box>
          </draw:frame>
          <draw:frame draw:style-name="gr504" draw:text-style-name="P9" draw:layer="Copyright" svg:width="2.423cm" svg:height="0.683cm" svg:x="4.047cm" svg:y="7.062cm">
            <draw:text-box>
              <text:p><text:span text:style-name="T1">Rejingot</text:span></text:p>
            </draw:text-box>
          </draw:frame>
          <draw:frame draw:style-name="gr504" draw:text-style-name="P9" draw:layer="Copyright" svg:width="2.423cm" svg:height="0.683cm" svg:x="4.748cm" svg:y="2.16cm">
            <draw:text-box>
              <text:p><text:span text:style-name="T1">Linteau</text:span></text:p>
            </draw:text-box>
          </draw:frame>
          <draw:frame draw:style-name="gr528" draw:text-style-name="P9" draw:layer="Copyright" svg:width="1.167cm" svg:height="0.683cm" svg:x="2.499cm" svg:y="5.998cm">
            <draw:text-box>
              <text:p><text:span text:style-name="T1">Mur</text:span></text:p>
            </draw:text-box>
          </draw:frame>
          <draw:line draw:style-name="gr529" draw:text-style-name="P5" draw:layer="Copyright" svg:x1="5.367cm" svg:y1="7.678cm" svg:x2="5.519cm" svg:y2="7.83cm">
            <text:p/>
          </draw:line>
        </draw:g>
      </draw:page>
      <draw:page draw:name="page15" draw:style-name="dp1" draw:master-page-name="Standard">
        <office:forms form:automatic-focus="false" form:apply-design-mode="false"/>
        <draw:g>
          <draw:custom-shape draw:style-name="gr530" draw:text-style-name="P5" draw:layer="layout" svg:width="5.234cm" svg:height="3.646cm" draw:transform="rotate (1.5707963267949) translate (2.035cm 7.824cm)">
            <text:p/>
            <draw:enhanced-geometry svg:viewBox="0 0 21600 21600" draw:mirror-horizontal="true" draw:mirror-vertical="false" draw:glue-points="?f6 0 10800 ?f8 ?f11 10800 ?f9 21600 10800 ?f10 ?f5 10800" draw:text-areas="?f3 ?f3 ?f4 ?f4" draw:type="parallelogram" draw:modifiers="2189.6958755728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75" draw:text-style-name="P5" draw:layer="layout" svg:x1="2.07cm" svg:y1="4.401cm" svg:x2="2.07cm" svg:y2="3.741cm">
            <text:p/>
          </draw:line>
          <draw:line draw:style-name="gr375" draw:text-style-name="P5" draw:layer="layout" svg:x1="2.07cm" svg:y1="7.336cm" svg:x2="2.07cm" svg:y2="6.676cm">
            <text:p/>
          </draw:line>
          <draw:custom-shape draw:style-name="gr531" draw:text-style-name="P64" draw:layer="layout" svg:width="4.675cm" svg:height="3.256cm" draw:transform="rotate (1.5707963267949) translate (2.277cm 7.54cm)">
            <text:p/>
            <draw:enhanced-geometry svg:viewBox="0 0 21600 21600" draw:mirror-horizontal="true" draw:mirror-vertical="false" draw:glue-points="?f6 0 10800 ?f8 ?f11 10800 ?f9 21600 10800 ?f10 ?f5 10800" draw:text-areas="?f3 ?f3 ?f4 ?f4" draw:type="parallelogram" draw:modifiers="2189.6958755728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74" draw:text-style-name="P5" draw:layer="layout" svg:x1="4.854cm" svg:y1="5.415cm" svg:x2="5.512cm" svg:y2="5.358cm">
            <text:p/>
          </draw:line>
          <draw:line draw:style-name="gr532" draw:text-style-name="P5" draw:layer="layout" svg:x1="3.383cm" svg:y1="3.182cm" svg:x2="4.557cm" svg:y2="3.015cm">
            <text:p/>
          </draw:line>
          <draw:line draw:style-name="gr7" draw:text-style-name="P5" draw:layer="layout" svg:x1="3.383cm" svg:y1="3.115cm" svg:x2="4.501cm" svg:y2="2.959cm">
            <text:p/>
          </draw:line>
          <draw:line draw:style-name="gr7" draw:text-style-name="P5" draw:layer="layout" svg:x1="3.383cm" svg:y1="3.227cm" svg:x2="4.501cm" svg:y2="3.071cm">
            <text:p/>
          </draw:line>
          <draw:line draw:style-name="gr7" draw:text-style-name="P5" draw:layer="layout" svg:x1="3.388cm" svg:y1="3.171cm" svg:x2="4.506cm" svg:y2="3.015cm">
            <text:p/>
          </draw:line>
          <draw:line draw:style-name="gr7" draw:text-style-name="P5" draw:layer="layout" svg:x1="4.546cm" svg:y1="3.009cm" svg:x2="6.197cm" svg:y2="3.009cm">
            <text:p/>
          </draw:line>
        </draw:g>
        <draw:frame draw:style-name="gr533" draw:text-style-name="P9" draw:layer="layout" svg:width="7.618cm" svg:height="4.273cm" svg:x="6.162cm" svg:y="2.098cm">
          <draw:text-box>
            <text:p><text:span text:style-name="T1">Pour une VMC simple flux, il faut prévoir une entrée d’air sur l’ouvrant ou le dormant qui doivent être mortaisés spécialement en usine. </text:span></text:p>
            <text:p><text:span text:style-name="T1">Ces entrées sont :</text:span></text:p>
            <text:p><text:span text:style-name="T1">- Simple pour les anciennes VMC </text:span></text:p>
            <text:p><text:span text:style-name="T1">- </text:span><text:span text:style-name="T2">Auto</text:span><text:span text:style-name="T1">réglable <text:s/>ou <text:s/>a</text:span><text:span text:style-name="T22">uto</text:span><text:span text:style-name="T1">réglable </text:span></text:p>
            <text:p><text:span text:style-name="T1"><text:s text:c="2"/></text:span><text:span text:style-name="T1">acoustique pour une VMC hygro ‘A’</text:span></text:p>
            <text:p><text:span text:style-name="T1">- </text:span><text:span text:style-name="T2">Hygro</text:span><text:span text:style-name="T1">réglable pour une VMC hygro ‘B’</text:span></text:p>
          </draw:text-box>
        </draw:frame>
        <draw:frame draw:style-name="gr534" draw:text-style-name="P9" draw:layer="layout" svg:width="7.263cm" svg:height="3.796cm" svg:x="6.517cm" svg:y="6.33cm">
          <draw:text-box>
            <text:p><text:span text:style-name="T1">Entrées d’air à prévoir uniquement dans les pièces ‘sèches’ (salon, salle à manger, chambres), la VMC aspire l’air dans les pièces humides (WC, salle d’eau, cuisine) qui passe sous les portes depuis les pièces ‘sèches’. 10 a 15mm d’espace sont à prévoir sous les portes pour la circulation de l’air.</text:span></text:p>
          </draw:text-box>
        </draw:frame>
        <draw:frame draw:style-name="gr535" draw:text-style-name="P9" draw:layer="layout" svg:width="5.117cm" svg:height="2.444cm" svg:x="1.565cm" svg:y="8.145cm">
          <draw:text-box>
            <text:p><text:span text:style-name="T1">Il est possible de prévoir les entrées d’air sur les caissons de volets roulant ou sur le bâti au lieu des fenêtres.</text:span></text:p>
          </draw:text-box>
        </draw:frame>
        <draw:frame draw:style-name="gr142" draw:text-style-name="P28" draw:layer="layout" svg:width="6.001cm" svg:height="0.569cm" svg:x="7.738cm" svg:y="10.812cm">
          <draw:text-box>
            <text:p><text:span text:style-name="T9">© Pierre ROUZEAU License CC <text:s/>BY-SA 3.0</text:span></text:p>
          </draw:text-box>
        </draw:frame>
        <draw:custom-shape draw:style-name="gr536" draw:text-style-name="P5" draw:layer="layout" svg:width="12.38cm" svg:height="9.241cm" svg:x="1.4cm" svg:y="1.6cm">
          <text:p/>
          <draw:enhanced-geometry svg:viewBox="0 0 21600 21600" draw:type="rectangle" draw:enhanced-path="M 0 0 L 21600 0 21600 21600 0 21600 0 0 Z N"/>
        </draw:custom-shape>
        <draw:frame draw:style-name="gr537" draw:text-style-name="P9" draw:layer="layout" svg:width="8.309cm" svg:height="0.825cm" svg:x="4.536cm" svg:y="10.071cm">
          <draw:text-box>
            <text:p><text:span text:style-name="T1">Pas d’entrée d’air pour les VMC double flux.</text:span></text:p>
          </draw:text-box>
        </draw:frame>
        <draw:frame draw:style-name="gr538" draw:text-style-name="P86" draw:layer="layout" svg:width="4.009cm" svg:height="0.797cm" svg:x="1.628cm" svg:y="1.606cm">
          <draw:text-box>
            <text:p><text:span text:style-name="T10">Les entrées d’air</text:span></text:p>
          </draw:text-box>
        </draw:frame>
      </draw:page>
      <draw:page draw:name="page16" draw:style-name="dp1" draw:master-page-name="Standard">
        <office:forms form:automatic-focus="false" form:apply-design-mode="false"/>
        <draw:frame draw:style-name="gr539" draw:text-style-name="P46" draw:layer="Copyright" svg:width="5.901cm" svg:height="0.519cm" svg:x="3cm" svg:y="12cm">
          <draw:text-box>
            <text:p><text:span text:style-name="T13">© Pierre ROUZEAU License CC <text:s/>BY-SA 3.0</text:span></text:p>
          </draw:text-box>
        </draw:frame>
        <draw:custom-shape draw:style-name="gr540" draw:text-style-name="P5" draw:layer="layout" svg:width="7.8cm" svg:height="10.95cm" svg:x="1.25cm" svg:y="1.05cm">
          <text:p/>
          <draw:enhanced-geometry svg:viewBox="0 0 21600 21600" draw:type="rectangle" draw:enhanced-path="M 0 0 L 21600 0 21600 21600 0 21600 0 0 Z N"/>
        </draw:custom-shape>
        <draw:custom-shape draw:style-name="gr541" draw:text-style-name="P84" draw:layer="Copyright" svg:width="6.6cm" svg:height="7.85cm" svg:x="1.6cm" svg:y="1.5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569.69696969697"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542" draw:text-style-name="P85" draw:layer="Copyright" svg:width="0.989cm" svg:height="8.15cm" svg:x="7.411cm" svg:y="1.3cm">
          <text:p/>
          <draw:enhanced-geometry svg:viewBox="0 0 21600 21600" draw:mirror-horizontal="false" draw:mirror-vertical="false" draw:type="rectangle" draw:enhanced-path="M 0 0 L 21600 0 21600 21600 0 21600 0 0 Z N"/>
        </draw:custom-shape>
        <draw:line draw:style-name="gr523" draw:text-style-name="P5" draw:layer="Copyright" svg:x1="7.411cm" svg:y1="2.291cm" svg:x2="7.404cm" svg:y2="8.428cm">
          <text:p/>
        </draw:line>
        <draw:custom-shape draw:style-name="gr543" draw:text-style-name="P85" draw:layer="Copyright" svg:width="0.549cm" svg:height="8.15cm" svg:x="1.5cm" svg:y="1.3cm">
          <text:p/>
          <draw:enhanced-geometry svg:viewBox="0 0 21600 21600" draw:mirror-horizontal="false" draw:mirror-vertical="false" draw:type="rectangle" draw:enhanced-path="M 0 0 L 21600 0 21600 21600 0 21600 0 0 Z N"/>
        </draw:custom-shape>
        <draw:custom-shape draw:style-name="gr544" draw:text-style-name="P85" draw:layer="Copyright" svg:width="6.9cm" svg:height="0.492cm" svg:x="1.5cm" svg:y="8.958cm">
          <text:p/>
          <draw:enhanced-geometry svg:viewBox="0 0 21600 21600" draw:mirror-horizontal="false" draw:mirror-vertical="false" draw:type="rectangle" draw:enhanced-path="M 0 0 L 21600 0 21600 21600 0 21600 0 0 Z N"/>
        </draw:custom-shape>
        <draw:custom-shape draw:style-name="gr545" draw:text-style-name="P85" draw:layer="Copyright" svg:width="6.9cm" svg:height="0.46cm" svg:x="1.5cm" svg:y="1.3cm">
          <text:p/>
          <draw:enhanced-geometry svg:viewBox="0 0 21600 21600" draw:mirror-horizontal="false" draw:mirror-vertical="false" draw:type="rectangle" draw:enhanced-path="M 0 0 L 21600 0 21600 21600 0 21600 0 0 Z N"/>
        </draw:custom-shape>
        <draw:custom-shape draw:style-name="gr546" draw:text-style-name="P21" draw:layer="layout" svg:width="5.253cm" svg:height="6.451cm" draw:transform="rotate (-0.0174532925199433) translate (2.304cm 2.15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192.48238057948"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547" draw:text-style-name="P2" draw:layer="layout" svg:width="4.551cm" svg:height="5.743cm" svg:x="2.599cm" svg:y="2.5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192.48238057948"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measure draw:style-name="gr548" draw:text-style-name="P56" draw:layer="layout" svg:x1="7.15cm" svg:y1="2.55cm" svg:x2="7.25cm" svg:y2="2.55cm">
          <text:p text:style-name="P56"/>
          <text:p text:style-name="P56"><text:span text:style-name="T15"/></text:p>
        </draw:measure>
        <draw:measure draw:style-name="gr549" draw:text-style-name="P56" draw:layer="layout" svg:x1="2.501cm" svg:y1="8.15cm" svg:x2="2.601cm" svg:y2="8.15cm">
          <text:p text:style-name="P56"/>
          <text:p text:style-name="P56"><text:span text:style-name="T15"/></text:p>
        </draw:measure>
        <draw:frame draw:style-name="gr68" draw:text-style-name="P25" draw:layer="layout" svg:width="0.999cm" svg:height="0.645cm" svg:x="6.851cm" svg:y="1.317cm">
          <draw:text-box>
            <text:p><text:span text:style-name="T7">l2</text:span></text:p>
          </draw:text-box>
        </draw:frame>
        <draw:frame draw:style-name="gr68" draw:text-style-name="P25" draw:layer="layout" svg:width="0.999cm" svg:height="0.645cm" svg:x="2.252cm" svg:y="8.918cm">
          <draw:text-box>
            <text:p><text:span text:style-name="T7">l1</text:span></text:p>
          </draw:text-box>
        </draw:frame>
        <draw:frame draw:style-name="gr550" draw:text-style-name="P87" draw:layer="layout" svg:width="7.65cm" svg:height="2.361cm" svg:x="1.3cm" svg:y="9.607cm">
          <draw:text-box>
            <text:p><text:span text:style-name="T23">En cas de faux aplomb, pour une pose en tunnel ou en rénovation, il est important de réduire les dimensions de la menuiserie.</text:span></text:p>
            <text:p><text:span text:style-name="T23">Largeur = Largeur passage -l1-l2</text:span></text:p>
            <text:p><text:span text:style-name="T23">Hauteur = Hauteur passage -h1-h2</text:span></text:p>
          </draw:text-box>
        </draw:frame>
        <draw:measure draw:style-name="gr551" draw:text-style-name="P56" draw:layer="layout" svg:x1="2.7cm" svg:y1="2.549cm" svg:x2="2.7cm" svg:y2="2.449cm">
          <text:p text:style-name="P56"/>
          <text:p text:style-name="P56"><text:span text:style-name="T15"/></text:p>
        </draw:measure>
        <draw:frame draw:style-name="gr552" draw:text-style-name="P25" draw:layer="layout" svg:width="0.999cm" svg:height="0.645cm" svg:x="1.6cm" svg:y="2.156cm">
          <draw:text-box>
            <text:p><text:span text:style-name="T7">h2</text:span></text:p>
          </draw:text-box>
        </draw:frame>
        <draw:measure draw:style-name="gr553" draw:text-style-name="P56" draw:layer="layout" svg:x1="7cm" svg:y1="8.399cm" svg:x2="7cm" svg:y2="8.299cm">
          <text:p text:style-name="P56"/>
          <text:p text:style-name="P56"><text:span text:style-name="T15"/></text:p>
        </draw:measure>
        <draw:frame draw:style-name="gr554" draw:text-style-name="P25" draw:layer="layout" svg:width="0.5cm" svg:height="0.395cm" svg:x="7.8cm" svg:y="8.119cm">
          <draw:text-box>
            <text:p><text:span text:style-name="T7">h1</text:span></text:p>
          </draw:text-box>
        </draw:frame>
      </draw:page>
      <draw:page draw:name="page17" draw:style-name="dp1" draw:master-page-name="Standard">
        <office:forms form:automatic-focus="false" form:apply-design-mode="false"/>
        <draw:frame draw:style-name="gr555" draw:text-style-name="P88" draw:layer="Copyright" svg:width="5.017cm" svg:height="0.519cm" svg:x="2.083cm" svg:y="8.8cm">
          <draw:text-box>
            <text:p><text:span text:style-name="T24">© Pierre ROUZEAU License CC <text:s/>BY-SA 3.0</text:span></text:p>
          </draw:text-box>
        </draw:frame>
        <draw:custom-shape draw:style-name="gr556" draw:text-style-name="P5" draw:layer="layout" svg:width="5.5cm" svg:height="7.7cm" svg:x="1.6cm" svg:y="1.15cm">
          <text:p/>
          <draw:enhanced-geometry svg:viewBox="0 0 21600 21600" draw:type="rectangle" draw:enhanced-path="M 0 0 L 21600 0 21600 21600 0 21600 0 0 Z N"/>
        </draw:custom-shape>
        <draw:g>
          <draw:custom-shape draw:style-name="gr557" draw:text-style-name="P63" draw:layer="layout" svg:width="5.8cm" svg:height="4.427cm" draw:transform="rotate (1.58824961931484) translate (2.182cm 7.538cm)">
            <text:p text:style-name="P12"><text:span text:style-name="T18"/></text:p>
            <text:p text:style-name="P12"><text:span text:style-name="T18"/></text:p>
            <draw:enhanced-geometry svg:viewBox="0 0 21600 21600" draw:mirror-horizontal="true" draw:mirror-vertical="false" draw:glue-points="?f6 0 10800 ?f8 ?f11 10800 ?f9 21600 10800 ?f10 ?f5 10800" draw:text-areas="?f3 ?f3 ?f4 ?f4" draw:type="parallelogram" draw:modifiers="10.36634138537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58" draw:text-style-name="P65" draw:layer="layout" svg:width="5.768cm" svg:height="1.693cm" draw:transform="rotate (1.55334303427495) translate (2.303cm 7.665cm)">
            <text:p/>
            <draw:enhanced-geometry svg:viewBox="0 0 21600 21600" draw:mirror-horizontal="true" draw:mirror-vertical="true" draw:glue-points="?f6 0 10800 ?f8 ?f11 10800 ?f9 21600 10800 ?f10 ?f5 10800" draw:text-areas="?f3 ?f3 ?f4 ?f4" draw:type="parallelogram" draw:modifiers="1451.9051042415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75" draw:text-style-name="P63" draw:layer="layout" svg:x1="2.199cm" svg:y1="2.817cm" svg:x2="2.208cm" svg:y2="2.287cm">
            <text:p/>
          </draw:line>
          <draw:line draw:style-name="gr375" draw:text-style-name="P63" draw:layer="layout" svg:x1="2.13cm" svg:y1="6.781cm" svg:x2="2.139cm" svg:y2="6.251cm">
            <text:p/>
          </draw:line>
          <draw:line draw:style-name="gr375" draw:text-style-name="P63" draw:layer="layout" svg:x1="6.614cm" svg:y1="2.876cm" svg:x2="6.623cm" svg:y2="2.346cm">
            <text:p/>
          </draw:line>
          <draw:line draw:style-name="gr375" draw:text-style-name="P63" draw:layer="layout" svg:x1="6.545cm" svg:y1="6.871cm" svg:x2="6.554cm" svg:y2="6.341cm">
            <text:p/>
          </draw:line>
          <draw:custom-shape draw:style-name="gr559" draw:text-style-name="P65" draw:layer="layout" svg:width="5.785cm" svg:height="1.54cm" draw:transform="rotate (1.58824961931484) translate (4.895cm 7.785cm)">
            <text:p/>
            <draw:enhanced-geometry svg:viewBox="0 0 21600 21600" draw:mirror-horizontal="true" draw:mirror-vertical="false" draw:glue-points="?f6 0 10800 ?f8 ?f11 10800 ?f9 21600 10800 ?f10 ?f5 10800" draw:text-areas="?f3 ?f3 ?f4 ?f4" draw:type="parallelogram" draw:modifiers="1705.263157894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74" draw:text-style-name="P63" draw:layer="layout" svg:x1="4.915cm" svg:y1="5.734cm" svg:x2="5.386cm" svg:y2="5.568cm">
            <text:p/>
          </draw:line>
        </draw:g>
        <draw:frame draw:style-name="gr560" draw:text-style-name="P25" draw:layer="layout" svg:width="2.2cm" svg:height="0.789cm" svg:x="4.9cm" svg:y="7.961cm">
          <draw:text-box>
            <text:p><text:span text:style-name="T7">Faux aplomb</text:span></text:p>
            <text:p><text:span text:style-name="T7">gonds</text:span></text:p>
          </draw:text-box>
        </draw:frame>
        <draw:g>
          <draw:line draw:style-name="gr7" draw:text-style-name="P5" draw:layer="layout" svg:x1="6.636cm" svg:y1="2.6cm" svg:x2="6.636cm" svg:y2="7.9cm">
            <text:p/>
          </draw:line>
          <draw:measure draw:style-name="gr561" draw:text-style-name="P56" draw:layer="layout" svg:x1="6.537cm" svg:y1="7.55cm" svg:x2="6.637cm" svg:y2="7.55cm">
            <text:p text:style-name="P56"/>
            <text:p text:style-name="P56"><text:span text:style-name="T15"/></text:p>
          </draw:measure>
          <draw:line draw:style-name="gr7" draw:text-style-name="P5" draw:layer="layout" svg:x1="6.627cm" svg:y1="2.6cm" svg:x2="6.536cm" svg:y2="7.899cm">
            <text:p/>
          </draw:line>
        </draw:g>
        <draw:g>
          <draw:line draw:style-name="gr7" draw:text-style-name="P5" draw:layer="layout" svg:x1="2.216cm" svg:y1="2.55cm" svg:x2="2.216cm" svg:y2="7.85cm">
            <text:p/>
          </draw:line>
          <draw:measure draw:style-name="gr562" draw:text-style-name="P56" draw:layer="layout" svg:x1="2.216cm" svg:y1="7.5cm" svg:x2="2.119cm" svg:y2="7.5cm">
            <text:p text:style-name="P56"/>
            <text:p text:style-name="P56"><text:span text:style-name="T15"/></text:p>
          </draw:measure>
          <draw:line draw:style-name="gr7" draw:text-style-name="P5" draw:layer="layout" svg:x1="2.207cm" svg:y1="2.55cm" svg:x2="2.116cm" svg:y2="7.849cm">
            <text:p/>
          </draw:line>
        </draw:g>
        <draw:frame draw:style-name="gr563" draw:text-style-name="P89" draw:layer="layout" svg:width="1.898cm" svg:height="1.383cm" svg:x="5.052cm" svg:y="3.75cm">
          <draw:text-box>
            <text:p><text:span text:style-name="T7">Ce battant s’ouvre seul</text:span></text:p>
          </draw:text-box>
        </draw:frame>
        <draw:frame draw:style-name="gr563" draw:text-style-name="P89" draw:layer="layout" svg:width="1.9cm" svg:height="1.383cm" svg:x="2cm" svg:y="3.751cm">
          <draw:text-box>
            <text:p><text:span text:style-name="T7">Ce battant se ferme seul</text:span></text:p>
          </draw:text-box>
        </draw:frame>
        <draw:g>
          <draw:line draw:style-name="gr7" draw:text-style-name="P5" draw:layer="layout" svg:x1="1.896cm" svg:y1="7.6cm" svg:x2="1.896cm" svg:y2="1.58cm">
            <text:p/>
          </draw:line>
          <draw:measure draw:style-name="gr564" draw:text-style-name="P56" draw:layer="layout" svg:x1="2.009cm" svg:y1="1.778cm" svg:x2="1.899cm" svg:y2="1.778cm">
            <text:p text:style-name="P56"/>
            <text:p text:style-name="P56"><text:span text:style-name="T15"/></text:p>
          </draw:measure>
          <draw:line draw:style-name="gr7" draw:text-style-name="P5" draw:layer="layout" svg:x1="1.907cm" svg:y1="7.6cm" svg:x2="2.01cm" svg:y2="1.581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Marble" xlink:href="Pictures/100000000000005E0000005E6B6F24679D659E15.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Axe" draw:style="rect" draw:dots1="1" draw:dots1-length="0.1cm" draw:dots2="1" draw:distance="0.03cm"/>
    <draw:stroke-dash draw:name="Dashed_20__28_var_29_" draw:display-name="Dashed (var)" draw:style="rect" draw:dots1="1" draw:dots1-length="270%" draw:distance="150%"/>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3" svg:stroke-color="#000000" draw:marker-start="Arrow" draw:marker-start-width="0.2cm" draw:marker-end="Arrow" draw:marker-end-width="0.2cm" draw:fill="none" draw:fill-gradient-name="Gradient_20_2" draw:fill-hatch-name="Hatching_20_1" draw:fill-image-name="Bitmap_20_1" draw:opacity="100%" draw:shadow-opacity="100%" draw:line-distance="0.5cm" draw:measure-align="automatic" draw:measure-vertical-align="center" draw:show-unit="false" draw:parallel="true"/>
      <style:paragraph-properties style:writing-mode="lr-tb">
        <style:tab-stops/>
      </style:paragraph-properties>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Copyright"/>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03T09:40:49.140000000</meta:creation-date>
    <dc:date>2016-12-11T19:38:51.205000000</dc:date>
    <meta:editing-duration>P1DT15H45M8S</meta:editing-duration>
    <meta:editing-cycles>467</meta:editing-cycles>
    <meta:generator>LibreOffice/5.2.3.3$Windows_x86 LibreOffice_project/d54a8868f08a7b39642414cf2c8ef2f228f780cf</meta:generator>
    <meta:document-statistic meta:object-count="2026"/>
  </office:meta>
</office:document-meta>
</file>

<file path=Basic/Standard/Module1.xml><?xml version="1.0" encoding="utf-8"?>
<!DOCTYPE module  PUBLIC '-//OpenOffice.org//DTD OfficeDocument 1.0//EN'  'module.dtd'>
<script:module xmlns:script="http://openoffice.org/2000/script" script:name="Module1" script:language="StarBasic">REM  *****  BASIC  *****
sub ExportFullPng
	ExportImg ("png", false, 220, 100, ".p", ".s")
end sub

sub ExportFullJpg
	ExportImg ("jpg", false, 220, 100, ".p", ".s")
end sub

sub ExportSelPng
	ExportImg ("png", true, 220, 100, ".p", ".s")
end sub

sub ExportSelJpg
	ExportImg ("jpg", true, 220, 100, ".p", ".s")
end sub

sub ExportSelBmp 'exporte, mais la définition n'est pas claire, seul le paramètre de la petite image semble avoir un effet
	ExportImg ("bmp", true, 220, 50, ".p", ".s")
end sub

'Exportation de libre office draw vers des images bitmap png ou jpeg, avec deux tailles par page, pour chaque page
'soit la pleine page, soit les graphismes seulements (sélectionnés automatiquement)
'La taille est basés sur des densités de pixels en dpi (dots par inch)
'Les images sont exportées avec le nom du fichier, le numéro, le nom de la page, 
'une extension pour chaque taille d'image, dans le répertoire du fichier,
'Si vous voulez une seule taille par page, mettez la même définition et la même extension pour les deux tailles d'images. 

Sub ExportImg (format, selection, dpiLarge, dpiSmall, aEXtp, aEXts) 'Exporte la selection complete de chaque page en fonction de dpi
'aEXtp = 'extension de la grande image
'aEXts = 'extension de la petite image
REM Filter dependent filter properties
Dim aFilterData (10) As New com.sun.star.beans.PropertyValue
Dim sFileUrl As String
Dim oDoc, fDoc, dispatcher AS Object
Dim oDrawPage As Object
Dim curFile, aFile, aPage as String
'aEXtp, aEXts 
Dim defdpi as Integer
Dim selWidth,selHeight as Long
Dim cfRed, hratio as double
Dim gsize (2) 

'Nomme les pages, pour remplacer le numéro de page - ce qui suit est un exemple
pageName = array ("sens","pose","tapees","accouplees","battement","volets_pliants","montages_speciaux","types_courants","autres_types","symboles","symboles2","details","loqueteau","tableau","entrees_d_air","aplomb_cadre","aplomb_gonds")

'Vous pouvez imposer les dimensions d'image au lieu des densités de pixels en remplissant ces tableaux -&gt; les dpi images seront erronés
'arrWidthp = array (1536,1536,1536,1536,1536,1536,1536,1536,1536,1536,1536,1536,800)
'arrWidths = array (640,576,512,512,576,512,512,576,576,512,512,640,220)

oDoc = ThisComponent
curFile = ThisComponent.getURL()
curFile = Left(curFile, Len(curFile)-4) 'Supprime l'extension de fichier (.odg)

For i = 0 to oDoc.getDrawPages().Count-1  'Balaye toutes les pages     
	oDrawPage = oDoc.getDrawPages().getByIndex(i)
	oDoc.CurrentController.setCurrentPage(oDrawPage)
	if (selection) then
		fDoc   = oDoc.CurrentController.Frame
		dispatcher = createUnoService("com.sun.star.frame.DispatchHelper")
		dispatcher.executeDispatch(fDoc, ".uno:SelectAll", "", 0, Array()) 'sélectionne tous les éléments
	end if
	xView = oDoc.currentController
	xObj = xView.currentPage
	xSelection = xView.selection 
	If not(selection) or isEmpty(xSelection) then
		xObj = xView.currentPage
		selWidth = oDrawPage.Width 'Largeur de la page
		selHeight = oDrawPage.Height 'Largeur de la page
	else 
		xObj = xSelection
		gsize = calcSize(xObj) 'Calcule la largeur des éléments sélectionnés
		selWidth = gsize(0)
		selHeight = gsize(1)
	End If
	hratio = selHeight/selWidth
	aPage = "_p"+ (i+1)	'nom de la page par défaut
	
	' PARAMETRES D'EXPORTATION
	aFilterData(0).Name = "PixelWidth" 
	aFilterData(0).Value = Int(selWidth*(dpiLarge/2540))
    on error Resume Next
    	aPage = "_"+pageName(i) 'nomme la page si eelle est dans un tableau
    	aFilterData(0).Value = arrWidthp(i) 'définit la largeur si elle est dans un tableau
    on error Goto 0 	
	aFilterData(1).Name = "PixelHeight"
	aFilterData(1).Value = Int(hratio*aFilterData(0).Value)
	' compression - png
	aFilterData(2).Name ="Compression"
	aFilterData(2).Value = 9 'de 0 à 9
	' entrelacement - png
	aFilterData(3).Name ="Interlaced"
	aFilterData(3).Value = 0
	' transparence (png - doit être faux, sinon problème de lisibilité)
	aFilterData(4).Name = "Translucent"
	'Paramètres pour exportation jpeg
	aFilterData(4).Value = false
	aFilterData(7).Name = "Resolution"
	aFilterData(7).Value = dpiLarge	'Requis pour fichier bmp, mais le fonctionnement n'est pas clair
	aFilterData(8).Name ="LogicalWidth" 
   	aFilterData(8).Value = aFilterData(0).Value*2540/dpiLarge		
	aFilterData(9).Name ="LogicalHeight" 
  	aFilterData(9).Value = aFilterData(1).Value*2540/dpiLarge		
	aFilterData(10).Name ="Quality"  
	aFilterData(10).Value = 85
    
    oDoc.CurrentController.setCurrentPage(oDrawPage)
	sFileUrl =  curFile + aPage + aExtp	+ "." + format
	Export (xObj, sFileUrl, aFilterData(), format) 'Exporter grande image
	Wait 500
	aFilterData(0).Value = Int(selWidth*(dpiSmall/2540))
    on error Resume Next
        aFilterData(0).Value = arrWidths(i)
    on error Goto 0 	
	aFilterData(1).Value = Int(hratio*aFilterData(0).Value)
	if format="bmp" then
		aFilterData(8).Value = Int(aFilterData(8).Value*dpiSmall/dpiLarge)
		aFilterData(9).Value = Int(aFilterData(9).Value*dpiSmall/dpiLarge)
	end if
 	sFileUrl =  curFile + aPage + aExts	+ "." + format
	Export (xObj, sFileUrl, aFilterData(), format) 'Exporter petite image
	Wait 500
Next i
oDrawPage = oDoc.getDrawPages().getByIndex(0)
oDoc.CurrentController.setCurrentPage(oDrawPage)

End Sub

Sub Export (xObject, sFileUrl As String, aFilterData, format)
Dim xExporter, mediaExt
xExporter = createUnoService( "com.sun.star.drawing.GraphicExportFilter" )
xExporter.SetSourceDocument(xObject)
Dim aArgs (2) As New com.sun.star.beans.PropertyValue
Dim aURL As New com.sun.star.util.URL
aURL.complete = sFileUrl
if format="jpg" then 
	mediaExt = "jpeg" ' "image/jpg" ne fonctionne pas correctement
else
	mediaExt = format
end if	
aArgs(0).Name = "MediaType"
aArgs(0).Value = "image/"+mediaExt
aArgs(1).Name = "URL"
aArgs(1).Value = aURL
aArgs(2).Name = "FilterData"
aArgs(2).Value = aFilterData
xExporter.filter(aArgs())
End Sub

function calcSize (oObj) 'oObj est une selection d'objets graphiques dont on calcule les dimensions
Dim x0, y0, x1, y1 As Long 'La hauteur peut dépasser 32000-&gt; entier long 
    x0=oObj(0).Position.X
    y0=oObj(0).Position.Y
    x1=x0+oObj(0).Size.Width
    y1=y0+oObj(0).Size.Height
    For i=1 To (oObj.Count-1)
        If (oObj(i).Position.X&lt;x0) Then x0=oObj(i).Position.X
        If (oObj(i).Position.Y&lt;y0) Then y0=oObj(i).Position.Y
        If ((oObj(i).Position.X+oObj(i).Size.Width)&gt;x1) then x1=oObj(i).Position.X+oObj(i).Size.Width
        If ((oObj(i).Position.Y+oObj(i).Size.Height)&gt;y1) then y1=oObj(i).Position.Y+oObj(i).Size.Height
    Next i 
    calcSize = array(x1-x0, y1-y0)
end function

Sub HideLayer
  If ThisComponent.supportsService("com.sun.star.drawing.DrawingDocument") Then
    oLayerManager = ThisComponent.getLayerManager()
    oLayer = oLayerManager.getByName("Copyright")
    oCurrentController = ThisComponent.getCurrentController()
    oCurrentController.setPropertyValue("VisibleLayer", oLayer) ' Don't work, what is the property ?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